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913cm"/>
    </style:style>
    <style:style style:name="co2" style:family="table-column">
      <style:table-column-properties fo:break-before="auto" style:column-width="2.378cm"/>
    </style:style>
    <style:style style:name="co3" style:family="table-column">
      <style:table-column-properties fo:break-before="auto" style:column-width="18.117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_worm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OTU</text:p>
          </table:table-cell>
          <table:table-cell office:value-type="string" calcext:value-type="string">
            <text:p>ERR4018450</text:p>
          </table:table-cell>
          <table:table-cell office:value-type="string" calcext:value-type="string">
            <text:p>ERR4018451</text:p>
          </table:table-cell>
          <table:table-cell office:value-type="string" calcext:value-type="string">
            <text:p>ERR4018452</text:p>
          </table:table-cell>
          <table:table-cell office:value-type="string" calcext:value-type="string">
            <text:p>ERR4018453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Aphia_ID</text:p>
          </table:table-cell>
        </table:table-row>
        <table:table-row table:style-name="ro1">
          <table:table-cell office:value-type="string" calcext:value-type="string">
            <text:p>Otu6fdd8f1924534e6f38487f5a33222df60b83e9b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Mollusca;Gastropoda;Neogastropodag;Drilliidae;Cerodrillia;Cerodrillia</text:p>
          </table:table-cell>
          <table:table-cell office:value-type="float" office:value="415180" calcext:value-type="float">
            <text:p>415180</text:p>
          </table:table-cell>
        </table:table-row>
        <table:table-row table:style-name="ro1">
          <table:table-cell office:value-type="string" calcext:value-type="string">
            <text:p>Otu6fdd8f1924534e6f38487f5a33222df60b83e9bc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Mollusca;Gastropoda;Neogastropodag;Drilliidae;Cerodrillia;Cerodrillia</text:p>
          </table:table-cell>
          <table:table-cell office:value-type="float" office:value="415180" calcext:value-type="float">
            <text:p>415180</text:p>
          </table:table-cell>
        </table:table-row>
        <table:table-row table:style-name="ro1">
          <table:table-cell office:value-type="string" calcext:value-type="string">
            <text:p>Otu6fdd8f1924534e6f38487f5a33222df60b83e9bc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Mollusca;Gastropoda;Neogastropodag;Drilliidae;Cerodrillia;Cerodrillia</text:p>
          </table:table-cell>
          <table:table-cell office:value-type="float" office:value="415180" calcext:value-type="float">
            <text:p>415180</text:p>
          </table:table-cell>
        </table:table-row>
        <table:table-row table:style-name="ro1">
          <table:table-cell office:value-type="string" calcext:value-type="string">
            <text:p>Otu6fdd8f1924534e6f38487f5a33222df60b83e9bc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Mollusca;Gastropoda;Neogastropodag;Drilliidae;Cerodrillia;Cerodrillia</text:p>
          </table:table-cell>
          <table:table-cell office:value-type="float" office:value="415180" calcext:value-type="float">
            <text:p>415180</text:p>
          </table:table-cell>
        </table:table-row>
        <table:table-row table:style-name="ro1">
          <table:table-cell office:value-type="string" calcext:value-type="string">
            <text:p>Otu45495fef8d5259fb731bebc14ed1f884220f2f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ryptomycota;Rozella;Rozellag;Rozella;Rozella;Rozella</text:p>
          </table:table-cell>
          <table:table-cell/>
        </table:table-row>
        <table:table-row table:style-name="ro1">
          <table:table-cell office:value-type="string" calcext:value-type="string">
            <text:p>Otu45495fef8d5259fb731bebc14ed1f884220f2f13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ryptomycota;Rozella;Rozellag;Rozella;Rozella;Rozella</text:p>
          </table:table-cell>
          <table:table-cell/>
        </table:table-row>
        <table:table-row table:style-name="ro1">
          <table:table-cell office:value-type="string" calcext:value-type="string">
            <text:p>Otu45495fef8d5259fb731bebc14ed1f884220f2f13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ryptomycota;Rozella;Rozellag;Rozella;Rozella;Rozella</text:p>
          </table:table-cell>
          <table:table-cell/>
        </table:table-row>
        <table:table-row table:style-name="ro1">
          <table:table-cell office:value-type="string" calcext:value-type="string">
            <text:p>Otu45495fef8d5259fb731bebc14ed1f884220f2f13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ryptomycota;Rozella;Rozellag;Rozella;Rozella;Rozella</text:p>
          </table:table-cell>
          <table:table-cell/>
        </table:table-row>
        <table:table-row table:style-name="ro1">
          <table:table-cell office:value-type="string" calcext:value-type="string">
            <text:p>Otu008a701169ba8c819528156a2d90a234e834f2ec</text:p>
          </table:table-cell>
          <table:table-cell office:value-type="float" office:value="122" calcext:value-type="float">
            <text:p>122</text:p>
          </table:table-cell>
          <table:table-cell office:value-type="float" office:value="399" calcext:value-type="float">
            <text:p>399</text:p>
          </table:table-cell>
          <table:table-cell office:value-type="float" office:value="189" calcext:value-type="float">
            <text:p>18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ukaryota;Bryozoa;Gymnolaemata;Cheilostomatidag;Cribrilinidae;Cribrilina;Cribrilina</text:p>
          </table:table-cell>
          <table:table-cell office:value-type="float" office:value="110892" calcext:value-type="float">
            <text:p>110892</text:p>
          </table:table-cell>
        </table:table-row>
        <table:table-row table:style-name="ro1">
          <table:table-cell office:value-type="string" calcext:value-type="string">
            <text:p>Otu008a701169ba8c819528156a2d90a234e834f2ec_1</text:p>
          </table:table-cell>
          <table:table-cell office:value-type="float" office:value="122" calcext:value-type="float">
            <text:p>122</text:p>
          </table:table-cell>
          <table:table-cell office:value-type="float" office:value="399" calcext:value-type="float">
            <text:p>399</text:p>
          </table:table-cell>
          <table:table-cell office:value-type="float" office:value="189" calcext:value-type="float">
            <text:p>18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ukaryota;Bryozoa;Gymnolaemata;Cheilostomatidag;Cribrilinidae;Cribrilina;Cribrilina</text:p>
          </table:table-cell>
          <table:table-cell office:value-type="float" office:value="110892" calcext:value-type="float">
            <text:p>110892</text:p>
          </table:table-cell>
        </table:table-row>
        <table:table-row table:style-name="ro1">
          <table:table-cell office:value-type="string" calcext:value-type="string">
            <text:p>Otu008a701169ba8c819528156a2d90a234e834f2ec_2</text:p>
          </table:table-cell>
          <table:table-cell office:value-type="float" office:value="122" calcext:value-type="float">
            <text:p>122</text:p>
          </table:table-cell>
          <table:table-cell office:value-type="float" office:value="399" calcext:value-type="float">
            <text:p>399</text:p>
          </table:table-cell>
          <table:table-cell office:value-type="float" office:value="189" calcext:value-type="float">
            <text:p>18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ukaryota;Bryozoa;Gymnolaemata;Cheilostomatidag;Cribrilinidae;Cribrilina;Cribrilina</text:p>
          </table:table-cell>
          <table:table-cell office:value-type="float" office:value="110892" calcext:value-type="float">
            <text:p>110892</text:p>
          </table:table-cell>
        </table:table-row>
        <table:table-row table:style-name="ro1">
          <table:table-cell office:value-type="string" calcext:value-type="string">
            <text:p>Otu008a701169ba8c819528156a2d90a234e834f2ec_3</text:p>
          </table:table-cell>
          <table:table-cell office:value-type="float" office:value="122" calcext:value-type="float">
            <text:p>122</text:p>
          </table:table-cell>
          <table:table-cell office:value-type="float" office:value="399" calcext:value-type="float">
            <text:p>399</text:p>
          </table:table-cell>
          <table:table-cell office:value-type="float" office:value="189" calcext:value-type="float">
            <text:p>18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ukaryota;Bryozoa;Gymnolaemata;Cheilostomatidag;Cribrilinidae;Cribrilina;Cribrilina</text:p>
          </table:table-cell>
          <table:table-cell office:value-type="float" office:value="110892" calcext:value-type="float">
            <text:p>110892</text:p>
          </table:table-cell>
        </table:table-row>
        <table:table-row table:style-name="ro1">
          <table:table-cell office:value-type="string" calcext:value-type="string">
            <text:p>Otu008a701169ba8c819528156a2d90a234e834f2ec_4</text:p>
          </table:table-cell>
          <table:table-cell office:value-type="float" office:value="122" calcext:value-type="float">
            <text:p>122</text:p>
          </table:table-cell>
          <table:table-cell office:value-type="float" office:value="399" calcext:value-type="float">
            <text:p>399</text:p>
          </table:table-cell>
          <table:table-cell office:value-type="float" office:value="189" calcext:value-type="float">
            <text:p>18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ukaryota;Bryozoa;Gymnolaemata;Cheilostomatidag;Cribrilinidae;Cribrilina;Cribrilina</text:p>
          </table:table-cell>
          <table:table-cell office:value-type="float" office:value="110892" calcext:value-type="float">
            <text:p>110892</text:p>
          </table:table-cell>
        </table:table-row>
        <table:table-row table:style-name="ro1">
          <table:table-cell office:value-type="string" calcext:value-type="string">
            <text:p>Otu008a701169ba8c819528156a2d90a234e834f2ec_5</text:p>
          </table:table-cell>
          <table:table-cell office:value-type="float" office:value="122" calcext:value-type="float">
            <text:p>122</text:p>
          </table:table-cell>
          <table:table-cell office:value-type="float" office:value="399" calcext:value-type="float">
            <text:p>399</text:p>
          </table:table-cell>
          <table:table-cell office:value-type="float" office:value="189" calcext:value-type="float">
            <text:p>18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ukaryota;Bryozoa;Gymnolaemata;Cheilostomatidag;Cribrilinidae;Cribrilina;Cribrilina</text:p>
          </table:table-cell>
          <table:table-cell office:value-type="float" office:value="110892" calcext:value-type="float">
            <text:p>110892</text:p>
          </table:table-cell>
        </table:table-row>
        <table:table-row table:style-name="ro1">
          <table:table-cell office:value-type="string" calcext:value-type="string">
            <text:p>Otu008a701169ba8c819528156a2d90a234e834f2ec_6</text:p>
          </table:table-cell>
          <table:table-cell office:value-type="float" office:value="122" calcext:value-type="float">
            <text:p>122</text:p>
          </table:table-cell>
          <table:table-cell office:value-type="float" office:value="399" calcext:value-type="float">
            <text:p>399</text:p>
          </table:table-cell>
          <table:table-cell office:value-type="float" office:value="189" calcext:value-type="float">
            <text:p>18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ukaryota;Bryozoa;Gymnolaemata;Cheilostomatidag;Cribrilinidae;Cribrilina;Cribrilina</text:p>
          </table:table-cell>
          <table:table-cell office:value-type="float" office:value="110892" calcext:value-type="float">
            <text:p>110892</text:p>
          </table:table-cell>
        </table:table-row>
        <table:table-row table:style-name="ro1">
          <table:table-cell office:value-type="string" calcext:value-type="string">
            <text:p>Otu008a701169ba8c819528156a2d90a234e834f2ec_7</text:p>
          </table:table-cell>
          <table:table-cell office:value-type="float" office:value="122" calcext:value-type="float">
            <text:p>122</text:p>
          </table:table-cell>
          <table:table-cell office:value-type="float" office:value="399" calcext:value-type="float">
            <text:p>399</text:p>
          </table:table-cell>
          <table:table-cell office:value-type="float" office:value="189" calcext:value-type="float">
            <text:p>18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ukaryota;Bryozoa;Gymnolaemata;Cheilostomatidag;Cribrilinidae;Cribrilina;Cribrilina</text:p>
          </table:table-cell>
          <table:table-cell office:value-type="float" office:value="110892" calcext:value-type="float">
            <text:p>110892</text:p>
          </table:table-cell>
        </table:table-row>
        <table:table-row table:style-name="ro1">
          <table:table-cell office:value-type="string" calcext:value-type="string">
            <text:p>Otu02444a39efa26425f60211ff9ea347297e5b18ed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karyota;Chordata;Ascidiacea;Phlebobranchiag;Cionidae;Ciona;Ciona</text:p>
          </table:table-cell>
          <table:table-cell office:value-type="float" office:value="103488" calcext:value-type="float">
            <text:p>103488</text:p>
          </table:table-cell>
        </table:table-row>
        <table:table-row table:style-name="ro1">
          <table:table-cell office:value-type="string" calcext:value-type="string">
            <text:p>Otu02444a39efa26425f60211ff9ea347297e5b18ed_1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karyota;Chordata;Ascidiacea;Phlebobranchiag;Cionidae;Ciona;Ciona</text:p>
          </table:table-cell>
          <table:table-cell office:value-type="float" office:value="103488" calcext:value-type="float">
            <text:p>103488</text:p>
          </table:table-cell>
        </table:table-row>
        <table:table-row table:style-name="ro1">
          <table:table-cell office:value-type="string" calcext:value-type="string">
            <text:p>Otu02444a39efa26425f60211ff9ea347297e5b18ed_2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karyota;Chordata;Ascidiacea;Phlebobranchiag;Cionidae;Ciona;Ciona</text:p>
          </table:table-cell>
          <table:table-cell office:value-type="float" office:value="103488" calcext:value-type="float">
            <text:p>103488</text:p>
          </table:table-cell>
        </table:table-row>
        <table:table-row table:style-name="ro1">
          <table:table-cell office:value-type="string" calcext:value-type="string">
            <text:p>Otu02444a39efa26425f60211ff9ea347297e5b18ed_3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karyota;Chordata;Ascidiacea;Phlebobranchiag;Cionidae;Ciona;Ciona</text:p>
          </table:table-cell>
          <table:table-cell office:value-type="float" office:value="103488" calcext:value-type="float">
            <text:p>103488</text:p>
          </table:table-cell>
        </table:table-row>
        <table:table-row table:style-name="ro1">
          <table:table-cell office:value-type="string" calcext:value-type="string">
            <text:p>Otu4523d7dcd7bcd2f86971f465c02275258d9511b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ukaryota;Rhodophyta;Florideophyceae;Bonnemaisonialesg;Bonnemaisoniaceae;Bonnemaisonia;Bonnemaisonia</text:p>
          </table:table-cell>
          <table:table-cell office:value-type="float" office:value="143810" calcext:value-type="float">
            <text:p>143810</text:p>
          </table:table-cell>
        </table:table-row>
        <table:table-row table:style-name="ro1">
          <table:table-cell office:value-type="string" calcext:value-type="string">
            <text:p>Otu4523d7dcd7bcd2f86971f465c02275258d9511b8_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ukaryota;Rhodophyta;Florideophyceae;Bonnemaisonialesg;Bonnemaisoniaceae;Bonnemaisonia;Bonnemaisonia</text:p>
          </table:table-cell>
          <table:table-cell office:value-type="float" office:value="143810" calcext:value-type="float">
            <text:p>143810</text:p>
          </table:table-cell>
        </table:table-row>
        <table:table-row table:style-name="ro1">
          <table:table-cell office:value-type="string" calcext:value-type="string">
            <text:p>Otu4523d7dcd7bcd2f86971f465c02275258d9511b8_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ukaryota;Rhodophyta;Florideophyceae;Bonnemaisonialesg;Bonnemaisoniaceae;Bonnemaisonia;Bonnemaisonia</text:p>
          </table:table-cell>
          <table:table-cell office:value-type="float" office:value="143810" calcext:value-type="float">
            <text:p>143810</text:p>
          </table:table-cell>
        </table:table-row>
        <table:table-row table:style-name="ro1">
          <table:table-cell office:value-type="string" calcext:value-type="string">
            <text:p>Otu4523d7dcd7bcd2f86971f465c02275258d9511b8_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ukaryota;Rhodophyta;Florideophyceae;Bonnemaisonialesg;Bonnemaisoniaceae;Bonnemaisonia;Bonnemaisonia</text:p>
          </table:table-cell>
          <table:table-cell office:value-type="float" office:value="143810" calcext:value-type="float">
            <text:p>143810</text:p>
          </table:table-cell>
        </table:table-row>
        <table:table-row table:style-name="ro1">
          <table:table-cell office:value-type="string" calcext:value-type="string">
            <text:p>Otu50c50a2c6591a5b3bf9c968c6fa4457a67b045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ukaryota;Cnidaria;Hydrozoa;Leptothecatag;Obeliidae;Obelia;Obelia</text:p>
          </table:table-cell>
          <table:table-cell office:value-type="float" office:value="117034" calcext:value-type="float">
            <text:p>117034</text:p>
          </table:table-cell>
        </table:table-row>
        <table:table-row table:style-name="ro1">
          <table:table-cell office:value-type="string" calcext:value-type="string">
            <text:p>Otu50c50a2c6591a5b3bf9c968c6fa4457a67b04559_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ukaryota;Cnidaria;Hydrozoa;Leptothecatag;Obeliidae;Obelia;Obelia</text:p>
          </table:table-cell>
          <table:table-cell office:value-type="float" office:value="117034" calcext:value-type="float">
            <text:p>117034</text:p>
          </table:table-cell>
        </table:table-row>
        <table:table-row table:style-name="ro1">
          <table:table-cell office:value-type="string" calcext:value-type="string">
            <text:p>Otu50c50a2c6591a5b3bf9c968c6fa4457a67b04559_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ukaryota;Cnidaria;Hydrozoa;Leptothecatag;Obeliidae;Obelia;Obelia</text:p>
          </table:table-cell>
          <table:table-cell office:value-type="float" office:value="117034" calcext:value-type="float">
            <text:p>117034</text:p>
          </table:table-cell>
        </table:table-row>
        <table:table-row table:style-name="ro1">
          <table:table-cell office:value-type="string" calcext:value-type="string">
            <text:p>Otu50c50a2c6591a5b3bf9c968c6fa4457a67b04559_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ukaryota;Cnidaria;Hydrozoa;Leptothecatag;Obeliidae;Obelia;Obelia</text:p>
          </table:table-cell>
          <table:table-cell office:value-type="float" office:value="117034" calcext:value-type="float">
            <text:p>117034</text:p>
          </table:table-cell>
        </table:table-row>
        <table:table-row table:style-name="ro1">
          <table:table-cell office:value-type="string" calcext:value-type="string">
            <text:p>Otu50c50a2c6591a5b3bf9c968c6fa4457a67b04559_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ukaryota;Cnidaria;Hydrozoa;Leptothecatag;Obeliidae;Obelia;Obelia</text:p>
          </table:table-cell>
          <table:table-cell office:value-type="float" office:value="117034" calcext:value-type="float">
            <text:p>117034</text:p>
          </table:table-cell>
        </table:table-row>
        <table:table-row table:style-name="ro1">
          <table:table-cell office:value-type="string" calcext:value-type="string">
            <text:p>Otu50c50a2c6591a5b3bf9c968c6fa4457a67b04559_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ukaryota;Cnidaria;Hydrozoa;Leptothecatag;Obeliidae;Obelia;Obelia</text:p>
          </table:table-cell>
          <table:table-cell office:value-type="float" office:value="117034" calcext:value-type="float">
            <text:p>117034</text:p>
          </table:table-cell>
        </table:table-row>
        <table:table-row table:style-name="ro1">
          <table:table-cell office:value-type="string" calcext:value-type="string">
            <text:p>Otu50c50a2c6591a5b3bf9c968c6fa4457a67b04559_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ukaryota;Cnidaria;Hydrozoa;Leptothecatag;Obeliidae;Obelia;Obelia</text:p>
          </table:table-cell>
          <table:table-cell office:value-type="float" office:value="117034" calcext:value-type="float">
            <text:p>117034</text:p>
          </table:table-cell>
        </table:table-row>
        <table:table-row table:style-name="ro1">
          <table:table-cell office:value-type="string" calcext:value-type="string">
            <text:p>Otu50c50a2c6591a5b3bf9c968c6fa4457a67b04559_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ukaryota;Cnidaria;Hydrozoa;Leptothecatag;Obeliidae;Obelia;Obelia</text:p>
          </table:table-cell>
          <table:table-cell office:value-type="float" office:value="117034" calcext:value-type="float">
            <text:p>117034</text:p>
          </table:table-cell>
        </table:table-row>
        <table:table-row table:style-name="ro1">
          <table:table-cell office:value-type="string" calcext:value-type="string">
            <text:p>Otu50c50a2c6591a5b3bf9c968c6fa4457a67b04559_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ukaryota;Cnidaria;Hydrozoa;Leptothecatag;Obeliidae;Obelia;Obelia</text:p>
          </table:table-cell>
          <table:table-cell office:value-type="float" office:value="117034" calcext:value-type="float">
            <text:p>117034</text:p>
          </table:table-cell>
        </table:table-row>
        <table:table-row table:style-name="ro1">
          <table:table-cell office:value-type="string" calcext:value-type="string">
            <text:p>Otu50c50a2c6591a5b3bf9c968c6fa4457a67b04559_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ukaryota;Cnidaria;Hydrozoa;Leptothecatag;Obeliidae;Obelia;Obelia</text:p>
          </table:table-cell>
          <table:table-cell office:value-type="float" office:value="117034" calcext:value-type="float">
            <text:p>117034</text:p>
          </table:table-cell>
        </table:table-row>
        <table:table-row table:style-name="ro1">
          <table:table-cell office:value-type="string" calcext:value-type="string">
            <text:p>Otu50c50a2c6591a5b3bf9c968c6fa4457a67b04559_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ukaryota;Cnidaria;Hydrozoa;Leptothecatag;Obeliidae;Obelia;Obelia</text:p>
          </table:table-cell>
          <table:table-cell office:value-type="float" office:value="117034" calcext:value-type="float">
            <text:p>117034</text:p>
          </table:table-cell>
        </table:table-row>
        <table:table-row table:style-name="ro1">
          <table:table-cell office:value-type="string" calcext:value-type="string">
            <text:p>Otu50c50a2c6591a5b3bf9c968c6fa4457a67b04559_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ukaryota;Cnidaria;Hydrozoa;Leptothecatag;Obeliidae;Obelia;Obelia</text:p>
          </table:table-cell>
          <table:table-cell office:value-type="float" office:value="117034" calcext:value-type="float">
            <text:p>117034</text:p>
          </table:table-cell>
        </table:table-row>
        <table:table-row table:style-name="ro1">
          <table:table-cell office:value-type="string" calcext:value-type="string">
            <text:p>Otu8b830a386746c124aed769bc693f3620f28b3936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ukaryota;Arthropoda;Malacostraca;Decapodag;Galatheidae;Galathea;Galathea</text:p>
          </table:table-cell>
          <table:table-cell office:value-type="float" office:value="106834" calcext:value-type="float">
            <text:p>106834</text:p>
          </table:table-cell>
        </table:table-row>
        <table:table-row table:style-name="ro1">
          <table:table-cell office:value-type="string" calcext:value-type="string">
            <text:p>Otu8b830a386746c124aed769bc693f3620f28b3936_1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ukaryota;Arthropoda;Malacostraca;Decapodag;Galatheidae;Galathea;Galathea</text:p>
          </table:table-cell>
          <table:table-cell office:value-type="float" office:value="106834" calcext:value-type="float">
            <text:p>106834</text:p>
          </table:table-cell>
        </table:table-row>
        <table:table-row table:style-name="ro1">
          <table:table-cell office:value-type="string" calcext:value-type="string">
            <text:p>Otu8b830a386746c124aed769bc693f3620f28b3936_2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ukaryota;Arthropoda;Malacostraca;Decapodag;Galatheidae;Galathea;Galathea</text:p>
          </table:table-cell>
          <table:table-cell office:value-type="float" office:value="106834" calcext:value-type="float">
            <text:p>106834</text:p>
          </table:table-cell>
        </table:table-row>
        <table:table-row table:style-name="ro1">
          <table:table-cell office:value-type="string" calcext:value-type="string">
            <text:p>Otu8b830a386746c124aed769bc693f3620f28b3936_3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ukaryota;Arthropoda;Malacostraca;Decapodag;Galatheidae;Galathea;Galathea</text:p>
          </table:table-cell>
          <table:table-cell office:value-type="float" office:value="106834" calcext:value-type="float">
            <text:p>106834</text:p>
          </table:table-cell>
        </table:table-row>
        <table:table-row table:style-name="ro1">
          <table:table-cell office:value-type="string" calcext:value-type="string">
            <text:p>Otu0016c69e3ce90ba8a7ca076465c9be2f22277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orifera;Demospongiae;Axinellidag;Raspailiidae;Hymeraphia;Hymeraphia</text:p>
          </table:table-cell>
          <table:table-cell office:value-type="float" office:value="131885" calcext:value-type="float">
            <text:p>131885</text:p>
          </table:table-cell>
        </table:table-row>
        <table:table-row table:style-name="ro1">
          <table:table-cell office:value-type="string" calcext:value-type="string">
            <text:p>Otu0016c69e3ce90ba8a7ca076465c9be2f22277896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orifera;Demospongiae;Axinellidag;Raspailiidae;Hymeraphia;Hymeraphia</text:p>
          </table:table-cell>
          <table:table-cell office:value-type="float" office:value="131885" calcext:value-type="float">
            <text:p>131885</text:p>
          </table:table-cell>
        </table:table-row>
        <table:table-row table:style-name="ro1">
          <table:table-cell office:value-type="string" calcext:value-type="string">
            <text:p>Otu0016c69e3ce90ba8a7ca076465c9be2f22277896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orifera;Demospongiae;Axinellidag;Raspailiidae;Hymeraphia;Hymeraphia</text:p>
          </table:table-cell>
          <table:table-cell office:value-type="float" office:value="131885" calcext:value-type="float">
            <text:p>131885</text:p>
          </table:table-cell>
        </table:table-row>
        <table:table-row table:style-name="ro1">
          <table:table-cell office:value-type="string" calcext:value-type="string">
            <text:p>Otu0016c69e3ce90ba8a7ca076465c9be2f22277896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orifera;Demospongiae;Axinellidag;Raspailiidae;Hymeraphia;Hymeraphia</text:p>
          </table:table-cell>
          <table:table-cell office:value-type="float" office:value="131885" calcext:value-type="float">
            <text:p>131885</text:p>
          </table:table-cell>
        </table:table-row>
        <table:table-row table:style-name="ro1">
          <table:table-cell office:value-type="string" calcext:value-type="string">
            <text:p>Otu003ffeefce23c57d22658eb67e3e922e0fdc346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karyota;Chordata;Ascidiacea;Phlebobranchiag;Ascidiidae;Phallusia;Phallusia</text:p>
          </table:table-cell>
          <table:table-cell office:value-type="float" office:value="103485" calcext:value-type="float">
            <text:p>103485</text:p>
          </table:table-cell>
        </table:table-row>
        <table:table-row table:style-name="ro1">
          <table:table-cell office:value-type="string" calcext:value-type="string">
            <text:p>Otu003ffeefce23c57d22658eb67e3e922e0fdc3466_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karyota;Chordata;Ascidiacea;Phlebobranchiag;Ascidiidae;Phallusia;Phallusia</text:p>
          </table:table-cell>
          <table:table-cell office:value-type="float" office:value="103485" calcext:value-type="float">
            <text:p>103485</text:p>
          </table:table-cell>
        </table:table-row>
        <table:table-row table:style-name="ro1">
          <table:table-cell office:value-type="string" calcext:value-type="string">
            <text:p>Otu003ffeefce23c57d22658eb67e3e922e0fdc3466_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karyota;Chordata;Ascidiacea;Phlebobranchiag;Ascidiidae;Phallusia;Phallusia</text:p>
          </table:table-cell>
          <table:table-cell office:value-type="float" office:value="103485" calcext:value-type="float">
            <text:p>103485</text:p>
          </table:table-cell>
        </table:table-row>
        <table:table-row table:style-name="ro1">
          <table:table-cell office:value-type="string" calcext:value-type="string">
            <text:p>Otu003ffeefce23c57d22658eb67e3e922e0fdc3466_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karyota;Chordata;Ascidiacea;Phlebobranchiag;Ascidiidae;Phallusia;Phallusia</text:p>
          </table:table-cell>
          <table:table-cell office:value-type="float" office:value="103485" calcext:value-type="float">
            <text:p>103485</text:p>
          </table:table-cell>
        </table:table-row>
        <table:table-row table:style-name="ro1">
          <table:table-cell office:value-type="string" calcext:value-type="string">
            <text:p>Otu003ffeefce23c57d22658eb67e3e922e0fdc3466_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karyota;Chordata;Ascidiacea;Phlebobranchiag;Ascidiidae;Phallusia;Phallusia</text:p>
          </table:table-cell>
          <table:table-cell office:value-type="float" office:value="103485" calcext:value-type="float">
            <text:p>103485</text:p>
          </table:table-cell>
        </table:table-row>
        <table:table-row table:style-name="ro1">
          <table:table-cell office:value-type="string" calcext:value-type="string">
            <text:p>Otu003ffeefce23c57d22658eb67e3e922e0fdc3466_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karyota;Chordata;Ascidiacea;Phlebobranchiag;Ascidiidae;Phallusia;Phallusia</text:p>
          </table:table-cell>
          <table:table-cell office:value-type="float" office:value="103485" calcext:value-type="float">
            <text:p>103485</text:p>
          </table:table-cell>
        </table:table-row>
        <table:table-row table:style-name="ro1">
          <table:table-cell office:value-type="string" calcext:value-type="string">
            <text:p>Otu003ffeefce23c57d22658eb67e3e922e0fdc3466_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karyota;Chordata;Ascidiacea;Phlebobranchiag;Ascidiidae;Phallusia;Phallusia</text:p>
          </table:table-cell>
          <table:table-cell office:value-type="float" office:value="103485" calcext:value-type="float">
            <text:p>103485</text:p>
          </table:table-cell>
        </table:table-row>
        <table:table-row table:style-name="ro1">
          <table:table-cell office:value-type="string" calcext:value-type="string">
            <text:p>Otu003ffeefce23c57d22658eb67e3e922e0fdc3466_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karyota;Chordata;Ascidiacea;Phlebobranchiag;Ascidiidae;Phallusia;Phallusia</text:p>
          </table:table-cell>
          <table:table-cell office:value-type="float" office:value="103485" calcext:value-type="float">
            <text:p>103485</text:p>
          </table:table-cell>
        </table:table-row>
        <table:table-row table:style-name="ro1">
          <table:table-cell office:value-type="string" calcext:value-type="string">
            <text:p>Otu0069425d75d67f52bad3375ae93b783b5970cd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Bacillarialesg;Bacillariaceae;Nitzschia;Nitzschia</text:p>
          </table:table-cell>
          <table:table-cell office:value-type="float" office:value="149045" calcext:value-type="float">
            <text:p>149045</text:p>
          </table:table-cell>
        </table:table-row>
        <table:table-row table:style-name="ro1">
          <table:table-cell office:value-type="string" calcext:value-type="string">
            <text:p>Otu0069425d75d67f52bad3375ae93b783b5970cdca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Bacillarialesg;Bacillariaceae;Nitzschia;Nitzschia</text:p>
          </table:table-cell>
          <table:table-cell office:value-type="float" office:value="149045" calcext:value-type="float">
            <text:p>149045</text:p>
          </table:table-cell>
        </table:table-row>
        <table:table-row table:style-name="ro1">
          <table:table-cell office:value-type="string" calcext:value-type="string">
            <text:p>Otu0069425d75d67f52bad3375ae93b783b5970cdca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Bacillarialesg;Bacillariaceae;Nitzschia;Nitzschia</text:p>
          </table:table-cell>
          <table:table-cell office:value-type="float" office:value="149045" calcext:value-type="float">
            <text:p>149045</text:p>
          </table:table-cell>
        </table:table-row>
        <table:table-row table:style-name="ro1">
          <table:table-cell office:value-type="string" calcext:value-type="string">
            <text:p>Otu0069425d75d67f52bad3375ae93b783b5970cdca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Bacillarialesg;Bacillariaceae;Nitzschia;Nitzschia</text:p>
          </table:table-cell>
          <table:table-cell office:value-type="float" office:value="149045" calcext:value-type="float">
            <text:p>149045</text:p>
          </table:table-cell>
        </table:table-row>
        <table:table-row table:style-name="ro1">
          <table:table-cell office:value-type="string" calcext:value-type="string">
            <text:p>Otu0069425d75d67f52bad3375ae93b783b5970cdca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Bacillarialesg;Bacillariaceae;Nitzschia;Nitzschia</text:p>
          </table:table-cell>
          <table:table-cell office:value-type="float" office:value="149045" calcext:value-type="float">
            <text:p>149045</text:p>
          </table:table-cell>
        </table:table-row>
        <table:table-row table:style-name="ro1">
          <table:table-cell office:value-type="string" calcext:value-type="string">
            <text:p>Otu0069425d75d67f52bad3375ae93b783b5970cdca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Bacillarialesg;Bacillariaceae;Nitzschia;Nitzschia</text:p>
          </table:table-cell>
          <table:table-cell office:value-type="float" office:value="149045" calcext:value-type="float">
            <text:p>149045</text:p>
          </table:table-cell>
        </table:table-row>
        <table:table-row table:style-name="ro1">
          <table:table-cell office:value-type="string" calcext:value-type="string">
            <text:p>Otu0069425d75d67f52bad3375ae93b783b5970cdca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Bacillarialesg;Bacillariaceae;Nitzschia;Nitzschia</text:p>
          </table:table-cell>
          <table:table-cell office:value-type="float" office:value="149045" calcext:value-type="float">
            <text:p>149045</text:p>
          </table:table-cell>
        </table:table-row>
        <table:table-row table:style-name="ro1">
          <table:table-cell office:value-type="string" calcext:value-type="string">
            <text:p>Otu0069425d75d67f52bad3375ae93b783b5970cdca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Bacillarialesg;Bacillariaceae;Nitzschia;Nitzschia</text:p>
          </table:table-cell>
          <table:table-cell office:value-type="float" office:value="149045" calcext:value-type="float">
            <text:p>149045</text:p>
          </table:table-cell>
        </table:table-row>
        <table:table-row table:style-name="ro1">
          <table:table-cell office:value-type="string" calcext:value-type="string">
            <text:p>Otu00be559e78ea496b25a6bb34f749bb6de81df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Lecanoromycetes;Lecanoralesg;Parmeliaceae;Hypogymnia;Hypogymnia</text:p>
          </table:table-cell>
          <table:table-cell office:value-type="float" office:value="382455" calcext:value-type="float">
            <text:p>382455</text:p>
          </table:table-cell>
        </table:table-row>
        <table:table-row table:style-name="ro1">
          <table:table-cell office:value-type="string" calcext:value-type="string">
            <text:p>Otu00be559e78ea496b25a6bb34f749bb6de81df135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Lecanoromycetes;Lecanoralesg;Parmeliaceae;Hypogymnia;Hypogymnia</text:p>
          </table:table-cell>
          <table:table-cell office:value-type="float" office:value="382455" calcext:value-type="float">
            <text:p>382455</text:p>
          </table:table-cell>
        </table:table-row>
        <table:table-row table:style-name="ro1">
          <table:table-cell office:value-type="string" calcext:value-type="string">
            <text:p>Otu00be559e78ea496b25a6bb34f749bb6de81df135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Lecanoromycetes;Lecanoralesg;Parmeliaceae;Hypogymnia;Hypogymnia</text:p>
          </table:table-cell>
          <table:table-cell office:value-type="float" office:value="382455" calcext:value-type="float">
            <text:p>382455</text:p>
          </table:table-cell>
        </table:table-row>
        <table:table-row table:style-name="ro1">
          <table:table-cell office:value-type="string" calcext:value-type="string">
            <text:p>Otu00be559e78ea496b25a6bb34f749bb6de81df135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Lecanoromycetes;Lecanoralesg;Parmeliaceae;Hypogymnia;Hypogymnia</text:p>
          </table:table-cell>
          <table:table-cell office:value-type="float" office:value="382455" calcext:value-type="float">
            <text:p>382455</text:p>
          </table:table-cell>
        </table:table-row>
        <table:table-row table:style-name="ro1">
          <table:table-cell office:value-type="string" calcext:value-type="string">
            <text:p>Otu00f191229b75004988d34cd4643746b0d5ecb56c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ukaryota;Rhodophyta;Florideophyceae;Ceramialesg;Dasyaceae;Dasysiphonia;Dasysiphonia</text:p>
          </table:table-cell>
          <table:table-cell office:value-type="float" office:value="369554" calcext:value-type="float">
            <text:p>369554</text:p>
          </table:table-cell>
        </table:table-row>
        <table:table-row table:style-name="ro1">
          <table:table-cell office:value-type="string" calcext:value-type="string">
            <text:p>Otu00f191229b75004988d34cd4643746b0d5ecb56c_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ukaryota;Rhodophyta;Florideophyceae;Ceramialesg;Dasyaceae;Dasysiphonia;Dasysiphonia</text:p>
          </table:table-cell>
          <table:table-cell office:value-type="float" office:value="369554" calcext:value-type="float">
            <text:p>369554</text:p>
          </table:table-cell>
        </table:table-row>
        <table:table-row table:style-name="ro1">
          <table:table-cell office:value-type="string" calcext:value-type="string">
            <text:p>Otu00f191229b75004988d34cd4643746b0d5ecb56c_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ukaryota;Rhodophyta;Florideophyceae;Ceramialesg;Dasyaceae;Dasysiphonia;Dasysiphonia</text:p>
          </table:table-cell>
          <table:table-cell office:value-type="float" office:value="369554" calcext:value-type="float">
            <text:p>369554</text:p>
          </table:table-cell>
        </table:table-row>
        <table:table-row table:style-name="ro1">
          <table:table-cell office:value-type="string" calcext:value-type="string">
            <text:p>Otu00f191229b75004988d34cd4643746b0d5ecb56c_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ukaryota;Rhodophyta;Florideophyceae;Ceramialesg;Dasyaceae;Dasysiphonia;Dasysiphonia</text:p>
          </table:table-cell>
          <table:table-cell office:value-type="float" office:value="369554" calcext:value-type="float">
            <text:p>369554</text:p>
          </table:table-cell>
        </table:table-row>
        <table:table-row table:style-name="ro1">
          <table:table-cell office:value-type="string" calcext:value-type="string">
            <text:p>Otu00fc7692e6522509a020331cfd58a6a12321a1f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latyhelminthes;Rhabditophora;Polycladidag;Pseudocerotidae;Pseudoceros;Pseudoceros</text:p>
          </table:table-cell>
          <table:table-cell office:value-type="float" office:value="142241" calcext:value-type="float">
            <text:p>142241</text:p>
          </table:table-cell>
        </table:table-row>
        <table:table-row table:style-name="ro1">
          <table:table-cell office:value-type="string" calcext:value-type="string">
            <text:p>Otu00fc7692e6522509a020331cfd58a6a12321a1f0_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latyhelminthes;Rhabditophora;Polycladidag;Pseudocerotidae;Pseudoceros;Pseudoceros</text:p>
          </table:table-cell>
          <table:table-cell office:value-type="float" office:value="142241" calcext:value-type="float">
            <text:p>142241</text:p>
          </table:table-cell>
        </table:table-row>
        <table:table-row table:style-name="ro1">
          <table:table-cell office:value-type="string" calcext:value-type="string">
            <text:p>Otu00fc7692e6522509a020331cfd58a6a12321a1f0_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latyhelminthes;Rhabditophora;Polycladidag;Pseudocerotidae;Pseudoceros;Pseudoceros</text:p>
          </table:table-cell>
          <table:table-cell office:value-type="float" office:value="142241" calcext:value-type="float">
            <text:p>142241</text:p>
          </table:table-cell>
        </table:table-row>
        <table:table-row table:style-name="ro1">
          <table:table-cell office:value-type="string" calcext:value-type="string">
            <text:p>Otu00fc7692e6522509a020331cfd58a6a12321a1f0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latyhelminthes;Rhabditophora;Polycladidag;Pseudocerotidae;Pseudoceros;Pseudoceros</text:p>
          </table:table-cell>
          <table:table-cell office:value-type="float" office:value="142241" calcext:value-type="float">
            <text:p>142241</text:p>
          </table:table-cell>
        </table:table-row>
        <table:table-row table:style-name="ro1">
          <table:table-cell office:value-type="string" calcext:value-type="string">
            <text:p>Otu012a26a9d7570da994cb78dd2eae6bf1397511e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Rhodophyta;Florideophyceae;Ceramialesg;Rhodomelaceae;Symphyocladia;Symphyocladia</text:p>
          </table:table-cell>
          <table:table-cell office:value-type="float" office:value="143928" calcext:value-type="float">
            <text:p>143928</text:p>
          </table:table-cell>
        </table:table-row>
        <table:table-row table:style-name="ro1">
          <table:table-cell office:value-type="string" calcext:value-type="string">
            <text:p>Otu012a26a9d7570da994cb78dd2eae6bf1397511e2_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Rhodophyta;Florideophyceae;Ceramialesg;Rhodomelaceae;Symphyocladia;Symphyocladia</text:p>
          </table:table-cell>
          <table:table-cell office:value-type="float" office:value="143928" calcext:value-type="float">
            <text:p>143928</text:p>
          </table:table-cell>
        </table:table-row>
        <table:table-row table:style-name="ro1">
          <table:table-cell office:value-type="string" calcext:value-type="string">
            <text:p>Otu012a26a9d7570da994cb78dd2eae6bf1397511e2_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Rhodophyta;Florideophyceae;Ceramialesg;Rhodomelaceae;Symphyocladia;Symphyocladia</text:p>
          </table:table-cell>
          <table:table-cell office:value-type="float" office:value="143928" calcext:value-type="float">
            <text:p>143928</text:p>
          </table:table-cell>
        </table:table-row>
        <table:table-row table:style-name="ro1">
          <table:table-cell office:value-type="string" calcext:value-type="string">
            <text:p>Otu012a26a9d7570da994cb78dd2eae6bf1397511e2_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Rhodophyta;Florideophyceae;Ceramialesg;Rhodomelaceae;Symphyocladia;Symphyocladia</text:p>
          </table:table-cell>
          <table:table-cell office:value-type="float" office:value="143928" calcext:value-type="float">
            <text:p>143928</text:p>
          </table:table-cell>
        </table:table-row>
        <table:table-row table:style-name="ro1">
          <table:table-cell office:value-type="string" calcext:value-type="string">
            <text:p>Otu012a26a9d7570da994cb78dd2eae6bf1397511e2_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Rhodophyta;Florideophyceae;Ceramialesg;Rhodomelaceae;Symphyocladia;Symphyocladia</text:p>
          </table:table-cell>
          <table:table-cell office:value-type="float" office:value="143928" calcext:value-type="float">
            <text:p>143928</text:p>
          </table:table-cell>
        </table:table-row>
        <table:table-row table:style-name="ro1">
          <table:table-cell office:value-type="string" calcext:value-type="string">
            <text:p>Otu012a26a9d7570da994cb78dd2eae6bf1397511e2_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Rhodophyta;Florideophyceae;Ceramialesg;Rhodomelaceae;Symphyocladia;Symphyocladia</text:p>
          </table:table-cell>
          <table:table-cell office:value-type="float" office:value="143928" calcext:value-type="float">
            <text:p>143928</text:p>
          </table:table-cell>
        </table:table-row>
        <table:table-row table:style-name="ro1">
          <table:table-cell office:value-type="string" calcext:value-type="string">
            <text:p>Otu012a26a9d7570da994cb78dd2eae6bf1397511e2_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Rhodophyta;Florideophyceae;Ceramialesg;Rhodomelaceae;Symphyocladia;Symphyocladia</text:p>
          </table:table-cell>
          <table:table-cell office:value-type="float" office:value="143928" calcext:value-type="float">
            <text:p>143928</text:p>
          </table:table-cell>
        </table:table-row>
        <table:table-row table:style-name="ro1">
          <table:table-cell office:value-type="string" calcext:value-type="string">
            <text:p>Otu012a26a9d7570da994cb78dd2eae6bf1397511e2_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Rhodophyta;Florideophyceae;Ceramialesg;Rhodomelaceae;Symphyocladia;Symphyocladia</text:p>
          </table:table-cell>
          <table:table-cell office:value-type="float" office:value="143928" calcext:value-type="float">
            <text:p>143928</text:p>
          </table:table-cell>
        </table:table-row>
        <table:table-row table:style-name="ro1">
          <table:table-cell office:value-type="string" calcext:value-type="string">
            <text:p>Otu014a0062428d2b8afcaea91e09cd1dcfa4e01b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14a0062428d2b8afcaea91e09cd1dcfa4e01b88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14a0062428d2b8afcaea91e09cd1dcfa4e01b88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14a0062428d2b8afcaea91e09cd1dcfa4e01b88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14a0062428d2b8afcaea91e09cd1dcfa4e01b88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14a0062428d2b8afcaea91e09cd1dcfa4e01b88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14a0062428d2b8afcaea91e09cd1dcfa4e01b88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14a0062428d2b8afcaea91e09cd1dcfa4e01b88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14a0062428d2b8afcaea91e09cd1dcfa4e01b88_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14a0062428d2b8afcaea91e09cd1dcfa4e01b88_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14a0062428d2b8afcaea91e09cd1dcfa4e01b88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14a0062428d2b8afcaea91e09cd1dcfa4e01b88_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14a0062428d2b8afcaea91e09cd1dcfa4e01b88_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14a0062428d2b8afcaea91e09cd1dcfa4e01b88_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14a0062428d2b8afcaea91e09cd1dcfa4e01b88_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14a0062428d2b8afcaea91e09cd1dcfa4e01b88_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14a0062428d2b8afcaea91e09cd1dcfa4e01b88_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14a0062428d2b8afcaea91e09cd1dcfa4e01b88_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14a0062428d2b8afcaea91e09cd1dcfa4e01b88_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14a0062428d2b8afcaea91e09cd1dcfa4e01b88_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14a0062428d2b8afcaea91e09cd1dcfa4e01b88_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14a0062428d2b8afcaea91e09cd1dcfa4e01b88_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14a0062428d2b8afcaea91e09cd1dcfa4e01b88_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14a0062428d2b8afcaea91e09cd1dcfa4e01b88_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14a0062428d2b8afcaea91e09cd1dcfa4e01b88_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14a0062428d2b8afcaea91e09cd1dcfa4e01b88_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14a0062428d2b8afcaea91e09cd1dcfa4e01b88_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14a0062428d2b8afcaea91e09cd1dcfa4e01b88_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14a0062428d2b8afcaea91e09cd1dcfa4e01b88_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14a0062428d2b8afcaea91e09cd1dcfa4e01b88_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14a0062428d2b8afcaea91e09cd1dcfa4e01b88_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14a0062428d2b8afcaea91e09cd1dcfa4e01b88_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14a0062428d2b8afcaea91e09cd1dcfa4e01b88_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14a0062428d2b8afcaea91e09cd1dcfa4e01b88_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14a0062428d2b8afcaea91e09cd1dcfa4e01b88_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14a0062428d2b8afcaea91e09cd1dcfa4e01b88_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1573dbee9af78f8afe49ff40364dfe0e116648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01573dbee9af78f8afe49ff40364dfe0e1166488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01573dbee9af78f8afe49ff40364dfe0e1166488_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01573dbee9af78f8afe49ff40364dfe0e1166488_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01573dbee9af78f8afe49ff40364dfe0e1166488_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01573dbee9af78f8afe49ff40364dfe0e1166488_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01573dbee9af78f8afe49ff40364dfe0e1166488_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01573dbee9af78f8afe49ff40364dfe0e1166488_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01573dbee9af78f8afe49ff40364dfe0e1166488_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01573dbee9af78f8afe49ff40364dfe0e1166488_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01573dbee9af78f8afe49ff40364dfe0e1166488_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01573dbee9af78f8afe49ff40364dfe0e1166488_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01573dbee9af78f8afe49ff40364dfe0e1166488_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01573dbee9af78f8afe49ff40364dfe0e1166488_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01573dbee9af78f8afe49ff40364dfe0e1166488_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01573dbee9af78f8afe49ff40364dfe0e1166488_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01573dbee9af78f8afe49ff40364dfe0e1166488_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01573dbee9af78f8afe49ff40364dfe0e1166488_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01573dbee9af78f8afe49ff40364dfe0e1166488_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01573dbee9af78f8afe49ff40364dfe0e1166488_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01573dbee9af78f8afe49ff40364dfe0e1166488_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01573dbee9af78f8afe49ff40364dfe0e1166488_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01573dbee9af78f8afe49ff40364dfe0e1166488_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01573dbee9af78f8afe49ff40364dfe0e1166488_2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01573dbee9af78f8afe49ff40364dfe0e1166488_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01573dbee9af78f8afe49ff40364dfe0e1166488_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01573dbee9af78f8afe49ff40364dfe0e1166488_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01573dbee9af78f8afe49ff40364dfe0e1166488_2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01573dbee9af78f8afe49ff40364dfe0e1166488_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01573dbee9af78f8afe49ff40364dfe0e1166488_2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01573dbee9af78f8afe49ff40364dfe0e1166488_3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01573dbee9af78f8afe49ff40364dfe0e1166488_3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01c84aee40dc00a212afa94fc1692f3df9d1086f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Kinorhyncha;Cyclorhagida;Semnoderidaeg;Semnoderidae;Semnoderes;Semnoderes</text:p>
          </table:table-cell>
          <table:table-cell office:value-type="float" office:value="101085" calcext:value-type="float">
            <text:p>101085</text:p>
          </table:table-cell>
        </table:table-row>
        <table:table-row table:style-name="ro1">
          <table:table-cell office:value-type="string" calcext:value-type="string">
            <text:p>Otu01c84aee40dc00a212afa94fc1692f3df9d1086f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Kinorhyncha;Cyclorhagida;Semnoderidaeg;Semnoderidae;Semnoderes;Semnoderes</text:p>
          </table:table-cell>
          <table:table-cell office:value-type="float" office:value="101085" calcext:value-type="float">
            <text:p>101085</text:p>
          </table:table-cell>
        </table:table-row>
        <table:table-row table:style-name="ro1">
          <table:table-cell office:value-type="string" calcext:value-type="string">
            <text:p>Otu01c84aee40dc00a212afa94fc1692f3df9d1086f_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Kinorhyncha;Cyclorhagida;Semnoderidaeg;Semnoderidae;Semnoderes;Semnoderes</text:p>
          </table:table-cell>
          <table:table-cell office:value-type="float" office:value="101085" calcext:value-type="float">
            <text:p>101085</text:p>
          </table:table-cell>
        </table:table-row>
        <table:table-row table:style-name="ro1">
          <table:table-cell office:value-type="string" calcext:value-type="string">
            <text:p>Otu01c84aee40dc00a212afa94fc1692f3df9d1086f_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Kinorhyncha;Cyclorhagida;Semnoderidaeg;Semnoderidae;Semnoderes;Semnoderes</text:p>
          </table:table-cell>
          <table:table-cell office:value-type="float" office:value="101085" calcext:value-type="float">
            <text:p>101085</text:p>
          </table:table-cell>
        </table:table-row>
        <table:table-row table:style-name="ro1">
          <table:table-cell office:value-type="string" calcext:value-type="string">
            <text:p>Otu01c84aee40dc00a212afa94fc1692f3df9d1086f_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Kinorhyncha;Cyclorhagida;Semnoderidaeg;Semnoderidae;Semnoderes;Semnoderes</text:p>
          </table:table-cell>
          <table:table-cell office:value-type="float" office:value="101085" calcext:value-type="float">
            <text:p>101085</text:p>
          </table:table-cell>
        </table:table-row>
        <table:table-row table:style-name="ro1">
          <table:table-cell office:value-type="string" calcext:value-type="string">
            <text:p>Otu01c84aee40dc00a212afa94fc1692f3df9d1086f_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Kinorhyncha;Cyclorhagida;Semnoderidaeg;Semnoderidae;Semnoderes;Semnoderes</text:p>
          </table:table-cell>
          <table:table-cell office:value-type="float" office:value="101085" calcext:value-type="float">
            <text:p>101085</text:p>
          </table:table-cell>
        </table:table-row>
        <table:table-row table:style-name="ro1">
          <table:table-cell office:value-type="string" calcext:value-type="string">
            <text:p>Otu01c84aee40dc00a212afa94fc1692f3df9d1086f_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Kinorhyncha;Cyclorhagida;Semnoderidaeg;Semnoderidae;Semnoderes;Semnoderes</text:p>
          </table:table-cell>
          <table:table-cell office:value-type="float" office:value="101085" calcext:value-type="float">
            <text:p>101085</text:p>
          </table:table-cell>
        </table:table-row>
        <table:table-row table:style-name="ro1">
          <table:table-cell office:value-type="string" calcext:value-type="string">
            <text:p>Otu01c84aee40dc00a212afa94fc1692f3df9d1086f_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Kinorhyncha;Cyclorhagida;Semnoderidaeg;Semnoderidae;Semnoderes;Semnoderes</text:p>
          </table:table-cell>
          <table:table-cell office:value-type="float" office:value="101085" calcext:value-type="float">
            <text:p>101085</text:p>
          </table:table-cell>
        </table:table-row>
        <table:table-row table:style-name="ro1">
          <table:table-cell office:value-type="string" calcext:value-type="string">
            <text:p>Otu01e938f531c16c960d46724133fd87e7e37b3f0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Arthropoda;Insecta;Hemipterag;Cicadidae;Cicadettana;Cicadettana</text:p>
          </table:table-cell>
          <table:table-cell office:value-type="float" office:value="108726" calcext:value-type="float">
            <text:p>108726</text:p>
          </table:table-cell>
        </table:table-row>
        <table:table-row table:style-name="ro1">
          <table:table-cell office:value-type="string" calcext:value-type="string">
            <text:p>Otu01e938f531c16c960d46724133fd87e7e37b3f08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Arthropoda;Insecta;Hemipterag;Cicadidae;Cicadettana;Cicadettana</text:p>
          </table:table-cell>
          <table:table-cell office:value-type="float" office:value="108726" calcext:value-type="float">
            <text:p>108726</text:p>
          </table:table-cell>
        </table:table-row>
        <table:table-row table:style-name="ro1">
          <table:table-cell office:value-type="string" calcext:value-type="string">
            <text:p>Otu01e938f531c16c960d46724133fd87e7e37b3f08_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Arthropoda;Insecta;Hemipterag;Cicadidae;Cicadettana;Cicadettana</text:p>
          </table:table-cell>
          <table:table-cell office:value-type="float" office:value="108726" calcext:value-type="float">
            <text:p>108726</text:p>
          </table:table-cell>
        </table:table-row>
        <table:table-row table:style-name="ro1">
          <table:table-cell office:value-type="string" calcext:value-type="string">
            <text:p>Otu01e938f531c16c960d46724133fd87e7e37b3f08_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Arthropoda;Insecta;Hemipterag;Cicadidae;Cicadettana;Cicadettana</text:p>
          </table:table-cell>
          <table:table-cell office:value-type="float" office:value="108726" calcext:value-type="float">
            <text:p>108726</text:p>
          </table:table-cell>
        </table:table-row>
        <table:table-row table:style-name="ro1">
          <table:table-cell office:value-type="string" calcext:value-type="string">
            <text:p>Otu021c3fca13c47c8d260f7f9998dd44e16df6879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21c3fca13c47c8d260f7f9998dd44e16df6879c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21c3fca13c47c8d260f7f9998dd44e16df6879c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21c3fca13c47c8d260f7f9998dd44e16df6879c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21c3fca13c47c8d260f7f9998dd44e16df6879c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21c3fca13c47c8d260f7f9998dd44e16df6879c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21c3fca13c47c8d260f7f9998dd44e16df6879c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21c3fca13c47c8d260f7f9998dd44e16df6879c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21c3fca13c47c8d260f7f9998dd44e16df6879c_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21c3fca13c47c8d260f7f9998dd44e16df6879c_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21c3fca13c47c8d260f7f9998dd44e16df6879c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21c3fca13c47c8d260f7f9998dd44e16df6879c_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21c3fca13c47c8d260f7f9998dd44e16df6879c_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21c3fca13c47c8d260f7f9998dd44e16df6879c_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21c3fca13c47c8d260f7f9998dd44e16df6879c_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21c3fca13c47c8d260f7f9998dd44e16df6879c_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21c3fca13c47c8d260f7f9998dd44e16df6879c_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21c3fca13c47c8d260f7f9998dd44e16df6879c_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21c3fca13c47c8d260f7f9998dd44e16df6879c_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21c3fca13c47c8d260f7f9998dd44e16df6879c_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21c3fca13c47c8d260f7f9998dd44e16df6879c_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21c3fca13c47c8d260f7f9998dd44e16df6879c_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21c3fca13c47c8d260f7f9998dd44e16df6879c_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21c3fca13c47c8d260f7f9998dd44e16df6879c_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21c3fca13c47c8d260f7f9998dd44e16df6879c_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21c3fca13c47c8d260f7f9998dd44e16df6879c_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21c3fca13c47c8d260f7f9998dd44e16df6879c_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21c3fca13c47c8d260f7f9998dd44e16df6879c_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21c3fca13c47c8d260f7f9998dd44e16df6879c_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21c3fca13c47c8d260f7f9998dd44e16df6879c_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21c3fca13c47c8d260f7f9998dd44e16df6879c_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21c3fca13c47c8d260f7f9998dd44e16df6879c_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21c3fca13c47c8d260f7f9998dd44e16df6879c_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21c3fca13c47c8d260f7f9998dd44e16df6879c_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21c3fca13c47c8d260f7f9998dd44e16df6879c_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21c3fca13c47c8d260f7f9998dd44e16df6879c_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037099712701932c09044f3f03f93eb6a9a3a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037099712701932c09044f3f03f93eb6a9a3a527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037099712701932c09044f3f03f93eb6a9a3a527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037099712701932c09044f3f03f93eb6a9a3a527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037099712701932c09044f3f03f93eb6a9a3a527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037099712701932c09044f3f03f93eb6a9a3a527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037099712701932c09044f3f03f93eb6a9a3a527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037099712701932c09044f3f03f93eb6a9a3a527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037099712701932c09044f3f03f93eb6a9a3a527_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037099712701932c09044f3f03f93eb6a9a3a527_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037099712701932c09044f3f03f93eb6a9a3a527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037099712701932c09044f3f03f93eb6a9a3a527_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037099712701932c09044f3f03f93eb6a9a3a527_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037099712701932c09044f3f03f93eb6a9a3a527_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037099712701932c09044f3f03f93eb6a9a3a527_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037099712701932c09044f3f03f93eb6a9a3a527_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03e33bd1d89efc2a365cb27463a7ddded5345cf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Arthropoda;Malacostraca;Amphipodag;Acanthogammaridae;Eucarinogammarus;Eucarinogammarus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string" calcext:value-type="string">
            <text:p>Otu03e33bd1d89efc2a365cb27463a7ddded5345cfc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Arthropoda;Malacostraca;Amphipodag;Acanthogammaridae;Eucarinogammarus;Eucarinogammarus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string" calcext:value-type="string">
            <text:p>Otu03e33bd1d89efc2a365cb27463a7ddded5345cfc_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Arthropoda;Malacostraca;Amphipodag;Acanthogammaridae;Eucarinogammarus;Eucarinogammarus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string" calcext:value-type="string">
            <text:p>Otu03e33bd1d89efc2a365cb27463a7ddded5345cfc_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Arthropoda;Malacostraca;Amphipodag;Acanthogammaridae;Eucarinogammarus;Eucarinogammarus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string" calcext:value-type="string">
            <text:p>Otu0422d6336e5dc87cc058a58d446b09d7cf6a3b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rthropoda;Insecta;Mecopterag;Panorpidae;Neopanorpa;Neopanorpa</text:p>
          </table:table-cell>
          <table:table-cell office:value-type="float" office:value="148439" calcext:value-type="float">
            <text:p>148439</text:p>
          </table:table-cell>
        </table:table-row>
        <table:table-row table:style-name="ro1">
          <table:table-cell office:value-type="string" calcext:value-type="string">
            <text:p>Otu0422d6336e5dc87cc058a58d446b09d7cf6a3b87_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rthropoda;Insecta;Mecopterag;Panorpidae;Neopanorpa;Neopanorpa</text:p>
          </table:table-cell>
          <table:table-cell office:value-type="float" office:value="148439" calcext:value-type="float">
            <text:p>148439</text:p>
          </table:table-cell>
        </table:table-row>
        <table:table-row table:style-name="ro1">
          <table:table-cell office:value-type="string" calcext:value-type="string">
            <text:p>Otu0422d6336e5dc87cc058a58d446b09d7cf6a3b87_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rthropoda;Insecta;Mecopterag;Panorpidae;Neopanorpa;Neopanorpa</text:p>
          </table:table-cell>
          <table:table-cell office:value-type="float" office:value="148439" calcext:value-type="float">
            <text:p>148439</text:p>
          </table:table-cell>
        </table:table-row>
        <table:table-row table:style-name="ro1">
          <table:table-cell office:value-type="string" calcext:value-type="string">
            <text:p>Otu0422d6336e5dc87cc058a58d446b09d7cf6a3b87_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rthropoda;Insecta;Mecopterag;Panorpidae;Neopanorpa;Neopanorpa</text:p>
          </table:table-cell>
          <table:table-cell office:value-type="float" office:value="148439" calcext:value-type="float">
            <text:p>148439</text:p>
          </table:table-cell>
        </table:table-row>
        <table:table-row table:style-name="ro1">
          <table:table-cell office:value-type="string" calcext:value-type="string">
            <text:p>Otu04c00ea4616273726bfbedcbed9c0060fc7edda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hordata;Actinopteri;Lophiiformesg;Brachionichthyidae;Brachionichthys;Brachionichthys</text:p>
          </table:table-cell>
          <table:table-cell office:value-type="float" office:value="268573" calcext:value-type="float">
            <text:p>268573</text:p>
          </table:table-cell>
        </table:table-row>
        <table:table-row table:style-name="ro1">
          <table:table-cell office:value-type="string" calcext:value-type="string">
            <text:p>Otu04c00ea4616273726bfbedcbed9c0060fc7eddae_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hordata;Actinopteri;Lophiiformesg;Brachionichthyidae;Brachionichthys;Brachionichthys</text:p>
          </table:table-cell>
          <table:table-cell office:value-type="float" office:value="268573" calcext:value-type="float">
            <text:p>268573</text:p>
          </table:table-cell>
        </table:table-row>
        <table:table-row table:style-name="ro1">
          <table:table-cell office:value-type="string" calcext:value-type="string">
            <text:p>Otu04c00ea4616273726bfbedcbed9c0060fc7eddae_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hordata;Actinopteri;Lophiiformesg;Brachionichthyidae;Brachionichthys;Brachionichthys</text:p>
          </table:table-cell>
          <table:table-cell office:value-type="float" office:value="268573" calcext:value-type="float">
            <text:p>268573</text:p>
          </table:table-cell>
        </table:table-row>
        <table:table-row table:style-name="ro1">
          <table:table-cell office:value-type="string" calcext:value-type="string">
            <text:p>Otu04c00ea4616273726bfbedcbed9c0060fc7eddae_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hordata;Actinopteri;Lophiiformesg;Brachionichthyidae;Brachionichthys;Brachionichthys</text:p>
          </table:table-cell>
          <table:table-cell office:value-type="float" office:value="268573" calcext:value-type="float">
            <text:p>268573</text:p>
          </table:table-cell>
        </table:table-row>
        <table:table-row table:style-name="ro1">
          <table:table-cell office:value-type="string" calcext:value-type="string">
            <text:p>Otu0575ba65f4285fba2a9305271c63f6f18bae9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Vexilliferidae;Vexillifera;Vexillifera</text:p>
          </table:table-cell>
          <table:table-cell office:value-type="float" office:value="120570" calcext:value-type="float">
            <text:p>120570</text:p>
          </table:table-cell>
        </table:table-row>
        <table:table-row table:style-name="ro1">
          <table:table-cell office:value-type="string" calcext:value-type="string">
            <text:p>Otu0575ba65f4285fba2a9305271c63f6f18bae9937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Vexilliferidae;Vexillifera;Vexillifera</text:p>
          </table:table-cell>
          <table:table-cell office:value-type="float" office:value="120570" calcext:value-type="float">
            <text:p>120570</text:p>
          </table:table-cell>
        </table:table-row>
        <table:table-row table:style-name="ro1">
          <table:table-cell office:value-type="string" calcext:value-type="string">
            <text:p>Otu0575ba65f4285fba2a9305271c63f6f18bae9937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Vexilliferidae;Vexillifera;Vexillifera</text:p>
          </table:table-cell>
          <table:table-cell office:value-type="float" office:value="120570" calcext:value-type="float">
            <text:p>120570</text:p>
          </table:table-cell>
        </table:table-row>
        <table:table-row table:style-name="ro1">
          <table:table-cell office:value-type="string" calcext:value-type="string">
            <text:p>Otu0575ba65f4285fba2a9305271c63f6f18bae9937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Vexilliferidae;Vexillifera;Vexillifera</text:p>
          </table:table-cell>
          <table:table-cell office:value-type="float" office:value="120570" calcext:value-type="float">
            <text:p>120570</text:p>
          </table:table-cell>
        </table:table-row>
        <table:table-row table:style-name="ro1">
          <table:table-cell office:value-type="string" calcext:value-type="string">
            <text:p>Otu0575ba65f4285fba2a9305271c63f6f18bae9937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Vexilliferidae;Vexillifera;Vexillifera</text:p>
          </table:table-cell>
          <table:table-cell office:value-type="float" office:value="120570" calcext:value-type="float">
            <text:p>120570</text:p>
          </table:table-cell>
        </table:table-row>
        <table:table-row table:style-name="ro1">
          <table:table-cell office:value-type="string" calcext:value-type="string">
            <text:p>Otu0575ba65f4285fba2a9305271c63f6f18bae9937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Vexilliferidae;Vexillifera;Vexillifera</text:p>
          </table:table-cell>
          <table:table-cell office:value-type="float" office:value="120570" calcext:value-type="float">
            <text:p>120570</text:p>
          </table:table-cell>
        </table:table-row>
        <table:table-row table:style-name="ro1">
          <table:table-cell office:value-type="string" calcext:value-type="string">
            <text:p>Otu0575ba65f4285fba2a9305271c63f6f18bae9937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Vexilliferidae;Vexillifera;Vexillifera</text:p>
          </table:table-cell>
          <table:table-cell office:value-type="float" office:value="120570" calcext:value-type="float">
            <text:p>120570</text:p>
          </table:table-cell>
        </table:table-row>
        <table:table-row table:style-name="ro1">
          <table:table-cell office:value-type="string" calcext:value-type="string">
            <text:p>Otu0575ba65f4285fba2a9305271c63f6f18bae9937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Vexilliferidae;Vexillifera;Vexillifera</text:p>
          </table:table-cell>
          <table:table-cell office:value-type="float" office:value="120570" calcext:value-type="float">
            <text:p>120570</text:p>
          </table:table-cell>
        </table:table-row>
        <table:table-row table:style-name="ro1">
          <table:table-cell office:value-type="string" calcext:value-type="string">
            <text:p>Otu05da86b8f88213415b9b02690a02330c351feed6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Chordata;Ascidiacea;Aplousobranchiag;Polyclinidae;Aplidium;Aplidium</text:p>
          </table:table-cell>
          <table:table-cell office:value-type="float" office:value="103471" calcext:value-type="float">
            <text:p>103471</text:p>
          </table:table-cell>
        </table:table-row>
        <table:table-row table:style-name="ro1">
          <table:table-cell office:value-type="string" calcext:value-type="string">
            <text:p>Otu05da86b8f88213415b9b02690a02330c351feed6_1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Chordata;Ascidiacea;Aplousobranchiag;Polyclinidae;Aplidium;Aplidium</text:p>
          </table:table-cell>
          <table:table-cell office:value-type="float" office:value="103471" calcext:value-type="float">
            <text:p>103471</text:p>
          </table:table-cell>
        </table:table-row>
        <table:table-row table:style-name="ro1">
          <table:table-cell office:value-type="string" calcext:value-type="string">
            <text:p>Otu05da86b8f88213415b9b02690a02330c351feed6_2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Chordata;Ascidiacea;Aplousobranchiag;Polyclinidae;Aplidium;Aplidium</text:p>
          </table:table-cell>
          <table:table-cell office:value-type="float" office:value="103471" calcext:value-type="float">
            <text:p>103471</text:p>
          </table:table-cell>
        </table:table-row>
        <table:table-row table:style-name="ro1">
          <table:table-cell office:value-type="string" calcext:value-type="string">
            <text:p>Otu05da86b8f88213415b9b02690a02330c351feed6_3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Chordata;Ascidiacea;Aplousobranchiag;Polyclinidae;Aplidium;Aplidium</text:p>
          </table:table-cell>
          <table:table-cell office:value-type="float" office:value="103471" calcext:value-type="float">
            <text:p>103471</text:p>
          </table:table-cell>
        </table:table-row>
        <table:table-row table:style-name="ro1">
          <table:table-cell office:value-type="string" calcext:value-type="string">
            <text:p>Otu0689123a3d9b8692e1610c5c5f6bdcb23765714d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karyota;Cnidaria;Hydrozoa;Leptothecatag;Clytiidae;Clytia;Clytia</text:p>
          </table:table-cell>
          <table:table-cell office:value-type="float" office:value="117030" calcext:value-type="float">
            <text:p>117030</text:p>
          </table:table-cell>
        </table:table-row>
        <table:table-row table:style-name="ro1">
          <table:table-cell office:value-type="string" calcext:value-type="string">
            <text:p>Otu0689123a3d9b8692e1610c5c5f6bdcb23765714d_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karyota;Cnidaria;Hydrozoa;Leptothecatag;Clytiidae;Clytia;Clytia</text:p>
          </table:table-cell>
          <table:table-cell office:value-type="float" office:value="117030" calcext:value-type="float">
            <text:p>117030</text:p>
          </table:table-cell>
        </table:table-row>
        <table:table-row table:style-name="ro1">
          <table:table-cell office:value-type="string" calcext:value-type="string">
            <text:p>Otu0689123a3d9b8692e1610c5c5f6bdcb23765714d_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karyota;Cnidaria;Hydrozoa;Leptothecatag;Clytiidae;Clytia;Clytia</text:p>
          </table:table-cell>
          <table:table-cell office:value-type="float" office:value="117030" calcext:value-type="float">
            <text:p>117030</text:p>
          </table:table-cell>
        </table:table-row>
        <table:table-row table:style-name="ro1">
          <table:table-cell office:value-type="string" calcext:value-type="string">
            <text:p>Otu0689123a3d9b8692e1610c5c5f6bdcb23765714d_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karyota;Cnidaria;Hydrozoa;Leptothecatag;Clytiidae;Clytia;Clytia</text:p>
          </table:table-cell>
          <table:table-cell office:value-type="float" office:value="117030" calcext:value-type="float">
            <text:p>117030</text:p>
          </table:table-cell>
        </table:table-row>
        <table:table-row table:style-name="ro1">
          <table:table-cell office:value-type="string" calcext:value-type="string">
            <text:p>Otu06f55679c5de30c76a78905b6333014b5d0f1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rthropoda;Insecta;Hymenopterag;Agaonidae;Kradibia;Kradibia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string" calcext:value-type="string">
            <text:p>Otu06f55679c5de30c76a78905b6333014b5d0f1846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rthropoda;Insecta;Hymenopterag;Agaonidae;Kradibia;Kradibia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string" calcext:value-type="string">
            <text:p>Otu06f55679c5de30c76a78905b6333014b5d0f1846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rthropoda;Insecta;Hymenopterag;Agaonidae;Kradibia;Kradibia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string" calcext:value-type="string">
            <text:p>Otu06f55679c5de30c76a78905b6333014b5d0f1846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rthropoda;Insecta;Hymenopterag;Agaonidae;Kradibia;Kradibia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string" calcext:value-type="string">
            <text:p>Otu06f55679c5de30c76a78905b6333014b5d0f1846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rthropoda;Insecta;Hymenopterag;Agaonidae;Kradibia;Kradibia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string" calcext:value-type="string">
            <text:p>Otu06f55679c5de30c76a78905b6333014b5d0f1846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rthropoda;Insecta;Hymenopterag;Agaonidae;Kradibia;Kradibia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string" calcext:value-type="string">
            <text:p>Otu06f55679c5de30c76a78905b6333014b5d0f1846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rthropoda;Insecta;Hymenopterag;Agaonidae;Kradibia;Kradibia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string" calcext:value-type="string">
            <text:p>Otu06f55679c5de30c76a78905b6333014b5d0f1846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rthropoda;Insecta;Hymenopterag;Agaonidae;Kradibia;Kradibia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string" calcext:value-type="string">
            <text:p>Otu074e21d436e0d09cced05e28b07c84bf85053e5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Annelida;Polychaeta;Eunicidag;Diurodrilidae;Diurodrilus;Diurodrilus</text:p>
          </table:table-cell>
          <table:table-cell office:value-type="float" office:value="129257" calcext:value-type="float">
            <text:p>129257</text:p>
          </table:table-cell>
        </table:table-row>
        <table:table-row table:style-name="ro1">
          <table:table-cell office:value-type="string" calcext:value-type="string">
            <text:p>Otu074e21d436e0d09cced05e28b07c84bf85053e53_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Annelida;Polychaeta;Eunicidag;Diurodrilidae;Diurodrilus;Diurodrilus</text:p>
          </table:table-cell>
          <table:table-cell office:value-type="float" office:value="129257" calcext:value-type="float">
            <text:p>129257</text:p>
          </table:table-cell>
        </table:table-row>
        <table:table-row table:style-name="ro1">
          <table:table-cell office:value-type="string" calcext:value-type="string">
            <text:p>Otu074e21d436e0d09cced05e28b07c84bf85053e53_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Annelida;Polychaeta;Eunicidag;Diurodrilidae;Diurodrilus;Diurodrilus</text:p>
          </table:table-cell>
          <table:table-cell office:value-type="float" office:value="129257" calcext:value-type="float">
            <text:p>129257</text:p>
          </table:table-cell>
        </table:table-row>
        <table:table-row table:style-name="ro1">
          <table:table-cell office:value-type="string" calcext:value-type="string">
            <text:p>Otu074e21d436e0d09cced05e28b07c84bf85053e53_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Annelida;Polychaeta;Eunicidag;Diurodrilidae;Diurodrilus;Diurodrilus</text:p>
          </table:table-cell>
          <table:table-cell office:value-type="float" office:value="129257" calcext:value-type="float">
            <text:p>129257</text:p>
          </table:table-cell>
        </table:table-row>
        <table:table-row table:style-name="ro1">
          <table:table-cell office:value-type="string" calcext:value-type="string">
            <text:p>Otu083db4beeb4fe57c8b19eaf76775802bf0118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rthropoda;Arachnida;Sarcoptiformesg;Proctophyllodidae;Proctophyllodes;Proctophyllodes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Otu083db4beeb4fe57c8b19eaf76775802bf0118989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rthropoda;Arachnida;Sarcoptiformesg;Proctophyllodidae;Proctophyllodes;Proctophyllodes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Otu083db4beeb4fe57c8b19eaf76775802bf0118989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rthropoda;Arachnida;Sarcoptiformesg;Proctophyllodidae;Proctophyllodes;Proctophyllodes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Otu083db4beeb4fe57c8b19eaf76775802bf0118989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rthropoda;Arachnida;Sarcoptiformesg;Proctophyllodidae;Proctophyllodes;Proctophyllodes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Otu087271ffe24fe21df2b9469e57b139338182a52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lorophyta;Mamiellophyceae;Monomastigalesg;Monomastigaceae;Monomastix;Monomastix</text:p>
          </table:table-cell>
          <table:table-cell office:value-type="float" office:value="578239" calcext:value-type="float">
            <text:p>578239</text:p>
          </table:table-cell>
        </table:table-row>
        <table:table-row table:style-name="ro1">
          <table:table-cell office:value-type="string" calcext:value-type="string">
            <text:p>Otu087271ffe24fe21df2b9469e57b139338182a52c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lorophyta;Mamiellophyceae;Monomastigalesg;Monomastigaceae;Monomastix;Monomastix</text:p>
          </table:table-cell>
          <table:table-cell office:value-type="float" office:value="578239" calcext:value-type="float">
            <text:p>578239</text:p>
          </table:table-cell>
        </table:table-row>
        <table:table-row table:style-name="ro1">
          <table:table-cell office:value-type="string" calcext:value-type="string">
            <text:p>Otu087271ffe24fe21df2b9469e57b139338182a52c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lorophyta;Mamiellophyceae;Monomastigalesg;Monomastigaceae;Monomastix;Monomastix</text:p>
          </table:table-cell>
          <table:table-cell office:value-type="float" office:value="578239" calcext:value-type="float">
            <text:p>578239</text:p>
          </table:table-cell>
        </table:table-row>
        <table:table-row table:style-name="ro1">
          <table:table-cell office:value-type="string" calcext:value-type="string">
            <text:p>Otu087271ffe24fe21df2b9469e57b139338182a52c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lorophyta;Mamiellophyceae;Monomastigalesg;Monomastigaceae;Monomastix;Monomastix</text:p>
          </table:table-cell>
          <table:table-cell office:value-type="float" office:value="578239" calcext:value-type="float">
            <text:p>578239</text:p>
          </table:table-cell>
        </table:table-row>
        <table:table-row table:style-name="ro1">
          <table:table-cell office:value-type="string" calcext:value-type="string">
            <text:p>Otu0940044869f8d70e563d95047c16979757a4b04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nidaria;Hydrozoa;Anthoathecatag;Pennariidae;Pennaria;Pennaria</text:p>
          </table:table-cell>
          <table:table-cell office:value-type="float" office:value="117190" calcext:value-type="float">
            <text:p>117190</text:p>
          </table:table-cell>
        </table:table-row>
        <table:table-row table:style-name="ro1">
          <table:table-cell office:value-type="string" calcext:value-type="string">
            <text:p>Otu0940044869f8d70e563d95047c16979757a4b04f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nidaria;Hydrozoa;Anthoathecatag;Pennariidae;Pennaria;Pennaria</text:p>
          </table:table-cell>
          <table:table-cell office:value-type="float" office:value="117190" calcext:value-type="float">
            <text:p>117190</text:p>
          </table:table-cell>
        </table:table-row>
        <table:table-row table:style-name="ro1">
          <table:table-cell office:value-type="string" calcext:value-type="string">
            <text:p>Otu0940044869f8d70e563d95047c16979757a4b04f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nidaria;Hydrozoa;Anthoathecatag;Pennariidae;Pennaria;Pennaria</text:p>
          </table:table-cell>
          <table:table-cell office:value-type="float" office:value="117190" calcext:value-type="float">
            <text:p>117190</text:p>
          </table:table-cell>
        </table:table-row>
        <table:table-row table:style-name="ro1">
          <table:table-cell office:value-type="string" calcext:value-type="string">
            <text:p>Otu0940044869f8d70e563d95047c16979757a4b04f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nidaria;Hydrozoa;Anthoathecatag;Pennariidae;Pennaria;Pennaria</text:p>
          </table:table-cell>
          <table:table-cell office:value-type="float" office:value="117190" calcext:value-type="float">
            <text:p>117190</text:p>
          </table:table-cell>
        </table:table-row>
        <table:table-row table:style-name="ro1">
          <table:table-cell office:value-type="string" calcext:value-type="string">
            <text:p>Otu0940044869f8d70e563d95047c16979757a4b04f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nidaria;Hydrozoa;Anthoathecatag;Pennariidae;Pennaria;Pennaria</text:p>
          </table:table-cell>
          <table:table-cell office:value-type="float" office:value="117190" calcext:value-type="float">
            <text:p>117190</text:p>
          </table:table-cell>
        </table:table-row>
        <table:table-row table:style-name="ro1">
          <table:table-cell office:value-type="string" calcext:value-type="string">
            <text:p>Otu0940044869f8d70e563d95047c16979757a4b04f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nidaria;Hydrozoa;Anthoathecatag;Pennariidae;Pennaria;Pennaria</text:p>
          </table:table-cell>
          <table:table-cell office:value-type="float" office:value="117190" calcext:value-type="float">
            <text:p>117190</text:p>
          </table:table-cell>
        </table:table-row>
        <table:table-row table:style-name="ro1">
          <table:table-cell office:value-type="string" calcext:value-type="string">
            <text:p>Otu0940044869f8d70e563d95047c16979757a4b04f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nidaria;Hydrozoa;Anthoathecatag;Pennariidae;Pennaria;Pennaria</text:p>
          </table:table-cell>
          <table:table-cell office:value-type="float" office:value="117190" calcext:value-type="float">
            <text:p>117190</text:p>
          </table:table-cell>
        </table:table-row>
        <table:table-row table:style-name="ro1">
          <table:table-cell office:value-type="string" calcext:value-type="string">
            <text:p>Otu0940044869f8d70e563d95047c16979757a4b04f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nidaria;Hydrozoa;Anthoathecatag;Pennariidae;Pennaria;Pennaria</text:p>
          </table:table-cell>
          <table:table-cell office:value-type="float" office:value="117190" calcext:value-type="float">
            <text:p>117190</text:p>
          </table:table-cell>
        </table:table-row>
        <table:table-row table:style-name="ro1">
          <table:table-cell office:value-type="string" calcext:value-type="string">
            <text:p>Otu0940044869f8d70e563d95047c16979757a4b04f_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nidaria;Hydrozoa;Anthoathecatag;Pennariidae;Pennaria;Pennaria</text:p>
          </table:table-cell>
          <table:table-cell office:value-type="float" office:value="117190" calcext:value-type="float">
            <text:p>117190</text:p>
          </table:table-cell>
        </table:table-row>
        <table:table-row table:style-name="ro1">
          <table:table-cell office:value-type="string" calcext:value-type="string">
            <text:p>Otu0940044869f8d70e563d95047c16979757a4b04f_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nidaria;Hydrozoa;Anthoathecatag;Pennariidae;Pennaria;Pennaria</text:p>
          </table:table-cell>
          <table:table-cell office:value-type="float" office:value="117190" calcext:value-type="float">
            <text:p>117190</text:p>
          </table:table-cell>
        </table:table-row>
        <table:table-row table:style-name="ro1">
          <table:table-cell office:value-type="string" calcext:value-type="string">
            <text:p>Otu0940044869f8d70e563d95047c16979757a4b04f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nidaria;Hydrozoa;Anthoathecatag;Pennariidae;Pennaria;Pennaria</text:p>
          </table:table-cell>
          <table:table-cell office:value-type="float" office:value="117190" calcext:value-type="float">
            <text:p>117190</text:p>
          </table:table-cell>
        </table:table-row>
        <table:table-row table:style-name="ro1">
          <table:table-cell office:value-type="string" calcext:value-type="string">
            <text:p>Otu0940044869f8d70e563d95047c16979757a4b04f_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nidaria;Hydrozoa;Anthoathecatag;Pennariidae;Pennaria;Pennaria</text:p>
          </table:table-cell>
          <table:table-cell office:value-type="float" office:value="117190" calcext:value-type="float">
            <text:p>117190</text:p>
          </table:table-cell>
        </table:table-row>
        <table:table-row table:style-name="ro1">
          <table:table-cell office:value-type="string" calcext:value-type="string">
            <text:p>Otu098863c73ad98ab0484862046ef690a049bbde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ukaryota;Ascomycota;Saccharomycetes;Saccharomycetalesg;Pichiaceae;Pichia;Pichia</text:p>
          </table:table-cell>
          <table:table-cell office:value-type="float" office:value="147588" calcext:value-type="float">
            <text:p>147588</text:p>
          </table:table-cell>
        </table:table-row>
        <table:table-row table:style-name="ro1">
          <table:table-cell office:value-type="string" calcext:value-type="string">
            <text:p>Otu098863c73ad98ab0484862046ef690a049bbde87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ukaryota;Ascomycota;Saccharomycetes;Saccharomycetalesg;Pichiaceae;Pichia;Pichia</text:p>
          </table:table-cell>
          <table:table-cell office:value-type="float" office:value="147588" calcext:value-type="float">
            <text:p>147588</text:p>
          </table:table-cell>
        </table:table-row>
        <table:table-row table:style-name="ro1">
          <table:table-cell office:value-type="string" calcext:value-type="string">
            <text:p>Otu098863c73ad98ab0484862046ef690a049bbde87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ukaryota;Ascomycota;Saccharomycetes;Saccharomycetalesg;Pichiaceae;Pichia;Pichia</text:p>
          </table:table-cell>
          <table:table-cell office:value-type="float" office:value="147588" calcext:value-type="float">
            <text:p>147588</text:p>
          </table:table-cell>
        </table:table-row>
        <table:table-row table:style-name="ro1">
          <table:table-cell office:value-type="string" calcext:value-type="string">
            <text:p>Otu098863c73ad98ab0484862046ef690a049bbde87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ukaryota;Ascomycota;Saccharomycetes;Saccharomycetalesg;Pichiaceae;Pichia;Pichia</text:p>
          </table:table-cell>
          <table:table-cell office:value-type="float" office:value="147588" calcext:value-type="float">
            <text:p>147588</text:p>
          </table:table-cell>
        </table:table-row>
        <table:table-row table:style-name="ro1">
          <table:table-cell office:value-type="string" calcext:value-type="string">
            <text:p>Otu0a101327fd6987742bffac6a928bf77ebb008b3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rthropoda;Insecta;Lepidopterag;Geometridae;Eois;Eois</text:p>
          </table:table-cell>
          <table:table-cell office:value-type="float" office:value="153365" calcext:value-type="float">
            <text:p>153365</text:p>
          </table:table-cell>
        </table:table-row>
        <table:table-row table:style-name="ro1">
          <table:table-cell office:value-type="string" calcext:value-type="string">
            <text:p>Otu0a101327fd6987742bffac6a928bf77ebb008b33_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rthropoda;Insecta;Lepidopterag;Geometridae;Eois;Eois</text:p>
          </table:table-cell>
          <table:table-cell office:value-type="float" office:value="153365" calcext:value-type="float">
            <text:p>153365</text:p>
          </table:table-cell>
        </table:table-row>
        <table:table-row table:style-name="ro1">
          <table:table-cell office:value-type="string" calcext:value-type="string">
            <text:p>Otu0a101327fd6987742bffac6a928bf77ebb008b33_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rthropoda;Insecta;Lepidopterag;Geometridae;Eois;Eois</text:p>
          </table:table-cell>
          <table:table-cell office:value-type="float" office:value="153365" calcext:value-type="float">
            <text:p>153365</text:p>
          </table:table-cell>
        </table:table-row>
        <table:table-row table:style-name="ro1">
          <table:table-cell office:value-type="string" calcext:value-type="string">
            <text:p>Otu0a101327fd6987742bffac6a928bf77ebb008b33_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rthropoda;Insecta;Lepidopterag;Geometridae;Eois;Eois</text:p>
          </table:table-cell>
          <table:table-cell office:value-type="float" office:value="153365" calcext:value-type="float">
            <text:p>153365</text:p>
          </table:table-cell>
        </table:table-row>
        <table:table-row table:style-name="ro1">
          <table:table-cell office:value-type="string" calcext:value-type="string">
            <text:p>Otu0a906e442e92d3b93be05c2ee012520c74d9ffa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hordata;Actinopteri;Anguilliformesg;Protanguillidae;Protanguilla;Protanguilla</text:p>
          </table:table-cell>
          <table:table-cell office:value-type="float" office:value="588638" calcext:value-type="float">
            <text:p>588638</text:p>
          </table:table-cell>
        </table:table-row>
        <table:table-row table:style-name="ro1">
          <table:table-cell office:value-type="string" calcext:value-type="string">
            <text:p>Otu0a906e442e92d3b93be05c2ee012520c74d9ffa7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hordata;Actinopteri;Anguilliformesg;Protanguillidae;Protanguilla;Protanguilla</text:p>
          </table:table-cell>
          <table:table-cell office:value-type="float" office:value="588638" calcext:value-type="float">
            <text:p>588638</text:p>
          </table:table-cell>
        </table:table-row>
        <table:table-row table:style-name="ro1">
          <table:table-cell office:value-type="string" calcext:value-type="string">
            <text:p>Otu0a906e442e92d3b93be05c2ee012520c74d9ffa7_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hordata;Actinopteri;Anguilliformesg;Protanguillidae;Protanguilla;Protanguilla</text:p>
          </table:table-cell>
          <table:table-cell office:value-type="float" office:value="588638" calcext:value-type="float">
            <text:p>588638</text:p>
          </table:table-cell>
        </table:table-row>
        <table:table-row table:style-name="ro1">
          <table:table-cell office:value-type="string" calcext:value-type="string">
            <text:p>Otu0a906e442e92d3b93be05c2ee012520c74d9ffa7_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hordata;Actinopteri;Anguilliformesg;Protanguillidae;Protanguilla;Protanguilla</text:p>
          </table:table-cell>
          <table:table-cell office:value-type="float" office:value="588638" calcext:value-type="float">
            <text:p>588638</text:p>
          </table:table-cell>
        </table:table-row>
        <table:table-row table:style-name="ro1">
          <table:table-cell office:value-type="string" calcext:value-type="string">
            <text:p>Otu0aa288a92c4edaef494a1b9259204ffc16abb3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Chordata;Ascidiacea;Phlebobranchiag;Ascidiidae;Ascidiella;Ascidiella</text:p>
          </table:table-cell>
          <table:table-cell office:value-type="float" office:value="103484" calcext:value-type="float">
            <text:p>103484</text:p>
          </table:table-cell>
        </table:table-row>
        <table:table-row table:style-name="ro1">
          <table:table-cell office:value-type="string" calcext:value-type="string">
            <text:p>Otu0aa288a92c4edaef494a1b9259204ffc16abb399_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Chordata;Ascidiacea;Phlebobranchiag;Ascidiidae;Ascidiella;Ascidiella</text:p>
          </table:table-cell>
          <table:table-cell office:value-type="float" office:value="103484" calcext:value-type="float">
            <text:p>103484</text:p>
          </table:table-cell>
        </table:table-row>
        <table:table-row table:style-name="ro1">
          <table:table-cell office:value-type="string" calcext:value-type="string">
            <text:p>Otu0aa288a92c4edaef494a1b9259204ffc16abb399_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Chordata;Ascidiacea;Phlebobranchiag;Ascidiidae;Ascidiella;Ascidiella</text:p>
          </table:table-cell>
          <table:table-cell office:value-type="float" office:value="103484" calcext:value-type="float">
            <text:p>103484</text:p>
          </table:table-cell>
        </table:table-row>
        <table:table-row table:style-name="ro1">
          <table:table-cell office:value-type="string" calcext:value-type="string">
            <text:p>Otu0aa288a92c4edaef494a1b9259204ffc16abb399_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Chordata;Ascidiacea;Phlebobranchiag;Ascidiidae;Ascidiella;Ascidiella</text:p>
          </table:table-cell>
          <table:table-cell office:value-type="float" office:value="103484" calcext:value-type="float">
            <text:p>103484</text:p>
          </table:table-cell>
        </table:table-row>
        <table:table-row table:style-name="ro1">
          <table:table-cell office:value-type="string" calcext:value-type="string">
            <text:p>Otu0b59c1a232607958dd1a3c3f5d98fdb6af078bff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Arthropoda;Hexanauplia;Harpacticoidag;Ameiridae;Proameira;Proameira</text:p>
          </table:table-cell>
          <table:table-cell office:value-type="float" office:value="115203" calcext:value-type="float">
            <text:p>115203</text:p>
          </table:table-cell>
        </table:table-row>
        <table:table-row table:style-name="ro1">
          <table:table-cell office:value-type="string" calcext:value-type="string">
            <text:p>Otu0b59c1a232607958dd1a3c3f5d98fdb6af078bff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Arthropoda;Hexanauplia;Harpacticoidag;Ameiridae;Proameira;Proameira</text:p>
          </table:table-cell>
          <table:table-cell office:value-type="float" office:value="115203" calcext:value-type="float">
            <text:p>115203</text:p>
          </table:table-cell>
        </table:table-row>
        <table:table-row table:style-name="ro1">
          <table:table-cell office:value-type="string" calcext:value-type="string">
            <text:p>Otu0b59c1a232607958dd1a3c3f5d98fdb6af078bff_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Arthropoda;Hexanauplia;Harpacticoidag;Ameiridae;Proameira;Proameira</text:p>
          </table:table-cell>
          <table:table-cell office:value-type="float" office:value="115203" calcext:value-type="float">
            <text:p>115203</text:p>
          </table:table-cell>
        </table:table-row>
        <table:table-row table:style-name="ro1">
          <table:table-cell office:value-type="string" calcext:value-type="string">
            <text:p>Otu0b59c1a232607958dd1a3c3f5d98fdb6af078bff_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Arthropoda;Hexanauplia;Harpacticoidag;Ameiridae;Proameira;Proameira</text:p>
          </table:table-cell>
          <table:table-cell office:value-type="float" office:value="115203" calcext:value-type="float">
            <text:p>115203</text:p>
          </table:table-cell>
        </table:table-row>
        <table:table-row table:style-name="ro1">
          <table:table-cell office:value-type="string" calcext:value-type="string">
            <text:p>Otu0b718d1f44d553d6fd3494ef5bf43f38b653ec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hordata;Aves;Passeriformesg;Acanthisittidae;Xenicus;Xenicus</text:p>
          </table:table-cell>
          <table:table-cell office:value-type="float" office:value="758127" calcext:value-type="float">
            <text:p>758127</text:p>
          </table:table-cell>
        </table:table-row>
        <table:table-row table:style-name="ro1">
          <table:table-cell office:value-type="string" calcext:value-type="string">
            <text:p>Otu0b718d1f44d553d6fd3494ef5bf43f38b653ec0f_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hordata;Aves;Passeriformesg;Acanthisittidae;Xenicus;Xenicus</text:p>
          </table:table-cell>
          <table:table-cell office:value-type="float" office:value="758127" calcext:value-type="float">
            <text:p>758127</text:p>
          </table:table-cell>
        </table:table-row>
        <table:table-row table:style-name="ro1">
          <table:table-cell office:value-type="string" calcext:value-type="string">
            <text:p>Otu0b718d1f44d553d6fd3494ef5bf43f38b653ec0f_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hordata;Aves;Passeriformesg;Acanthisittidae;Xenicus;Xenicus</text:p>
          </table:table-cell>
          <table:table-cell office:value-type="float" office:value="758127" calcext:value-type="float">
            <text:p>758127</text:p>
          </table:table-cell>
        </table:table-row>
        <table:table-row table:style-name="ro1">
          <table:table-cell office:value-type="string" calcext:value-type="string">
            <text:p>Otu0b718d1f44d553d6fd3494ef5bf43f38b653ec0f_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hordata;Aves;Passeriformesg;Acanthisittidae;Xenicus;Xenicus</text:p>
          </table:table-cell>
          <table:table-cell office:value-type="float" office:value="758127" calcext:value-type="float">
            <text:p>758127</text:p>
          </table:table-cell>
        </table:table-row>
        <table:table-row table:style-name="ro1">
          <table:table-cell office:value-type="string" calcext:value-type="string">
            <text:p>Otu0cca40ac647d739683dbee748196e129ac873cf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orifera;Demospongiae;Axinellidag;Raspailiidae;Echinodictyum;Echinodictyum</text:p>
          </table:table-cell>
          <table:table-cell office:value-type="float" office:value="167960" calcext:value-type="float">
            <text:p>167960</text:p>
          </table:table-cell>
        </table:table-row>
        <table:table-row table:style-name="ro1">
          <table:table-cell office:value-type="string" calcext:value-type="string">
            <text:p>Otu0cca40ac647d739683dbee748196e129ac873cfe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orifera;Demospongiae;Axinellidag;Raspailiidae;Echinodictyum;Echinodictyum</text:p>
          </table:table-cell>
          <table:table-cell office:value-type="float" office:value="167960" calcext:value-type="float">
            <text:p>167960</text:p>
          </table:table-cell>
        </table:table-row>
        <table:table-row table:style-name="ro1">
          <table:table-cell office:value-type="string" calcext:value-type="string">
            <text:p>Otu0cca40ac647d739683dbee748196e129ac873cfe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orifera;Demospongiae;Axinellidag;Raspailiidae;Echinodictyum;Echinodictyum</text:p>
          </table:table-cell>
          <table:table-cell office:value-type="float" office:value="167960" calcext:value-type="float">
            <text:p>167960</text:p>
          </table:table-cell>
        </table:table-row>
        <table:table-row table:style-name="ro1">
          <table:table-cell office:value-type="string" calcext:value-type="string">
            <text:p>Otu0cca40ac647d739683dbee748196e129ac873cfe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orifera;Demospongiae;Axinellidag;Raspailiidae;Echinodictyum;Echinodictyum</text:p>
          </table:table-cell>
          <table:table-cell office:value-type="float" office:value="167960" calcext:value-type="float">
            <text:p>167960</text:p>
          </table:table-cell>
        </table:table-row>
        <table:table-row table:style-name="ro1">
          <table:table-cell office:value-type="string" calcext:value-type="string">
            <text:p>Otu0ccb5b18540c33f78ec7598ca2e959d236b746f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rthropoda;Arachnida;Ixodidag;Ixodidae;Bothriocroton;Bothriocroton</text:p>
          </table:table-cell>
          <table:table-cell office:value-type="float" office:value="762201" calcext:value-type="float">
            <text:p>762201</text:p>
          </table:table-cell>
        </table:table-row>
        <table:table-row table:style-name="ro1">
          <table:table-cell office:value-type="string" calcext:value-type="string">
            <text:p>Otu0ccb5b18540c33f78ec7598ca2e959d236b746f3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rthropoda;Arachnida;Ixodidag;Ixodidae;Bothriocroton;Bothriocroton</text:p>
          </table:table-cell>
          <table:table-cell office:value-type="float" office:value="762201" calcext:value-type="float">
            <text:p>762201</text:p>
          </table:table-cell>
        </table:table-row>
        <table:table-row table:style-name="ro1">
          <table:table-cell office:value-type="string" calcext:value-type="string">
            <text:p>Otu0ccb5b18540c33f78ec7598ca2e959d236b746f3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rthropoda;Arachnida;Ixodidag;Ixodidae;Bothriocroton;Bothriocroton</text:p>
          </table:table-cell>
          <table:table-cell office:value-type="float" office:value="762201" calcext:value-type="float">
            <text:p>762201</text:p>
          </table:table-cell>
        </table:table-row>
        <table:table-row table:style-name="ro1">
          <table:table-cell office:value-type="string" calcext:value-type="string">
            <text:p>Otu0ccb5b18540c33f78ec7598ca2e959d236b746f3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rthropoda;Arachnida;Ixodidag;Ixodidae;Bothriocroton;Bothriocroton</text:p>
          </table:table-cell>
          <table:table-cell office:value-type="float" office:value="762201" calcext:value-type="float">
            <text:p>762201</text:p>
          </table:table-cell>
        </table:table-row>
        <table:table-row table:style-name="ro1">
          <table:table-cell office:value-type="string" calcext:value-type="string">
            <text:p>Otu0cf3a6d5a4ddeba5fd0e8776cf2c87791488c1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Ascomycota;Sordariomycetes;Hypocrealesg;Nectriaceae;Ilyonectria;Ilyonectria</text:p>
          </table:table-cell>
          <table:table-cell office:value-type="float" office:value="172261" calcext:value-type="float">
            <text:p>172261</text:p>
          </table:table-cell>
        </table:table-row>
        <table:table-row table:style-name="ro1">
          <table:table-cell office:value-type="string" calcext:value-type="string">
            <text:p>Otu0cf3a6d5a4ddeba5fd0e8776cf2c87791488c134_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Ascomycota;Sordariomycetes;Hypocrealesg;Nectriaceae;Ilyonectria;Ilyonectria</text:p>
          </table:table-cell>
          <table:table-cell office:value-type="float" office:value="172261" calcext:value-type="float">
            <text:p>172261</text:p>
          </table:table-cell>
        </table:table-row>
        <table:table-row table:style-name="ro1">
          <table:table-cell office:value-type="string" calcext:value-type="string">
            <text:p>Otu0cf3a6d5a4ddeba5fd0e8776cf2c87791488c134_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Ascomycota;Sordariomycetes;Hypocrealesg;Nectriaceae;Ilyonectria;Ilyonectria</text:p>
          </table:table-cell>
          <table:table-cell office:value-type="float" office:value="172261" calcext:value-type="float">
            <text:p>172261</text:p>
          </table:table-cell>
        </table:table-row>
        <table:table-row table:style-name="ro1">
          <table:table-cell office:value-type="string" calcext:value-type="string">
            <text:p>Otu0cf3a6d5a4ddeba5fd0e8776cf2c87791488c134_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Ascomycota;Sordariomycetes;Hypocrealesg;Nectriaceae;Ilyonectria;Ilyonectria</text:p>
          </table:table-cell>
          <table:table-cell office:value-type="float" office:value="172261" calcext:value-type="float">
            <text:p>172261</text:p>
          </table:table-cell>
        </table:table-row>
        <table:table-row table:style-name="ro1">
          <table:table-cell office:value-type="string" calcext:value-type="string">
            <text:p>Otu0eb788c26ccb7f6ec2dd7a9a1c1da1a704140ca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0eb788c26ccb7f6ec2dd7a9a1c1da1a704140ca8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0eb788c26ccb7f6ec2dd7a9a1c1da1a704140ca8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0eb788c26ccb7f6ec2dd7a9a1c1da1a704140ca8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0eb788c26ccb7f6ec2dd7a9a1c1da1a704140ca8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0eb788c26ccb7f6ec2dd7a9a1c1da1a704140ca8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0eb788c26ccb7f6ec2dd7a9a1c1da1a704140ca8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0eb788c26ccb7f6ec2dd7a9a1c1da1a704140ca8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0eb788c26ccb7f6ec2dd7a9a1c1da1a704140ca8_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0eb788c26ccb7f6ec2dd7a9a1c1da1a704140ca8_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0eb788c26ccb7f6ec2dd7a9a1c1da1a704140ca8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0eb788c26ccb7f6ec2dd7a9a1c1da1a704140ca8_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0eb788c26ccb7f6ec2dd7a9a1c1da1a704140ca8_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0eb788c26ccb7f6ec2dd7a9a1c1da1a704140ca8_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0eb788c26ccb7f6ec2dd7a9a1c1da1a704140ca8_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0eb788c26ccb7f6ec2dd7a9a1c1da1a704140ca8_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0eb788c26ccb7f6ec2dd7a9a1c1da1a704140ca8_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0eb788c26ccb7f6ec2dd7a9a1c1da1a704140ca8_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0eb788c26ccb7f6ec2dd7a9a1c1da1a704140ca8_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0eb788c26ccb7f6ec2dd7a9a1c1da1a704140ca8_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0eb788c26ccb7f6ec2dd7a9a1c1da1a704140ca8_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0eb788c26ccb7f6ec2dd7a9a1c1da1a704140ca8_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0eb788c26ccb7f6ec2dd7a9a1c1da1a704140ca8_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0eb788c26ccb7f6ec2dd7a9a1c1da1a704140ca8_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0eb788c26ccb7f6ec2dd7a9a1c1da1a704140ca8_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0eb788c26ccb7f6ec2dd7a9a1c1da1a704140ca8_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0eb788c26ccb7f6ec2dd7a9a1c1da1a704140ca8_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0eb788c26ccb7f6ec2dd7a9a1c1da1a704140ca8_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0eb788c26ccb7f6ec2dd7a9a1c1da1a704140ca8_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0eb788c26ccb7f6ec2dd7a9a1c1da1a704140ca8_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0eb788c26ccb7f6ec2dd7a9a1c1da1a704140ca8_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0eb788c26ccb7f6ec2dd7a9a1c1da1a704140ca8_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0eb788c26ccb7f6ec2dd7a9a1c1da1a704140ca8_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0eb788c26ccb7f6ec2dd7a9a1c1da1a704140ca8_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0eb788c26ccb7f6ec2dd7a9a1c1da1a704140ca8_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0eb788c26ccb7f6ec2dd7a9a1c1da1a704140ca8_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0eb788c26ccb7f6ec2dd7a9a1c1da1a704140ca8_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0eb788c26ccb7f6ec2dd7a9a1c1da1a704140ca8_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0eb788c26ccb7f6ec2dd7a9a1c1da1a704140ca8_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0eb788c26ccb7f6ec2dd7a9a1c1da1a704140ca8_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0eb788c26ccb7f6ec2dd7a9a1c1da1a704140ca8_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0eb788c26ccb7f6ec2dd7a9a1c1da1a704140ca8_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0eb788c26ccb7f6ec2dd7a9a1c1da1a704140ca8_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0eb788c26ccb7f6ec2dd7a9a1c1da1a704140ca8_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0ebe8a102e75bacc8d0cad00014c40bdf871338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Rhodophyta;Florideophyceae;Halymenialesg;Halymeniaceae;Grateloupia;Grateloupia</text:p>
          </table:table-cell>
          <table:table-cell office:value-type="float" office:value="144044" calcext:value-type="float">
            <text:p>144044</text:p>
          </table:table-cell>
        </table:table-row>
        <table:table-row table:style-name="ro1">
          <table:table-cell office:value-type="string" calcext:value-type="string">
            <text:p>Otu0ebe8a102e75bacc8d0cad00014c40bdf8713389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Rhodophyta;Florideophyceae;Halymenialesg;Halymeniaceae;Grateloupia;Grateloupia</text:p>
          </table:table-cell>
          <table:table-cell office:value-type="float" office:value="144044" calcext:value-type="float">
            <text:p>144044</text:p>
          </table:table-cell>
        </table:table-row>
        <table:table-row table:style-name="ro1">
          <table:table-cell office:value-type="string" calcext:value-type="string">
            <text:p>Otu0ebe8a102e75bacc8d0cad00014c40bdf8713389_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Rhodophyta;Florideophyceae;Halymenialesg;Halymeniaceae;Grateloupia;Grateloupia</text:p>
          </table:table-cell>
          <table:table-cell office:value-type="float" office:value="144044" calcext:value-type="float">
            <text:p>144044</text:p>
          </table:table-cell>
        </table:table-row>
        <table:table-row table:style-name="ro1">
          <table:table-cell office:value-type="string" calcext:value-type="string">
            <text:p>Otu0ebe8a102e75bacc8d0cad00014c40bdf8713389_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Rhodophyta;Florideophyceae;Halymenialesg;Halymeniaceae;Grateloupia;Grateloupia</text:p>
          </table:table-cell>
          <table:table-cell office:value-type="float" office:value="144044" calcext:value-type="float">
            <text:p>144044</text:p>
          </table:table-cell>
        </table:table-row>
        <table:table-row table:style-name="ro1">
          <table:table-cell office:value-type="string" calcext:value-type="string">
            <text:p>Otu0f84571fc9a4ca45af07b5501578023ba7c06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Callithamniaceae;Aglaothamnion;Aglaothamnion</text:p>
          </table:table-cell>
          <table:table-cell/>
        </table:table-row>
        <table:table-row table:style-name="ro1">
          <table:table-cell office:value-type="string" calcext:value-type="string">
            <text:p>Otu0f84571fc9a4ca45af07b5501578023ba7c06094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Callithamniaceae;Aglaothamnion;Aglaothamnion</text:p>
          </table:table-cell>
          <table:table-cell office:value-type="float" office:value="143825" calcext:value-type="float">
            <text:p>143825</text:p>
          </table:table-cell>
        </table:table-row>
        <table:table-row table:style-name="ro1">
          <table:table-cell office:value-type="string" calcext:value-type="string">
            <text:p>Otu0f84571fc9a4ca45af07b5501578023ba7c06094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Callithamniaceae;Aglaothamnion;Aglaothamnion</text:p>
          </table:table-cell>
          <table:table-cell office:value-type="float" office:value="143825" calcext:value-type="float">
            <text:p>143825</text:p>
          </table:table-cell>
        </table:table-row>
        <table:table-row table:style-name="ro1">
          <table:table-cell office:value-type="string" calcext:value-type="string">
            <text:p>Otu0f84571fc9a4ca45af07b5501578023ba7c06094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Callithamniaceae;Aglaothamnion;Aglaothamnion</text:p>
          </table:table-cell>
          <table:table-cell office:value-type="float" office:value="143825" calcext:value-type="float">
            <text:p>143825</text:p>
          </table:table-cell>
        </table:table-row>
        <table:table-row table:style-name="ro1">
          <table:table-cell office:value-type="string" calcext:value-type="string">
            <text:p>Otu0f84571fc9a4ca45af07b5501578023ba7c06094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Callithamniaceae;Aglaothamnion;Aglaothamnion</text:p>
          </table:table-cell>
          <table:table-cell office:value-type="float" office:value="143825" calcext:value-type="float">
            <text:p>143825</text:p>
          </table:table-cell>
        </table:table-row>
        <table:table-row table:style-name="ro1">
          <table:table-cell office:value-type="string" calcext:value-type="string">
            <text:p>Otu0f84571fc9a4ca45af07b5501578023ba7c06094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Callithamniaceae;Aglaothamnion;Aglaothamnion</text:p>
          </table:table-cell>
          <table:table-cell office:value-type="float" office:value="143825" calcext:value-type="float">
            <text:p>143825</text:p>
          </table:table-cell>
        </table:table-row>
        <table:table-row table:style-name="ro1">
          <table:table-cell office:value-type="string" calcext:value-type="string">
            <text:p>Otu0f84571fc9a4ca45af07b5501578023ba7c06094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Callithamniaceae;Aglaothamnion;Aglaothamnion</text:p>
          </table:table-cell>
          <table:table-cell office:value-type="float" office:value="143825" calcext:value-type="float">
            <text:p>143825</text:p>
          </table:table-cell>
        </table:table-row>
        <table:table-row table:style-name="ro1">
          <table:table-cell office:value-type="string" calcext:value-type="string">
            <text:p>Otu0f84571fc9a4ca45af07b5501578023ba7c06094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Callithamniaceae;Aglaothamnion;Aglaothamnion</text:p>
          </table:table-cell>
          <table:table-cell office:value-type="float" office:value="143825" calcext:value-type="float">
            <text:p>143825</text:p>
          </table:table-cell>
        </table:table-row>
        <table:table-row table:style-name="ro1">
          <table:table-cell office:value-type="string" calcext:value-type="string">
            <text:p>Otu102c7cb6e9a107dc473511f8a500360505908a2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Mediophyceae;Lithodesmialesg;Lithodesmiaceae;Ditylum;Ditylum</text:p>
          </table:table-cell>
          <table:table-cell/>
        </table:table-row>
        <table:table-row table:style-name="ro1">
          <table:table-cell office:value-type="string" calcext:value-type="string">
            <text:p>Otu102c7cb6e9a107dc473511f8a500360505908a2c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Mediophyceae;Lithodesmialesg;Lithodesmiaceae;Ditylum;Ditylum</text:p>
          </table:table-cell>
          <table:table-cell/>
        </table:table-row>
        <table:table-row table:style-name="ro1">
          <table:table-cell office:value-type="string" calcext:value-type="string">
            <text:p>Otu102c7cb6e9a107dc473511f8a500360505908a2c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Mediophyceae;Lithodesmialesg;Lithodesmiaceae;Ditylum;Ditylum</text:p>
          </table:table-cell>
          <table:table-cell office:value-type="float" office:value="149022" calcext:value-type="float">
            <text:p>149022</text:p>
          </table:table-cell>
        </table:table-row>
        <table:table-row table:style-name="ro1">
          <table:table-cell office:value-type="string" calcext:value-type="string">
            <text:p>Otu102c7cb6e9a107dc473511f8a500360505908a2c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Mediophyceae;Lithodesmialesg;Lithodesmiaceae;Ditylum;Ditylum</text:p>
          </table:table-cell>
          <table:table-cell office:value-type="float" office:value="149022" calcext:value-type="float">
            <text:p>149022</text:p>
          </table:table-cell>
        </table:table-row>
        <table:table-row table:style-name="ro1">
          <table:table-cell office:value-type="string" calcext:value-type="string">
            <text:p>Otu102c7cb6e9a107dc473511f8a500360505908a2c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Mediophyceae;Lithodesmialesg;Lithodesmiaceae;Ditylum;Ditylum</text:p>
          </table:table-cell>
          <table:table-cell office:value-type="float" office:value="149022" calcext:value-type="float">
            <text:p>149022</text:p>
          </table:table-cell>
        </table:table-row>
        <table:table-row table:style-name="ro1">
          <table:table-cell office:value-type="string" calcext:value-type="string">
            <text:p>Otu102c7cb6e9a107dc473511f8a500360505908a2c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Mediophyceae;Lithodesmialesg;Lithodesmiaceae;Ditylum;Ditylum</text:p>
          </table:table-cell>
          <table:table-cell office:value-type="float" office:value="149022" calcext:value-type="float">
            <text:p>149022</text:p>
          </table:table-cell>
        </table:table-row>
        <table:table-row table:style-name="ro1">
          <table:table-cell office:value-type="string" calcext:value-type="string">
            <text:p>Otu102c7cb6e9a107dc473511f8a500360505908a2c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Mediophyceae;Lithodesmialesg;Lithodesmiaceae;Ditylum;Ditylum</text:p>
          </table:table-cell>
          <table:table-cell office:value-type="float" office:value="149022" calcext:value-type="float">
            <text:p>149022</text:p>
          </table:table-cell>
        </table:table-row>
        <table:table-row table:style-name="ro1">
          <table:table-cell office:value-type="string" calcext:value-type="string">
            <text:p>Otu102c7cb6e9a107dc473511f8a500360505908a2c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Mediophyceae;Lithodesmialesg;Lithodesmiaceae;Ditylum;Ditylum</text:p>
          </table:table-cell>
          <table:table-cell office:value-type="float" office:value="149022" calcext:value-type="float">
            <text:p>149022</text:p>
          </table:table-cell>
        </table:table-row>
        <table:table-row table:style-name="ro1">
          <table:table-cell office:value-type="string" calcext:value-type="string">
            <text:p>Otu120b282e4ecac015de86a03fa7bde31f868bb9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Mollusca;Gastropoda;Neogastropodag;Conidae;Conus;Conus</text:p>
          </table:table-cell>
          <table:table-cell/>
        </table:table-row>
        <table:table-row table:style-name="ro1">
          <table:table-cell office:value-type="string" calcext:value-type="string">
            <text:p>Otu120b282e4ecac015de86a03fa7bde31f868bb987_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Mollusca;Gastropoda;Neogastropodag;Conidae;Conus;Conus</text:p>
          </table:table-cell>
          <table:table-cell office:value-type="float" office:value="137813" calcext:value-type="float">
            <text:p>137813</text:p>
          </table:table-cell>
        </table:table-row>
        <table:table-row table:style-name="ro1">
          <table:table-cell office:value-type="string" calcext:value-type="string">
            <text:p>Otu120b282e4ecac015de86a03fa7bde31f868bb987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Mollusca;Gastropoda;Neogastropodag;Conidae;Conus;Conus</text:p>
          </table:table-cell>
          <table:table-cell office:value-type="float" office:value="137813" calcext:value-type="float">
            <text:p>137813</text:p>
          </table:table-cell>
        </table:table-row>
        <table:table-row table:style-name="ro1">
          <table:table-cell office:value-type="string" calcext:value-type="string">
            <text:p>Otu120b282e4ecac015de86a03fa7bde31f868bb987_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Mollusca;Gastropoda;Neogastropodag;Conidae;Conus;Conus</text:p>
          </table:table-cell>
          <table:table-cell office:value-type="float" office:value="137813" calcext:value-type="float">
            <text:p>137813</text:p>
          </table:table-cell>
        </table:table-row>
        <table:table-row table:style-name="ro1">
          <table:table-cell office:value-type="string" calcext:value-type="string">
            <text:p>Otu1217a6a90d4517dff94438ef962c0533996ce1a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Cnidaria;Hydrozoa;Anthoathecatag;Cladonematidae;Cladonema;Cladonema</text:p>
          </table:table-cell>
          <table:table-cell/>
        </table:table-row>
        <table:table-row table:style-name="ro1">
          <table:table-cell office:value-type="string" calcext:value-type="string">
            <text:p>Otu1217a6a90d4517dff94438ef962c0533996ce1a0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Cnidaria;Hydrozoa;Anthoathecatag;Cladonematidae;Cladonema;Cladonema</text:p>
          </table:table-cell>
          <table:table-cell office:value-type="float" office:value="117049" calcext:value-type="float">
            <text:p>117049</text:p>
          </table:table-cell>
        </table:table-row>
        <table:table-row table:style-name="ro1">
          <table:table-cell office:value-type="string" calcext:value-type="string">
            <text:p>Otu1217a6a90d4517dff94438ef962c0533996ce1a0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Cnidaria;Hydrozoa;Anthoathecatag;Cladonematidae;Cladonema;Cladonema</text:p>
          </table:table-cell>
          <table:table-cell office:value-type="float" office:value="117049" calcext:value-type="float">
            <text:p>117049</text:p>
          </table:table-cell>
        </table:table-row>
        <table:table-row table:style-name="ro1">
          <table:table-cell office:value-type="string" calcext:value-type="string">
            <text:p>Otu1217a6a90d4517dff94438ef962c0533996ce1a0_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Cnidaria;Hydrozoa;Anthoathecatag;Cladonematidae;Cladonema;Cladonema</text:p>
          </table:table-cell>
          <table:table-cell office:value-type="float" office:value="117049" calcext:value-type="float">
            <text:p>117049</text:p>
          </table:table-cell>
        </table:table-row>
        <table:table-row table:style-name="ro1">
          <table:table-cell office:value-type="string" calcext:value-type="string">
            <text:p>Otu12e12cb5b6017b34b9af73e14c76150cdc4e43f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Coscinodiscophyceae;Chaetocerotalesg;Chaetocerotaceae;Chaetoceros;Chaetoceros</text:p>
          </table:table-cell>
          <table:table-cell/>
        </table:table-row>
        <table:table-row table:style-name="ro1">
          <table:table-cell office:value-type="string" calcext:value-type="string">
            <text:p>Otu12e12cb5b6017b34b9af73e14c76150cdc4e43f4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Coscinodiscophyceae;Chaetocerotalesg;Chaetocerotaceae;Chaetoceros;Chaetoceros</text:p>
          </table:table-cell>
          <table:table-cell/>
        </table:table-row>
        <table:table-row table:style-name="ro1">
          <table:table-cell office:value-type="string" calcext:value-type="string">
            <text:p>Otu12e12cb5b6017b34b9af73e14c76150cdc4e43f4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Coscinodiscophyceae;Chaetocerotalesg;Chaetocerotaceae;Chaetoceros;Chaetoceros</text:p>
          </table:table-cell>
          <table:table-cell office:value-type="float" office:value="148985" calcext:value-type="float">
            <text:p>148985</text:p>
          </table:table-cell>
        </table:table-row>
        <table:table-row table:style-name="ro1">
          <table:table-cell office:value-type="string" calcext:value-type="string">
            <text:p>Otu12e12cb5b6017b34b9af73e14c76150cdc4e43f4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Coscinodiscophyceae;Chaetocerotalesg;Chaetocerotaceae;Chaetoceros;Chaetoceros</text:p>
          </table:table-cell>
          <table:table-cell office:value-type="float" office:value="148985" calcext:value-type="float">
            <text:p>148985</text:p>
          </table:table-cell>
        </table:table-row>
        <table:table-row table:style-name="ro1">
          <table:table-cell office:value-type="string" calcext:value-type="string">
            <text:p>Otu12e12cb5b6017b34b9af73e14c76150cdc4e43f4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Coscinodiscophyceae;Chaetocerotalesg;Chaetocerotaceae;Chaetoceros;Chaetoceros</text:p>
          </table:table-cell>
          <table:table-cell office:value-type="float" office:value="148985" calcext:value-type="float">
            <text:p>148985</text:p>
          </table:table-cell>
        </table:table-row>
        <table:table-row table:style-name="ro1">
          <table:table-cell office:value-type="string" calcext:value-type="string">
            <text:p>Otu12e12cb5b6017b34b9af73e14c76150cdc4e43f4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Coscinodiscophyceae;Chaetocerotalesg;Chaetocerotaceae;Chaetoceros;Chaetoceros</text:p>
          </table:table-cell>
          <table:table-cell office:value-type="float" office:value="148985" calcext:value-type="float">
            <text:p>148985</text:p>
          </table:table-cell>
        </table:table-row>
        <table:table-row table:style-name="ro1">
          <table:table-cell office:value-type="string" calcext:value-type="string">
            <text:p>Otu12e12cb5b6017b34b9af73e14c76150cdc4e43f4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Coscinodiscophyceae;Chaetocerotalesg;Chaetocerotaceae;Chaetoceros;Chaetoceros</text:p>
          </table:table-cell>
          <table:table-cell office:value-type="float" office:value="148985" calcext:value-type="float">
            <text:p>148985</text:p>
          </table:table-cell>
        </table:table-row>
        <table:table-row table:style-name="ro1">
          <table:table-cell office:value-type="string" calcext:value-type="string">
            <text:p>Otu12e12cb5b6017b34b9af73e14c76150cdc4e43f4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Coscinodiscophyceae;Chaetocerotalesg;Chaetocerotaceae;Chaetoceros;Chaetoceros</text:p>
          </table:table-cell>
          <table:table-cell office:value-type="float" office:value="148985" calcext:value-type="float">
            <text:p>148985</text:p>
          </table:table-cell>
        </table:table-row>
        <table:table-row table:style-name="ro1">
          <table:table-cell office:value-type="string" calcext:value-type="string">
            <text:p>Otu13161d4b08b7f32ceebaff9e90404b9f55f8e83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13161d4b08b7f32ceebaff9e90404b9f55f8e83d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13161d4b08b7f32ceebaff9e90404b9f55f8e83d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13161d4b08b7f32ceebaff9e90404b9f55f8e83d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13161d4b08b7f32ceebaff9e90404b9f55f8e83d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13161d4b08b7f32ceebaff9e90404b9f55f8e83d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13161d4b08b7f32ceebaff9e90404b9f55f8e83d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13161d4b08b7f32ceebaff9e90404b9f55f8e83d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13161d4b08b7f32ceebaff9e90404b9f55f8e83d_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13161d4b08b7f32ceebaff9e90404b9f55f8e83d_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13161d4b08b7f32ceebaff9e90404b9f55f8e83d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13161d4b08b7f32ceebaff9e90404b9f55f8e83d_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13161d4b08b7f32ceebaff9e90404b9f55f8e83d_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13161d4b08b7f32ceebaff9e90404b9f55f8e83d_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13161d4b08b7f32ceebaff9e90404b9f55f8e83d_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13161d4b08b7f32ceebaff9e90404b9f55f8e83d_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140f60c7fda20442bbd1af922f5b8663c6398d6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hordata;Ascidiacea;Phlebobranchiag;Ascidiidae;Phallusia;Phallusia</text:p>
          </table:table-cell>
          <table:table-cell office:value-type="float" office:value="103485" calcext:value-type="float">
            <text:p>103485</text:p>
          </table:table-cell>
        </table:table-row>
        <table:table-row table:style-name="ro1">
          <table:table-cell office:value-type="string" calcext:value-type="string">
            <text:p>Otu140f60c7fda20442bbd1af922f5b8663c6398d6e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hordata;Ascidiacea;Phlebobranchiag;Ascidiidae;Phallusia;Phallusia</text:p>
          </table:table-cell>
          <table:table-cell office:value-type="float" office:value="103485" calcext:value-type="float">
            <text:p>103485</text:p>
          </table:table-cell>
        </table:table-row>
        <table:table-row table:style-name="ro1">
          <table:table-cell office:value-type="string" calcext:value-type="string">
            <text:p>Otu140f60c7fda20442bbd1af922f5b8663c6398d6e_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hordata;Ascidiacea;Phlebobranchiag;Ascidiidae;Phallusia;Phallusia</text:p>
          </table:table-cell>
          <table:table-cell office:value-type="float" office:value="103485" calcext:value-type="float">
            <text:p>103485</text:p>
          </table:table-cell>
        </table:table-row>
        <table:table-row table:style-name="ro1">
          <table:table-cell office:value-type="string" calcext:value-type="string">
            <text:p>Otu140f60c7fda20442bbd1af922f5b8663c6398d6e_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hordata;Ascidiacea;Phlebobranchiag;Ascidiidae;Phallusia;Phallusia</text:p>
          </table:table-cell>
          <table:table-cell office:value-type="float" office:value="103485" calcext:value-type="float">
            <text:p>103485</text:p>
          </table:table-cell>
        </table:table-row>
        <table:table-row table:style-name="ro1">
          <table:table-cell office:value-type="string" calcext:value-type="string">
            <text:p>Otu140f60c7fda20442bbd1af922f5b8663c6398d6e_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hordata;Ascidiacea;Phlebobranchiag;Ascidiidae;Phallusia;Phallusia</text:p>
          </table:table-cell>
          <table:table-cell office:value-type="float" office:value="103485" calcext:value-type="float">
            <text:p>103485</text:p>
          </table:table-cell>
        </table:table-row>
        <table:table-row table:style-name="ro1">
          <table:table-cell office:value-type="string" calcext:value-type="string">
            <text:p>Otu140f60c7fda20442bbd1af922f5b8663c6398d6e_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hordata;Ascidiacea;Phlebobranchiag;Ascidiidae;Phallusia;Phallusia</text:p>
          </table:table-cell>
          <table:table-cell office:value-type="float" office:value="103485" calcext:value-type="float">
            <text:p>103485</text:p>
          </table:table-cell>
        </table:table-row>
        <table:table-row table:style-name="ro1">
          <table:table-cell office:value-type="string" calcext:value-type="string">
            <text:p>Otu140f60c7fda20442bbd1af922f5b8663c6398d6e_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hordata;Ascidiacea;Phlebobranchiag;Ascidiidae;Phallusia;Phallusia</text:p>
          </table:table-cell>
          <table:table-cell office:value-type="float" office:value="103485" calcext:value-type="float">
            <text:p>103485</text:p>
          </table:table-cell>
        </table:table-row>
        <table:table-row table:style-name="ro1">
          <table:table-cell office:value-type="string" calcext:value-type="string">
            <text:p>Otu140f60c7fda20442bbd1af922f5b8663c6398d6e_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hordata;Ascidiacea;Phlebobranchiag;Ascidiidae;Phallusia;Phallusia</text:p>
          </table:table-cell>
          <table:table-cell office:value-type="float" office:value="103485" calcext:value-type="float">
            <text:p>103485</text:p>
          </table:table-cell>
        </table:table-row>
        <table:table-row table:style-name="ro1">
          <table:table-cell office:value-type="string" calcext:value-type="string">
            <text:p>Otu1436964ce8d74a98054a30d1c69d621ca09831f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sidiomycota;Agaricomycetes;Russulalesg;Russulaceae;Lactarius</text:p>
          </table:table-cell>
          <table:table-cell/>
        </table:table-row>
        <table:table-row table:style-name="ro1">
          <table:table-cell office:value-type="string" calcext:value-type="string">
            <text:p>Otu1436964ce8d74a98054a30d1c69d621ca09831f8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sidiomycota;Agaricomycetes;Russulalesg;Russulaceae;Lactarius</text:p>
          </table:table-cell>
          <table:table-cell office:value-type="float" office:value="205520" calcext:value-type="float">
            <text:p>205520</text:p>
          </table:table-cell>
        </table:table-row>
        <table:table-row table:style-name="ro1">
          <table:table-cell office:value-type="string" calcext:value-type="string">
            <text:p>Otu1436964ce8d74a98054a30d1c69d621ca09831f8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sidiomycota;Agaricomycetes;Russulalesg;Russulaceae;Lactarius</text:p>
          </table:table-cell>
          <table:table-cell office:value-type="float" office:value="205520" calcext:value-type="float">
            <text:p>205520</text:p>
          </table:table-cell>
        </table:table-row>
        <table:table-row table:style-name="ro1">
          <table:table-cell office:value-type="string" calcext:value-type="string">
            <text:p>Otu1436964ce8d74a98054a30d1c69d621ca09831f8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sidiomycota;Agaricomycetes;Russulalesg;Russulaceae;Lactarius</text:p>
          </table:table-cell>
          <table:table-cell office:value-type="float" office:value="205520" calcext:value-type="float">
            <text:p>205520</text:p>
          </table:table-cell>
        </table:table-row>
        <table:table-row table:style-name="ro1">
          <table:table-cell office:value-type="string" calcext:value-type="string">
            <text:p>Otu159d282681614ef63221525ba33a9063c4e4cd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Naviculaceae;Fistulifera;Fistulifera</text:p>
          </table:table-cell>
          <table:table-cell/>
        </table:table-row>
        <table:table-row table:style-name="ro1">
          <table:table-cell office:value-type="string" calcext:value-type="string">
            <text:p>Otu159d282681614ef63221525ba33a9063c4e4cd22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Naviculaceae;Fistulifera;Fistulifera</text:p>
          </table:table-cell>
          <table:table-cell office:value-type="float" office:value="577520" calcext:value-type="float">
            <text:p>577520</text:p>
          </table:table-cell>
        </table:table-row>
        <table:table-row table:style-name="ro1">
          <table:table-cell office:value-type="string" calcext:value-type="string">
            <text:p>Otu159d282681614ef63221525ba33a9063c4e4cd22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Naviculaceae;Fistulifera;Fistulifera</text:p>
          </table:table-cell>
          <table:table-cell office:value-type="float" office:value="577520" calcext:value-type="float">
            <text:p>577520</text:p>
          </table:table-cell>
        </table:table-row>
        <table:table-row table:style-name="ro1">
          <table:table-cell office:value-type="string" calcext:value-type="string">
            <text:p>Otu159d282681614ef63221525ba33a9063c4e4cd22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Naviculaceae;Fistulifera;Fistulifera</text:p>
          </table:table-cell>
          <table:table-cell office:value-type="float" office:value="577520" calcext:value-type="float">
            <text:p>577520</text:p>
          </table:table-cell>
        </table:table-row>
        <table:table-row table:style-name="ro1">
          <table:table-cell office:value-type="string" calcext:value-type="string">
            <text:p>Otu15d265722af107d2cf081fda5665be92126e49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Discosea;Longamoebia;Longamoebiag;Acanthamoebidae;Acanthamoeba;Acanthamoeba</text:p>
          </table:table-cell>
          <table:table-cell/>
        </table:table-row>
        <table:table-row table:style-name="ro1">
          <table:table-cell office:value-type="string" calcext:value-type="string">
            <text:p>Otu15d265722af107d2cf081fda5665be92126e4927_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Discosea;Longamoebia;Longamoebiag;Acanthamoebidae;Acanthamoeba;Acanthamoeba</text:p>
          </table:table-cell>
          <table:table-cell office:value-type="float" office:value="120531" calcext:value-type="float">
            <text:p>120531</text:p>
          </table:table-cell>
        </table:table-row>
        <table:table-row table:style-name="ro1">
          <table:table-cell office:value-type="string" calcext:value-type="string">
            <text:p>Otu15d265722af107d2cf081fda5665be92126e4927_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Discosea;Longamoebia;Longamoebiag;Acanthamoebidae;Acanthamoeba;Acanthamoeba</text:p>
          </table:table-cell>
          <table:table-cell office:value-type="float" office:value="120531" calcext:value-type="float">
            <text:p>120531</text:p>
          </table:table-cell>
        </table:table-row>
        <table:table-row table:style-name="ro1">
          <table:table-cell office:value-type="string" calcext:value-type="string">
            <text:p>Otu15d265722af107d2cf081fda5665be92126e4927_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Discosea;Longamoebia;Longamoebiag;Acanthamoebidae;Acanthamoeba;Acanthamoeba</text:p>
          </table:table-cell>
          <table:table-cell office:value-type="float" office:value="120531" calcext:value-type="float">
            <text:p>120531</text:p>
          </table:table-cell>
        </table:table-row>
        <table:table-row table:style-name="ro1">
          <table:table-cell office:value-type="string" calcext:value-type="string">
            <text:p>Otu15d265722af107d2cf081fda5665be92126e4927_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Discosea;Longamoebia;Longamoebiag;Acanthamoebidae;Acanthamoeba;Acanthamoeba</text:p>
          </table:table-cell>
          <table:table-cell office:value-type="float" office:value="120531" calcext:value-type="float">
            <text:p>120531</text:p>
          </table:table-cell>
        </table:table-row>
        <table:table-row table:style-name="ro1">
          <table:table-cell office:value-type="string" calcext:value-type="string">
            <text:p>Otu15d265722af107d2cf081fda5665be92126e4927_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Discosea;Longamoebia;Longamoebiag;Acanthamoebidae;Acanthamoeba;Acanthamoeba</text:p>
          </table:table-cell>
          <table:table-cell office:value-type="float" office:value="120531" calcext:value-type="float">
            <text:p>120531</text:p>
          </table:table-cell>
        </table:table-row>
        <table:table-row table:style-name="ro1">
          <table:table-cell office:value-type="string" calcext:value-type="string">
            <text:p>Otu15d265722af107d2cf081fda5665be92126e4927_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Discosea;Longamoebia;Longamoebiag;Acanthamoebidae;Acanthamoeba;Acanthamoeba</text:p>
          </table:table-cell>
          <table:table-cell office:value-type="float" office:value="120531" calcext:value-type="float">
            <text:p>120531</text:p>
          </table:table-cell>
        </table:table-row>
        <table:table-row table:style-name="ro1">
          <table:table-cell office:value-type="string" calcext:value-type="string">
            <text:p>Otu15d265722af107d2cf081fda5665be92126e4927_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Discosea;Longamoebia;Longamoebiag;Acanthamoebidae;Acanthamoeba;Acanthamoeba</text:p>
          </table:table-cell>
          <table:table-cell office:value-type="float" office:value="120531" calcext:value-type="float">
            <text:p>120531</text:p>
          </table:table-cell>
        </table:table-row>
        <table:table-row table:style-name="ro1">
          <table:table-cell office:value-type="string" calcext:value-type="string">
            <text:p>Otu164c769496ff9a04bf2b71f669d069eb0b0d75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Porifera;Demospongiae;Clionaidag;Clionaidae;Cliona;Cliona</text:p>
          </table:table-cell>
          <table:table-cell/>
        </table:table-row>
        <table:table-row table:style-name="ro1">
          <table:table-cell office:value-type="string" calcext:value-type="string">
            <text:p>Otu164c769496ff9a04bf2b71f669d069eb0b0d7546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Porifera;Demospongiae;Clionaidag;Clionaidae;Cliona;Cliona</text:p>
          </table:table-cell>
          <table:table-cell office:value-type="float" office:value="132026" calcext:value-type="float">
            <text:p>132026</text:p>
          </table:table-cell>
        </table:table-row>
        <table:table-row table:style-name="ro1">
          <table:table-cell office:value-type="string" calcext:value-type="string">
            <text:p>Otu164c769496ff9a04bf2b71f669d069eb0b0d7546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Porifera;Demospongiae;Clionaidag;Clionaidae;Cliona;Cliona</text:p>
          </table:table-cell>
          <table:table-cell office:value-type="float" office:value="132026" calcext:value-type="float">
            <text:p>132026</text:p>
          </table:table-cell>
        </table:table-row>
        <table:table-row table:style-name="ro1">
          <table:table-cell office:value-type="string" calcext:value-type="string">
            <text:p>Otu164c769496ff9a04bf2b71f669d069eb0b0d7546_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Porifera;Demospongiae;Clionaidag;Clionaidae;Cliona;Cliona</text:p>
          </table:table-cell>
          <table:table-cell office:value-type="float" office:value="132026" calcext:value-type="float">
            <text:p>132026</text:p>
          </table:table-cell>
        </table:table-row>
        <table:table-row table:style-name="ro1">
          <table:table-cell office:value-type="string" calcext:value-type="string">
            <text:p>Otu170eb2452302de0871eca967f5ed84534af44f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lorophyta;Chlorophyceae;Chlamydomonadalesg;Dunaliellaceae;Dunaliella;Dunaliella</text:p>
          </table:table-cell>
          <table:table-cell/>
        </table:table-row>
        <table:table-row table:style-name="ro1">
          <table:table-cell office:value-type="string" calcext:value-type="string">
            <text:p>Otu170eb2452302de0871eca967f5ed84534af44f65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lorophyta;Chlorophyceae;Chlamydomonadalesg;Dunaliellaceae;Dunaliella;Dunaliella</text:p>
          </table:table-cell>
          <table:table-cell office:value-type="float" office:value="178589" calcext:value-type="float">
            <text:p>178589</text:p>
          </table:table-cell>
        </table:table-row>
        <table:table-row table:style-name="ro1">
          <table:table-cell office:value-type="string" calcext:value-type="string">
            <text:p>Otu170eb2452302de0871eca967f5ed84534af44f65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lorophyta;Chlorophyceae;Chlamydomonadalesg;Dunaliellaceae;Dunaliella;Dunaliella</text:p>
          </table:table-cell>
          <table:table-cell office:value-type="float" office:value="178589" calcext:value-type="float">
            <text:p>178589</text:p>
          </table:table-cell>
        </table:table-row>
        <table:table-row table:style-name="ro1">
          <table:table-cell office:value-type="string" calcext:value-type="string">
            <text:p>Otu170eb2452302de0871eca967f5ed84534af44f65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lorophyta;Chlorophyceae;Chlamydomonadalesg;Dunaliellaceae;Dunaliella;Dunaliella</text:p>
          </table:table-cell>
          <table:table-cell office:value-type="float" office:value="178589" calcext:value-type="float">
            <text:p>178589</text:p>
          </table:table-cell>
        </table:table-row>
        <table:table-row table:style-name="ro1">
          <table:table-cell office:value-type="string" calcext:value-type="string">
            <text:p>Otu1821093a295f5a97b5255926f03b90367b8ba14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nidaria;Hydrozoa;Leptothecatag;Obeliidae;Obelia;Obelia</text:p>
          </table:table-cell>
          <table:table-cell office:value-type="float" office:value="117034" calcext:value-type="float">
            <text:p>117034</text:p>
          </table:table-cell>
        </table:table-row>
        <table:table-row table:style-name="ro1">
          <table:table-cell office:value-type="string" calcext:value-type="string">
            <text:p>Otu1821093a295f5a97b5255926f03b90367b8ba142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nidaria;Hydrozoa;Leptothecatag;Obeliidae;Obelia;Obelia</text:p>
          </table:table-cell>
          <table:table-cell office:value-type="float" office:value="117034" calcext:value-type="float">
            <text:p>117034</text:p>
          </table:table-cell>
        </table:table-row>
        <table:table-row table:style-name="ro1">
          <table:table-cell office:value-type="string" calcext:value-type="string">
            <text:p>Otu1821093a295f5a97b5255926f03b90367b8ba142_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nidaria;Hydrozoa;Leptothecatag;Obeliidae;Obelia;Obelia</text:p>
          </table:table-cell>
          <table:table-cell office:value-type="float" office:value="117034" calcext:value-type="float">
            <text:p>117034</text:p>
          </table:table-cell>
        </table:table-row>
        <table:table-row table:style-name="ro1">
          <table:table-cell office:value-type="string" calcext:value-type="string">
            <text:p>Otu1821093a295f5a97b5255926f03b90367b8ba142_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nidaria;Hydrozoa;Leptothecatag;Obeliidae;Obelia;Obelia</text:p>
          </table:table-cell>
          <table:table-cell office:value-type="float" office:value="117034" calcext:value-type="float">
            <text:p>117034</text:p>
          </table:table-cell>
        </table:table-row>
        <table:table-row table:style-name="ro1">
          <table:table-cell office:value-type="string" calcext:value-type="string">
            <text:p>Otu1821093a295f5a97b5255926f03b90367b8ba142_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nidaria;Hydrozoa;Leptothecatag;Obeliidae;Obelia;Obelia</text:p>
          </table:table-cell>
          <table:table-cell office:value-type="float" office:value="117034" calcext:value-type="float">
            <text:p>117034</text:p>
          </table:table-cell>
        </table:table-row>
        <table:table-row table:style-name="ro1">
          <table:table-cell office:value-type="string" calcext:value-type="string">
            <text:p>Otu1821093a295f5a97b5255926f03b90367b8ba142_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nidaria;Hydrozoa;Leptothecatag;Obeliidae;Obelia;Obelia</text:p>
          </table:table-cell>
          <table:table-cell office:value-type="float" office:value="117034" calcext:value-type="float">
            <text:p>117034</text:p>
          </table:table-cell>
        </table:table-row>
        <table:table-row table:style-name="ro1">
          <table:table-cell office:value-type="string" calcext:value-type="string">
            <text:p>Otu1821093a295f5a97b5255926f03b90367b8ba142_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nidaria;Hydrozoa;Leptothecatag;Obeliidae;Obelia;Obelia</text:p>
          </table:table-cell>
          <table:table-cell office:value-type="float" office:value="117034" calcext:value-type="float">
            <text:p>117034</text:p>
          </table:table-cell>
        </table:table-row>
        <table:table-row table:style-name="ro1">
          <table:table-cell office:value-type="string" calcext:value-type="string">
            <text:p>Otu1821093a295f5a97b5255926f03b90367b8ba142_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nidaria;Hydrozoa;Leptothecatag;Obeliidae;Obelia;Obelia</text:p>
          </table:table-cell>
          <table:table-cell office:value-type="float" office:value="117034" calcext:value-type="float">
            <text:p>117034</text:p>
          </table:table-cell>
        </table:table-row>
        <table:table-row table:style-name="ro1">
          <table:table-cell office:value-type="string" calcext:value-type="string">
            <text:p>Otu1821093a295f5a97b5255926f03b90367b8ba142_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nidaria;Hydrozoa;Leptothecatag;Obeliidae;Obelia;Obelia</text:p>
          </table:table-cell>
          <table:table-cell office:value-type="float" office:value="117034" calcext:value-type="float">
            <text:p>117034</text:p>
          </table:table-cell>
        </table:table-row>
        <table:table-row table:style-name="ro1">
          <table:table-cell office:value-type="string" calcext:value-type="string">
            <text:p>Otu1821093a295f5a97b5255926f03b90367b8ba142_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nidaria;Hydrozoa;Leptothecatag;Obeliidae;Obelia;Obelia</text:p>
          </table:table-cell>
          <table:table-cell office:value-type="float" office:value="117034" calcext:value-type="float">
            <text:p>117034</text:p>
          </table:table-cell>
        </table:table-row>
        <table:table-row table:style-name="ro1">
          <table:table-cell office:value-type="string" calcext:value-type="string">
            <text:p>Otu1821093a295f5a97b5255926f03b90367b8ba142_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nidaria;Hydrozoa;Leptothecatag;Obeliidae;Obelia;Obelia</text:p>
          </table:table-cell>
          <table:table-cell office:value-type="float" office:value="117034" calcext:value-type="float">
            <text:p>117034</text:p>
          </table:table-cell>
        </table:table-row>
        <table:table-row table:style-name="ro1">
          <table:table-cell office:value-type="string" calcext:value-type="string">
            <text:p>Otu1821093a295f5a97b5255926f03b90367b8ba142_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nidaria;Hydrozoa;Leptothecatag;Obeliidae;Obelia;Obelia</text:p>
          </table:table-cell>
          <table:table-cell office:value-type="float" office:value="117034" calcext:value-type="float">
            <text:p>117034</text:p>
          </table:table-cell>
        </table:table-row>
        <table:table-row table:style-name="ro1">
          <table:table-cell office:value-type="string" calcext:value-type="string">
            <text:p>Otu184bc7be8f6a0b8f986ed5ddd41a047bee321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Mediophyceae;Lithodesmialesg;Lithodesmiaceae;Ditylum;Ditylum</text:p>
          </table:table-cell>
          <table:table-cell/>
        </table:table-row>
        <table:table-row table:style-name="ro1">
          <table:table-cell office:value-type="string" calcext:value-type="string">
            <text:p>Otu184bc7be8f6a0b8f986ed5ddd41a047bee321517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Mediophyceae;Lithodesmialesg;Lithodesmiaceae;Ditylum;Ditylum</text:p>
          </table:table-cell>
          <table:table-cell/>
        </table:table-row>
        <table:table-row table:style-name="ro1">
          <table:table-cell office:value-type="string" calcext:value-type="string">
            <text:p>Otu184bc7be8f6a0b8f986ed5ddd41a047bee321517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Mediophyceae;Lithodesmialesg;Lithodesmiaceae;Ditylum;Ditylum</text:p>
          </table:table-cell>
          <table:table-cell office:value-type="float" office:value="149022" calcext:value-type="float">
            <text:p>149022</text:p>
          </table:table-cell>
        </table:table-row>
        <table:table-row table:style-name="ro1">
          <table:table-cell office:value-type="string" calcext:value-type="string">
            <text:p>Otu184bc7be8f6a0b8f986ed5ddd41a047bee321517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Mediophyceae;Lithodesmialesg;Lithodesmiaceae;Ditylum;Ditylum</text:p>
          </table:table-cell>
          <table:table-cell office:value-type="float" office:value="149022" calcext:value-type="float">
            <text:p>149022</text:p>
          </table:table-cell>
        </table:table-row>
        <table:table-row table:style-name="ro1">
          <table:table-cell office:value-type="string" calcext:value-type="string">
            <text:p>Otu184bc7be8f6a0b8f986ed5ddd41a047bee321517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Mediophyceae;Lithodesmialesg;Lithodesmiaceae;Ditylum;Ditylum</text:p>
          </table:table-cell>
          <table:table-cell office:value-type="float" office:value="149022" calcext:value-type="float">
            <text:p>149022</text:p>
          </table:table-cell>
        </table:table-row>
        <table:table-row table:style-name="ro1">
          <table:table-cell office:value-type="string" calcext:value-type="string">
            <text:p>Otu184bc7be8f6a0b8f986ed5ddd41a047bee321517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Mediophyceae;Lithodesmialesg;Lithodesmiaceae;Ditylum;Ditylum</text:p>
          </table:table-cell>
          <table:table-cell office:value-type="float" office:value="149022" calcext:value-type="float">
            <text:p>149022</text:p>
          </table:table-cell>
        </table:table-row>
        <table:table-row table:style-name="ro1">
          <table:table-cell office:value-type="string" calcext:value-type="string">
            <text:p>Otu184bc7be8f6a0b8f986ed5ddd41a047bee321517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Mediophyceae;Lithodesmialesg;Lithodesmiaceae;Ditylum;Ditylum</text:p>
          </table:table-cell>
          <table:table-cell office:value-type="float" office:value="149022" calcext:value-type="float">
            <text:p>149022</text:p>
          </table:table-cell>
        </table:table-row>
        <table:table-row table:style-name="ro1">
          <table:table-cell office:value-type="string" calcext:value-type="string">
            <text:p>Otu184bc7be8f6a0b8f986ed5ddd41a047bee321517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Mediophyceae;Lithodesmialesg;Lithodesmiaceae;Ditylum;Ditylum</text:p>
          </table:table-cell>
          <table:table-cell office:value-type="float" office:value="149022" calcext:value-type="float">
            <text:p>149022</text:p>
          </table:table-cell>
        </table:table-row>
        <table:table-row table:style-name="ro1">
          <table:table-cell office:value-type="string" calcext:value-type="string">
            <text:p>Otu18b51f0d2d4debac5217e768a55fed73bf6ca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sidiomycota;Agaricomycetes;Russulalesg;Hericiaceae;Hericium;Hericium</text:p>
          </table:table-cell>
          <table:table-cell/>
        </table:table-row>
        <table:table-row table:style-name="ro1">
          <table:table-cell office:value-type="string" calcext:value-type="string">
            <text:p>Otu18b51f0d2d4debac5217e768a55fed73bf6ca895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sidiomycota;Agaricomycetes;Russulalesg;Hericiaceae;Hericium;Hericium</text:p>
          </table:table-cell>
          <table:table-cell office:value-type="float" office:value="473026" calcext:value-type="float">
            <text:p>473026</text:p>
          </table:table-cell>
        </table:table-row>
        <table:table-row table:style-name="ro1">
          <table:table-cell office:value-type="string" calcext:value-type="string">
            <text:p>Otu18b51f0d2d4debac5217e768a55fed73bf6ca895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sidiomycota;Agaricomycetes;Russulalesg;Hericiaceae;Hericium;Hericium</text:p>
          </table:table-cell>
          <table:table-cell office:value-type="float" office:value="473026" calcext:value-type="float">
            <text:p>473026</text:p>
          </table:table-cell>
        </table:table-row>
        <table:table-row table:style-name="ro1">
          <table:table-cell office:value-type="string" calcext:value-type="string">
            <text:p>Otu18b51f0d2d4debac5217e768a55fed73bf6ca895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sidiomycota;Agaricomycetes;Russulalesg;Hericiaceae;Hericium;Hericium</text:p>
          </table:table-cell>
          <table:table-cell office:value-type="float" office:value="473026" calcext:value-type="float">
            <text:p>473026</text:p>
          </table:table-cell>
        </table:table-row>
        <table:table-row table:style-name="ro1">
          <table:table-cell office:value-type="string" calcext:value-type="string">
            <text:p>Otu19a004a52756696359bab808c0e471ae17daaf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Rhodomelaceae;Osmundaria;Osmundaria</text:p>
          </table:table-cell>
          <table:table-cell/>
        </table:table-row>
        <table:table-row table:style-name="ro1">
          <table:table-cell office:value-type="string" calcext:value-type="string">
            <text:p>Otu19a004a52756696359bab808c0e471ae17daaf87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Rhodomelaceae;Osmundaria;Osmundaria</text:p>
          </table:table-cell>
          <table:table-cell office:value-type="float" office:value="143920" calcext:value-type="float">
            <text:p>143920</text:p>
          </table:table-cell>
        </table:table-row>
        <table:table-row table:style-name="ro1">
          <table:table-cell office:value-type="string" calcext:value-type="string">
            <text:p>Otu19a004a52756696359bab808c0e471ae17daaf87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Rhodomelaceae;Osmundaria;Osmundaria</text:p>
          </table:table-cell>
          <table:table-cell office:value-type="float" office:value="143920" calcext:value-type="float">
            <text:p>143920</text:p>
          </table:table-cell>
        </table:table-row>
        <table:table-row table:style-name="ro1">
          <table:table-cell office:value-type="string" calcext:value-type="string">
            <text:p>Otu19a004a52756696359bab808c0e471ae17daaf87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Rhodomelaceae;Osmundaria;Osmundaria</text:p>
          </table:table-cell>
          <table:table-cell office:value-type="float" office:value="143920" calcext:value-type="float">
            <text:p>143920</text:p>
          </table:table-cell>
        </table:table-row>
        <table:table-row table:style-name="ro1">
          <table:table-cell office:value-type="string" calcext:value-type="string">
            <text:p>Otu19ec9a1ea972598cb761ae3434770eefc5f6b0a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Saccharomycetaceae;Torulaspora;Torulaspora</text:p>
          </table:table-cell>
          <table:table-cell/>
        </table:table-row>
        <table:table-row table:style-name="ro1">
          <table:table-cell office:value-type="string" calcext:value-type="string">
            <text:p>Otu19ec9a1ea972598cb761ae3434770eefc5f6b0a4_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Saccharomycetaceae;Torulaspora;Torulaspora</text:p>
          </table:table-cell>
          <table:table-cell office:value-type="float" office:value="1374804" calcext:value-type="float">
            <text:p>1374804</text:p>
          </table:table-cell>
        </table:table-row>
        <table:table-row table:style-name="ro1">
          <table:table-cell office:value-type="string" calcext:value-type="string">
            <text:p>Otu19ec9a1ea972598cb761ae3434770eefc5f6b0a4_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Saccharomycetaceae;Torulaspora;Torulaspora</text:p>
          </table:table-cell>
          <table:table-cell office:value-type="float" office:value="1374804" calcext:value-type="float">
            <text:p>1374804</text:p>
          </table:table-cell>
        </table:table-row>
        <table:table-row table:style-name="ro1">
          <table:table-cell office:value-type="string" calcext:value-type="string">
            <text:p>Otu19ec9a1ea972598cb761ae3434770eefc5f6b0a4_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Saccharomycetaceae;Torulaspora;Torulaspora</text:p>
          </table:table-cell>
          <table:table-cell office:value-type="float" office:value="1374804" calcext:value-type="float">
            <text:p>1374804</text:p>
          </table:table-cell>
        </table:table-row>
        <table:table-row table:style-name="ro1">
          <table:table-cell office:value-type="string" calcext:value-type="string">
            <text:p>Otu19ec9a1ea972598cb761ae3434770eefc5f6b0a4_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Saccharomycetaceae;Torulaspora;Torulaspora</text:p>
          </table:table-cell>
          <table:table-cell office:value-type="float" office:value="1374804" calcext:value-type="float">
            <text:p>1374804</text:p>
          </table:table-cell>
        </table:table-row>
        <table:table-row table:style-name="ro1">
          <table:table-cell office:value-type="string" calcext:value-type="string">
            <text:p>Otu19ec9a1ea972598cb761ae3434770eefc5f6b0a4_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Saccharomycetaceae;Torulaspora;Torulaspora</text:p>
          </table:table-cell>
          <table:table-cell office:value-type="float" office:value="1374804" calcext:value-type="float">
            <text:p>1374804</text:p>
          </table:table-cell>
        </table:table-row>
        <table:table-row table:style-name="ro1">
          <table:table-cell office:value-type="string" calcext:value-type="string">
            <text:p>Otu19ec9a1ea972598cb761ae3434770eefc5f6b0a4_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Saccharomycetaceae;Torulaspora;Torulaspora</text:p>
          </table:table-cell>
          <table:table-cell office:value-type="float" office:value="1374804" calcext:value-type="float">
            <text:p>1374804</text:p>
          </table:table-cell>
        </table:table-row>
        <table:table-row table:style-name="ro1">
          <table:table-cell office:value-type="string" calcext:value-type="string">
            <text:p>Otu19ec9a1ea972598cb761ae3434770eefc5f6b0a4_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Saccharomycetaceae;Torulaspora;Torulaspora</text:p>
          </table:table-cell>
          <table:table-cell office:value-type="float" office:value="1374804" calcext:value-type="float">
            <text:p>1374804</text:p>
          </table:table-cell>
        </table:table-row>
        <table:table-row table:style-name="ro1">
          <table:table-cell office:value-type="string" calcext:value-type="string">
            <text:p>Otu1a38cba14da3627ae731db623fe1d2b4faa05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Ectocarpales;Phaeophyceae</text:p>
          </table:table-cell>
          <table:table-cell/>
        </table:table-row>
        <table:table-row table:style-name="ro1">
          <table:table-cell office:value-type="string" calcext:value-type="string">
            <text:p>Otu1a38cba14da3627ae731db623fe1d2b4faa05019_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Ectocarpales;Phaeophyceae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Otu1a38cba14da3627ae731db623fe1d2b4faa05019_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Ectocarpales;Phaeophyceae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Otu1a38cba14da3627ae731db623fe1d2b4faa05019_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Ectocarpales;Phaeophyceae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Otu1a38cba14da3627ae731db623fe1d2b4faa05019_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Ectocarpales;Phaeophyceae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Otu1a38cba14da3627ae731db623fe1d2b4faa05019_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Ectocarpales;Phaeophyceae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Otu1a38cba14da3627ae731db623fe1d2b4faa05019_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Ectocarpales;Phaeophyceae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Otu1a38cba14da3627ae731db623fe1d2b4faa05019_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Ectocarpales;Phaeophyceae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Otu1a38cba14da3627ae731db623fe1d2b4faa05019_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Ectocarpales;Phaeophyceae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Otu1a38cba14da3627ae731db623fe1d2b4faa05019_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Ectocarpales;Phaeophyceae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Otu1a38cba14da3627ae731db623fe1d2b4faa05019_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Ectocarpales;Phaeophyceae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Otu1a38cba14da3627ae731db623fe1d2b4faa05019_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Ectocarpales;Phaeophyceae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Otu1be63093cb0167781d6854d60c53433b8aa818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ctinopteri;Cyprinodontiformesg;Nothobranchiidae;Epiplatys;Epiplatys</text:p>
          </table:table-cell>
          <table:table-cell/>
        </table:table-row>
        <table:table-row table:style-name="ro1">
          <table:table-cell office:value-type="string" calcext:value-type="string">
            <text:p>Otu1be63093cb0167781d6854d60c53433b8aa81884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ctinopteri;Cyprinodontiformesg;Nothobranchiidae;Epiplatys;Epiplatys</text:p>
          </table:table-cell>
          <table:table-cell office:value-type="float" office:value="267010" calcext:value-type="float">
            <text:p>267010</text:p>
          </table:table-cell>
        </table:table-row>
        <table:table-row table:style-name="ro1">
          <table:table-cell office:value-type="string" calcext:value-type="string">
            <text:p>Otu1be63093cb0167781d6854d60c53433b8aa81884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ctinopteri;Cyprinodontiformesg;Nothobranchiidae;Epiplatys;Epiplatys</text:p>
          </table:table-cell>
          <table:table-cell office:value-type="float" office:value="267010" calcext:value-type="float">
            <text:p>267010</text:p>
          </table:table-cell>
        </table:table-row>
        <table:table-row table:style-name="ro1">
          <table:table-cell office:value-type="string" calcext:value-type="string">
            <text:p>Otu1be63093cb0167781d6854d60c53433b8aa81884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ctinopteri;Cyprinodontiformesg;Nothobranchiidae;Epiplatys;Epiplatys</text:p>
          </table:table-cell>
          <table:table-cell office:value-type="float" office:value="267010" calcext:value-type="float">
            <text:p>267010</text:p>
          </table:table-cell>
        </table:table-row>
        <table:table-row table:style-name="ro1">
          <table:table-cell office:value-type="string" calcext:value-type="string">
            <text:p>Otu1c13e4ba9725de4f985cbfa98905dc61723016e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Rhodomelaceae;Herposiphonia;Herposiphonia</text:p>
          </table:table-cell>
          <table:table-cell/>
        </table:table-row>
        <table:table-row table:style-name="ro1">
          <table:table-cell office:value-type="string" calcext:value-type="string">
            <text:p>Otu1c13e4ba9725de4f985cbfa98905dc61723016ea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Rhodomelaceae;Herposiphonia;Herposiphonia</text:p>
          </table:table-cell>
          <table:table-cell office:value-type="float" office:value="205966" calcext:value-type="float">
            <text:p>205966</text:p>
          </table:table-cell>
        </table:table-row>
        <table:table-row table:style-name="ro1">
          <table:table-cell office:value-type="string" calcext:value-type="string">
            <text:p>Otu1c13e4ba9725de4f985cbfa98905dc61723016ea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Rhodomelaceae;Herposiphonia;Herposiphonia</text:p>
          </table:table-cell>
          <table:table-cell office:value-type="float" office:value="205966" calcext:value-type="float">
            <text:p>205966</text:p>
          </table:table-cell>
        </table:table-row>
        <table:table-row table:style-name="ro1">
          <table:table-cell office:value-type="string" calcext:value-type="string">
            <text:p>Otu1c13e4ba9725de4f985cbfa98905dc61723016ea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Rhodomelaceae;Herposiphonia;Herposiphonia</text:p>
          </table:table-cell>
          <table:table-cell office:value-type="float" office:value="205966" calcext:value-type="float">
            <text:p>205966</text:p>
          </table:table-cell>
        </table:table-row>
        <table:table-row table:style-name="ro1">
          <table:table-cell office:value-type="string" calcext:value-type="string">
            <text:p>Otu1cae8355c5f028d35b6eec3ba05fca116d959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Vannellidaeg;Vannellidae;Clydonella;Clydonella</text:p>
          </table:table-cell>
          <table:table-cell/>
        </table:table-row>
        <table:table-row table:style-name="ro1">
          <table:table-cell office:value-type="string" calcext:value-type="string">
            <text:p>Otu1cae8355c5f028d35b6eec3ba05fca116d959762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Vannellidaeg;Vannellidae;Clydonella;Clydonella</text:p>
          </table:table-cell>
          <table:table-cell office:value-type="float" office:value="120563" calcext:value-type="float">
            <text:p>120563</text:p>
          </table:table-cell>
        </table:table-row>
        <table:table-row table:style-name="ro1">
          <table:table-cell office:value-type="string" calcext:value-type="string">
            <text:p>Otu1cae8355c5f028d35b6eec3ba05fca116d959762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Vannellidaeg;Vannellidae;Clydonella;Clydonella</text:p>
          </table:table-cell>
          <table:table-cell office:value-type="float" office:value="120563" calcext:value-type="float">
            <text:p>120563</text:p>
          </table:table-cell>
        </table:table-row>
        <table:table-row table:style-name="ro1">
          <table:table-cell office:value-type="string" calcext:value-type="string">
            <text:p>Otu1cae8355c5f028d35b6eec3ba05fca116d959762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Vannellidaeg;Vannellidae;Clydonella;Clydonella</text:p>
          </table:table-cell>
          <table:table-cell office:value-type="float" office:value="120563" calcext:value-type="float">
            <text:p>120563</text:p>
          </table:table-cell>
        </table:table-row>
        <table:table-row table:style-name="ro1">
          <table:table-cell office:value-type="string" calcext:value-type="string">
            <text:p>Otu1cb44c655463fe2d12bbea2122afb20141ac5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Gelidialesg;Pterocladiaceae;Pterocladia;Pterocladia</text:p>
          </table:table-cell>
          <table:table-cell/>
        </table:table-row>
        <table:table-row table:style-name="ro1">
          <table:table-cell office:value-type="string" calcext:value-type="string">
            <text:p>Otu1cb44c655463fe2d12bbea2122afb20141ac5793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Gelidialesg;Pterocladiaceae;Pterocladia;Pterocladia</text:p>
          </table:table-cell>
          <table:table-cell office:value-type="float" office:value="144136" calcext:value-type="float">
            <text:p>144136</text:p>
          </table:table-cell>
        </table:table-row>
        <table:table-row table:style-name="ro1">
          <table:table-cell office:value-type="string" calcext:value-type="string">
            <text:p>Otu1cb44c655463fe2d12bbea2122afb20141ac5793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Gelidialesg;Pterocladiaceae;Pterocladia;Pterocladia</text:p>
          </table:table-cell>
          <table:table-cell office:value-type="float" office:value="144136" calcext:value-type="float">
            <text:p>144136</text:p>
          </table:table-cell>
        </table:table-row>
        <table:table-row table:style-name="ro1">
          <table:table-cell office:value-type="string" calcext:value-type="string">
            <text:p>Otu1cb44c655463fe2d12bbea2122afb20141ac5793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Gelidialesg;Pterocladiaceae;Pterocladia;Pterocladia</text:p>
          </table:table-cell>
          <table:table-cell office:value-type="float" office:value="144136" calcext:value-type="float">
            <text:p>144136</text:p>
          </table:table-cell>
        </table:table-row>
        <table:table-row table:style-name="ro1">
          <table:table-cell office:value-type="string" calcext:value-type="string">
            <text:p>Otu1cb44c655463fe2d12bbea2122afb20141ac5793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Gelidialesg;Pterocladiaceae;Pterocladia;Pterocladia</text:p>
          </table:table-cell>
          <table:table-cell office:value-type="float" office:value="144136" calcext:value-type="float">
            <text:p>144136</text:p>
          </table:table-cell>
        </table:table-row>
        <table:table-row table:style-name="ro1">
          <table:table-cell office:value-type="string" calcext:value-type="string">
            <text:p>Otu1cb44c655463fe2d12bbea2122afb20141ac5793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Gelidialesg;Pterocladiaceae;Pterocladia;Pterocladia</text:p>
          </table:table-cell>
          <table:table-cell office:value-type="float" office:value="144136" calcext:value-type="float">
            <text:p>144136</text:p>
          </table:table-cell>
        </table:table-row>
        <table:table-row table:style-name="ro1">
          <table:table-cell office:value-type="string" calcext:value-type="string">
            <text:p>Otu1cb44c655463fe2d12bbea2122afb20141ac5793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Gelidialesg;Pterocladiaceae;Pterocladia;Pterocladia</text:p>
          </table:table-cell>
          <table:table-cell office:value-type="float" office:value="144136" calcext:value-type="float">
            <text:p>144136</text:p>
          </table:table-cell>
        </table:table-row>
        <table:table-row table:style-name="ro1">
          <table:table-cell office:value-type="string" calcext:value-type="string">
            <text:p>Otu1cb44c655463fe2d12bbea2122afb20141ac5793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Gelidialesg;Pterocladiaceae;Pterocladia;Pterocladia</text:p>
          </table:table-cell>
          <table:table-cell office:value-type="float" office:value="144136" calcext:value-type="float">
            <text:p>144136</text:p>
          </table:table-cell>
        </table:table-row>
        <table:table-row table:style-name="ro1">
          <table:table-cell office:value-type="string" calcext:value-type="string">
            <text:p>Otu1cb44c655463fe2d12bbea2122afb20141ac5793_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Gelidialesg;Pterocladiaceae;Pterocladia;Pterocladia</text:p>
          </table:table-cell>
          <table:table-cell office:value-type="float" office:value="144136" calcext:value-type="float">
            <text:p>144136</text:p>
          </table:table-cell>
        </table:table-row>
        <table:table-row table:style-name="ro1">
          <table:table-cell office:value-type="string" calcext:value-type="string">
            <text:p>Otu1cb44c655463fe2d12bbea2122afb20141ac5793_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Gelidialesg;Pterocladiaceae;Pterocladia;Pterocladia</text:p>
          </table:table-cell>
          <table:table-cell office:value-type="float" office:value="144136" calcext:value-type="float">
            <text:p>144136</text:p>
          </table:table-cell>
        </table:table-row>
        <table:table-row table:style-name="ro1">
          <table:table-cell office:value-type="string" calcext:value-type="string">
            <text:p>Otu1cb44c655463fe2d12bbea2122afb20141ac5793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Gelidialesg;Pterocladiaceae;Pterocladia;Pterocladia</text:p>
          </table:table-cell>
          <table:table-cell office:value-type="float" office:value="144136" calcext:value-type="float">
            <text:p>144136</text:p>
          </table:table-cell>
        </table:table-row>
        <table:table-row table:style-name="ro1">
          <table:table-cell office:value-type="string" calcext:value-type="string">
            <text:p>Otu1cb44c655463fe2d12bbea2122afb20141ac5793_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Gelidialesg;Pterocladiaceae;Pterocladia;Pterocladia</text:p>
          </table:table-cell>
          <table:table-cell office:value-type="float" office:value="144136" calcext:value-type="float">
            <text:p>144136</text:p>
          </table:table-cell>
        </table:table-row>
        <table:table-row table:style-name="ro1">
          <table:table-cell office:value-type="string" calcext:value-type="string">
            <text:p>Otu20a274dc753527ecb46b7f01ded6ed004c7b64b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Platyhelminthes;Cestoda;Tetraphyllideag;Onchobothriidae;Pachybothrium;Pachybothrium</text:p>
          </table:table-cell>
          <table:table-cell/>
        </table:table-row>
        <table:table-row table:style-name="ro1">
          <table:table-cell office:value-type="string" calcext:value-type="string">
            <text:p>Otu20a274dc753527ecb46b7f01ded6ed004c7b64b7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Platyhelminthes;Cestoda;Tetraphyllideag;Onchobothriidae;Pachybothrium;Pachybothrium</text:p>
          </table:table-cell>
          <table:table-cell office:value-type="float" office:value="515869" calcext:value-type="float">
            <text:p>515869</text:p>
          </table:table-cell>
        </table:table-row>
        <table:table-row table:style-name="ro1">
          <table:table-cell office:value-type="string" calcext:value-type="string">
            <text:p>Otu20a274dc753527ecb46b7f01ded6ed004c7b64b7_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Platyhelminthes;Cestoda;Tetraphyllideag;Onchobothriidae;Pachybothrium;Pachybothrium</text:p>
          </table:table-cell>
          <table:table-cell office:value-type="float" office:value="515869" calcext:value-type="float">
            <text:p>515869</text:p>
          </table:table-cell>
        </table:table-row>
        <table:table-row table:style-name="ro1">
          <table:table-cell office:value-type="string" calcext:value-type="string">
            <text:p>Otu20a274dc753527ecb46b7f01ded6ed004c7b64b7_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Platyhelminthes;Cestoda;Tetraphyllideag;Onchobothriidae;Pachybothrium;Pachybothrium</text:p>
          </table:table-cell>
          <table:table-cell office:value-type="float" office:value="515869" calcext:value-type="float">
            <text:p>515869</text:p>
          </table:table-cell>
        </table:table-row>
        <table:table-row table:style-name="ro1">
          <table:table-cell office:value-type="string" calcext:value-type="string">
            <text:p>Otu219fedc754f7b50e08c52e98987021dd6e45b73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rthropoda;Insecta;Dipterag;Drosophilidae;Drosophila;Drosophila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string" calcext:value-type="string">
            <text:p>Otu219fedc754f7b50e08c52e98987021dd6e45b73d_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rthropoda;Insecta;Dipterag;Drosophilidae;Drosophila;Drosophila</text:p>
          </table:table-cell>
          <table:table-cell office:value-type="float" office:value="741037" calcext:value-type="float">
            <text:p>741037</text:p>
          </table:table-cell>
        </table:table-row>
        <table:table-row table:style-name="ro1">
          <table:table-cell office:value-type="string" calcext:value-type="string">
            <text:p>Otu219fedc754f7b50e08c52e98987021dd6e45b73d_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rthropoda;Insecta;Dipterag;Drosophilidae;Drosophila;Drosophila</text:p>
          </table:table-cell>
          <table:table-cell office:value-type="float" office:value="741037" calcext:value-type="float">
            <text:p>741037</text:p>
          </table:table-cell>
        </table:table-row>
        <table:table-row table:style-name="ro1">
          <table:table-cell office:value-type="string" calcext:value-type="string">
            <text:p>Otu219fedc754f7b50e08c52e98987021dd6e45b73d_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rthropoda;Insecta;Dipterag;Drosophilidae;Drosophila;Drosophila</text:p>
          </table:table-cell>
          <table:table-cell office:value-type="float" office:value="741037" calcext:value-type="float">
            <text:p>741037</text:p>
          </table:table-cell>
        </table:table-row>
        <table:table-row table:style-name="ro1">
          <table:table-cell office:value-type="string" calcext:value-type="string">
            <text:p>Otu244139d6c289504ebbb5deb2ae0295677fc3b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latyhelminthes;Trematoda;Plagiorchiidag;Fasciolidae;Fasciola;Fasciola</text:p>
          </table:table-cell>
          <table:table-cell/>
        </table:table-row>
        <table:table-row table:style-name="ro1">
          <table:table-cell office:value-type="string" calcext:value-type="string">
            <text:p>Otu244139d6c289504ebbb5deb2ae0295677fc3b851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latyhelminthes;Trematoda;Plagiorchiidag;Fasciolidae;Fasciola;Fasciola</text:p>
          </table:table-cell>
          <table:table-cell office:value-type="float" office:value="843335" calcext:value-type="float">
            <text:p>843335</text:p>
          </table:table-cell>
        </table:table-row>
        <table:table-row table:style-name="ro1">
          <table:table-cell office:value-type="string" calcext:value-type="string">
            <text:p>Otu244139d6c289504ebbb5deb2ae0295677fc3b851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latyhelminthes;Trematoda;Plagiorchiidag;Fasciolidae;Fasciola;Fasciola</text:p>
          </table:table-cell>
          <table:table-cell office:value-type="float" office:value="843335" calcext:value-type="float">
            <text:p>843335</text:p>
          </table:table-cell>
        </table:table-row>
        <table:table-row table:style-name="ro1">
          <table:table-cell office:value-type="string" calcext:value-type="string">
            <text:p>Otu244139d6c289504ebbb5deb2ae0295677fc3b851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latyhelminthes;Trematoda;Plagiorchiidag;Fasciolidae;Fasciola;Fasciola</text:p>
          </table:table-cell>
          <table:table-cell office:value-type="float" office:value="843335" calcext:value-type="float">
            <text:p>843335</text:p>
          </table:table-cell>
        </table:table-row>
        <table:table-row table:style-name="ro1">
          <table:table-cell office:value-type="string" calcext:value-type="string">
            <text:p>Otu25855d8e9de9b1745bc8a804d0ca9d20bec0d8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Bryozoa;Gymnolaemata;Cheilostomatidag;Cryptosulidae;Cryptosula;Cryptosula</text:p>
          </table:table-cell>
          <table:table-cell/>
        </table:table-row>
        <table:table-row table:style-name="ro1">
          <table:table-cell office:value-type="string" calcext:value-type="string">
            <text:p>Otu25855d8e9de9b1745bc8a804d0ca9d20bec0d820_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Bryozoa;Gymnolaemata;Cheilostomatidag;Cryptosulidae;Cryptosula;Cryptosula</text:p>
          </table:table-cell>
          <table:table-cell office:value-type="float" office:value="110898" calcext:value-type="float">
            <text:p>110898</text:p>
          </table:table-cell>
        </table:table-row>
        <table:table-row table:style-name="ro1">
          <table:table-cell office:value-type="string" calcext:value-type="string">
            <text:p>Otu25855d8e9de9b1745bc8a804d0ca9d20bec0d820_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Bryozoa;Gymnolaemata;Cheilostomatidag;Cryptosulidae;Cryptosula;Cryptosula</text:p>
          </table:table-cell>
          <table:table-cell office:value-type="float" office:value="110898" calcext:value-type="float">
            <text:p>110898</text:p>
          </table:table-cell>
        </table:table-row>
        <table:table-row table:style-name="ro1">
          <table:table-cell office:value-type="string" calcext:value-type="string">
            <text:p>Otu25855d8e9de9b1745bc8a804d0ca9d20bec0d820_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Bryozoa;Gymnolaemata;Cheilostomatidag;Cryptosulidae;Cryptosula;Cryptosula</text:p>
          </table:table-cell>
          <table:table-cell office:value-type="float" office:value="110898" calcext:value-type="float">
            <text:p>110898</text:p>
          </table:table-cell>
        </table:table-row>
        <table:table-row table:style-name="ro1">
          <table:table-cell office:value-type="string" calcext:value-type="string">
            <text:p>Otu25855d8e9de9b1745bc8a804d0ca9d20bec0d820_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Bryozoa;Gymnolaemata;Cheilostomatidag;Cryptosulidae;Cryptosula;Cryptosula</text:p>
          </table:table-cell>
          <table:table-cell office:value-type="float" office:value="110898" calcext:value-type="float">
            <text:p>110898</text:p>
          </table:table-cell>
        </table:table-row>
        <table:table-row table:style-name="ro1">
          <table:table-cell office:value-type="string" calcext:value-type="string">
            <text:p>Otu25855d8e9de9b1745bc8a804d0ca9d20bec0d820_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Bryozoa;Gymnolaemata;Cheilostomatidag;Cryptosulidae;Cryptosula;Cryptosula</text:p>
          </table:table-cell>
          <table:table-cell office:value-type="float" office:value="110898" calcext:value-type="float">
            <text:p>110898</text:p>
          </table:table-cell>
        </table:table-row>
        <table:table-row table:style-name="ro1">
          <table:table-cell office:value-type="string" calcext:value-type="string">
            <text:p>Otu25855d8e9de9b1745bc8a804d0ca9d20bec0d820_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Bryozoa;Gymnolaemata;Cheilostomatidag;Cryptosulidae;Cryptosula;Cryptosula</text:p>
          </table:table-cell>
          <table:table-cell office:value-type="float" office:value="110898" calcext:value-type="float">
            <text:p>110898</text:p>
          </table:table-cell>
        </table:table-row>
        <table:table-row table:style-name="ro1">
          <table:table-cell office:value-type="string" calcext:value-type="string">
            <text:p>Otu25855d8e9de9b1745bc8a804d0ca9d20bec0d820_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Bryozoa;Gymnolaemata;Cheilostomatidag;Cryptosulidae;Cryptosula;Cryptosula</text:p>
          </table:table-cell>
          <table:table-cell office:value-type="float" office:value="110898" calcext:value-type="float">
            <text:p>110898</text:p>
          </table:table-cell>
        </table:table-row>
        <table:table-row table:style-name="ro1">
          <table:table-cell office:value-type="string" calcext:value-type="string">
            <text:p>Otu25a07618d87374f0d9e2dd1eb46f506472714c6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Bacillariophyta;Bacillariophyceae;Bacillarialesg;Bacillariaceae;Nitzschia;Nitzschia</text:p>
          </table:table-cell>
          <table:table-cell office:value-type="float" office:value="149045" calcext:value-type="float">
            <text:p>149045</text:p>
          </table:table-cell>
        </table:table-row>
        <table:table-row table:style-name="ro1">
          <table:table-cell office:value-type="string" calcext:value-type="string">
            <text:p>Otu25a07618d87374f0d9e2dd1eb46f506472714c6b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Bacillariophyta;Bacillariophyceae;Bacillarialesg;Bacillariaceae;Nitzschia;Nitzschia</text:p>
          </table:table-cell>
          <table:table-cell office:value-type="float" office:value="149045" calcext:value-type="float">
            <text:p>149045</text:p>
          </table:table-cell>
        </table:table-row>
        <table:table-row table:style-name="ro1">
          <table:table-cell office:value-type="string" calcext:value-type="string">
            <text:p>Otu25a07618d87374f0d9e2dd1eb46f506472714c6b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Bacillariophyta;Bacillariophyceae;Bacillarialesg;Bacillariaceae;Nitzschia;Nitzschia</text:p>
          </table:table-cell>
          <table:table-cell office:value-type="float" office:value="149045" calcext:value-type="float">
            <text:p>149045</text:p>
          </table:table-cell>
        </table:table-row>
        <table:table-row table:style-name="ro1">
          <table:table-cell office:value-type="string" calcext:value-type="string">
            <text:p>Otu25a07618d87374f0d9e2dd1eb46f506472714c6b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Bacillariophyta;Bacillariophyceae;Bacillarialesg;Bacillariaceae;Nitzschia;Nitzschia</text:p>
          </table:table-cell>
          <table:table-cell office:value-type="float" office:value="149045" calcext:value-type="float">
            <text:p>149045</text:p>
          </table:table-cell>
        </table:table-row>
        <table:table-row table:style-name="ro1">
          <table:table-cell office:value-type="string" calcext:value-type="string">
            <text:p>Otu25a07618d87374f0d9e2dd1eb46f506472714c6b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Bacillariophyta;Bacillariophyceae;Bacillarialesg;Bacillariaceae;Nitzschia;Nitzschia</text:p>
          </table:table-cell>
          <table:table-cell office:value-type="float" office:value="149045" calcext:value-type="float">
            <text:p>149045</text:p>
          </table:table-cell>
        </table:table-row>
        <table:table-row table:style-name="ro1">
          <table:table-cell office:value-type="string" calcext:value-type="string">
            <text:p>Otu25a07618d87374f0d9e2dd1eb46f506472714c6b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Bacillariophyta;Bacillariophyceae;Bacillarialesg;Bacillariaceae;Nitzschia;Nitzschia</text:p>
          </table:table-cell>
          <table:table-cell office:value-type="float" office:value="149045" calcext:value-type="float">
            <text:p>149045</text:p>
          </table:table-cell>
        </table:table-row>
        <table:table-row table:style-name="ro1">
          <table:table-cell office:value-type="string" calcext:value-type="string">
            <text:p>Otu25a07618d87374f0d9e2dd1eb46f506472714c6b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Bacillariophyta;Bacillariophyceae;Bacillarialesg;Bacillariaceae;Nitzschia;Nitzschia</text:p>
          </table:table-cell>
          <table:table-cell office:value-type="float" office:value="149045" calcext:value-type="float">
            <text:p>149045</text:p>
          </table:table-cell>
        </table:table-row>
        <table:table-row table:style-name="ro1">
          <table:table-cell office:value-type="string" calcext:value-type="string">
            <text:p>Otu25a07618d87374f0d9e2dd1eb46f506472714c6b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Bacillariophyta;Bacillariophyceae;Bacillarialesg;Bacillariaceae;Nitzschia;Nitzschia</text:p>
          </table:table-cell>
          <table:table-cell office:value-type="float" office:value="149045" calcext:value-type="float">
            <text:p>149045</text:p>
          </table:table-cell>
        </table:table-row>
        <table:table-row table:style-name="ro1">
          <table:table-cell office:value-type="string" calcext:value-type="string">
            <text:p>Otu25fc1073bc882086d2edf8c734f5afea6e831af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rysoparadoxa;Chrysoparadoxa;Chrysoparadoxag;Chrysoparadoxa;Chrysoparadoxa;Chrysoparadoxa</text:p>
          </table:table-cell>
          <table:table-cell/>
        </table:table-row>
        <table:table-row table:style-name="ro1">
          <table:table-cell office:value-type="string" calcext:value-type="string">
            <text:p>Otu25fc1073bc882086d2edf8c734f5afea6e831af4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rysoparadoxa;Chrysoparadoxa;Chrysoparadoxag;Chrysoparadoxa;Chrysoparadoxa;Chrysoparadoxa</text:p>
          </table:table-cell>
          <table:table-cell office:value-type="float" office:value="1359031" calcext:value-type="float">
            <text:p>1359031</text:p>
          </table:table-cell>
        </table:table-row>
        <table:table-row table:style-name="ro1">
          <table:table-cell office:value-type="string" calcext:value-type="string">
            <text:p>Otu25fc1073bc882086d2edf8c734f5afea6e831af4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rysoparadoxa;Chrysoparadoxa;Chrysoparadoxag;Chrysoparadoxa;Chrysoparadoxa;Chrysoparadoxa</text:p>
          </table:table-cell>
          <table:table-cell office:value-type="float" office:value="1359031" calcext:value-type="float">
            <text:p>1359031</text:p>
          </table:table-cell>
        </table:table-row>
        <table:table-row table:style-name="ro1">
          <table:table-cell office:value-type="string" calcext:value-type="string">
            <text:p>Otu25fc1073bc882086d2edf8c734f5afea6e831af4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rysoparadoxa;Chrysoparadoxa;Chrysoparadoxag;Chrysoparadoxa;Chrysoparadoxa;Chrysoparadoxa</text:p>
          </table:table-cell>
          <table:table-cell office:value-type="float" office:value="1359031" calcext:value-type="float">
            <text:p>1359031</text:p>
          </table:table-cell>
        </table:table-row>
        <table:table-row table:style-name="ro1">
          <table:table-cell office:value-type="string" calcext:value-type="string">
            <text:p>Otu261a63ada49b641c1e7396af3b7a5d73eddba0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Bicosoecida;Bigyra</text:p>
          </table:table-cell>
          <table:table-cell/>
        </table:table-row>
        <table:table-row table:style-name="ro1">
          <table:table-cell office:value-type="string" calcext:value-type="string">
            <text:p>Otu261a63ada49b641c1e7396af3b7a5d73eddba090_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Bicosoecida;Bigyra</text:p>
          </table:table-cell>
          <table:table-cell office:value-type="float" office:value="449151" calcext:value-type="float">
            <text:p>449151</text:p>
          </table:table-cell>
        </table:table-row>
        <table:table-row table:style-name="ro1">
          <table:table-cell office:value-type="string" calcext:value-type="string">
            <text:p>Otu261a63ada49b641c1e7396af3b7a5d73eddba090_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Bicosoecida;Bigyra</text:p>
          </table:table-cell>
          <table:table-cell office:value-type="float" office:value="449151" calcext:value-type="float">
            <text:p>449151</text:p>
          </table:table-cell>
        </table:table-row>
        <table:table-row table:style-name="ro1">
          <table:table-cell office:value-type="string" calcext:value-type="string">
            <text:p>Otu261a63ada49b641c1e7396af3b7a5d73eddba090_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Bicosoecida;Bigyra</text:p>
          </table:table-cell>
          <table:table-cell office:value-type="float" office:value="449151" calcext:value-type="float">
            <text:p>449151</text:p>
          </table:table-cell>
        </table:table-row>
        <table:table-row table:style-name="ro1">
          <table:table-cell office:value-type="string" calcext:value-type="string">
            <text:p>Otu261a63ada49b641c1e7396af3b7a5d73eddba090_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Bicosoecida;Bigyra</text:p>
          </table:table-cell>
          <table:table-cell office:value-type="float" office:value="449151" calcext:value-type="float">
            <text:p>449151</text:p>
          </table:table-cell>
        </table:table-row>
        <table:table-row table:style-name="ro1">
          <table:table-cell office:value-type="string" calcext:value-type="string">
            <text:p>Otu261a63ada49b641c1e7396af3b7a5d73eddba090_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Bicosoecida;Bigyra</text:p>
          </table:table-cell>
          <table:table-cell office:value-type="float" office:value="449151" calcext:value-type="float">
            <text:p>449151</text:p>
          </table:table-cell>
        </table:table-row>
        <table:table-row table:style-name="ro1">
          <table:table-cell office:value-type="string" calcext:value-type="string">
            <text:p>Otu261a63ada49b641c1e7396af3b7a5d73eddba090_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Bicosoecida;Bigyra</text:p>
          </table:table-cell>
          <table:table-cell office:value-type="float" office:value="449151" calcext:value-type="float">
            <text:p>449151</text:p>
          </table:table-cell>
        </table:table-row>
        <table:table-row table:style-name="ro1">
          <table:table-cell office:value-type="string" calcext:value-type="string">
            <text:p>Otu261a63ada49b641c1e7396af3b7a5d73eddba090_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Bicosoecida;Bigyra</text:p>
          </table:table-cell>
          <table:table-cell office:value-type="float" office:value="449151" calcext:value-type="float">
            <text:p>449151</text:p>
          </table:table-cell>
        </table:table-row>
        <table:table-row table:style-name="ro1">
          <table:table-cell office:value-type="string" calcext:value-type="string">
            <text:p>Otu26c21d94704371d62db334ed044c9891f7e7bca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Platysiphonia;Platysiphonia</text:p>
          </table:table-cell>
          <table:table-cell/>
        </table:table-row>
        <table:table-row table:style-name="ro1">
          <table:table-cell office:value-type="string" calcext:value-type="string">
            <text:p>Otu26c21d94704371d62db334ed044c9891f7e7bca6_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Platysiphonia;Platysiphonia</text:p>
          </table:table-cell>
          <table:table-cell office:value-type="float" office:value="143896" calcext:value-type="float">
            <text:p>143896</text:p>
          </table:table-cell>
        </table:table-row>
        <table:table-row table:style-name="ro1">
          <table:table-cell office:value-type="string" calcext:value-type="string">
            <text:p>Otu26c21d94704371d62db334ed044c9891f7e7bca6_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Platysiphonia;Platysiphonia</text:p>
          </table:table-cell>
          <table:table-cell office:value-type="float" office:value="143896" calcext:value-type="float">
            <text:p>143896</text:p>
          </table:table-cell>
        </table:table-row>
        <table:table-row table:style-name="ro1">
          <table:table-cell office:value-type="string" calcext:value-type="string">
            <text:p>Otu26c21d94704371d62db334ed044c9891f7e7bca6_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Platysiphonia;Platysiphonia</text:p>
          </table:table-cell>
          <table:table-cell office:value-type="float" office:value="143896" calcext:value-type="float">
            <text:p>143896</text:p>
          </table:table-cell>
        </table:table-row>
        <table:table-row table:style-name="ro1">
          <table:table-cell office:value-type="string" calcext:value-type="string">
            <text:p>Otu26c21d94704371d62db334ed044c9891f7e7bca6_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Platysiphonia;Platysiphonia</text:p>
          </table:table-cell>
          <table:table-cell office:value-type="float" office:value="143896" calcext:value-type="float">
            <text:p>143896</text:p>
          </table:table-cell>
        </table:table-row>
        <table:table-row table:style-name="ro1">
          <table:table-cell office:value-type="string" calcext:value-type="string">
            <text:p>Otu26c21d94704371d62db334ed044c9891f7e7bca6_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Platysiphonia;Platysiphonia</text:p>
          </table:table-cell>
          <table:table-cell office:value-type="float" office:value="143896" calcext:value-type="float">
            <text:p>143896</text:p>
          </table:table-cell>
        </table:table-row>
        <table:table-row table:style-name="ro1">
          <table:table-cell office:value-type="string" calcext:value-type="string">
            <text:p>Otu26c21d94704371d62db334ed044c9891f7e7bca6_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Platysiphonia;Platysiphonia</text:p>
          </table:table-cell>
          <table:table-cell office:value-type="float" office:value="143896" calcext:value-type="float">
            <text:p>143896</text:p>
          </table:table-cell>
        </table:table-row>
        <table:table-row table:style-name="ro1">
          <table:table-cell office:value-type="string" calcext:value-type="string">
            <text:p>Otu26c21d94704371d62db334ed044c9891f7e7bca6_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Platysiphonia;Platysiphonia</text:p>
          </table:table-cell>
          <table:table-cell office:value-type="float" office:value="143896" calcext:value-type="float">
            <text:p>143896</text:p>
          </table:table-cell>
        </table:table-row>
        <table:table-row table:style-name="ro1">
          <table:table-cell office:value-type="string" calcext:value-type="string">
            <text:p>Otu26dcf5589ddeca43a99668eea323816afc9b98b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nidaria;Hydrozoa;Leptothecatag;Obeliidae;Obelia;Obelia</text:p>
          </table:table-cell>
          <table:table-cell office:value-type="float" office:value="117034" calcext:value-type="float">
            <text:p>117034</text:p>
          </table:table-cell>
        </table:table-row>
        <table:table-row table:style-name="ro1">
          <table:table-cell office:value-type="string" calcext:value-type="string">
            <text:p>Otu26dcf5589ddeca43a99668eea323816afc9b98bb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nidaria;Hydrozoa;Leptothecatag;Obeliidae;Obelia;Obelia</text:p>
          </table:table-cell>
          <table:table-cell office:value-type="float" office:value="117034" calcext:value-type="float">
            <text:p>117034</text:p>
          </table:table-cell>
        </table:table-row>
        <table:table-row table:style-name="ro1">
          <table:table-cell office:value-type="string" calcext:value-type="string">
            <text:p>Otu26dcf5589ddeca43a99668eea323816afc9b98bb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nidaria;Hydrozoa;Leptothecatag;Obeliidae;Obelia;Obelia</text:p>
          </table:table-cell>
          <table:table-cell office:value-type="float" office:value="117034" calcext:value-type="float">
            <text:p>117034</text:p>
          </table:table-cell>
        </table:table-row>
        <table:table-row table:style-name="ro1">
          <table:table-cell office:value-type="string" calcext:value-type="string">
            <text:p>Otu26dcf5589ddeca43a99668eea323816afc9b98bb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nidaria;Hydrozoa;Leptothecatag;Obeliidae;Obelia;Obelia</text:p>
          </table:table-cell>
          <table:table-cell office:value-type="float" office:value="117034" calcext:value-type="float">
            <text:p>117034</text:p>
          </table:table-cell>
        </table:table-row>
        <table:table-row table:style-name="ro1">
          <table:table-cell office:value-type="string" calcext:value-type="string">
            <text:p>Otu26dcf5589ddeca43a99668eea323816afc9b98bb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nidaria;Hydrozoa;Leptothecatag;Obeliidae;Obelia;Obelia</text:p>
          </table:table-cell>
          <table:table-cell office:value-type="float" office:value="117034" calcext:value-type="float">
            <text:p>117034</text:p>
          </table:table-cell>
        </table:table-row>
        <table:table-row table:style-name="ro1">
          <table:table-cell office:value-type="string" calcext:value-type="string">
            <text:p>Otu26dcf5589ddeca43a99668eea323816afc9b98bb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nidaria;Hydrozoa;Leptothecatag;Obeliidae;Obelia;Obelia</text:p>
          </table:table-cell>
          <table:table-cell office:value-type="float" office:value="117034" calcext:value-type="float">
            <text:p>117034</text:p>
          </table:table-cell>
        </table:table-row>
        <table:table-row table:style-name="ro1">
          <table:table-cell office:value-type="string" calcext:value-type="string">
            <text:p>Otu26dcf5589ddeca43a99668eea323816afc9b98bb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nidaria;Hydrozoa;Leptothecatag;Obeliidae;Obelia;Obelia</text:p>
          </table:table-cell>
          <table:table-cell office:value-type="float" office:value="117034" calcext:value-type="float">
            <text:p>117034</text:p>
          </table:table-cell>
        </table:table-row>
        <table:table-row table:style-name="ro1">
          <table:table-cell office:value-type="string" calcext:value-type="string">
            <text:p>Otu26dcf5589ddeca43a99668eea323816afc9b98bb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nidaria;Hydrozoa;Leptothecatag;Obeliidae;Obelia;Obelia</text:p>
          </table:table-cell>
          <table:table-cell office:value-type="float" office:value="117034" calcext:value-type="float">
            <text:p>117034</text:p>
          </table:table-cell>
        </table:table-row>
        <table:table-row table:style-name="ro1">
          <table:table-cell office:value-type="string" calcext:value-type="string">
            <text:p>Otu26dcf5589ddeca43a99668eea323816afc9b98bb_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nidaria;Hydrozoa;Leptothecatag;Obeliidae;Obelia;Obelia</text:p>
          </table:table-cell>
          <table:table-cell office:value-type="float" office:value="117034" calcext:value-type="float">
            <text:p>117034</text:p>
          </table:table-cell>
        </table:table-row>
        <table:table-row table:style-name="ro1">
          <table:table-cell office:value-type="string" calcext:value-type="string">
            <text:p>Otu26dcf5589ddeca43a99668eea323816afc9b98bb_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nidaria;Hydrozoa;Leptothecatag;Obeliidae;Obelia;Obelia</text:p>
          </table:table-cell>
          <table:table-cell office:value-type="float" office:value="117034" calcext:value-type="float">
            <text:p>117034</text:p>
          </table:table-cell>
        </table:table-row>
        <table:table-row table:style-name="ro1">
          <table:table-cell office:value-type="string" calcext:value-type="string">
            <text:p>Otu26dcf5589ddeca43a99668eea323816afc9b98bb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nidaria;Hydrozoa;Leptothecatag;Obeliidae;Obelia;Obelia</text:p>
          </table:table-cell>
          <table:table-cell office:value-type="float" office:value="117034" calcext:value-type="float">
            <text:p>117034</text:p>
          </table:table-cell>
        </table:table-row>
        <table:table-row table:style-name="ro1">
          <table:table-cell office:value-type="string" calcext:value-type="string">
            <text:p>Otu26dcf5589ddeca43a99668eea323816afc9b98bb_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nidaria;Hydrozoa;Leptothecatag;Obeliidae;Obelia;Obelia</text:p>
          </table:table-cell>
          <table:table-cell office:value-type="float" office:value="117034" calcext:value-type="float">
            <text:p>117034</text:p>
          </table:table-cell>
        </table:table-row>
        <table:table-row table:style-name="ro1">
          <table:table-cell office:value-type="string" calcext:value-type="string">
            <text:p>Otu27238a76bf1d3ab0f57ad13122abc594169077b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Amphipleuraceae;Halamphora;Halamphora</text:p>
          </table:table-cell>
          <table:table-cell/>
        </table:table-row>
        <table:table-row table:style-name="ro1">
          <table:table-cell office:value-type="string" calcext:value-type="string">
            <text:p>Otu27238a76bf1d3ab0f57ad13122abc594169077b6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Amphipleuraceae;Halamphora;Halamphora</text:p>
          </table:table-cell>
          <table:table-cell office:value-type="float" office:value="574064" calcext:value-type="float">
            <text:p>574064</text:p>
          </table:table-cell>
        </table:table-row>
        <table:table-row table:style-name="ro1">
          <table:table-cell office:value-type="string" calcext:value-type="string">
            <text:p>Otu27238a76bf1d3ab0f57ad13122abc594169077b6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Amphipleuraceae;Halamphora;Halamphora</text:p>
          </table:table-cell>
          <table:table-cell office:value-type="float" office:value="574064" calcext:value-type="float">
            <text:p>574064</text:p>
          </table:table-cell>
        </table:table-row>
        <table:table-row table:style-name="ro1">
          <table:table-cell office:value-type="string" calcext:value-type="string">
            <text:p>Otu27238a76bf1d3ab0f57ad13122abc594169077b6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Amphipleuraceae;Halamphora;Halamphora</text:p>
          </table:table-cell>
          <table:table-cell office:value-type="float" office:value="574064" calcext:value-type="float">
            <text:p>574064</text:p>
          </table:table-cell>
        </table:table-row>
        <table:table-row table:style-name="ro1">
          <table:table-cell office:value-type="string" calcext:value-type="string">
            <text:p>Otu28dae9ffa8314487f6d69965674e1d59a9ed9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28dae9ffa8314487f6d69965674e1d59a9ed9526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28dae9ffa8314487f6d69965674e1d59a9ed9526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28dae9ffa8314487f6d69965674e1d59a9ed9526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28dae9ffa8314487f6d69965674e1d59a9ed9526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28dae9ffa8314487f6d69965674e1d59a9ed9526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28dae9ffa8314487f6d69965674e1d59a9ed9526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28dae9ffa8314487f6d69965674e1d59a9ed9526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28dae9ffa8314487f6d69965674e1d59a9ed9526_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28dae9ffa8314487f6d69965674e1d59a9ed9526_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28dae9ffa8314487f6d69965674e1d59a9ed9526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28dae9ffa8314487f6d69965674e1d59a9ed9526_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28dae9ffa8314487f6d69965674e1d59a9ed9526_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28dae9ffa8314487f6d69965674e1d59a9ed9526_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28dae9ffa8314487f6d69965674e1d59a9ed9526_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28dae9ffa8314487f6d69965674e1d59a9ed9526_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28dae9ffa8314487f6d69965674e1d59a9ed9526_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28dae9ffa8314487f6d69965674e1d59a9ed9526_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28dae9ffa8314487f6d69965674e1d59a9ed9526_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28dae9ffa8314487f6d69965674e1d59a9ed9526_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28dae9ffa8314487f6d69965674e1d59a9ed9526_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28dae9ffa8314487f6d69965674e1d59a9ed9526_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28dae9ffa8314487f6d69965674e1d59a9ed9526_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28dae9ffa8314487f6d69965674e1d59a9ed9526_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28dae9ffa8314487f6d69965674e1d59a9ed9526_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28dae9ffa8314487f6d69965674e1d59a9ed9526_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28dae9ffa8314487f6d69965674e1d59a9ed9526_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28dae9ffa8314487f6d69965674e1d59a9ed9526_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28dae9ffa8314487f6d69965674e1d59a9ed9526_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28dae9ffa8314487f6d69965674e1d59a9ed9526_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28dae9ffa8314487f6d69965674e1d59a9ed9526_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28dae9ffa8314487f6d69965674e1d59a9ed9526_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28dae9ffa8314487f6d69965674e1d59a9ed9526_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28dae9ffa8314487f6d69965674e1d59a9ed9526_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28dae9ffa8314487f6d69965674e1d59a9ed9526_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28dae9ffa8314487f6d69965674e1d59a9ed9526_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28dae9ffa8314487f6d69965674e1d59a9ed9526_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28dae9ffa8314487f6d69965674e1d59a9ed9526_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28dae9ffa8314487f6d69965674e1d59a9ed9526_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28dae9ffa8314487f6d69965674e1d59a9ed9526_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28dae9ffa8314487f6d69965674e1d59a9ed9526_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28dae9ffa8314487f6d69965674e1d59a9ed9526_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28dae9ffa8314487f6d69965674e1d59a9ed9526_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28dae9ffa8314487f6d69965674e1d59a9ed9526_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29a6d04f36bcc9cda167f6045e2139b53e6b02a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Heterolobosea;Acrasidae;Acrasidaeg;Acrasidae;Acrasis;Acrasis</text:p>
          </table:table-cell>
          <table:table-cell/>
        </table:table-row>
        <table:table-row table:style-name="ro1">
          <table:table-cell office:value-type="string" calcext:value-type="string">
            <text:p>Otu29a6d04f36bcc9cda167f6045e2139b53e6b02a3_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Heterolobosea;Acrasidae;Acrasidaeg;Acrasidae;Acrasis;Acrasis</text:p>
          </table:table-cell>
          <table:table-cell/>
        </table:table-row>
        <table:table-row table:style-name="ro1">
          <table:table-cell office:value-type="string" calcext:value-type="string">
            <text:p>Otu29a6d04f36bcc9cda167f6045e2139b53e6b02a3_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Heterolobosea;Acrasidae;Acrasidaeg;Acrasidae;Acrasis;Acrasis</text:p>
          </table:table-cell>
          <table:table-cell office:value-type="float" office:value="771021" calcext:value-type="float">
            <text:p>771021</text:p>
          </table:table-cell>
        </table:table-row>
        <table:table-row table:style-name="ro1">
          <table:table-cell office:value-type="string" calcext:value-type="string">
            <text:p>Otu29a6d04f36bcc9cda167f6045e2139b53e6b02a3_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Heterolobosea;Acrasidae;Acrasidaeg;Acrasidae;Acrasis;Acrasis</text:p>
          </table:table-cell>
          <table:table-cell office:value-type="float" office:value="771021" calcext:value-type="float">
            <text:p>771021</text:p>
          </table:table-cell>
        </table:table-row>
        <table:table-row table:style-name="ro1">
          <table:table-cell office:value-type="string" calcext:value-type="string">
            <text:p>Otu29a6d04f36bcc9cda167f6045e2139b53e6b02a3_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Heterolobosea;Acrasidae;Acrasidaeg;Acrasidae;Acrasis;Acrasis</text:p>
          </table:table-cell>
          <table:table-cell office:value-type="float" office:value="771021" calcext:value-type="float">
            <text:p>771021</text:p>
          </table:table-cell>
        </table:table-row>
        <table:table-row table:style-name="ro1">
          <table:table-cell office:value-type="string" calcext:value-type="string">
            <text:p>Otu29a6d04f36bcc9cda167f6045e2139b53e6b02a3_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Heterolobosea;Acrasidae;Acrasidaeg;Acrasidae;Acrasis;Acrasis</text:p>
          </table:table-cell>
          <table:table-cell office:value-type="float" office:value="771021" calcext:value-type="float">
            <text:p>771021</text:p>
          </table:table-cell>
        </table:table-row>
        <table:table-row table:style-name="ro1">
          <table:table-cell office:value-type="string" calcext:value-type="string">
            <text:p>Otu29a6d04f36bcc9cda167f6045e2139b53e6b02a3_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Heterolobosea;Acrasidae;Acrasidaeg;Acrasidae;Acrasis;Acrasis</text:p>
          </table:table-cell>
          <table:table-cell office:value-type="float" office:value="771021" calcext:value-type="float">
            <text:p>771021</text:p>
          </table:table-cell>
        </table:table-row>
        <table:table-row table:style-name="ro1">
          <table:table-cell office:value-type="string" calcext:value-type="string">
            <text:p>Otu29a6d04f36bcc9cda167f6045e2139b53e6b02a3_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Heterolobosea;Acrasidae;Acrasidaeg;Acrasidae;Acrasis;Acrasis</text:p>
          </table:table-cell>
          <table:table-cell office:value-type="float" office:value="771021" calcext:value-type="float">
            <text:p>771021</text:p>
          </table:table-cell>
        </table:table-row>
        <table:table-row table:style-name="ro1">
          <table:table-cell office:value-type="string" calcext:value-type="string">
            <text:p>Otu29a6d04f36bcc9cda167f6045e2139b53e6b02a3_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Heterolobosea;Acrasidae;Acrasidaeg;Acrasidae;Acrasis;Acrasis</text:p>
          </table:table-cell>
          <table:table-cell office:value-type="float" office:value="771021" calcext:value-type="float">
            <text:p>771021</text:p>
          </table:table-cell>
        </table:table-row>
        <table:table-row table:style-name="ro1">
          <table:table-cell office:value-type="string" calcext:value-type="string">
            <text:p>Otu29a6d04f36bcc9cda167f6045e2139b53e6b02a3_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Heterolobosea;Acrasidae;Acrasidaeg;Acrasidae;Acrasis;Acrasis</text:p>
          </table:table-cell>
          <table:table-cell office:value-type="float" office:value="771021" calcext:value-type="float">
            <text:p>771021</text:p>
          </table:table-cell>
        </table:table-row>
        <table:table-row table:style-name="ro1">
          <table:table-cell office:value-type="string" calcext:value-type="string">
            <text:p>Otu29a6d04f36bcc9cda167f6045e2139b53e6b02a3_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Heterolobosea;Acrasidae;Acrasidaeg;Acrasidae;Acrasis;Acrasis</text:p>
          </table:table-cell>
          <table:table-cell office:value-type="float" office:value="771021" calcext:value-type="float">
            <text:p>771021</text:p>
          </table:table-cell>
        </table:table-row>
        <table:table-row table:style-name="ro1">
          <table:table-cell office:value-type="string" calcext:value-type="string">
            <text:p>Otu29a6d04f36bcc9cda167f6045e2139b53e6b02a3_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Heterolobosea;Acrasidae;Acrasidaeg;Acrasidae;Acrasis;Acrasis</text:p>
          </table:table-cell>
          <table:table-cell office:value-type="float" office:value="771021" calcext:value-type="float">
            <text:p>771021</text:p>
          </table:table-cell>
        </table:table-row>
        <table:table-row table:style-name="ro1">
          <table:table-cell office:value-type="string" calcext:value-type="string">
            <text:p>Otu29c0416a501ef0e03aa6f256c1e738bbad82299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Rhodomelaceae;Symphyocladia;Symphyocladia</text:p>
          </table:table-cell>
          <table:table-cell office:value-type="float" office:value="143928" calcext:value-type="float">
            <text:p>143928</text:p>
          </table:table-cell>
        </table:table-row>
        <table:table-row table:style-name="ro1">
          <table:table-cell office:value-type="string" calcext:value-type="string">
            <text:p>Otu29c0416a501ef0e03aa6f256c1e738bbad82299f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Rhodomelaceae;Symphyocladia;Symphyocladia</text:p>
          </table:table-cell>
          <table:table-cell office:value-type="float" office:value="143928" calcext:value-type="float">
            <text:p>143928</text:p>
          </table:table-cell>
        </table:table-row>
        <table:table-row table:style-name="ro1">
          <table:table-cell office:value-type="string" calcext:value-type="string">
            <text:p>Otu29c0416a501ef0e03aa6f256c1e738bbad82299f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Rhodomelaceae;Symphyocladia;Symphyocladia</text:p>
          </table:table-cell>
          <table:table-cell office:value-type="float" office:value="143928" calcext:value-type="float">
            <text:p>143928</text:p>
          </table:table-cell>
        </table:table-row>
        <table:table-row table:style-name="ro1">
          <table:table-cell office:value-type="string" calcext:value-type="string">
            <text:p>Otu29c0416a501ef0e03aa6f256c1e738bbad82299f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Rhodomelaceae;Symphyocladia;Symphyocladia</text:p>
          </table:table-cell>
          <table:table-cell office:value-type="float" office:value="143928" calcext:value-type="float">
            <text:p>143928</text:p>
          </table:table-cell>
        </table:table-row>
        <table:table-row table:style-name="ro1">
          <table:table-cell office:value-type="string" calcext:value-type="string">
            <text:p>Otu29c0416a501ef0e03aa6f256c1e738bbad82299f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Rhodomelaceae;Symphyocladia;Symphyocladia</text:p>
          </table:table-cell>
          <table:table-cell office:value-type="float" office:value="143928" calcext:value-type="float">
            <text:p>143928</text:p>
          </table:table-cell>
        </table:table-row>
        <table:table-row table:style-name="ro1">
          <table:table-cell office:value-type="string" calcext:value-type="string">
            <text:p>Otu29c0416a501ef0e03aa6f256c1e738bbad82299f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Rhodomelaceae;Symphyocladia;Symphyocladia</text:p>
          </table:table-cell>
          <table:table-cell office:value-type="float" office:value="143928" calcext:value-type="float">
            <text:p>143928</text:p>
          </table:table-cell>
        </table:table-row>
        <table:table-row table:style-name="ro1">
          <table:table-cell office:value-type="string" calcext:value-type="string">
            <text:p>Otu29c0416a501ef0e03aa6f256c1e738bbad82299f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Rhodomelaceae;Symphyocladia;Symphyocladia</text:p>
          </table:table-cell>
          <table:table-cell office:value-type="float" office:value="143928" calcext:value-type="float">
            <text:p>143928</text:p>
          </table:table-cell>
        </table:table-row>
        <table:table-row table:style-name="ro1">
          <table:table-cell office:value-type="string" calcext:value-type="string">
            <text:p>Otu29c0416a501ef0e03aa6f256c1e738bbad82299f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Rhodomelaceae;Symphyocladia;Symphyocladia</text:p>
          </table:table-cell>
          <table:table-cell office:value-type="float" office:value="143928" calcext:value-type="float">
            <text:p>143928</text:p>
          </table:table-cell>
        </table:table-row>
        <table:table-row table:style-name="ro1">
          <table:table-cell office:value-type="string" calcext:value-type="string">
            <text:p>Otu29cff82ca056fd7604ca732a4bed2b5a9f877db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/>
        </table:table-row>
        <table:table-row table:style-name="ro1">
          <table:table-cell office:value-type="string" calcext:value-type="string">
            <text:p>Otu29cff82ca056fd7604ca732a4bed2b5a9f877db5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/>
        </table:table-row>
        <table:table-row table:style-name="ro1">
          <table:table-cell office:value-type="string" calcext:value-type="string">
            <text:p>Otu29cff82ca056fd7604ca732a4bed2b5a9f877db5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29cff82ca056fd7604ca732a4bed2b5a9f877db5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29cff82ca056fd7604ca732a4bed2b5a9f877db5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29cff82ca056fd7604ca732a4bed2b5a9f877db5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29cff82ca056fd7604ca732a4bed2b5a9f877db5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29cff82ca056fd7604ca732a4bed2b5a9f877db5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29cff82ca056fd7604ca732a4bed2b5a9f877db5_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29cff82ca056fd7604ca732a4bed2b5a9f877db5_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29cff82ca056fd7604ca732a4bed2b5a9f877db5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29cff82ca056fd7604ca732a4bed2b5a9f877db5_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29cff82ca056fd7604ca732a4bed2b5a9f877db5_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29cff82ca056fd7604ca732a4bed2b5a9f877db5_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29cff82ca056fd7604ca732a4bed2b5a9f877db5_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29cff82ca056fd7604ca732a4bed2b5a9f877db5_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29e5a7673ca4503a6e9d9021b4bad11b42d89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Coscinodiscophyceae;Thalassiosiralesg;Skeletonemataceae;Skeletonema;Skeletonema</text:p>
          </table:table-cell>
          <table:table-cell/>
        </table:table-row>
        <table:table-row table:style-name="ro1">
          <table:table-cell office:value-type="string" calcext:value-type="string">
            <text:p>Otu29e5a7673ca4503a6e9d9021b4bad11b42d89378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Coscinodiscophyceae;Thalassiosiralesg;Skeletonemataceae;Skeletonema;Skeletonema</text:p>
          </table:table-cell>
          <table:table-cell office:value-type="float" office:value="149073" calcext:value-type="float">
            <text:p>149073</text:p>
          </table:table-cell>
        </table:table-row>
        <table:table-row table:style-name="ro1">
          <table:table-cell office:value-type="string" calcext:value-type="string">
            <text:p>Otu29e5a7673ca4503a6e9d9021b4bad11b42d89378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Coscinodiscophyceae;Thalassiosiralesg;Skeletonemataceae;Skeletonema;Skeletonema</text:p>
          </table:table-cell>
          <table:table-cell office:value-type="float" office:value="149073" calcext:value-type="float">
            <text:p>149073</text:p>
          </table:table-cell>
        </table:table-row>
        <table:table-row table:style-name="ro1">
          <table:table-cell office:value-type="string" calcext:value-type="string">
            <text:p>Otu29e5a7673ca4503a6e9d9021b4bad11b42d89378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Coscinodiscophyceae;Thalassiosiralesg;Skeletonemataceae;Skeletonema;Skeletonema</text:p>
          </table:table-cell>
          <table:table-cell office:value-type="float" office:value="149073" calcext:value-type="float">
            <text:p>149073</text:p>
          </table:table-cell>
        </table:table-row>
        <table:table-row table:style-name="ro1">
          <table:table-cell office:value-type="string" calcext:value-type="string">
            <text:p>Otu29e5a7673ca4503a6e9d9021b4bad11b42d89378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Coscinodiscophyceae;Thalassiosiralesg;Skeletonemataceae;Skeletonema;Skeletonema</text:p>
          </table:table-cell>
          <table:table-cell office:value-type="float" office:value="149073" calcext:value-type="float">
            <text:p>149073</text:p>
          </table:table-cell>
        </table:table-row>
        <table:table-row table:style-name="ro1">
          <table:table-cell office:value-type="string" calcext:value-type="string">
            <text:p>Otu29e5a7673ca4503a6e9d9021b4bad11b42d89378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Coscinodiscophyceae;Thalassiosiralesg;Skeletonemataceae;Skeletonema;Skeletonema</text:p>
          </table:table-cell>
          <table:table-cell office:value-type="float" office:value="149073" calcext:value-type="float">
            <text:p>149073</text:p>
          </table:table-cell>
        </table:table-row>
        <table:table-row table:style-name="ro1">
          <table:table-cell office:value-type="string" calcext:value-type="string">
            <text:p>Otu29e5a7673ca4503a6e9d9021b4bad11b42d89378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Coscinodiscophyceae;Thalassiosiralesg;Skeletonemataceae;Skeletonema;Skeletonema</text:p>
          </table:table-cell>
          <table:table-cell office:value-type="float" office:value="149073" calcext:value-type="float">
            <text:p>149073</text:p>
          </table:table-cell>
        </table:table-row>
        <table:table-row table:style-name="ro1">
          <table:table-cell office:value-type="string" calcext:value-type="string">
            <text:p>Otu29e5a7673ca4503a6e9d9021b4bad11b42d89378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Coscinodiscophyceae;Thalassiosiralesg;Skeletonemataceae;Skeletonema;Skeletonema</text:p>
          </table:table-cell>
          <table:table-cell office:value-type="float" office:value="149073" calcext:value-type="float">
            <text:p>149073</text:p>
          </table:table-cell>
        </table:table-row>
        <table:table-row table:style-name="ro1">
          <table:table-cell office:value-type="string" calcext:value-type="string">
            <text:p>Otu29e5a7673ca4503a6e9d9021b4bad11b42d89378_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Coscinodiscophyceae;Thalassiosiralesg;Skeletonemataceae;Skeletonema;Skeletonema</text:p>
          </table:table-cell>
          <table:table-cell office:value-type="float" office:value="149073" calcext:value-type="float">
            <text:p>149073</text:p>
          </table:table-cell>
        </table:table-row>
        <table:table-row table:style-name="ro1">
          <table:table-cell office:value-type="string" calcext:value-type="string">
            <text:p>Otu29e5a7673ca4503a6e9d9021b4bad11b42d89378_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Coscinodiscophyceae;Thalassiosiralesg;Skeletonemataceae;Skeletonema;Skeletonema</text:p>
          </table:table-cell>
          <table:table-cell office:value-type="float" office:value="149073" calcext:value-type="float">
            <text:p>149073</text:p>
          </table:table-cell>
        </table:table-row>
        <table:table-row table:style-name="ro1">
          <table:table-cell office:value-type="string" calcext:value-type="string">
            <text:p>Otu29e5a7673ca4503a6e9d9021b4bad11b42d89378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Coscinodiscophyceae;Thalassiosiralesg;Skeletonemataceae;Skeletonema;Skeletonema</text:p>
          </table:table-cell>
          <table:table-cell office:value-type="float" office:value="149073" calcext:value-type="float">
            <text:p>149073</text:p>
          </table:table-cell>
        </table:table-row>
        <table:table-row table:style-name="ro1">
          <table:table-cell office:value-type="string" calcext:value-type="string">
            <text:p>Otu29e5a7673ca4503a6e9d9021b4bad11b42d89378_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Coscinodiscophyceae;Thalassiosiralesg;Skeletonemataceae;Skeletonema;Skeletonema</text:p>
          </table:table-cell>
          <table:table-cell office:value-type="float" office:value="149073" calcext:value-type="float">
            <text:p>149073</text:p>
          </table:table-cell>
        </table:table-row>
        <table:table-row table:style-name="ro1">
          <table:table-cell office:value-type="string" calcext:value-type="string">
            <text:p>Otu2a5cc07a8a654fada2bfaaa2a7c2236f8cbe886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Chordata;Ascidiacea;Stolidobranchiag;Styelidae;Botrylloides;Botrylloides</text:p>
          </table:table-cell>
          <table:table-cell/>
        </table:table-row>
        <table:table-row table:style-name="ro1">
          <table:table-cell office:value-type="string" calcext:value-type="string">
            <text:p>Otu2a5cc07a8a654fada2bfaaa2a7c2236f8cbe8866_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Chordata;Ascidiacea;Stolidobranchiag;Styelidae;Botrylloides;Botrylloides</text:p>
          </table:table-cell>
          <table:table-cell/>
        </table:table-row>
        <table:table-row table:style-name="ro1">
          <table:table-cell office:value-type="string" calcext:value-type="string">
            <text:p>Otu2a5cc07a8a654fada2bfaaa2a7c2236f8cbe8866_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Chordata;Ascidiacea;Stolidobranchiag;Styelidae;Botrylloides;Botrylloides</text:p>
          </table:table-cell>
          <table:table-cell office:value-type="float" office:value="103528" calcext:value-type="float">
            <text:p>103528</text:p>
          </table:table-cell>
        </table:table-row>
        <table:table-row table:style-name="ro1">
          <table:table-cell office:value-type="string" calcext:value-type="string">
            <text:p>Otu2a5cc07a8a654fada2bfaaa2a7c2236f8cbe8866_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Chordata;Ascidiacea;Stolidobranchiag;Styelidae;Botrylloides;Botrylloides</text:p>
          </table:table-cell>
          <table:table-cell office:value-type="float" office:value="103528" calcext:value-type="float">
            <text:p>103528</text:p>
          </table:table-cell>
        </table:table-row>
        <table:table-row table:style-name="ro1">
          <table:table-cell office:value-type="string" calcext:value-type="string">
            <text:p>Otu2a5cc07a8a654fada2bfaaa2a7c2236f8cbe8866_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Chordata;Ascidiacea;Stolidobranchiag;Styelidae;Botrylloides;Botrylloides</text:p>
          </table:table-cell>
          <table:table-cell office:value-type="float" office:value="103528" calcext:value-type="float">
            <text:p>103528</text:p>
          </table:table-cell>
        </table:table-row>
        <table:table-row table:style-name="ro1">
          <table:table-cell office:value-type="string" calcext:value-type="string">
            <text:p>Otu2a5cc07a8a654fada2bfaaa2a7c2236f8cbe8866_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Chordata;Ascidiacea;Stolidobranchiag;Styelidae;Botrylloides;Botrylloides</text:p>
          </table:table-cell>
          <table:table-cell office:value-type="float" office:value="103528" calcext:value-type="float">
            <text:p>103528</text:p>
          </table:table-cell>
        </table:table-row>
        <table:table-row table:style-name="ro1">
          <table:table-cell office:value-type="string" calcext:value-type="string">
            <text:p>Otu2a5cc07a8a654fada2bfaaa2a7c2236f8cbe8866_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Chordata;Ascidiacea;Stolidobranchiag;Styelidae;Botrylloides;Botrylloides</text:p>
          </table:table-cell>
          <table:table-cell office:value-type="float" office:value="103528" calcext:value-type="float">
            <text:p>103528</text:p>
          </table:table-cell>
        </table:table-row>
        <table:table-row table:style-name="ro1">
          <table:table-cell office:value-type="string" calcext:value-type="string">
            <text:p>Otu2a5cc07a8a654fada2bfaaa2a7c2236f8cbe8866_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Chordata;Ascidiacea;Stolidobranchiag;Styelidae;Botrylloides;Botrylloides</text:p>
          </table:table-cell>
          <table:table-cell office:value-type="float" office:value="103528" calcext:value-type="float">
            <text:p>103528</text:p>
          </table:table-cell>
        </table:table-row>
        <table:table-row table:style-name="ro1">
          <table:table-cell office:value-type="string" calcext:value-type="string">
            <text:p>Otu2a8d44ee3d96ff6eee2e19c88b85f3057faca85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Membranoptera;Membranoptera</text:p>
          </table:table-cell>
          <table:table-cell/>
        </table:table-row>
        <table:table-row table:style-name="ro1">
          <table:table-cell office:value-type="string" calcext:value-type="string">
            <text:p>Otu2a8d44ee3d96ff6eee2e19c88b85f3057faca85c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Membranoptera;Membranoptera</text:p>
          </table:table-cell>
          <table:table-cell office:value-type="float" office:value="143891" calcext:value-type="float">
            <text:p>143891</text:p>
          </table:table-cell>
        </table:table-row>
        <table:table-row table:style-name="ro1">
          <table:table-cell office:value-type="string" calcext:value-type="string">
            <text:p>Otu2a8d44ee3d96ff6eee2e19c88b85f3057faca85c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Membranoptera;Membranoptera</text:p>
          </table:table-cell>
          <table:table-cell office:value-type="float" office:value="143891" calcext:value-type="float">
            <text:p>143891</text:p>
          </table:table-cell>
        </table:table-row>
        <table:table-row table:style-name="ro1">
          <table:table-cell office:value-type="string" calcext:value-type="string">
            <text:p>Otu2a8d44ee3d96ff6eee2e19c88b85f3057faca85c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Membranoptera;Membranoptera</text:p>
          </table:table-cell>
          <table:table-cell office:value-type="float" office:value="143891" calcext:value-type="float">
            <text:p>143891</text:p>
          </table:table-cell>
        </table:table-row>
        <table:table-row table:style-name="ro1">
          <table:table-cell office:value-type="string" calcext:value-type="string">
            <text:p>Otu2a8d44ee3d96ff6eee2e19c88b85f3057faca85c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Membranoptera;Membranoptera</text:p>
          </table:table-cell>
          <table:table-cell office:value-type="float" office:value="143891" calcext:value-type="float">
            <text:p>143891</text:p>
          </table:table-cell>
        </table:table-row>
        <table:table-row table:style-name="ro1">
          <table:table-cell office:value-type="string" calcext:value-type="string">
            <text:p>Otu2a8d44ee3d96ff6eee2e19c88b85f3057faca85c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Membranoptera;Membranoptera</text:p>
          </table:table-cell>
          <table:table-cell office:value-type="float" office:value="143891" calcext:value-type="float">
            <text:p>143891</text:p>
          </table:table-cell>
        </table:table-row>
        <table:table-row table:style-name="ro1">
          <table:table-cell office:value-type="string" calcext:value-type="string">
            <text:p>Otu2a8d44ee3d96ff6eee2e19c88b85f3057faca85c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Membranoptera;Membranoptera</text:p>
          </table:table-cell>
          <table:table-cell office:value-type="float" office:value="143891" calcext:value-type="float">
            <text:p>143891</text:p>
          </table:table-cell>
        </table:table-row>
        <table:table-row table:style-name="ro1">
          <table:table-cell office:value-type="string" calcext:value-type="string">
            <text:p>Otu2a8d44ee3d96ff6eee2e19c88b85f3057faca85c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Membranoptera;Membranoptera</text:p>
          </table:table-cell>
          <table:table-cell office:value-type="float" office:value="143891" calcext:value-type="float">
            <text:p>143891</text:p>
          </table:table-cell>
        </table:table-row>
        <table:table-row table:style-name="ro1">
          <table:table-cell office:value-type="string" calcext:value-type="string">
            <text:p>Otu2afb0b41d82a03c976b68adf1c008ba1b044e1a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Saccharomycetes;Saccharomycetalesg;Dipodascaceae;Yarrowia;Yarrowia</text:p>
          </table:table-cell>
          <table:table-cell/>
        </table:table-row>
        <table:table-row table:style-name="ro1">
          <table:table-cell office:value-type="string" calcext:value-type="string">
            <text:p>Otu2afb0b41d82a03c976b68adf1c008ba1b044e1a0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Saccharomycetes;Saccharomycetalesg;Dipodascaceae;Yarrowia;Yarrowia</text:p>
          </table:table-cell>
          <table:table-cell office:value-type="float" office:value="1457192" calcext:value-type="float">
            <text:p>1457192</text:p>
          </table:table-cell>
        </table:table-row>
        <table:table-row table:style-name="ro1">
          <table:table-cell office:value-type="string" calcext:value-type="string">
            <text:p>Otu2afb0b41d82a03c976b68adf1c008ba1b044e1a0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Saccharomycetes;Saccharomycetalesg;Dipodascaceae;Yarrowia;Yarrowia</text:p>
          </table:table-cell>
          <table:table-cell office:value-type="float" office:value="1457192" calcext:value-type="float">
            <text:p>1457192</text:p>
          </table:table-cell>
        </table:table-row>
        <table:table-row table:style-name="ro1">
          <table:table-cell office:value-type="string" calcext:value-type="string">
            <text:p>Otu2afb0b41d82a03c976b68adf1c008ba1b044e1a0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Saccharomycetes;Saccharomycetalesg;Dipodascaceae;Yarrowia;Yarrowia</text:p>
          </table:table-cell>
          <table:table-cell office:value-type="float" office:value="1457192" calcext:value-type="float">
            <text:p>1457192</text:p>
          </table:table-cell>
        </table:table-row>
        <table:table-row table:style-name="ro1">
          <table:table-cell office:value-type="string" calcext:value-type="string">
            <text:p>Otu2b13680c57a6ae36ab2a334a7606b5815f09701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hordata;Mammalia;Artiodactylag;Ziphiidae;Berardius;Berardius</text:p>
          </table:table-cell>
          <table:table-cell/>
        </table:table-row>
        <table:table-row table:style-name="ro1">
          <table:table-cell office:value-type="string" calcext:value-type="string">
            <text:p>Otu2b13680c57a6ae36ab2a334a7606b5815f09701d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hordata;Mammalia;Artiodactylag;Ziphiidae;Berardius;Berardius</text:p>
          </table:table-cell>
          <table:table-cell office:value-type="float" office:value="231402" calcext:value-type="float">
            <text:p>231402</text:p>
          </table:table-cell>
        </table:table-row>
        <table:table-row table:style-name="ro1">
          <table:table-cell office:value-type="string" calcext:value-type="string">
            <text:p>Otu2b13680c57a6ae36ab2a334a7606b5815f09701d_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hordata;Mammalia;Artiodactylag;Ziphiidae;Berardius;Berardius</text:p>
          </table:table-cell>
          <table:table-cell office:value-type="float" office:value="231402" calcext:value-type="float">
            <text:p>231402</text:p>
          </table:table-cell>
        </table:table-row>
        <table:table-row table:style-name="ro1">
          <table:table-cell office:value-type="string" calcext:value-type="string">
            <text:p>Otu2b13680c57a6ae36ab2a334a7606b5815f09701d_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hordata;Mammalia;Artiodactylag;Ziphiidae;Berardius;Berardius</text:p>
          </table:table-cell>
          <table:table-cell office:value-type="float" office:value="231402" calcext:value-type="float">
            <text:p>231402</text:p>
          </table:table-cell>
        </table:table-row>
        <table:table-row table:style-name="ro1">
          <table:table-cell office:value-type="string" calcext:value-type="string">
            <text:p>Otu2b60157b7801518f9e7ef12728eef2a7e69409b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Jakobida;Jakobida;Jakobidag;Seculamonas;Seculamonas;Seculamonas</text:p>
          </table:table-cell>
          <table:table-cell/>
        </table:table-row>
        <table:table-row table:style-name="ro1">
          <table:table-cell office:value-type="string" calcext:value-type="string">
            <text:p>Otu2b60157b7801518f9e7ef12728eef2a7e69409b8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Jakobida;Jakobida;Jakobidag;Seculamonas;Seculamonas;Seculamonas</text:p>
          </table:table-cell>
          <table:table-cell/>
        </table:table-row>
        <table:table-row table:style-name="ro1">
          <table:table-cell office:value-type="string" calcext:value-type="string">
            <text:p>Otu2b60157b7801518f9e7ef12728eef2a7e69409b8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Jakobida;Jakobida;Jakobidag;Seculamonas;Seculamonas;Seculamonas</text:p>
          </table:table-cell>
          <table:table-cell office:value-type="float" office:value="182905" calcext:value-type="float">
            <text:p>182905</text:p>
          </table:table-cell>
        </table:table-row>
        <table:table-row table:style-name="ro1">
          <table:table-cell office:value-type="string" calcext:value-type="string">
            <text:p>Otu2b60157b7801518f9e7ef12728eef2a7e69409b8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Jakobida;Jakobida;Jakobidag;Seculamonas;Seculamonas;Seculamonas</text:p>
          </table:table-cell>
          <table:table-cell office:value-type="float" office:value="182905" calcext:value-type="float">
            <text:p>182905</text:p>
          </table:table-cell>
        </table:table-row>
        <table:table-row table:style-name="ro1">
          <table:table-cell office:value-type="string" calcext:value-type="string">
            <text:p>Otu2b60157b7801518f9e7ef12728eef2a7e69409b8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Jakobida;Jakobida;Jakobidag;Seculamonas;Seculamonas;Seculamonas</text:p>
          </table:table-cell>
          <table:table-cell office:value-type="float" office:value="182905" calcext:value-type="float">
            <text:p>182905</text:p>
          </table:table-cell>
        </table:table-row>
        <table:table-row table:style-name="ro1">
          <table:table-cell office:value-type="string" calcext:value-type="string">
            <text:p>Otu2b60157b7801518f9e7ef12728eef2a7e69409b8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Jakobida;Jakobida;Jakobidag;Seculamonas;Seculamonas;Seculamonas</text:p>
          </table:table-cell>
          <table:table-cell office:value-type="float" office:value="182905" calcext:value-type="float">
            <text:p>182905</text:p>
          </table:table-cell>
        </table:table-row>
        <table:table-row table:style-name="ro1">
          <table:table-cell office:value-type="string" calcext:value-type="string">
            <text:p>Otu2b60157b7801518f9e7ef12728eef2a7e69409b8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Jakobida;Jakobida;Jakobidag;Seculamonas;Seculamonas;Seculamonas</text:p>
          </table:table-cell>
          <table:table-cell office:value-type="float" office:value="182905" calcext:value-type="float">
            <text:p>182905</text:p>
          </table:table-cell>
        </table:table-row>
        <table:table-row table:style-name="ro1">
          <table:table-cell office:value-type="string" calcext:value-type="string">
            <text:p>Otu2b60157b7801518f9e7ef12728eef2a7e69409b8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Jakobida;Jakobida;Jakobidag;Seculamonas;Seculamonas;Seculamonas</text:p>
          </table:table-cell>
          <table:table-cell office:value-type="float" office:value="182905" calcext:value-type="float">
            <text:p>182905</text:p>
          </table:table-cell>
        </table:table-row>
        <table:table-row table:style-name="ro1">
          <table:table-cell office:value-type="string" calcext:value-type="string">
            <text:p>Otu2c8e215d2373731d5142a7fae52ebcd87cddf5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Saccharomycetaceae;Vanderwaltozyma;Vanderwaltozyma</text:p>
          </table:table-cell>
          <table:table-cell/>
        </table:table-row>
        <table:table-row table:style-name="ro1">
          <table:table-cell office:value-type="string" calcext:value-type="string">
            <text:p>Otu2c8e215d2373731d5142a7fae52ebcd87cddf561_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Saccharomycetaceae;Vanderwaltozyma;Vanderwaltozyma</text:p>
          </table:table-cell>
          <table:table-cell/>
        </table:table-row>
        <table:table-row table:style-name="ro1">
          <table:table-cell office:value-type="string" calcext:value-type="string">
            <text:p>Otu2c8e215d2373731d5142a7fae52ebcd87cddf561_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Saccharomycetaceae;Vanderwaltozyma;Vanderwaltozyma</text:p>
          </table:table-cell>
          <table:table-cell office:value-type="float" office:value="147581" calcext:value-type="float">
            <text:p>147581</text:p>
          </table:table-cell>
        </table:table-row>
        <table:table-row table:style-name="ro1">
          <table:table-cell office:value-type="string" calcext:value-type="string">
            <text:p>Otu2c8e215d2373731d5142a7fae52ebcd87cddf561_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Saccharomycetaceae;Vanderwaltozyma;Vanderwaltozyma</text:p>
          </table:table-cell>
          <table:table-cell office:value-type="float" office:value="147581" calcext:value-type="float">
            <text:p>147581</text:p>
          </table:table-cell>
        </table:table-row>
        <table:table-row table:style-name="ro1">
          <table:table-cell office:value-type="string" calcext:value-type="string">
            <text:p>Otu2c8e215d2373731d5142a7fae52ebcd87cddf561_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Saccharomycetaceae;Vanderwaltozyma;Vanderwaltozyma</text:p>
          </table:table-cell>
          <table:table-cell office:value-type="float" office:value="147581" calcext:value-type="float">
            <text:p>147581</text:p>
          </table:table-cell>
        </table:table-row>
        <table:table-row table:style-name="ro1">
          <table:table-cell office:value-type="string" calcext:value-type="string">
            <text:p>Otu2c8e215d2373731d5142a7fae52ebcd87cddf561_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Saccharomycetaceae;Vanderwaltozyma;Vanderwaltozyma</text:p>
          </table:table-cell>
          <table:table-cell office:value-type="float" office:value="147581" calcext:value-type="float">
            <text:p>147581</text:p>
          </table:table-cell>
        </table:table-row>
        <table:table-row table:style-name="ro1">
          <table:table-cell office:value-type="string" calcext:value-type="string">
            <text:p>Otu2c8e215d2373731d5142a7fae52ebcd87cddf561_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Saccharomycetaceae;Vanderwaltozyma;Vanderwaltozyma</text:p>
          </table:table-cell>
          <table:table-cell office:value-type="float" office:value="147581" calcext:value-type="float">
            <text:p>147581</text:p>
          </table:table-cell>
        </table:table-row>
        <table:table-row table:style-name="ro1">
          <table:table-cell office:value-type="string" calcext:value-type="string">
            <text:p>Otu2c8e215d2373731d5142a7fae52ebcd87cddf561_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Saccharomycetaceae;Vanderwaltozyma;Vanderwaltozyma</text:p>
          </table:table-cell>
          <table:table-cell office:value-type="float" office:value="147581" calcext:value-type="float">
            <text:p>147581</text:p>
          </table:table-cell>
        </table:table-row>
        <table:table-row table:style-name="ro1">
          <table:table-cell office:value-type="string" calcext:value-type="string">
            <text:p>Otu2c8e215d2373731d5142a7fae52ebcd87cddf561_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Saccharomycetaceae;Vanderwaltozyma;Vanderwaltozyma</text:p>
          </table:table-cell>
          <table:table-cell office:value-type="float" office:value="147581" calcext:value-type="float">
            <text:p>147581</text:p>
          </table:table-cell>
        </table:table-row>
        <table:table-row table:style-name="ro1">
          <table:table-cell office:value-type="string" calcext:value-type="string">
            <text:p>Otu2c8e215d2373731d5142a7fae52ebcd87cddf561_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Saccharomycetaceae;Vanderwaltozyma;Vanderwaltozyma</text:p>
          </table:table-cell>
          <table:table-cell office:value-type="float" office:value="147581" calcext:value-type="float">
            <text:p>147581</text:p>
          </table:table-cell>
        </table:table-row>
        <table:table-row table:style-name="ro1">
          <table:table-cell office:value-type="string" calcext:value-type="string">
            <text:p>Otu2c8e215d2373731d5142a7fae52ebcd87cddf561_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Saccharomycetaceae;Vanderwaltozyma;Vanderwaltozyma</text:p>
          </table:table-cell>
          <table:table-cell office:value-type="float" office:value="147581" calcext:value-type="float">
            <text:p>147581</text:p>
          </table:table-cell>
        </table:table-row>
        <table:table-row table:style-name="ro1">
          <table:table-cell office:value-type="string" calcext:value-type="string">
            <text:p>Otu2c8e215d2373731d5142a7fae52ebcd87cddf561_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Saccharomycetaceae;Vanderwaltozyma;Vanderwaltozyma</text:p>
          </table:table-cell>
          <table:table-cell office:value-type="float" office:value="147581" calcext:value-type="float">
            <text:p>147581</text:p>
          </table:table-cell>
        </table:table-row>
        <table:table-row table:style-name="ro1">
          <table:table-cell office:value-type="string" calcext:value-type="string">
            <text:p>Otu2cce452691363cc595f78ddd40fafd89e13634a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ynurales;Synurophyceae</text:p>
          </table:table-cell>
          <table:table-cell/>
        </table:table-row>
        <table:table-row table:style-name="ro1">
          <table:table-cell office:value-type="string" calcext:value-type="string">
            <text:p>Otu2cce452691363cc595f78ddd40fafd89e13634a9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ynurales;Synurophyceae</text:p>
          </table:table-cell>
          <table:table-cell office:value-type="float" office:value="345522" calcext:value-type="float">
            <text:p>345522</text:p>
          </table:table-cell>
        </table:table-row>
        <table:table-row table:style-name="ro1">
          <table:table-cell office:value-type="string" calcext:value-type="string">
            <text:p>Otu2cce452691363cc595f78ddd40fafd89e13634a9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ynurales;Synurophyceae</text:p>
          </table:table-cell>
          <table:table-cell office:value-type="float" office:value="345522" calcext:value-type="float">
            <text:p>345522</text:p>
          </table:table-cell>
        </table:table-row>
        <table:table-row table:style-name="ro1">
          <table:table-cell office:value-type="string" calcext:value-type="string">
            <text:p>Otu2cce452691363cc595f78ddd40fafd89e13634a9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ynurales;Synurophyceae</text:p>
          </table:table-cell>
          <table:table-cell office:value-type="float" office:value="345522" calcext:value-type="float">
            <text:p>345522</text:p>
          </table:table-cell>
        </table:table-row>
        <table:table-row table:style-name="ro1">
          <table:table-cell office:value-type="string" calcext:value-type="string">
            <text:p>Otu2da2e8c9d12aed33d3a55beea72ac45aa8bb367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karyota;Bryozoa;Gymnolaemata;Cheilostomatidag;Escharinidae;Chiastosella;Chiastosella</text:p>
          </table:table-cell>
          <table:table-cell/>
        </table:table-row>
        <table:table-row table:style-name="ro1">
          <table:table-cell office:value-type="string" calcext:value-type="string">
            <text:p>Otu2da2e8c9d12aed33d3a55beea72ac45aa8bb3670_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karyota;Bryozoa;Gymnolaemata;Cheilostomatidag;Escharinidae;Chiastosella;Chiastosella</text:p>
          </table:table-cell>
          <table:table-cell office:value-type="float" office:value="468641" calcext:value-type="float">
            <text:p>468641</text:p>
          </table:table-cell>
        </table:table-row>
        <table:table-row table:style-name="ro1">
          <table:table-cell office:value-type="string" calcext:value-type="string">
            <text:p>Otu2da2e8c9d12aed33d3a55beea72ac45aa8bb3670_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karyota;Bryozoa;Gymnolaemata;Cheilostomatidag;Escharinidae;Chiastosella;Chiastosella</text:p>
          </table:table-cell>
          <table:table-cell office:value-type="float" office:value="468641" calcext:value-type="float">
            <text:p>468641</text:p>
          </table:table-cell>
        </table:table-row>
        <table:table-row table:style-name="ro1">
          <table:table-cell office:value-type="string" calcext:value-type="string">
            <text:p>Otu2da2e8c9d12aed33d3a55beea72ac45aa8bb3670_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karyota;Bryozoa;Gymnolaemata;Cheilostomatidag;Escharinidae;Chiastosella;Chiastosella</text:p>
          </table:table-cell>
          <table:table-cell office:value-type="float" office:value="468641" calcext:value-type="float">
            <text:p>468641</text:p>
          </table:table-cell>
        </table:table-row>
        <table:table-row table:style-name="ro1">
          <table:table-cell office:value-type="string" calcext:value-type="string">
            <text:p>Otu2ef124ca0725bd3650b496c4ce67482b05e61e7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2ef124ca0725bd3650b496c4ce67482b05e61e7f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2ef124ca0725bd3650b496c4ce67482b05e61e7f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2ef124ca0725bd3650b496c4ce67482b05e61e7f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2ef124ca0725bd3650b496c4ce67482b05e61e7f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2ef124ca0725bd3650b496c4ce67482b05e61e7f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2ef124ca0725bd3650b496c4ce67482b05e61e7f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2ef124ca0725bd3650b496c4ce67482b05e61e7f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2ef124ca0725bd3650b496c4ce67482b05e61e7f_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2ef124ca0725bd3650b496c4ce67482b05e61e7f_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2ef124ca0725bd3650b496c4ce67482b05e61e7f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2ef124ca0725bd3650b496c4ce67482b05e61e7f_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2ef124ca0725bd3650b496c4ce67482b05e61e7f_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2ef124ca0725bd3650b496c4ce67482b05e61e7f_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2ef124ca0725bd3650b496c4ce67482b05e61e7f_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2ef124ca0725bd3650b496c4ce67482b05e61e7f_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2ef124ca0725bd3650b496c4ce67482b05e61e7f_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2ef124ca0725bd3650b496c4ce67482b05e61e7f_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2ef124ca0725bd3650b496c4ce67482b05e61e7f_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2ef124ca0725bd3650b496c4ce67482b05e61e7f_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2ef124ca0725bd3650b496c4ce67482b05e61e7f_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2ef124ca0725bd3650b496c4ce67482b05e61e7f_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2ef124ca0725bd3650b496c4ce67482b05e61e7f_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2ef124ca0725bd3650b496c4ce67482b05e61e7f_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2ef124ca0725bd3650b496c4ce67482b05e61e7f_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2ef124ca0725bd3650b496c4ce67482b05e61e7f_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2ef124ca0725bd3650b496c4ce67482b05e61e7f_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2ef124ca0725bd3650b496c4ce67482b05e61e7f_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2ef124ca0725bd3650b496c4ce67482b05e61e7f_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2ef124ca0725bd3650b496c4ce67482b05e61e7f_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2ef124ca0725bd3650b496c4ce67482b05e61e7f_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2ef124ca0725bd3650b496c4ce67482b05e61e7f_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2ef124ca0725bd3650b496c4ce67482b05e61e7f_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2ef124ca0725bd3650b496c4ce67482b05e61e7f_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2ef124ca0725bd3650b496c4ce67482b05e61e7f_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2ef124ca0725bd3650b496c4ce67482b05e61e7f_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30409f55b92526bbf88090c0f320be0d0570bc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Mollusca;Gastropoda;Neogastropodag;Raphitomidae;Raphitoma;Raphitoma</text:p>
          </table:table-cell>
          <table:table-cell/>
        </table:table-row>
        <table:table-row table:style-name="ro1">
          <table:table-cell office:value-type="string" calcext:value-type="string">
            <text:p>Otu30409f55b92526bbf88090c0f320be0d0570bcce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Mollusca;Gastropoda;Neogastropodag;Raphitomidae;Raphitoma;Raphitoma</text:p>
          </table:table-cell>
          <table:table-cell office:value-type="float" office:value="137829" calcext:value-type="float">
            <text:p>137829</text:p>
          </table:table-cell>
        </table:table-row>
        <table:table-row table:style-name="ro1">
          <table:table-cell office:value-type="string" calcext:value-type="string">
            <text:p>Otu30409f55b92526bbf88090c0f320be0d0570bcce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Mollusca;Gastropoda;Neogastropodag;Raphitomidae;Raphitoma;Raphitoma</text:p>
          </table:table-cell>
          <table:table-cell office:value-type="float" office:value="137829" calcext:value-type="float">
            <text:p>137829</text:p>
          </table:table-cell>
        </table:table-row>
        <table:table-row table:style-name="ro1">
          <table:table-cell office:value-type="string" calcext:value-type="string">
            <text:p>Otu30409f55b92526bbf88090c0f320be0d0570bcce_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Mollusca;Gastropoda;Neogastropodag;Raphitomidae;Raphitoma;Raphitoma</text:p>
          </table:table-cell>
          <table:table-cell office:value-type="float" office:value="137829" calcext:value-type="float">
            <text:p>137829</text:p>
          </table:table-cell>
        </table:table-row>
        <table:table-row table:style-name="ro1">
          <table:table-cell office:value-type="string" calcext:value-type="string">
            <text:p>Otu31639837c51930a0accb1bb7ac043f280d7ca62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Bryozoa;Gymnolaemata;Ctenostomatidag;Vesiculariidae;Amathia;Amathia</text:p>
          </table:table-cell>
          <table:table-cell/>
        </table:table-row>
        <table:table-row table:style-name="ro1">
          <table:table-cell office:value-type="string" calcext:value-type="string">
            <text:p>Otu31639837c51930a0accb1bb7ac043f280d7ca627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Bryozoa;Gymnolaemata;Ctenostomatidag;Vesiculariidae;Amathia;Amathia</text:p>
          </table:table-cell>
          <table:table-cell office:value-type="float" office:value="111022" calcext:value-type="float">
            <text:p>111022</text:p>
          </table:table-cell>
        </table:table-row>
        <table:table-row table:style-name="ro1">
          <table:table-cell office:value-type="string" calcext:value-type="string">
            <text:p>Otu31639837c51930a0accb1bb7ac043f280d7ca627_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Bryozoa;Gymnolaemata;Ctenostomatidag;Vesiculariidae;Amathia;Amathia</text:p>
          </table:table-cell>
          <table:table-cell office:value-type="float" office:value="111022" calcext:value-type="float">
            <text:p>111022</text:p>
          </table:table-cell>
        </table:table-row>
        <table:table-row table:style-name="ro1">
          <table:table-cell office:value-type="string" calcext:value-type="string">
            <text:p>Otu31639837c51930a0accb1bb7ac043f280d7ca627_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Bryozoa;Gymnolaemata;Ctenostomatidag;Vesiculariidae;Amathia;Amathia</text:p>
          </table:table-cell>
          <table:table-cell office:value-type="float" office:value="111022" calcext:value-type="float">
            <text:p>111022</text:p>
          </table:table-cell>
        </table:table-row>
        <table:table-row table:style-name="ro1">
          <table:table-cell office:value-type="string" calcext:value-type="string">
            <text:p>Otu322b3287d63aba507b390c0791809b85d1025b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Dothideomycetes;Dothidealesg;Dothioraceae;Sydowia;Sydowia</text:p>
          </table:table-cell>
          <table:table-cell/>
        </table:table-row>
        <table:table-row table:style-name="ro1">
          <table:table-cell office:value-type="string" calcext:value-type="string">
            <text:p>Otu322b3287d63aba507b390c0791809b85d1025b82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Dothideomycetes;Dothidealesg;Dothioraceae;Sydowia;Sydowia</text:p>
          </table:table-cell>
          <table:table-cell office:value-type="float" office:value="146414" calcext:value-type="float">
            <text:p>146414</text:p>
          </table:table-cell>
        </table:table-row>
        <table:table-row table:style-name="ro1">
          <table:table-cell office:value-type="string" calcext:value-type="string">
            <text:p>Otu322b3287d63aba507b390c0791809b85d1025b82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Dothideomycetes;Dothidealesg;Dothioraceae;Sydowia;Sydowia</text:p>
          </table:table-cell>
          <table:table-cell office:value-type="float" office:value="146414" calcext:value-type="float">
            <text:p>146414</text:p>
          </table:table-cell>
        </table:table-row>
        <table:table-row table:style-name="ro1">
          <table:table-cell office:value-type="string" calcext:value-type="string">
            <text:p>Otu322b3287d63aba507b390c0791809b85d1025b82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Dothideomycetes;Dothidealesg;Dothioraceae;Sydowia;Sydowia</text:p>
          </table:table-cell>
          <table:table-cell office:value-type="float" office:value="146414" calcext:value-type="float">
            <text:p>146414</text:p>
          </table:table-cell>
        </table:table-row>
        <table:table-row table:style-name="ro1">
          <table:table-cell office:value-type="string" calcext:value-type="string">
            <text:p>Otu334acc872da8f5b44362072f28cb14f1fc31c72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Arthropoda;Malacostraca;Isopodag;Armadillidiidae;Armadillidium;Armadillidium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string" calcext:value-type="string">
            <text:p>Otu334acc872da8f5b44362072f28cb14f1fc31c727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Arthropoda;Malacostraca;Isopodag;Armadillidiidae;Armadillidium;Armadillidium</text:p>
          </table:table-cell>
          <table:table-cell office:value-type="float" office:value="730685" calcext:value-type="float">
            <text:p>730685</text:p>
          </table:table-cell>
        </table:table-row>
        <table:table-row table:style-name="ro1">
          <table:table-cell office:value-type="string" calcext:value-type="string">
            <text:p>Otu334acc872da8f5b44362072f28cb14f1fc31c727_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Arthropoda;Malacostraca;Isopodag;Armadillidiidae;Armadillidium;Armadillidium</text:p>
          </table:table-cell>
          <table:table-cell office:value-type="float" office:value="730685" calcext:value-type="float">
            <text:p>730685</text:p>
          </table:table-cell>
        </table:table-row>
        <table:table-row table:style-name="ro1">
          <table:table-cell office:value-type="string" calcext:value-type="string">
            <text:p>Otu334acc872da8f5b44362072f28cb14f1fc31c727_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Arthropoda;Malacostraca;Isopodag;Armadillidiidae;Armadillidium;Armadillidium</text:p>
          </table:table-cell>
          <table:table-cell office:value-type="float" office:value="730685" calcext:value-type="float">
            <text:p>730685</text:p>
          </table:table-cell>
        </table:table-row>
        <table:table-row table:style-name="ro1">
          <table:table-cell office:value-type="string" calcext:value-type="string">
            <text:p>Otu337ebf8f62a46e108a28c9e8617b4d32f06297f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Nematoda;Chromadorea;Rhabditidag;Neodiplogasteridae;Pristionchus;Pristionchus</text:p>
          </table:table-cell>
          <table:table-cell/>
        </table:table-row>
        <table:table-row table:style-name="ro1">
          <table:table-cell office:value-type="string" calcext:value-type="string">
            <text:p>Otu337ebf8f62a46e108a28c9e8617b4d32f06297f3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Nematoda;Chromadorea;Rhabditidag;Neodiplogasteridae;Pristionchus;Pristionchus</text:p>
          </table:table-cell>
          <table:table-cell office:value-type="float" office:value="231719" calcext:value-type="float">
            <text:p>231719</text:p>
          </table:table-cell>
        </table:table-row>
        <table:table-row table:style-name="ro1">
          <table:table-cell office:value-type="string" calcext:value-type="string">
            <text:p>Otu337ebf8f62a46e108a28c9e8617b4d32f06297f3_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Nematoda;Chromadorea;Rhabditidag;Neodiplogasteridae;Pristionchus;Pristionchus</text:p>
          </table:table-cell>
          <table:table-cell office:value-type="float" office:value="231719" calcext:value-type="float">
            <text:p>231719</text:p>
          </table:table-cell>
        </table:table-row>
        <table:table-row table:style-name="ro1">
          <table:table-cell office:value-type="string" calcext:value-type="string">
            <text:p>Otu337ebf8f62a46e108a28c9e8617b4d32f06297f3_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Nematoda;Chromadorea;Rhabditidag;Neodiplogasteridae;Pristionchus;Pristionchus</text:p>
          </table:table-cell>
          <table:table-cell office:value-type="float" office:value="231719" calcext:value-type="float">
            <text:p>231719</text:p>
          </table:table-cell>
        </table:table-row>
        <table:table-row table:style-name="ro1">
          <table:table-cell office:value-type="string" calcext:value-type="string">
            <text:p>Otu33be66564ee80bbf071ccc3cdb691a5c8070c1a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33be66564ee80bbf071ccc3cdb691a5c8070c1a5_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33be66564ee80bbf071ccc3cdb691a5c8070c1a5_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33be66564ee80bbf071ccc3cdb691a5c8070c1a5_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33be66564ee80bbf071ccc3cdb691a5c8070c1a5_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33be66564ee80bbf071ccc3cdb691a5c8070c1a5_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33be66564ee80bbf071ccc3cdb691a5c8070c1a5_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33be66564ee80bbf071ccc3cdb691a5c8070c1a5_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33be66564ee80bbf071ccc3cdb691a5c8070c1a5_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33be66564ee80bbf071ccc3cdb691a5c8070c1a5_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33be66564ee80bbf071ccc3cdb691a5c8070c1a5_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33be66564ee80bbf071ccc3cdb691a5c8070c1a5_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33be66564ee80bbf071ccc3cdb691a5c8070c1a5_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33be66564ee80bbf071ccc3cdb691a5c8070c1a5_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33be66564ee80bbf071ccc3cdb691a5c8070c1a5_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33be66564ee80bbf071ccc3cdb691a5c8070c1a5_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33e8a8678102edb072eed72d41c433dc5f82eb6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Eurotiomycetes;Onygenalesg;Arthrodermataceae;Nannizzia;Nannizzia</text:p>
          </table:table-cell>
          <table:table-cell/>
        </table:table-row>
        <table:table-row table:style-name="ro1">
          <table:table-cell office:value-type="string" calcext:value-type="string">
            <text:p>Otu33e8a8678102edb072eed72d41c433dc5f82eb6d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Eurotiomycetes;Onygenalesg;Arthrodermataceae;Nannizzia;Nannizzia</text:p>
          </table:table-cell>
          <table:table-cell office:value-type="float" office:value="437258" calcext:value-type="float">
            <text:p>437258</text:p>
          </table:table-cell>
        </table:table-row>
        <table:table-row table:style-name="ro1">
          <table:table-cell office:value-type="string" calcext:value-type="string">
            <text:p>Otu33e8a8678102edb072eed72d41c433dc5f82eb6d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Eurotiomycetes;Onygenalesg;Arthrodermataceae;Nannizzia;Nannizzia</text:p>
          </table:table-cell>
          <table:table-cell office:value-type="float" office:value="437258" calcext:value-type="float">
            <text:p>437258</text:p>
          </table:table-cell>
        </table:table-row>
        <table:table-row table:style-name="ro1">
          <table:table-cell office:value-type="string" calcext:value-type="string">
            <text:p>Otu33e8a8678102edb072eed72d41c433dc5f82eb6d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Eurotiomycetes;Onygenalesg;Arthrodermataceae;Nannizzia;Nannizzia</text:p>
          </table:table-cell>
          <table:table-cell office:value-type="float" office:value="437258" calcext:value-type="float">
            <text:p>437258</text:p>
          </table:table-cell>
        </table:table-row>
        <table:table-row table:style-name="ro1">
          <table:table-cell office:value-type="string" calcext:value-type="string">
            <text:p>Otu34cf71f99476538ffce438e1e1782e4784b1b5e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Jakobida;Jakobida;Jakobidag;Seculamonas;Seculamonas;Seculamonas</text:p>
          </table:table-cell>
          <table:table-cell/>
        </table:table-row>
        <table:table-row table:style-name="ro1">
          <table:table-cell office:value-type="string" calcext:value-type="string">
            <text:p>Otu34cf71f99476538ffce438e1e1782e4784b1b5e8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Jakobida;Jakobida;Jakobidag;Seculamonas;Seculamonas;Seculamonas</text:p>
          </table:table-cell>
          <table:table-cell/>
        </table:table-row>
        <table:table-row table:style-name="ro1">
          <table:table-cell office:value-type="string" calcext:value-type="string">
            <text:p>Otu34cf71f99476538ffce438e1e1782e4784b1b5e8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Jakobida;Jakobida;Jakobidag;Seculamonas;Seculamonas;Seculamonas</text:p>
          </table:table-cell>
          <table:table-cell office:value-type="float" office:value="182905" calcext:value-type="float">
            <text:p>182905</text:p>
          </table:table-cell>
        </table:table-row>
        <table:table-row table:style-name="ro1">
          <table:table-cell office:value-type="string" calcext:value-type="string">
            <text:p>Otu34cf71f99476538ffce438e1e1782e4784b1b5e8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Jakobida;Jakobida;Jakobidag;Seculamonas;Seculamonas;Seculamonas</text:p>
          </table:table-cell>
          <table:table-cell office:value-type="float" office:value="182905" calcext:value-type="float">
            <text:p>182905</text:p>
          </table:table-cell>
        </table:table-row>
        <table:table-row table:style-name="ro1">
          <table:table-cell office:value-type="string" calcext:value-type="string">
            <text:p>Otu34cf71f99476538ffce438e1e1782e4784b1b5e8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Jakobida;Jakobida;Jakobidag;Seculamonas;Seculamonas;Seculamonas</text:p>
          </table:table-cell>
          <table:table-cell office:value-type="float" office:value="182905" calcext:value-type="float">
            <text:p>182905</text:p>
          </table:table-cell>
        </table:table-row>
        <table:table-row table:style-name="ro1">
          <table:table-cell office:value-type="string" calcext:value-type="string">
            <text:p>Otu34cf71f99476538ffce438e1e1782e4784b1b5e8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Jakobida;Jakobida;Jakobidag;Seculamonas;Seculamonas;Seculamonas</text:p>
          </table:table-cell>
          <table:table-cell office:value-type="float" office:value="182905" calcext:value-type="float">
            <text:p>182905</text:p>
          </table:table-cell>
        </table:table-row>
        <table:table-row table:style-name="ro1">
          <table:table-cell office:value-type="string" calcext:value-type="string">
            <text:p>Otu34cf71f99476538ffce438e1e1782e4784b1b5e8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Jakobida;Jakobida;Jakobidag;Seculamonas;Seculamonas;Seculamonas</text:p>
          </table:table-cell>
          <table:table-cell office:value-type="float" office:value="182905" calcext:value-type="float">
            <text:p>182905</text:p>
          </table:table-cell>
        </table:table-row>
        <table:table-row table:style-name="ro1">
          <table:table-cell office:value-type="string" calcext:value-type="string">
            <text:p>Otu34cf71f99476538ffce438e1e1782e4784b1b5e8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Jakobida;Jakobida;Jakobidag;Seculamonas;Seculamonas;Seculamonas</text:p>
          </table:table-cell>
          <table:table-cell office:value-type="float" office:value="182905" calcext:value-type="float">
            <text:p>182905</text:p>
          </table:table-cell>
        </table:table-row>
        <table:table-row table:style-name="ro1">
          <table:table-cell office:value-type="string" calcext:value-type="string">
            <text:p>Otu35450bca6d77a4e5b54ad188dabbb1fef00bd9d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Saccharomycetaceae;Vanderwaltozyma;Vanderwaltozyma</text:p>
          </table:table-cell>
          <table:table-cell/>
        </table:table-row>
        <table:table-row table:style-name="ro1">
          <table:table-cell office:value-type="string" calcext:value-type="string">
            <text:p>Otu35450bca6d77a4e5b54ad188dabbb1fef00bd9db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Saccharomycetaceae;Vanderwaltozyma;Vanderwaltozyma</text:p>
          </table:table-cell>
          <table:table-cell/>
        </table:table-row>
        <table:table-row table:style-name="ro1">
          <table:table-cell office:value-type="string" calcext:value-type="string">
            <text:p>Otu35450bca6d77a4e5b54ad188dabbb1fef00bd9db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Saccharomycetaceae;Vanderwaltozyma;Vanderwaltozyma</text:p>
          </table:table-cell>
          <table:table-cell office:value-type="float" office:value="147581" calcext:value-type="float">
            <text:p>147581</text:p>
          </table:table-cell>
        </table:table-row>
        <table:table-row table:style-name="ro1">
          <table:table-cell office:value-type="string" calcext:value-type="string">
            <text:p>Otu35450bca6d77a4e5b54ad188dabbb1fef00bd9db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Saccharomycetaceae;Vanderwaltozyma;Vanderwaltozyma</text:p>
          </table:table-cell>
          <table:table-cell office:value-type="float" office:value="147581" calcext:value-type="float">
            <text:p>147581</text:p>
          </table:table-cell>
        </table:table-row>
        <table:table-row table:style-name="ro1">
          <table:table-cell office:value-type="string" calcext:value-type="string">
            <text:p>Otu35450bca6d77a4e5b54ad188dabbb1fef00bd9db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Saccharomycetaceae;Vanderwaltozyma;Vanderwaltozyma</text:p>
          </table:table-cell>
          <table:table-cell office:value-type="float" office:value="147581" calcext:value-type="float">
            <text:p>147581</text:p>
          </table:table-cell>
        </table:table-row>
        <table:table-row table:style-name="ro1">
          <table:table-cell office:value-type="string" calcext:value-type="string">
            <text:p>Otu35450bca6d77a4e5b54ad188dabbb1fef00bd9db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Saccharomycetaceae;Vanderwaltozyma;Vanderwaltozyma</text:p>
          </table:table-cell>
          <table:table-cell office:value-type="float" office:value="147581" calcext:value-type="float">
            <text:p>147581</text:p>
          </table:table-cell>
        </table:table-row>
        <table:table-row table:style-name="ro1">
          <table:table-cell office:value-type="string" calcext:value-type="string">
            <text:p>Otu35450bca6d77a4e5b54ad188dabbb1fef00bd9db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Saccharomycetaceae;Vanderwaltozyma;Vanderwaltozyma</text:p>
          </table:table-cell>
          <table:table-cell office:value-type="float" office:value="147581" calcext:value-type="float">
            <text:p>147581</text:p>
          </table:table-cell>
        </table:table-row>
        <table:table-row table:style-name="ro1">
          <table:table-cell office:value-type="string" calcext:value-type="string">
            <text:p>Otu35450bca6d77a4e5b54ad188dabbb1fef00bd9db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Saccharomycetaceae;Vanderwaltozyma;Vanderwaltozyma</text:p>
          </table:table-cell>
          <table:table-cell office:value-type="float" office:value="147581" calcext:value-type="float">
            <text:p>147581</text:p>
          </table:table-cell>
        </table:table-row>
        <table:table-row table:style-name="ro1">
          <table:table-cell office:value-type="string" calcext:value-type="string">
            <text:p>Otu35450bca6d77a4e5b54ad188dabbb1fef00bd9db_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Saccharomycetaceae;Vanderwaltozyma;Vanderwaltozyma</text:p>
          </table:table-cell>
          <table:table-cell office:value-type="float" office:value="147581" calcext:value-type="float">
            <text:p>147581</text:p>
          </table:table-cell>
        </table:table-row>
        <table:table-row table:style-name="ro1">
          <table:table-cell office:value-type="string" calcext:value-type="string">
            <text:p>Otu35450bca6d77a4e5b54ad188dabbb1fef00bd9db_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Saccharomycetaceae;Vanderwaltozyma;Vanderwaltozyma</text:p>
          </table:table-cell>
          <table:table-cell office:value-type="float" office:value="147581" calcext:value-type="float">
            <text:p>147581</text:p>
          </table:table-cell>
        </table:table-row>
        <table:table-row table:style-name="ro1">
          <table:table-cell office:value-type="string" calcext:value-type="string">
            <text:p>Otu35450bca6d77a4e5b54ad188dabbb1fef00bd9db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Saccharomycetaceae;Vanderwaltozyma;Vanderwaltozyma</text:p>
          </table:table-cell>
          <table:table-cell office:value-type="float" office:value="147581" calcext:value-type="float">
            <text:p>147581</text:p>
          </table:table-cell>
        </table:table-row>
        <table:table-row table:style-name="ro1">
          <table:table-cell office:value-type="string" calcext:value-type="string">
            <text:p>Otu35450bca6d77a4e5b54ad188dabbb1fef00bd9db_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Saccharomycetaceae;Vanderwaltozyma;Vanderwaltozyma</text:p>
          </table:table-cell>
          <table:table-cell office:value-type="float" office:value="147581" calcext:value-type="float">
            <text:p>147581</text:p>
          </table:table-cell>
        </table:table-row>
        <table:table-row table:style-name="ro1">
          <table:table-cell office:value-type="string" calcext:value-type="string">
            <text:p>Otu3601539ec4c982bbf49e33d774de8bfb29d778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3601539ec4c982bbf49e33d774de8bfb29d77811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3601539ec4c982bbf49e33d774de8bfb29d77811_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3601539ec4c982bbf49e33d774de8bfb29d77811_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3601539ec4c982bbf49e33d774de8bfb29d77811_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3601539ec4c982bbf49e33d774de8bfb29d77811_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3601539ec4c982bbf49e33d774de8bfb29d77811_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3601539ec4c982bbf49e33d774de8bfb29d77811_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3601539ec4c982bbf49e33d774de8bfb29d77811_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3601539ec4c982bbf49e33d774de8bfb29d77811_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3601539ec4c982bbf49e33d774de8bfb29d77811_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3601539ec4c982bbf49e33d774de8bfb29d77811_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3601539ec4c982bbf49e33d774de8bfb29d77811_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3601539ec4c982bbf49e33d774de8bfb29d77811_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3601539ec4c982bbf49e33d774de8bfb29d77811_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3601539ec4c982bbf49e33d774de8bfb29d77811_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3601539ec4c982bbf49e33d774de8bfb29d77811_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3601539ec4c982bbf49e33d774de8bfb29d77811_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3601539ec4c982bbf49e33d774de8bfb29d77811_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3601539ec4c982bbf49e33d774de8bfb29d77811_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3601539ec4c982bbf49e33d774de8bfb29d77811_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3601539ec4c982bbf49e33d774de8bfb29d77811_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3601539ec4c982bbf49e33d774de8bfb29d77811_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3601539ec4c982bbf49e33d774de8bfb29d77811_2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3601539ec4c982bbf49e33d774de8bfb29d77811_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3601539ec4c982bbf49e33d774de8bfb29d77811_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3601539ec4c982bbf49e33d774de8bfb29d77811_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3601539ec4c982bbf49e33d774de8bfb29d77811_2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3601539ec4c982bbf49e33d774de8bfb29d77811_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3601539ec4c982bbf49e33d774de8bfb29d77811_2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3601539ec4c982bbf49e33d774de8bfb29d77811_3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3601539ec4c982bbf49e33d774de8bfb29d77811_3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36f9a14c0bb16837fa3200f3e98ea6e2d65b1e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Leotiomycetes;Helotialesg;Helotiaceae;Cairneyella;Cairneyella</text:p>
          </table:table-cell>
          <table:table-cell/>
        </table:table-row>
        <table:table-row table:style-name="ro1">
          <table:table-cell office:value-type="string" calcext:value-type="string">
            <text:p>Otu36f9a14c0bb16837fa3200f3e98ea6e2d65b1e50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Leotiomycetes;Helotialesg;Helotiaceae;Cairneyella;Cairneyella</text:p>
          </table:table-cell>
          <table:table-cell office:value-type="float" office:value="1467756" calcext:value-type="float">
            <text:p>1467756</text:p>
          </table:table-cell>
        </table:table-row>
        <table:table-row table:style-name="ro1">
          <table:table-cell office:value-type="string" calcext:value-type="string">
            <text:p>Otu36f9a14c0bb16837fa3200f3e98ea6e2d65b1e50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Leotiomycetes;Helotialesg;Helotiaceae;Cairneyella;Cairneyella</text:p>
          </table:table-cell>
          <table:table-cell office:value-type="float" office:value="1467756" calcext:value-type="float">
            <text:p>1467756</text:p>
          </table:table-cell>
        </table:table-row>
        <table:table-row table:style-name="ro1">
          <table:table-cell office:value-type="string" calcext:value-type="string">
            <text:p>Otu36f9a14c0bb16837fa3200f3e98ea6e2d65b1e50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Leotiomycetes;Helotialesg;Helotiaceae;Cairneyella;Cairneyella</text:p>
          </table:table-cell>
          <table:table-cell office:value-type="float" office:value="1467756" calcext:value-type="float">
            <text:p>1467756</text:p>
          </table:table-cell>
        </table:table-row>
        <table:table-row table:style-name="ro1">
          <table:table-cell office:value-type="string" calcext:value-type="string">
            <text:p>Otu36f9a14c0bb16837fa3200f3e98ea6e2d65b1e50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Leotiomycetes;Helotialesg;Helotiaceae;Cairneyella;Cairneyella</text:p>
          </table:table-cell>
          <table:table-cell office:value-type="float" office:value="1467756" calcext:value-type="float">
            <text:p>1467756</text:p>
          </table:table-cell>
        </table:table-row>
        <table:table-row table:style-name="ro1">
          <table:table-cell office:value-type="string" calcext:value-type="string">
            <text:p>Otu36f9a14c0bb16837fa3200f3e98ea6e2d65b1e50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Leotiomycetes;Helotialesg;Helotiaceae;Cairneyella;Cairneyella</text:p>
          </table:table-cell>
          <table:table-cell office:value-type="float" office:value="1467756" calcext:value-type="float">
            <text:p>1467756</text:p>
          </table:table-cell>
        </table:table-row>
        <table:table-row table:style-name="ro1">
          <table:table-cell office:value-type="string" calcext:value-type="string">
            <text:p>Otu36f9a14c0bb16837fa3200f3e98ea6e2d65b1e50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Leotiomycetes;Helotialesg;Helotiaceae;Cairneyella;Cairneyella</text:p>
          </table:table-cell>
          <table:table-cell office:value-type="float" office:value="1467756" calcext:value-type="float">
            <text:p>1467756</text:p>
          </table:table-cell>
        </table:table-row>
        <table:table-row table:style-name="ro1">
          <table:table-cell office:value-type="string" calcext:value-type="string">
            <text:p>Otu36f9a14c0bb16837fa3200f3e98ea6e2d65b1e50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Leotiomycetes;Helotialesg;Helotiaceae;Cairneyella;Cairneyella</text:p>
          </table:table-cell>
          <table:table-cell office:value-type="float" office:value="1467756" calcext:value-type="float">
            <text:p>1467756</text:p>
          </table:table-cell>
        </table:table-row>
        <table:table-row table:style-name="ro1">
          <table:table-cell office:value-type="string" calcext:value-type="string">
            <text:p>Otu3778459aa3843f3dc11a3058bba2bea77c3a32e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rthropoda;Arachnida;Sarcoptiformesg;Histiostomatidae;Histiostoma;Histiostoma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Otu3778459aa3843f3dc11a3058bba2bea77c3a32e5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rthropoda;Arachnida;Sarcoptiformesg;Histiostomatidae;Histiostoma;Histiostoma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Otu3778459aa3843f3dc11a3058bba2bea77c3a32e5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rthropoda;Arachnida;Sarcoptiformesg;Histiostomatidae;Histiostoma;Histiostoma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Otu3778459aa3843f3dc11a3058bba2bea77c3a32e5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rthropoda;Arachnida;Sarcoptiformesg;Histiostomatidae;Histiostoma;Histiostoma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Otu399ba16db8da01fbe8ce8e6bc5f2905367c85f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picomplexa;Aconoidasida;Haemosporidag;Plasmodiidae;Plasmodium;Plasmodium</text:p>
          </table:table-cell>
          <table:table-cell/>
        </table:table-row>
        <table:table-row table:style-name="ro1">
          <table:table-cell office:value-type="string" calcext:value-type="string">
            <text:p>Otu399ba16db8da01fbe8ce8e6bc5f2905367c85f65_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picomplexa;Aconoidasida;Haemosporidag;Plasmodiidae;Plasmodium;Plasmodium</text:p>
          </table:table-cell>
          <table:table-cell office:value-type="float" office:value="722976" calcext:value-type="float">
            <text:p>722976</text:p>
          </table:table-cell>
        </table:table-row>
        <table:table-row table:style-name="ro1">
          <table:table-cell office:value-type="string" calcext:value-type="string">
            <text:p>Otu399ba16db8da01fbe8ce8e6bc5f2905367c85f65_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picomplexa;Aconoidasida;Haemosporidag;Plasmodiidae;Plasmodium;Plasmodium</text:p>
          </table:table-cell>
          <table:table-cell office:value-type="float" office:value="722976" calcext:value-type="float">
            <text:p>722976</text:p>
          </table:table-cell>
        </table:table-row>
        <table:table-row table:style-name="ro1">
          <table:table-cell office:value-type="string" calcext:value-type="string">
            <text:p>Otu399ba16db8da01fbe8ce8e6bc5f2905367c85f65_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picomplexa;Aconoidasida;Haemosporidag;Plasmodiidae;Plasmodium;Plasmodium</text:p>
          </table:table-cell>
          <table:table-cell office:value-type="float" office:value="722976" calcext:value-type="float">
            <text:p>722976</text:p>
          </table:table-cell>
        </table:table-row>
        <table:table-row table:style-name="ro1">
          <table:table-cell office:value-type="string" calcext:value-type="string">
            <text:p>Otu399ba16db8da01fbe8ce8e6bc5f2905367c85f65_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picomplexa;Aconoidasida;Haemosporidag;Plasmodiidae;Plasmodium;Plasmodium</text:p>
          </table:table-cell>
          <table:table-cell office:value-type="float" office:value="722976" calcext:value-type="float">
            <text:p>722976</text:p>
          </table:table-cell>
        </table:table-row>
        <table:table-row table:style-name="ro1">
          <table:table-cell office:value-type="string" calcext:value-type="string">
            <text:p>Otu399ba16db8da01fbe8ce8e6bc5f2905367c85f65_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picomplexa;Aconoidasida;Haemosporidag;Plasmodiidae;Plasmodium;Plasmodium</text:p>
          </table:table-cell>
          <table:table-cell office:value-type="float" office:value="722976" calcext:value-type="float">
            <text:p>722976</text:p>
          </table:table-cell>
        </table:table-row>
        <table:table-row table:style-name="ro1">
          <table:table-cell office:value-type="string" calcext:value-type="string">
            <text:p>Otu399ba16db8da01fbe8ce8e6bc5f2905367c85f65_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picomplexa;Aconoidasida;Haemosporidag;Plasmodiidae;Plasmodium;Plasmodium</text:p>
          </table:table-cell>
          <table:table-cell office:value-type="float" office:value="722976" calcext:value-type="float">
            <text:p>722976</text:p>
          </table:table-cell>
        </table:table-row>
        <table:table-row table:style-name="ro1">
          <table:table-cell office:value-type="string" calcext:value-type="string">
            <text:p>Otu399ba16db8da01fbe8ce8e6bc5f2905367c85f65_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picomplexa;Aconoidasida;Haemosporidag;Plasmodiidae;Plasmodium;Plasmodium</text:p>
          </table:table-cell>
          <table:table-cell office:value-type="float" office:value="722976" calcext:value-type="float">
            <text:p>722976</text:p>
          </table:table-cell>
        </table:table-row>
        <table:table-row table:style-name="ro1">
          <table:table-cell office:value-type="string" calcext:value-type="string">
            <text:p>Otu3b0650b9dcb602186c927ff138547f08ccf4ecc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Mollusca;Gastropoda;Stylommatophorag;Helicarionidae;Westracystis;Westracystis</text:p>
          </table:table-cell>
          <table:table-cell/>
        </table:table-row>
        <table:table-row table:style-name="ro1">
          <table:table-cell office:value-type="string" calcext:value-type="string">
            <text:p>Otu3b0650b9dcb602186c927ff138547f08ccf4eccb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Mollusca;Gastropoda;Stylommatophorag;Helicarionidae;Westracystis;Westracystis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Otu3b0650b9dcb602186c927ff138547f08ccf4eccb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Mollusca;Gastropoda;Stylommatophorag;Helicarionidae;Westracystis;Westracystis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Otu3b0650b9dcb602186c927ff138547f08ccf4eccb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Mollusca;Gastropoda;Stylommatophorag;Helicarionidae;Westracystis;Westracystis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Otu3b49d716c40d8cd248e08a91609d32335e151b2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Mollusca;Gastropoda;Stylommatophorag;Urocoptidae;Bactrocoptis;Bactrocoptis</text:p>
          </table:table-cell>
          <table:table-cell/>
        </table:table-row>
        <table:table-row table:style-name="ro1">
          <table:table-cell office:value-type="string" calcext:value-type="string">
            <text:p>Otu3b49d716c40d8cd248e08a91609d32335e151b2c_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Mollusca;Gastropoda;Stylommatophorag;Urocoptidae;Bactrocoptis;Bactrocoptis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Otu3b49d716c40d8cd248e08a91609d32335e151b2c_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Mollusca;Gastropoda;Stylommatophorag;Urocoptidae;Bactrocoptis;Bactrocoptis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Otu3b49d716c40d8cd248e08a91609d32335e151b2c_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Mollusca;Gastropoda;Stylommatophorag;Urocoptidae;Bactrocoptis;Bactrocoptis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Otu3bdeb5a663ab0ae41ee4145b87852eb9b6b25f4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3bdeb5a663ab0ae41ee4145b87852eb9b6b25f4f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3bdeb5a663ab0ae41ee4145b87852eb9b6b25f4f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3bdeb5a663ab0ae41ee4145b87852eb9b6b25f4f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3bdeb5a663ab0ae41ee4145b87852eb9b6b25f4f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3bdeb5a663ab0ae41ee4145b87852eb9b6b25f4f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3bdeb5a663ab0ae41ee4145b87852eb9b6b25f4f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3bdeb5a663ab0ae41ee4145b87852eb9b6b25f4f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3bdeb5a663ab0ae41ee4145b87852eb9b6b25f4f_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3bdeb5a663ab0ae41ee4145b87852eb9b6b25f4f_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3bdeb5a663ab0ae41ee4145b87852eb9b6b25f4f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3bdeb5a663ab0ae41ee4145b87852eb9b6b25f4f_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3bdeb5a663ab0ae41ee4145b87852eb9b6b25f4f_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3bdeb5a663ab0ae41ee4145b87852eb9b6b25f4f_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3bdeb5a663ab0ae41ee4145b87852eb9b6b25f4f_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3bdeb5a663ab0ae41ee4145b87852eb9b6b25f4f_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3bdeb5a663ab0ae41ee4145b87852eb9b6b25f4f_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3bdeb5a663ab0ae41ee4145b87852eb9b6b25f4f_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3bdeb5a663ab0ae41ee4145b87852eb9b6b25f4f_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3bdeb5a663ab0ae41ee4145b87852eb9b6b25f4f_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3bdeb5a663ab0ae41ee4145b87852eb9b6b25f4f_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3bdeb5a663ab0ae41ee4145b87852eb9b6b25f4f_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3bdeb5a663ab0ae41ee4145b87852eb9b6b25f4f_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3bdeb5a663ab0ae41ee4145b87852eb9b6b25f4f_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3bdeb5a663ab0ae41ee4145b87852eb9b6b25f4f_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3bdeb5a663ab0ae41ee4145b87852eb9b6b25f4f_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3bdeb5a663ab0ae41ee4145b87852eb9b6b25f4f_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3bdeb5a663ab0ae41ee4145b87852eb9b6b25f4f_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3bdeb5a663ab0ae41ee4145b87852eb9b6b25f4f_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3bdeb5a663ab0ae41ee4145b87852eb9b6b25f4f_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3bdeb5a663ab0ae41ee4145b87852eb9b6b25f4f_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3bdeb5a663ab0ae41ee4145b87852eb9b6b25f4f_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3bdeb5a663ab0ae41ee4145b87852eb9b6b25f4f_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3bdeb5a663ab0ae41ee4145b87852eb9b6b25f4f_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3bdeb5a663ab0ae41ee4145b87852eb9b6b25f4f_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3bdeb5a663ab0ae41ee4145b87852eb9b6b25f4f_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3da66165a7719402233bbca33999ae65eacb04a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Echinodermata;Ophiuroidea;Ophiuridag;Ophionereidae;Ophionereis;Ophionereis</text:p>
          </table:table-cell>
          <table:table-cell/>
        </table:table-row>
        <table:table-row table:style-name="ro1">
          <table:table-cell office:value-type="string" calcext:value-type="string">
            <text:p>Otu3da66165a7719402233bbca33999ae65eacb04a0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Echinodermata;Ophiuroidea;Ophiuridag;Ophionereidae;Ophionereis;Ophionereis</text:p>
          </table:table-cell>
          <table:table-cell office:value-type="float" office:value="123553" calcext:value-type="float">
            <text:p>123553</text:p>
          </table:table-cell>
        </table:table-row>
        <table:table-row table:style-name="ro1">
          <table:table-cell office:value-type="string" calcext:value-type="string">
            <text:p>Otu3da66165a7719402233bbca33999ae65eacb04a0_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Echinodermata;Ophiuroidea;Ophiuridag;Ophionereidae;Ophionereis;Ophionereis</text:p>
          </table:table-cell>
          <table:table-cell office:value-type="float" office:value="123553" calcext:value-type="float">
            <text:p>123553</text:p>
          </table:table-cell>
        </table:table-row>
        <table:table-row table:style-name="ro1">
          <table:table-cell office:value-type="string" calcext:value-type="string">
            <text:p>Otu3da66165a7719402233bbca33999ae65eacb04a0_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Echinodermata;Ophiuroidea;Ophiuridag;Ophionereidae;Ophionereis;Ophionereis</text:p>
          </table:table-cell>
          <table:table-cell office:value-type="float" office:value="123553" calcext:value-type="float">
            <text:p>123553</text:p>
          </table:table-cell>
        </table:table-row>
        <table:table-row table:style-name="ro1">
          <table:table-cell office:value-type="string" calcext:value-type="string">
            <text:p>Otu3f18b5827a7e0086323f57fc3383558944736ed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Cnidaria;Hydrozoa;Anthoathecatag;Corynidae;Sarsia;Sarsia</text:p>
          </table:table-cell>
          <table:table-cell/>
        </table:table-row>
        <table:table-row table:style-name="ro1">
          <table:table-cell office:value-type="string" calcext:value-type="string">
            <text:p>Otu3f18b5827a7e0086323f57fc3383558944736ed3_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Cnidaria;Hydrozoa;Anthoathecatag;Corynidae;Sarsia;Sarsia</text:p>
          </table:table-cell>
          <table:table-cell office:value-type="float" office:value="117070" calcext:value-type="float">
            <text:p>117070</text:p>
          </table:table-cell>
        </table:table-row>
        <table:table-row table:style-name="ro1">
          <table:table-cell office:value-type="string" calcext:value-type="string">
            <text:p>Otu3f18b5827a7e0086323f57fc3383558944736ed3_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Cnidaria;Hydrozoa;Anthoathecatag;Corynidae;Sarsia;Sarsia</text:p>
          </table:table-cell>
          <table:table-cell office:value-type="float" office:value="117070" calcext:value-type="float">
            <text:p>117070</text:p>
          </table:table-cell>
        </table:table-row>
        <table:table-row table:style-name="ro1">
          <table:table-cell office:value-type="string" calcext:value-type="string">
            <text:p>Otu3f18b5827a7e0086323f57fc3383558944736ed3_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Cnidaria;Hydrozoa;Anthoathecatag;Corynidae;Sarsia;Sarsia</text:p>
          </table:table-cell>
          <table:table-cell office:value-type="float" office:value="117070" calcext:value-type="float">
            <text:p>117070</text:p>
          </table:table-cell>
        </table:table-row>
        <table:table-row table:style-name="ro1">
          <table:table-cell office:value-type="string" calcext:value-type="string">
            <text:p>Otu3f31e36368ccb0889635be678ce4d70fc16060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Saccharomycetes;Saccharomycetalesg;Saccharomycetaceae;Lachancea;Lachancea</text:p>
          </table:table-cell>
          <table:table-cell/>
        </table:table-row>
        <table:table-row table:style-name="ro1">
          <table:table-cell office:value-type="string" calcext:value-type="string">
            <text:p>Otu3f31e36368ccb0889635be678ce4d70fc1606050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Saccharomycetes;Saccharomycetalesg;Saccharomycetaceae;Lachancea;Lachancea</text:p>
          </table:table-cell>
          <table:table-cell office:value-type="float" office:value="1457086" calcext:value-type="float">
            <text:p>1457086</text:p>
          </table:table-cell>
        </table:table-row>
        <table:table-row table:style-name="ro1">
          <table:table-cell office:value-type="string" calcext:value-type="string">
            <text:p>Otu3f31e36368ccb0889635be678ce4d70fc1606050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Saccharomycetes;Saccharomycetalesg;Saccharomycetaceae;Lachancea;Lachancea</text:p>
          </table:table-cell>
          <table:table-cell office:value-type="float" office:value="1457086" calcext:value-type="float">
            <text:p>1457086</text:p>
          </table:table-cell>
        </table:table-row>
        <table:table-row table:style-name="ro1">
          <table:table-cell office:value-type="string" calcext:value-type="string">
            <text:p>Otu3f31e36368ccb0889635be678ce4d70fc1606050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Saccharomycetes;Saccharomycetalesg;Saccharomycetaceae;Lachancea;Lachancea</text:p>
          </table:table-cell>
          <table:table-cell office:value-type="float" office:value="1457086" calcext:value-type="float">
            <text:p>1457086</text:p>
          </table:table-cell>
        </table:table-row>
        <table:table-row table:style-name="ro1">
          <table:table-cell office:value-type="string" calcext:value-type="string">
            <text:p>Otu3f31e36368ccb0889635be678ce4d70fc1606050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Saccharomycetes;Saccharomycetalesg;Saccharomycetaceae;Lachancea;Lachancea</text:p>
          </table:table-cell>
          <table:table-cell office:value-type="float" office:value="1457086" calcext:value-type="float">
            <text:p>1457086</text:p>
          </table:table-cell>
        </table:table-row>
        <table:table-row table:style-name="ro1">
          <table:table-cell office:value-type="string" calcext:value-type="string">
            <text:p>Otu3f31e36368ccb0889635be678ce4d70fc1606050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Saccharomycetes;Saccharomycetalesg;Saccharomycetaceae;Lachancea;Lachancea</text:p>
          </table:table-cell>
          <table:table-cell office:value-type="float" office:value="1457086" calcext:value-type="float">
            <text:p>1457086</text:p>
          </table:table-cell>
        </table:table-row>
        <table:table-row table:style-name="ro1">
          <table:table-cell office:value-type="string" calcext:value-type="string">
            <text:p>Otu3f31e36368ccb0889635be678ce4d70fc1606050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Saccharomycetes;Saccharomycetalesg;Saccharomycetaceae;Lachancea;Lachancea</text:p>
          </table:table-cell>
          <table:table-cell office:value-type="float" office:value="1457086" calcext:value-type="float">
            <text:p>1457086</text:p>
          </table:table-cell>
        </table:table-row>
        <table:table-row table:style-name="ro1">
          <table:table-cell office:value-type="string" calcext:value-type="string">
            <text:p>Otu3f31e36368ccb0889635be678ce4d70fc1606050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Saccharomycetes;Saccharomycetalesg;Saccharomycetaceae;Lachancea;Lachancea</text:p>
          </table:table-cell>
          <table:table-cell office:value-type="float" office:value="1457086" calcext:value-type="float">
            <text:p>1457086</text:p>
          </table:table-cell>
        </table:table-row>
        <table:table-row table:style-name="ro1">
          <table:table-cell office:value-type="string" calcext:value-type="string">
            <text:p>Otu3f31e36368ccb0889635be678ce4d70fc1606050_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Saccharomycetes;Saccharomycetalesg;Saccharomycetaceae;Lachancea;Lachancea</text:p>
          </table:table-cell>
          <table:table-cell office:value-type="float" office:value="1457086" calcext:value-type="float">
            <text:p>1457086</text:p>
          </table:table-cell>
        </table:table-row>
        <table:table-row table:style-name="ro1">
          <table:table-cell office:value-type="string" calcext:value-type="string">
            <text:p>Otu3f31e36368ccb0889635be678ce4d70fc1606050_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Saccharomycetes;Saccharomycetalesg;Saccharomycetaceae;Lachancea;Lachancea</text:p>
          </table:table-cell>
          <table:table-cell office:value-type="float" office:value="1457086" calcext:value-type="float">
            <text:p>1457086</text:p>
          </table:table-cell>
        </table:table-row>
        <table:table-row table:style-name="ro1">
          <table:table-cell office:value-type="string" calcext:value-type="string">
            <text:p>Otu3f31e36368ccb0889635be678ce4d70fc1606050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Saccharomycetes;Saccharomycetalesg;Saccharomycetaceae;Lachancea;Lachancea</text:p>
          </table:table-cell>
          <table:table-cell office:value-type="float" office:value="1457086" calcext:value-type="float">
            <text:p>1457086</text:p>
          </table:table-cell>
        </table:table-row>
        <table:table-row table:style-name="ro1">
          <table:table-cell office:value-type="string" calcext:value-type="string">
            <text:p>Otu3f31e36368ccb0889635be678ce4d70fc1606050_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Saccharomycetes;Saccharomycetalesg;Saccharomycetaceae;Lachancea;Lachancea</text:p>
          </table:table-cell>
          <table:table-cell office:value-type="float" office:value="1457086" calcext:value-type="float">
            <text:p>1457086</text:p>
          </table:table-cell>
        </table:table-row>
        <table:table-row table:style-name="ro1">
          <table:table-cell office:value-type="string" calcext:value-type="string">
            <text:p>Otu3fd4632c0bce598f1f28726a6d4e761fe30ebc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Dipnoi;Lepidosireniformesg;Protopteridae;Protopterus;Protopterus</text:p>
          </table:table-cell>
          <table:table-cell/>
        </table:table-row>
        <table:table-row table:style-name="ro1">
          <table:table-cell office:value-type="string" calcext:value-type="string">
            <text:p>Otu3fd4632c0bce598f1f28726a6d4e761fe30ebc32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Dipnoi;Lepidosireniformesg;Protopteridae;Protopterus;Protopterus</text:p>
          </table:table-cell>
          <table:table-cell office:value-type="float" office:value="1821" calcext:value-type="float">
            <text:p>1821</text:p>
          </table:table-cell>
        </table:table-row>
        <table:table-row table:style-name="ro1">
          <table:table-cell office:value-type="string" calcext:value-type="string">
            <text:p>Otu3fd4632c0bce598f1f28726a6d4e761fe30ebc32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Dipnoi;Lepidosireniformesg;Protopteridae;Protopterus;Protopterus</text:p>
          </table:table-cell>
          <table:table-cell office:value-type="float" office:value="1821" calcext:value-type="float">
            <text:p>1821</text:p>
          </table:table-cell>
        </table:table-row>
        <table:table-row table:style-name="ro1">
          <table:table-cell office:value-type="string" calcext:value-type="string">
            <text:p>Otu3fd4632c0bce598f1f28726a6d4e761fe30ebc32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Dipnoi;Lepidosireniformesg;Protopteridae;Protopterus;Protopterus</text:p>
          </table:table-cell>
          <table:table-cell office:value-type="float" office:value="1821" calcext:value-type="float">
            <text:p>1821</text:p>
          </table:table-cell>
        </table:table-row>
        <table:table-row table:style-name="ro1">
          <table:table-cell office:value-type="string" calcext:value-type="string">
            <text:p>Otu40b31059df7fd4cc1deb0a949c0e168a3bb69bc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40b31059df7fd4cc1deb0a949c0e168a3bb69bcb_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40b31059df7fd4cc1deb0a949c0e168a3bb69bcb_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40b31059df7fd4cc1deb0a949c0e168a3bb69bcb_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40b31059df7fd4cc1deb0a949c0e168a3bb69bcb_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40b31059df7fd4cc1deb0a949c0e168a3bb69bcb_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40b31059df7fd4cc1deb0a949c0e168a3bb69bcb_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40b31059df7fd4cc1deb0a949c0e168a3bb69bcb_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40b31059df7fd4cc1deb0a949c0e168a3bb69bcb_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40b31059df7fd4cc1deb0a949c0e168a3bb69bcb_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40b31059df7fd4cc1deb0a949c0e168a3bb69bcb_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40b31059df7fd4cc1deb0a949c0e168a3bb69bcb_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40b31059df7fd4cc1deb0a949c0e168a3bb69bcb_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40b31059df7fd4cc1deb0a949c0e168a3bb69bcb_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40b31059df7fd4cc1deb0a949c0e168a3bb69bcb_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40b31059df7fd4cc1deb0a949c0e168a3bb69bcb_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4308936a42b9c91346acc19949110518e0e0ab7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lorophyta;Trebouxiophyceae;Chlorellalesg;Chlorellaceae;Prototheca;Prototheca</text:p>
          </table:table-cell>
          <table:table-cell/>
        </table:table-row>
        <table:table-row table:style-name="ro1">
          <table:table-cell office:value-type="string" calcext:value-type="string">
            <text:p>Otu4308936a42b9c91346acc19949110518e0e0ab7d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lorophyta;Trebouxiophyceae;Chlorellalesg;Chlorellaceae;Prototheca;Prototheca</text:p>
          </table:table-cell>
          <table:table-cell office:value-type="float" office:value="160575" calcext:value-type="float">
            <text:p>160575</text:p>
          </table:table-cell>
        </table:table-row>
        <table:table-row table:style-name="ro1">
          <table:table-cell office:value-type="string" calcext:value-type="string">
            <text:p>Otu4308936a42b9c91346acc19949110518e0e0ab7d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lorophyta;Trebouxiophyceae;Chlorellalesg;Chlorellaceae;Prototheca;Prototheca</text:p>
          </table:table-cell>
          <table:table-cell office:value-type="float" office:value="160575" calcext:value-type="float">
            <text:p>160575</text:p>
          </table:table-cell>
        </table:table-row>
        <table:table-row table:style-name="ro1">
          <table:table-cell office:value-type="string" calcext:value-type="string">
            <text:p>Otu4308936a42b9c91346acc19949110518e0e0ab7d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lorophyta;Trebouxiophyceae;Chlorellalesg;Chlorellaceae;Prototheca;Prototheca</text:p>
          </table:table-cell>
          <table:table-cell office:value-type="float" office:value="160575" calcext:value-type="float">
            <text:p>160575</text:p>
          </table:table-cell>
        </table:table-row>
        <table:table-row table:style-name="ro1">
          <table:table-cell office:value-type="string" calcext:value-type="string">
            <text:p>Otu4308936a42b9c91346acc19949110518e0e0ab7d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lorophyta;Trebouxiophyceae;Chlorellalesg;Chlorellaceae;Prototheca;Prototheca</text:p>
          </table:table-cell>
          <table:table-cell office:value-type="float" office:value="160575" calcext:value-type="float">
            <text:p>160575</text:p>
          </table:table-cell>
        </table:table-row>
        <table:table-row table:style-name="ro1">
          <table:table-cell office:value-type="string" calcext:value-type="string">
            <text:p>Otu4308936a42b9c91346acc19949110518e0e0ab7d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lorophyta;Trebouxiophyceae;Chlorellalesg;Chlorellaceae;Prototheca;Prototheca</text:p>
          </table:table-cell>
          <table:table-cell office:value-type="float" office:value="160575" calcext:value-type="float">
            <text:p>160575</text:p>
          </table:table-cell>
        </table:table-row>
        <table:table-row table:style-name="ro1">
          <table:table-cell office:value-type="string" calcext:value-type="string">
            <text:p>Otu4308936a42b9c91346acc19949110518e0e0ab7d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lorophyta;Trebouxiophyceae;Chlorellalesg;Chlorellaceae;Prototheca;Prototheca</text:p>
          </table:table-cell>
          <table:table-cell office:value-type="float" office:value="160575" calcext:value-type="float">
            <text:p>160575</text:p>
          </table:table-cell>
        </table:table-row>
        <table:table-row table:style-name="ro1">
          <table:table-cell office:value-type="string" calcext:value-type="string">
            <text:p>Otu4308936a42b9c91346acc19949110518e0e0ab7d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lorophyta;Trebouxiophyceae;Chlorellalesg;Chlorellaceae;Prototheca;Prototheca</text:p>
          </table:table-cell>
          <table:table-cell office:value-type="float" office:value="160575" calcext:value-type="float">
            <text:p>160575</text:p>
          </table:table-cell>
        </table:table-row>
        <table:table-row table:style-name="ro1">
          <table:table-cell office:value-type="string" calcext:value-type="string">
            <text:p>Otu43c37d6065614cb4b5cf17d662774b96670ed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Saccharomycetes;Saccharomycetalesg;Saccharomycetaceae;Nakaseomyces;[Candida]</text:p>
          </table:table-cell>
          <table:table-cell/>
        </table:table-row>
        <table:table-row table:style-name="ro1">
          <table:table-cell office:value-type="string" calcext:value-type="string">
            <text:p>Otu43c37d6065614cb4b5cf17d662774b96670ed800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Saccharomycetes;Saccharomycetalesg;Saccharomycetaceae;Nakaseomyces;[Candida]</text:p>
          </table:table-cell>
          <table:table-cell office:value-type="float" office:value="437947" calcext:value-type="float">
            <text:p>437947</text:p>
          </table:table-cell>
        </table:table-row>
        <table:table-row table:style-name="ro1">
          <table:table-cell office:value-type="string" calcext:value-type="string">
            <text:p>Otu43c37d6065614cb4b5cf17d662774b96670ed800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Saccharomycetes;Saccharomycetalesg;Saccharomycetaceae;Nakaseomyces;[Candida]</text:p>
          </table:table-cell>
          <table:table-cell office:value-type="float" office:value="437947" calcext:value-type="float">
            <text:p>437947</text:p>
          </table:table-cell>
        </table:table-row>
        <table:table-row table:style-name="ro1">
          <table:table-cell office:value-type="string" calcext:value-type="string">
            <text:p>Otu43c37d6065614cb4b5cf17d662774b96670ed800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Saccharomycetes;Saccharomycetalesg;Saccharomycetaceae;Nakaseomyces;[Candida]</text:p>
          </table:table-cell>
          <table:table-cell office:value-type="float" office:value="437947" calcext:value-type="float">
            <text:p>437947</text:p>
          </table:table-cell>
        </table:table-row>
        <table:table-row table:style-name="ro1">
          <table:table-cell office:value-type="string" calcext:value-type="string">
            <text:p>Otu45a2f459b42dc14dda5883cca813c3268e4fb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Cunea;Cunea</text:p>
          </table:table-cell>
          <table:table-cell/>
        </table:table-row>
        <table:table-row table:style-name="ro1">
          <table:table-cell office:value-type="string" calcext:value-type="string">
            <text:p>Otu45a2f459b42dc14dda5883cca813c3268e4fb573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Cunea;Cunea</text:p>
          </table:table-cell>
          <table:table-cell office:value-type="float" office:value="224605" calcext:value-type="float">
            <text:p>224605</text:p>
          </table:table-cell>
        </table:table-row>
        <table:table-row table:style-name="ro1">
          <table:table-cell office:value-type="string" calcext:value-type="string">
            <text:p>Otu45a2f459b42dc14dda5883cca813c3268e4fb573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Cunea;Cunea</text:p>
          </table:table-cell>
          <table:table-cell office:value-type="float" office:value="224605" calcext:value-type="float">
            <text:p>224605</text:p>
          </table:table-cell>
        </table:table-row>
        <table:table-row table:style-name="ro1">
          <table:table-cell office:value-type="string" calcext:value-type="string">
            <text:p>Otu45a2f459b42dc14dda5883cca813c3268e4fb573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Cunea;Cunea</text:p>
          </table:table-cell>
          <table:table-cell office:value-type="float" office:value="224605" calcext:value-type="float">
            <text:p>224605</text:p>
          </table:table-cell>
        </table:table-row>
        <table:table-row table:style-name="ro1">
          <table:table-cell office:value-type="string" calcext:value-type="string">
            <text:p>Otu45a2f459b42dc14dda5883cca813c3268e4fb573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Cunea;Cunea</text:p>
          </table:table-cell>
          <table:table-cell office:value-type="float" office:value="224605" calcext:value-type="float">
            <text:p>224605</text:p>
          </table:table-cell>
        </table:table-row>
        <table:table-row table:style-name="ro1">
          <table:table-cell office:value-type="string" calcext:value-type="string">
            <text:p>Otu45a2f459b42dc14dda5883cca813c3268e4fb573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Cunea;Cunea</text:p>
          </table:table-cell>
          <table:table-cell office:value-type="float" office:value="224605" calcext:value-type="float">
            <text:p>224605</text:p>
          </table:table-cell>
        </table:table-row>
        <table:table-row table:style-name="ro1">
          <table:table-cell office:value-type="string" calcext:value-type="string">
            <text:p>Otu45a2f459b42dc14dda5883cca813c3268e4fb573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Cunea;Cunea</text:p>
          </table:table-cell>
          <table:table-cell office:value-type="float" office:value="224605" calcext:value-type="float">
            <text:p>224605</text:p>
          </table:table-cell>
        </table:table-row>
        <table:table-row table:style-name="ro1">
          <table:table-cell office:value-type="string" calcext:value-type="string">
            <text:p>Otu45a2f459b42dc14dda5883cca813c3268e4fb573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Cunea;Cunea</text:p>
          </table:table-cell>
          <table:table-cell office:value-type="float" office:value="224605" calcext:value-type="float">
            <text:p>224605</text:p>
          </table:table-cell>
        </table:table-row>
        <table:table-row table:style-name="ro1">
          <table:table-cell office:value-type="string" calcext:value-type="string">
            <text:p>Otu45a2f459b42dc14dda5883cca813c3268e4fb573_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Cunea;Cunea</text:p>
          </table:table-cell>
          <table:table-cell office:value-type="float" office:value="224605" calcext:value-type="float">
            <text:p>224605</text:p>
          </table:table-cell>
        </table:table-row>
        <table:table-row table:style-name="ro1">
          <table:table-cell office:value-type="string" calcext:value-type="string">
            <text:p>Otu45a2f459b42dc14dda5883cca813c3268e4fb573_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Cunea;Cunea</text:p>
          </table:table-cell>
          <table:table-cell office:value-type="float" office:value="224605" calcext:value-type="float">
            <text:p>224605</text:p>
          </table:table-cell>
        </table:table-row>
        <table:table-row table:style-name="ro1">
          <table:table-cell office:value-type="string" calcext:value-type="string">
            <text:p>Otu45a2f459b42dc14dda5883cca813c3268e4fb573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Cunea;Cunea</text:p>
          </table:table-cell>
          <table:table-cell office:value-type="float" office:value="224605" calcext:value-type="float">
            <text:p>224605</text:p>
          </table:table-cell>
        </table:table-row>
        <table:table-row table:style-name="ro1">
          <table:table-cell office:value-type="string" calcext:value-type="string">
            <text:p>Otu45a2f459b42dc14dda5883cca813c3268e4fb573_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Cunea;Cunea</text:p>
          </table:table-cell>
          <table:table-cell office:value-type="float" office:value="224605" calcext:value-type="float">
            <text:p>224605</text:p>
          </table:table-cell>
        </table:table-row>
        <table:table-row table:style-name="ro1">
          <table:table-cell office:value-type="string" calcext:value-type="string">
            <text:p>Otu45ff2f7e9082617dbef986c25d6300044f5553d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nidaria;Hydrozoa;Leptothecatag;Haleciidae;Halecium;Halecium</text:p>
          </table:table-cell>
          <table:table-cell/>
        </table:table-row>
        <table:table-row table:style-name="ro1">
          <table:table-cell office:value-type="string" calcext:value-type="string">
            <text:p>Otu45ff2f7e9082617dbef986c25d6300044f5553dc_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nidaria;Hydrozoa;Leptothecatag;Haleciidae;Halecium;Halecium</text:p>
          </table:table-cell>
          <table:table-cell office:value-type="float" office:value="117103" calcext:value-type="float">
            <text:p>117103</text:p>
          </table:table-cell>
        </table:table-row>
        <table:table-row table:style-name="ro1">
          <table:table-cell office:value-type="string" calcext:value-type="string">
            <text:p>Otu45ff2f7e9082617dbef986c25d6300044f5553dc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nidaria;Hydrozoa;Leptothecatag;Haleciidae;Halecium;Halecium</text:p>
          </table:table-cell>
          <table:table-cell office:value-type="float" office:value="117103" calcext:value-type="float">
            <text:p>117103</text:p>
          </table:table-cell>
        </table:table-row>
        <table:table-row table:style-name="ro1">
          <table:table-cell office:value-type="string" calcext:value-type="string">
            <text:p>Otu45ff2f7e9082617dbef986c25d6300044f5553dc_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nidaria;Hydrozoa;Leptothecatag;Haleciidae;Halecium;Halecium</text:p>
          </table:table-cell>
          <table:table-cell office:value-type="float" office:value="117103" calcext:value-type="float">
            <text:p>117103</text:p>
          </table:table-cell>
        </table:table-row>
        <table:table-row table:style-name="ro1">
          <table:table-cell office:value-type="string" calcext:value-type="string">
            <text:p>Otu465e6cffa4b6231552d2f15e3a1392a0ad4fbe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465e6cffa4b6231552d2f15e3a1392a0ad4fbe23_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465e6cffa4b6231552d2f15e3a1392a0ad4fbe23_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465e6cffa4b6231552d2f15e3a1392a0ad4fbe23_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465e6cffa4b6231552d2f15e3a1392a0ad4fbe23_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465e6cffa4b6231552d2f15e3a1392a0ad4fbe23_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465e6cffa4b6231552d2f15e3a1392a0ad4fbe23_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465e6cffa4b6231552d2f15e3a1392a0ad4fbe23_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465e6cffa4b6231552d2f15e3a1392a0ad4fbe23_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465e6cffa4b6231552d2f15e3a1392a0ad4fbe23_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465e6cffa4b6231552d2f15e3a1392a0ad4fbe23_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465e6cffa4b6231552d2f15e3a1392a0ad4fbe23_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465e6cffa4b6231552d2f15e3a1392a0ad4fbe23_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465e6cffa4b6231552d2f15e3a1392a0ad4fbe23_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465e6cffa4b6231552d2f15e3a1392a0ad4fbe23_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465e6cffa4b6231552d2f15e3a1392a0ad4fbe23_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465e6cffa4b6231552d2f15e3a1392a0ad4fbe23_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465e6cffa4b6231552d2f15e3a1392a0ad4fbe23_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465e6cffa4b6231552d2f15e3a1392a0ad4fbe23_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465e6cffa4b6231552d2f15e3a1392a0ad4fbe23_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465e6cffa4b6231552d2f15e3a1392a0ad4fbe23_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465e6cffa4b6231552d2f15e3a1392a0ad4fbe23_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465e6cffa4b6231552d2f15e3a1392a0ad4fbe23_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465e6cffa4b6231552d2f15e3a1392a0ad4fbe23_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465e6cffa4b6231552d2f15e3a1392a0ad4fbe23_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465e6cffa4b6231552d2f15e3a1392a0ad4fbe23_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465e6cffa4b6231552d2f15e3a1392a0ad4fbe23_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465e6cffa4b6231552d2f15e3a1392a0ad4fbe23_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465e6cffa4b6231552d2f15e3a1392a0ad4fbe23_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465e6cffa4b6231552d2f15e3a1392a0ad4fbe23_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465e6cffa4b6231552d2f15e3a1392a0ad4fbe23_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465e6cffa4b6231552d2f15e3a1392a0ad4fbe23_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465e6cffa4b6231552d2f15e3a1392a0ad4fbe23_3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465e6cffa4b6231552d2f15e3a1392a0ad4fbe23_3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465e6cffa4b6231552d2f15e3a1392a0ad4fbe23_3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465e6cffa4b6231552d2f15e3a1392a0ad4fbe23_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468c6ec630e928d5f66829676b34957c2d297d7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/>
        </table:table-row>
        <table:table-row table:style-name="ro1">
          <table:table-cell office:value-type="string" calcext:value-type="string">
            <text:p>Otu468c6ec630e928d5f66829676b34957c2d297d7b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/>
        </table:table-row>
        <table:table-row table:style-name="ro1">
          <table:table-cell office:value-type="string" calcext:value-type="string">
            <text:p>Otu468c6ec630e928d5f66829676b34957c2d297d7b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468c6ec630e928d5f66829676b34957c2d297d7b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468c6ec630e928d5f66829676b34957c2d297d7b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468c6ec630e928d5f66829676b34957c2d297d7b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468c6ec630e928d5f66829676b34957c2d297d7b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468c6ec630e928d5f66829676b34957c2d297d7b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468c6ec630e928d5f66829676b34957c2d297d7b_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468c6ec630e928d5f66829676b34957c2d297d7b_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468c6ec630e928d5f66829676b34957c2d297d7b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468c6ec630e928d5f66829676b34957c2d297d7b_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468c6ec630e928d5f66829676b34957c2d297d7b_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468c6ec630e928d5f66829676b34957c2d297d7b_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468c6ec630e928d5f66829676b34957c2d297d7b_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468c6ec630e928d5f66829676b34957c2d297d7b_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46eedcc4f88636d8940857f39a68c1c6c17d2b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ves;Pelecaniformesg;Anhingidae;Anhinga;Anhinga</text:p>
          </table:table-cell>
          <table:table-cell/>
        </table:table-row>
        <table:table-row table:style-name="ro1">
          <table:table-cell office:value-type="string" calcext:value-type="string">
            <text:p>Otu46eedcc4f88636d8940857f39a68c1c6c17d2b42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ves;Pelecaniformesg;Anhingidae;Anhinga;Anhinga</text:p>
          </table:table-cell>
          <table:table-cell office:value-type="float" office:value="206825" calcext:value-type="float">
            <text:p>206825</text:p>
          </table:table-cell>
        </table:table-row>
        <table:table-row table:style-name="ro1">
          <table:table-cell office:value-type="string" calcext:value-type="string">
            <text:p>Otu46eedcc4f88636d8940857f39a68c1c6c17d2b42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ves;Pelecaniformesg;Anhingidae;Anhinga;Anhinga</text:p>
          </table:table-cell>
          <table:table-cell office:value-type="float" office:value="206825" calcext:value-type="float">
            <text:p>206825</text:p>
          </table:table-cell>
        </table:table-row>
        <table:table-row table:style-name="ro1">
          <table:table-cell office:value-type="string" calcext:value-type="string">
            <text:p>Otu46eedcc4f88636d8940857f39a68c1c6c17d2b42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ves;Pelecaniformesg;Anhingidae;Anhinga;Anhinga</text:p>
          </table:table-cell>
          <table:table-cell office:value-type="float" office:value="206825" calcext:value-type="float">
            <text:p>206825</text:p>
          </table:table-cell>
        </table:table-row>
        <table:table-row table:style-name="ro1">
          <table:table-cell office:value-type="string" calcext:value-type="string">
            <text:p>Otu480ac52e92b84ee9048b8908eafebb82f45f735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yth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480ac52e92b84ee9048b8908eafebb82f45f735a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yth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480ac52e92b84ee9048b8908eafebb82f45f735a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yth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480ac52e92b84ee9048b8908eafebb82f45f735a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yth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480ac52e92b84ee9048b8908eafebb82f45f735a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yth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480ac52e92b84ee9048b8908eafebb82f45f735a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yth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480ac52e92b84ee9048b8908eafebb82f45f735a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yth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480ac52e92b84ee9048b8908eafebb82f45f735a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yth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480ac52e92b84ee9048b8908eafebb82f45f735a_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yth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480ac52e92b84ee9048b8908eafebb82f45f735a_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yth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480ac52e92b84ee9048b8908eafebb82f45f735a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yth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480ac52e92b84ee9048b8908eafebb82f45f735a_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yth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48f1c771f4567e86333bd71194bcce4118c2b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rthropoda;Insecta;Hemipterag;Malcidae;Malcus;Malcus</text:p>
          </table:table-cell>
          <table:table-cell office:value-type="float" office:value="108726" calcext:value-type="float">
            <text:p>108726</text:p>
          </table:table-cell>
        </table:table-row>
        <table:table-row table:style-name="ro1">
          <table:table-cell office:value-type="string" calcext:value-type="string">
            <text:p>Otu48f1c771f4567e86333bd71194bcce4118c2b568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rthropoda;Insecta;Hemipterag;Malcidae;Malcus;Malcus</text:p>
          </table:table-cell>
          <table:table-cell office:value-type="float" office:value="138162" calcext:value-type="float">
            <text:p>138162</text:p>
          </table:table-cell>
        </table:table-row>
        <table:table-row table:style-name="ro1">
          <table:table-cell office:value-type="string" calcext:value-type="string">
            <text:p>Otu48f1c771f4567e86333bd71194bcce4118c2b568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rthropoda;Insecta;Hemipterag;Malcidae;Malcus;Malcus</text:p>
          </table:table-cell>
          <table:table-cell office:value-type="float" office:value="138162" calcext:value-type="float">
            <text:p>138162</text:p>
          </table:table-cell>
        </table:table-row>
        <table:table-row table:style-name="ro1">
          <table:table-cell office:value-type="string" calcext:value-type="string">
            <text:p>Otu48f1c771f4567e86333bd71194bcce4118c2b568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rthropoda;Insecta;Hemipterag;Malcidae;Malcus;Malcus</text:p>
          </table:table-cell>
          <table:table-cell office:value-type="float" office:value="138162" calcext:value-type="float">
            <text:p>138162</text:p>
          </table:table-cell>
        </table:table-row>
        <table:table-row table:style-name="ro1">
          <table:table-cell office:value-type="string" calcext:value-type="string">
            <text:p>Otu49c85dc6529b6ae1187f788b1deb6f03eba228c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Heterolobosea;Acrasidae;Acrasidaeg;Acrasidae;Acrasis;Acrasis</text:p>
          </table:table-cell>
          <table:table-cell/>
        </table:table-row>
        <table:table-row table:style-name="ro1">
          <table:table-cell office:value-type="string" calcext:value-type="string">
            <text:p>Otu49c85dc6529b6ae1187f788b1deb6f03eba228c7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Heterolobosea;Acrasidae;Acrasidaeg;Acrasidae;Acrasis;Acrasis</text:p>
          </table:table-cell>
          <table:table-cell/>
        </table:table-row>
        <table:table-row table:style-name="ro1">
          <table:table-cell office:value-type="string" calcext:value-type="string">
            <text:p>Otu49c85dc6529b6ae1187f788b1deb6f03eba228c7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Heterolobosea;Acrasidae;Acrasidaeg;Acrasidae;Acrasis;Acrasis</text:p>
          </table:table-cell>
          <table:table-cell office:value-type="float" office:value="771021" calcext:value-type="float">
            <text:p>771021</text:p>
          </table:table-cell>
        </table:table-row>
        <table:table-row table:style-name="ro1">
          <table:table-cell office:value-type="string" calcext:value-type="string">
            <text:p>Otu49c85dc6529b6ae1187f788b1deb6f03eba228c7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Heterolobosea;Acrasidae;Acrasidaeg;Acrasidae;Acrasis;Acrasis</text:p>
          </table:table-cell>
          <table:table-cell office:value-type="float" office:value="771021" calcext:value-type="float">
            <text:p>771021</text:p>
          </table:table-cell>
        </table:table-row>
        <table:table-row table:style-name="ro1">
          <table:table-cell office:value-type="string" calcext:value-type="string">
            <text:p>Otu49c85dc6529b6ae1187f788b1deb6f03eba228c7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Heterolobosea;Acrasidae;Acrasidaeg;Acrasidae;Acrasis;Acrasis</text:p>
          </table:table-cell>
          <table:table-cell office:value-type="float" office:value="771021" calcext:value-type="float">
            <text:p>771021</text:p>
          </table:table-cell>
        </table:table-row>
        <table:table-row table:style-name="ro1">
          <table:table-cell office:value-type="string" calcext:value-type="string">
            <text:p>Otu49c85dc6529b6ae1187f788b1deb6f03eba228c7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Heterolobosea;Acrasidae;Acrasidaeg;Acrasidae;Acrasis;Acrasis</text:p>
          </table:table-cell>
          <table:table-cell office:value-type="float" office:value="771021" calcext:value-type="float">
            <text:p>771021</text:p>
          </table:table-cell>
        </table:table-row>
        <table:table-row table:style-name="ro1">
          <table:table-cell office:value-type="string" calcext:value-type="string">
            <text:p>Otu49c85dc6529b6ae1187f788b1deb6f03eba228c7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Heterolobosea;Acrasidae;Acrasidaeg;Acrasidae;Acrasis;Acrasis</text:p>
          </table:table-cell>
          <table:table-cell office:value-type="float" office:value="771021" calcext:value-type="float">
            <text:p>771021</text:p>
          </table:table-cell>
        </table:table-row>
        <table:table-row table:style-name="ro1">
          <table:table-cell office:value-type="string" calcext:value-type="string">
            <text:p>Otu49c85dc6529b6ae1187f788b1deb6f03eba228c7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Heterolobosea;Acrasidae;Acrasidaeg;Acrasidae;Acrasis;Acrasis</text:p>
          </table:table-cell>
          <table:table-cell office:value-type="float" office:value="771021" calcext:value-type="float">
            <text:p>771021</text:p>
          </table:table-cell>
        </table:table-row>
        <table:table-row table:style-name="ro1">
          <table:table-cell office:value-type="string" calcext:value-type="string">
            <text:p>Otu49c85dc6529b6ae1187f788b1deb6f03eba228c7_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Heterolobosea;Acrasidae;Acrasidaeg;Acrasidae;Acrasis;Acrasis</text:p>
          </table:table-cell>
          <table:table-cell office:value-type="float" office:value="771021" calcext:value-type="float">
            <text:p>771021</text:p>
          </table:table-cell>
        </table:table-row>
        <table:table-row table:style-name="ro1">
          <table:table-cell office:value-type="string" calcext:value-type="string">
            <text:p>Otu49c85dc6529b6ae1187f788b1deb6f03eba228c7_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Heterolobosea;Acrasidae;Acrasidaeg;Acrasidae;Acrasis;Acrasis</text:p>
          </table:table-cell>
          <table:table-cell office:value-type="float" office:value="771021" calcext:value-type="float">
            <text:p>771021</text:p>
          </table:table-cell>
        </table:table-row>
        <table:table-row table:style-name="ro1">
          <table:table-cell office:value-type="string" calcext:value-type="string">
            <text:p>Otu49c85dc6529b6ae1187f788b1deb6f03eba228c7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Heterolobosea;Acrasidae;Acrasidaeg;Acrasidae;Acrasis;Acrasis</text:p>
          </table:table-cell>
          <table:table-cell office:value-type="float" office:value="771021" calcext:value-type="float">
            <text:p>771021</text:p>
          </table:table-cell>
        </table:table-row>
        <table:table-row table:style-name="ro1">
          <table:table-cell office:value-type="string" calcext:value-type="string">
            <text:p>Otu49c85dc6529b6ae1187f788b1deb6f03eba228c7_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Heterolobosea;Acrasidae;Acrasidaeg;Acrasidae;Acrasis;Acrasis</text:p>
          </table:table-cell>
          <table:table-cell office:value-type="float" office:value="771021" calcext:value-type="float">
            <text:p>771021</text:p>
          </table:table-cell>
        </table:table-row>
        <table:table-row table:style-name="ro1">
          <table:table-cell office:value-type="string" calcext:value-type="string">
            <text:p>Otu4a25fe43d959366b3136f4293299e49fef6b292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Echinodermata;Ophiuroidea;Ophiuridag;Ophiodermatidae;Ophiarachnella;Ophiarachnella</text:p>
          </table:table-cell>
          <table:table-cell/>
        </table:table-row>
        <table:table-row table:style-name="ro1">
          <table:table-cell office:value-type="string" calcext:value-type="string">
            <text:p>Otu4a25fe43d959366b3136f4293299e49fef6b292f_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Echinodermata;Ophiuroidea;Ophiuridag;Ophiodermatidae;Ophiarachnella;Ophiarachnella</text:p>
          </table:table-cell>
          <table:table-cell office:value-type="float" office:value="123545" calcext:value-type="float">
            <text:p>123545</text:p>
          </table:table-cell>
        </table:table-row>
        <table:table-row table:style-name="ro1">
          <table:table-cell office:value-type="string" calcext:value-type="string">
            <text:p>Otu4a25fe43d959366b3136f4293299e49fef6b292f_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Echinodermata;Ophiuroidea;Ophiuridag;Ophiodermatidae;Ophiarachnella;Ophiarachnella</text:p>
          </table:table-cell>
          <table:table-cell office:value-type="float" office:value="123545" calcext:value-type="float">
            <text:p>123545</text:p>
          </table:table-cell>
        </table:table-row>
        <table:table-row table:style-name="ro1">
          <table:table-cell office:value-type="string" calcext:value-type="string">
            <text:p>Otu4a25fe43d959366b3136f4293299e49fef6b292f_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Echinodermata;Ophiuroidea;Ophiuridag;Ophiodermatidae;Ophiarachnella;Ophiarachnella</text:p>
          </table:table-cell>
          <table:table-cell office:value-type="float" office:value="123545" calcext:value-type="float">
            <text:p>123545</text:p>
          </table:table-cell>
        </table:table-row>
        <table:table-row table:style-name="ro1">
          <table:table-cell office:value-type="string" calcext:value-type="string">
            <text:p>Otu4b6c9568c8e49c958b0fa278635cd149202fe0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Arthropoda;Malacostraca;Decapodag;Cambaridae;Orconectes;Orconectes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string" calcext:value-type="string">
            <text:p>Otu4b6c9568c8e49c958b0fa278635cd149202fe075_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Arthropoda;Malacostraca;Decapodag;Cambaridae;Orconectes;Orconectes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string" calcext:value-type="string">
            <text:p>Otu4b6c9568c8e49c958b0fa278635cd149202fe075_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Arthropoda;Malacostraca;Decapodag;Cambaridae;Orconectes;Orconectes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string" calcext:value-type="string">
            <text:p>Otu4b6c9568c8e49c958b0fa278635cd149202fe075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Arthropoda;Malacostraca;Decapodag;Cambaridae;Orconectes;Orconectes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string" calcext:value-type="string">
            <text:p>Otu4c505bb86e4208f0c5edbac2479d7ecfba31983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karyota;Basidiomycota;Agaricomycetes;Russulalesg;Russulaceae;Russula;Russula</text:p>
          </table:table-cell>
          <table:table-cell/>
        </table:table-row>
        <table:table-row table:style-name="ro1">
          <table:table-cell office:value-type="string" calcext:value-type="string">
            <text:p>Otu4c505bb86e4208f0c5edbac2479d7ecfba31983e_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karyota;Basidiomycota;Agaricomycetes;Russulalesg;Russulaceae;Russula;Russula</text:p>
          </table:table-cell>
          <table:table-cell office:value-type="float" office:value="768320" calcext:value-type="float">
            <text:p>768320</text:p>
          </table:table-cell>
        </table:table-row>
        <table:table-row table:style-name="ro1">
          <table:table-cell office:value-type="string" calcext:value-type="string">
            <text:p>Otu4c505bb86e4208f0c5edbac2479d7ecfba31983e_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karyota;Basidiomycota;Agaricomycetes;Russulalesg;Russulaceae;Russula;Russula</text:p>
          </table:table-cell>
          <table:table-cell office:value-type="float" office:value="768320" calcext:value-type="float">
            <text:p>768320</text:p>
          </table:table-cell>
        </table:table-row>
        <table:table-row table:style-name="ro1">
          <table:table-cell office:value-type="string" calcext:value-type="string">
            <text:p>Otu4c505bb86e4208f0c5edbac2479d7ecfba31983e_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karyota;Basidiomycota;Agaricomycetes;Russulalesg;Russulaceae;Russula;Russula</text:p>
          </table:table-cell>
          <table:table-cell office:value-type="float" office:value="768320" calcext:value-type="float">
            <text:p>768320</text:p>
          </table:table-cell>
        </table:table-row>
        <table:table-row table:style-name="ro1">
          <table:table-cell office:value-type="string" calcext:value-type="string">
            <text:p>Otu4d039ba8c48fa6820903f1621b9704e341976a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/>
        </table:table-row>
        <table:table-row table:style-name="ro1">
          <table:table-cell office:value-type="string" calcext:value-type="string">
            <text:p>Otu4d039ba8c48fa6820903f1621b9704e341976a05_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4d039ba8c48fa6820903f1621b9704e341976a05_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4d039ba8c48fa6820903f1621b9704e341976a05_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4d039ba8c48fa6820903f1621b9704e341976a05_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4d039ba8c48fa6820903f1621b9704e341976a05_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4d039ba8c48fa6820903f1621b9704e341976a05_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4d039ba8c48fa6820903f1621b9704e341976a05_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4d039ba8c48fa6820903f1621b9704e341976a05_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4d039ba8c48fa6820903f1621b9704e341976a05_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4d039ba8c48fa6820903f1621b9704e341976a05_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4d039ba8c48fa6820903f1621b9704e341976a05_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4d039ba8c48fa6820903f1621b9704e341976a05_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4d039ba8c48fa6820903f1621b9704e341976a05_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4d039ba8c48fa6820903f1621b9704e341976a05_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4d039ba8c48fa6820903f1621b9704e341976a05_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4def6b83a8f35cc23e53e45c99f43db92e6751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rthropoda;Malacostraca;Decapodag;Coenobitidae;Coenobita;Coenobita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string" calcext:value-type="string">
            <text:p>Otu4def6b83a8f35cc23e53e45c99f43db92e675108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rthropoda;Malacostraca;Decapodag;Coenobitidae;Coenobita;Coenobita</text:p>
          </table:table-cell>
          <table:table-cell office:value-type="float" office:value="205507" calcext:value-type="float">
            <text:p>205507</text:p>
          </table:table-cell>
        </table:table-row>
        <table:table-row table:style-name="ro1">
          <table:table-cell office:value-type="string" calcext:value-type="string">
            <text:p>Otu4def6b83a8f35cc23e53e45c99f43db92e675108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rthropoda;Malacostraca;Decapodag;Coenobitidae;Coenobita;Coenobita</text:p>
          </table:table-cell>
          <table:table-cell office:value-type="float" office:value="205507" calcext:value-type="float">
            <text:p>205507</text:p>
          </table:table-cell>
        </table:table-row>
        <table:table-row table:style-name="ro1">
          <table:table-cell office:value-type="string" calcext:value-type="string">
            <text:p>Otu4def6b83a8f35cc23e53e45c99f43db92e675108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rthropoda;Malacostraca;Decapodag;Coenobitidae;Coenobita;Coenobita</text:p>
          </table:table-cell>
          <table:table-cell office:value-type="float" office:value="205507" calcext:value-type="float">
            <text:p>205507</text:p>
          </table:table-cell>
        </table:table-row>
        <table:table-row table:style-name="ro1">
          <table:table-cell office:value-type="string" calcext:value-type="string">
            <text:p>Otu4e01c2f5f651869e696da60dd180b361f681178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Mollusca;Gastropoda;Ringiculidaeg;Ringiculidae;Ringiculopsis;Ringiculopsis</text:p>
          </table:table-cell>
          <table:table-cell/>
        </table:table-row>
        <table:table-row table:style-name="ro1">
          <table:table-cell office:value-type="string" calcext:value-type="string">
            <text:p>Otu4e01c2f5f651869e696da60dd180b361f681178a_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Mollusca;Gastropoda;Ringiculidaeg;Ringiculidae;Ringiculopsis;Ringiculopsis</text:p>
          </table:table-cell>
          <table:table-cell office:value-type="float" office:value="580282" calcext:value-type="float">
            <text:p>580282</text:p>
          </table:table-cell>
        </table:table-row>
        <table:table-row table:style-name="ro1">
          <table:table-cell office:value-type="string" calcext:value-type="string">
            <text:p>Otu4e01c2f5f651869e696da60dd180b361f681178a_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Mollusca;Gastropoda;Ringiculidaeg;Ringiculidae;Ringiculopsis;Ringiculopsis</text:p>
          </table:table-cell>
          <table:table-cell office:value-type="float" office:value="580282" calcext:value-type="float">
            <text:p>580282</text:p>
          </table:table-cell>
        </table:table-row>
        <table:table-row table:style-name="ro1">
          <table:table-cell office:value-type="string" calcext:value-type="string">
            <text:p>Otu4e01c2f5f651869e696da60dd180b361f681178a_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Mollusca;Gastropoda;Ringiculidaeg;Ringiculidae;Ringiculopsis;Ringiculopsis</text:p>
          </table:table-cell>
          <table:table-cell office:value-type="float" office:value="580282" calcext:value-type="float">
            <text:p>580282</text:p>
          </table:table-cell>
        </table:table-row>
        <table:table-row table:style-name="ro1">
          <table:table-cell office:value-type="string" calcext:value-type="string">
            <text:p>Otu50c5b7569ccaa4e657c1e3ffe8e80892df950f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0c5b7569ccaa4e657c1e3ffe8e80892df950f17_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0c5b7569ccaa4e657c1e3ffe8e80892df950f17_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0c5b7569ccaa4e657c1e3ffe8e80892df950f17_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0c5b7569ccaa4e657c1e3ffe8e80892df950f17_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0c5b7569ccaa4e657c1e3ffe8e80892df950f17_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0c5b7569ccaa4e657c1e3ffe8e80892df950f17_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0c5b7569ccaa4e657c1e3ffe8e80892df950f17_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0c5b7569ccaa4e657c1e3ffe8e80892df950f17_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0c5b7569ccaa4e657c1e3ffe8e80892df950f17_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0c5b7569ccaa4e657c1e3ffe8e80892df950f17_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0c5b7569ccaa4e657c1e3ffe8e80892df950f17_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0c5b7569ccaa4e657c1e3ffe8e80892df950f17_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0c5b7569ccaa4e657c1e3ffe8e80892df950f17_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0c5b7569ccaa4e657c1e3ffe8e80892df950f17_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0c5b7569ccaa4e657c1e3ffe8e80892df950f17_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0c5b7569ccaa4e657c1e3ffe8e80892df950f17_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0c5b7569ccaa4e657c1e3ffe8e80892df950f17_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0c5b7569ccaa4e657c1e3ffe8e80892df950f17_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0c5b7569ccaa4e657c1e3ffe8e80892df950f17_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0c5b7569ccaa4e657c1e3ffe8e80892df950f17_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0c5b7569ccaa4e657c1e3ffe8e80892df950f17_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0c5b7569ccaa4e657c1e3ffe8e80892df950f17_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0c5b7569ccaa4e657c1e3ffe8e80892df950f17_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0c5b7569ccaa4e657c1e3ffe8e80892df950f17_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0c5b7569ccaa4e657c1e3ffe8e80892df950f17_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0c5b7569ccaa4e657c1e3ffe8e80892df950f17_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0c5b7569ccaa4e657c1e3ffe8e80892df950f17_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0c5b7569ccaa4e657c1e3ffe8e80892df950f17_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0c5b7569ccaa4e657c1e3ffe8e80892df950f17_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0c5b7569ccaa4e657c1e3ffe8e80892df950f17_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0c5b7569ccaa4e657c1e3ffe8e80892df950f17_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0c5b7569ccaa4e657c1e3ffe8e80892df950f17_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0c5b7569ccaa4e657c1e3ffe8e80892df950f17_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0c5b7569ccaa4e657c1e3ffe8e80892df950f17_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0c5b7569ccaa4e657c1e3ffe8e80892df950f17_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0c5b7569ccaa4e657c1e3ffe8e80892df950f17_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0c5b7569ccaa4e657c1e3ffe8e80892df950f17_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0c5b7569ccaa4e657c1e3ffe8e80892df950f17_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0c5b7569ccaa4e657c1e3ffe8e80892df950f17_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0c5b7569ccaa4e657c1e3ffe8e80892df950f17_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0c5b7569ccaa4e657c1e3ffe8e80892df950f17_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0c5b7569ccaa4e657c1e3ffe8e80892df950f17_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0c5b7569ccaa4e657c1e3ffe8e80892df950f17_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191c78959aa9fd4e261217da6d857fabb64c9d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Naviculaceae;Mayamaea;Mayamaea</text:p>
          </table:table-cell>
          <table:table-cell/>
        </table:table-row>
        <table:table-row table:style-name="ro1">
          <table:table-cell office:value-type="string" calcext:value-type="string">
            <text:p>Otu5191c78959aa9fd4e261217da6d857fabb64c9d6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Naviculaceae;Mayamaea;Mayamaea</text:p>
          </table:table-cell>
          <table:table-cell office:value-type="float" office:value="149031" calcext:value-type="float">
            <text:p>149031</text:p>
          </table:table-cell>
        </table:table-row>
        <table:table-row table:style-name="ro1">
          <table:table-cell office:value-type="string" calcext:value-type="string">
            <text:p>Otu5191c78959aa9fd4e261217da6d857fabb64c9d6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Naviculaceae;Mayamaea;Mayamaea</text:p>
          </table:table-cell>
          <table:table-cell office:value-type="float" office:value="149031" calcext:value-type="float">
            <text:p>149031</text:p>
          </table:table-cell>
        </table:table-row>
        <table:table-row table:style-name="ro1">
          <table:table-cell office:value-type="string" calcext:value-type="string">
            <text:p>Otu5191c78959aa9fd4e261217da6d857fabb64c9d6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Naviculaceae;Mayamaea;Mayamaea</text:p>
          </table:table-cell>
          <table:table-cell office:value-type="float" office:value="149031" calcext:value-type="float">
            <text:p>149031</text:p>
          </table:table-cell>
        </table:table-row>
        <table:table-row table:style-name="ro1">
          <table:table-cell office:value-type="string" calcext:value-type="string">
            <text:p>Otu525b4595ff31fdad7dec2dea709dbff52a199a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lorophyta;Ulvophyceae;Bryopsidalesg;Codiaceae;Codium;Codium</text:p>
          </table:table-cell>
          <table:table-cell/>
        </table:table-row>
        <table:table-row table:style-name="ro1">
          <table:table-cell office:value-type="string" calcext:value-type="string">
            <text:p>Otu525b4595ff31fdad7dec2dea709dbff52a199a69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lorophyta;Ulvophyceae;Bryopsidalesg;Codiaceae;Codium;Codium</text:p>
          </table:table-cell>
          <table:table-cell office:value-type="float" office:value="143999" calcext:value-type="float">
            <text:p>143999</text:p>
          </table:table-cell>
        </table:table-row>
        <table:table-row table:style-name="ro1">
          <table:table-cell office:value-type="string" calcext:value-type="string">
            <text:p>Otu525b4595ff31fdad7dec2dea709dbff52a199a69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lorophyta;Ulvophyceae;Bryopsidalesg;Codiaceae;Codium;Codium</text:p>
          </table:table-cell>
          <table:table-cell office:value-type="float" office:value="143999" calcext:value-type="float">
            <text:p>143999</text:p>
          </table:table-cell>
        </table:table-row>
        <table:table-row table:style-name="ro1">
          <table:table-cell office:value-type="string" calcext:value-type="string">
            <text:p>Otu525b4595ff31fdad7dec2dea709dbff52a199a69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lorophyta;Ulvophyceae;Bryopsidalesg;Codiaceae;Codium;Codium</text:p>
          </table:table-cell>
          <table:table-cell office:value-type="float" office:value="143999" calcext:value-type="float">
            <text:p>143999</text:p>
          </table:table-cell>
        </table:table-row>
        <table:table-row table:style-name="ro1">
          <table:table-cell office:value-type="string" calcext:value-type="string">
            <text:p>Otu542cd8c2be8452df8f3994c1d907cbcdfe6a977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Chordata;Ascidiacea;Stolidobranchiag;Styelidae;Botrylloides;Botrylloides</text:p>
          </table:table-cell>
          <table:table-cell/>
        </table:table-row>
        <table:table-row table:style-name="ro1">
          <table:table-cell office:value-type="string" calcext:value-type="string">
            <text:p>Otu542cd8c2be8452df8f3994c1d907cbcdfe6a977a_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Chordata;Ascidiacea;Stolidobranchiag;Styelidae;Botrylloides;Botrylloides</text:p>
          </table:table-cell>
          <table:table-cell/>
        </table:table-row>
        <table:table-row table:style-name="ro1">
          <table:table-cell office:value-type="string" calcext:value-type="string">
            <text:p>Otu542cd8c2be8452df8f3994c1d907cbcdfe6a977a_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Chordata;Ascidiacea;Stolidobranchiag;Styelidae;Botrylloides;Botrylloides</text:p>
          </table:table-cell>
          <table:table-cell office:value-type="float" office:value="103528" calcext:value-type="float">
            <text:p>103528</text:p>
          </table:table-cell>
        </table:table-row>
        <table:table-row table:style-name="ro1">
          <table:table-cell office:value-type="string" calcext:value-type="string">
            <text:p>Otu542cd8c2be8452df8f3994c1d907cbcdfe6a977a_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Chordata;Ascidiacea;Stolidobranchiag;Styelidae;Botrylloides;Botrylloides</text:p>
          </table:table-cell>
          <table:table-cell office:value-type="float" office:value="103528" calcext:value-type="float">
            <text:p>103528</text:p>
          </table:table-cell>
        </table:table-row>
        <table:table-row table:style-name="ro1">
          <table:table-cell office:value-type="string" calcext:value-type="string">
            <text:p>Otu542cd8c2be8452df8f3994c1d907cbcdfe6a977a_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Chordata;Ascidiacea;Stolidobranchiag;Styelidae;Botrylloides;Botrylloides</text:p>
          </table:table-cell>
          <table:table-cell office:value-type="float" office:value="103528" calcext:value-type="float">
            <text:p>103528</text:p>
          </table:table-cell>
        </table:table-row>
        <table:table-row table:style-name="ro1">
          <table:table-cell office:value-type="string" calcext:value-type="string">
            <text:p>Otu542cd8c2be8452df8f3994c1d907cbcdfe6a977a_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Chordata;Ascidiacea;Stolidobranchiag;Styelidae;Botrylloides;Botrylloides</text:p>
          </table:table-cell>
          <table:table-cell office:value-type="float" office:value="103528" calcext:value-type="float">
            <text:p>103528</text:p>
          </table:table-cell>
        </table:table-row>
        <table:table-row table:style-name="ro1">
          <table:table-cell office:value-type="string" calcext:value-type="string">
            <text:p>Otu542cd8c2be8452df8f3994c1d907cbcdfe6a977a_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Chordata;Ascidiacea;Stolidobranchiag;Styelidae;Botrylloides;Botrylloides</text:p>
          </table:table-cell>
          <table:table-cell office:value-type="float" office:value="103528" calcext:value-type="float">
            <text:p>103528</text:p>
          </table:table-cell>
        </table:table-row>
        <table:table-row table:style-name="ro1">
          <table:table-cell office:value-type="string" calcext:value-type="string">
            <text:p>Otu542cd8c2be8452df8f3994c1d907cbcdfe6a977a_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Chordata;Ascidiacea;Stolidobranchiag;Styelidae;Botrylloides;Botrylloides</text:p>
          </table:table-cell>
          <table:table-cell office:value-type="float" office:value="103528" calcext:value-type="float">
            <text:p>103528</text:p>
          </table:table-cell>
        </table:table-row>
        <table:table-row table:style-name="ro1">
          <table:table-cell office:value-type="string" calcext:value-type="string">
            <text:p>Otu54a3d246cc5d13fc20672046dd75045981d1e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4a3d246cc5d13fc20672046dd75045981d1e766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4a3d246cc5d13fc20672046dd75045981d1e766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4a3d246cc5d13fc20672046dd75045981d1e766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4a3d246cc5d13fc20672046dd75045981d1e766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4a3d246cc5d13fc20672046dd75045981d1e766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4a3d246cc5d13fc20672046dd75045981d1e766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4a3d246cc5d13fc20672046dd75045981d1e766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4a3d246cc5d13fc20672046dd75045981d1e766_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4a3d246cc5d13fc20672046dd75045981d1e766_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4a3d246cc5d13fc20672046dd75045981d1e766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4a3d246cc5d13fc20672046dd75045981d1e766_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4a3d246cc5d13fc20672046dd75045981d1e766_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4a3d246cc5d13fc20672046dd75045981d1e766_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4a3d246cc5d13fc20672046dd75045981d1e766_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4a3d246cc5d13fc20672046dd75045981d1e766_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4a3d246cc5d13fc20672046dd75045981d1e766_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4a3d246cc5d13fc20672046dd75045981d1e766_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4a3d246cc5d13fc20672046dd75045981d1e766_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4a3d246cc5d13fc20672046dd75045981d1e766_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4a3d246cc5d13fc20672046dd75045981d1e766_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4a3d246cc5d13fc20672046dd75045981d1e766_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4a3d246cc5d13fc20672046dd75045981d1e766_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4a3d246cc5d13fc20672046dd75045981d1e766_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4a3d246cc5d13fc20672046dd75045981d1e766_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4a3d246cc5d13fc20672046dd75045981d1e766_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4a3d246cc5d13fc20672046dd75045981d1e766_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4a3d246cc5d13fc20672046dd75045981d1e766_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4a3d246cc5d13fc20672046dd75045981d1e766_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4a3d246cc5d13fc20672046dd75045981d1e766_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4a3d246cc5d13fc20672046dd75045981d1e766_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4a3d246cc5d13fc20672046dd75045981d1e766_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4a3d246cc5d13fc20672046dd75045981d1e766_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4a3d246cc5d13fc20672046dd75045981d1e766_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4a3d246cc5d13fc20672046dd75045981d1e766_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4a3d246cc5d13fc20672046dd75045981d1e766_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4a3d246cc5d13fc20672046dd75045981d1e766_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4a3d246cc5d13fc20672046dd75045981d1e766_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4a3d246cc5d13fc20672046dd75045981d1e766_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4a3d246cc5d13fc20672046dd75045981d1e766_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4a3d246cc5d13fc20672046dd75045981d1e766_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4a3d246cc5d13fc20672046dd75045981d1e766_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4a3d246cc5d13fc20672046dd75045981d1e766_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4a3d246cc5d13fc20672046dd75045981d1e766_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4f1f96cec440b7090e17139ac6514c64f78385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hordata;Actinopteri;Argentiniformesg;Microstomatidae;Nansenia;Nansenia</text:p>
          </table:table-cell>
          <table:table-cell/>
        </table:table-row>
        <table:table-row table:style-name="ro1">
          <table:table-cell office:value-type="string" calcext:value-type="string">
            <text:p>Otu54f1f96cec440b7090e17139ac6514c64f78385b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hordata;Actinopteri;Argentiniformesg;Microstomatidae;Nansenia;Nansenia</text:p>
          </table:table-cell>
          <table:table-cell office:value-type="float" office:value="125893" calcext:value-type="float">
            <text:p>125893</text:p>
          </table:table-cell>
        </table:table-row>
        <table:table-row table:style-name="ro1">
          <table:table-cell office:value-type="string" calcext:value-type="string">
            <text:p>Otu54f1f96cec440b7090e17139ac6514c64f78385b_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hordata;Actinopteri;Argentiniformesg;Microstomatidae;Nansenia;Nansenia</text:p>
          </table:table-cell>
          <table:table-cell office:value-type="float" office:value="125893" calcext:value-type="float">
            <text:p>125893</text:p>
          </table:table-cell>
        </table:table-row>
        <table:table-row table:style-name="ro1">
          <table:table-cell office:value-type="string" calcext:value-type="string">
            <text:p>Otu54f1f96cec440b7090e17139ac6514c64f78385b_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hordata;Actinopteri;Argentiniformesg;Microstomatidae;Nansenia;Nansenia</text:p>
          </table:table-cell>
          <table:table-cell office:value-type="float" office:value="125893" calcext:value-type="float">
            <text:p>125893</text:p>
          </table:table-cell>
        </table:table-row>
        <table:table-row table:style-name="ro1">
          <table:table-cell office:value-type="string" calcext:value-type="string">
            <text:p>Otu5580f151c85681a07a5dc14ae433f52a935fde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Coscinodiscophyceae;Chaetocerotalesg;Chaetocerotaceae;Chaetoceros;Chaetoceros</text:p>
          </table:table-cell>
          <table:table-cell/>
        </table:table-row>
        <table:table-row table:style-name="ro1">
          <table:table-cell office:value-type="string" calcext:value-type="string">
            <text:p>Otu5580f151c85681a07a5dc14ae433f52a935fde02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Coscinodiscophyceae;Chaetocerotalesg;Chaetocerotaceae;Chaetoceros;Chaetoceros</text:p>
          </table:table-cell>
          <table:table-cell/>
        </table:table-row>
        <table:table-row table:style-name="ro1">
          <table:table-cell office:value-type="string" calcext:value-type="string">
            <text:p>Otu5580f151c85681a07a5dc14ae433f52a935fde02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Coscinodiscophyceae;Chaetocerotalesg;Chaetocerotaceae;Chaetoceros;Chaetoceros</text:p>
          </table:table-cell>
          <table:table-cell office:value-type="float" office:value="148985" calcext:value-type="float">
            <text:p>148985</text:p>
          </table:table-cell>
        </table:table-row>
        <table:table-row table:style-name="ro1">
          <table:table-cell office:value-type="string" calcext:value-type="string">
            <text:p>Otu5580f151c85681a07a5dc14ae433f52a935fde02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Coscinodiscophyceae;Chaetocerotalesg;Chaetocerotaceae;Chaetoceros;Chaetoceros</text:p>
          </table:table-cell>
          <table:table-cell office:value-type="float" office:value="148985" calcext:value-type="float">
            <text:p>148985</text:p>
          </table:table-cell>
        </table:table-row>
        <table:table-row table:style-name="ro1">
          <table:table-cell office:value-type="string" calcext:value-type="string">
            <text:p>Otu5580f151c85681a07a5dc14ae433f52a935fde02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Coscinodiscophyceae;Chaetocerotalesg;Chaetocerotaceae;Chaetoceros;Chaetoceros</text:p>
          </table:table-cell>
          <table:table-cell office:value-type="float" office:value="148985" calcext:value-type="float">
            <text:p>148985</text:p>
          </table:table-cell>
        </table:table-row>
        <table:table-row table:style-name="ro1">
          <table:table-cell office:value-type="string" calcext:value-type="string">
            <text:p>Otu5580f151c85681a07a5dc14ae433f52a935fde02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Coscinodiscophyceae;Chaetocerotalesg;Chaetocerotaceae;Chaetoceros;Chaetoceros</text:p>
          </table:table-cell>
          <table:table-cell office:value-type="float" office:value="148985" calcext:value-type="float">
            <text:p>148985</text:p>
          </table:table-cell>
        </table:table-row>
        <table:table-row table:style-name="ro1">
          <table:table-cell office:value-type="string" calcext:value-type="string">
            <text:p>Otu5580f151c85681a07a5dc14ae433f52a935fde02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Coscinodiscophyceae;Chaetocerotalesg;Chaetocerotaceae;Chaetoceros;Chaetoceros</text:p>
          </table:table-cell>
          <table:table-cell office:value-type="float" office:value="148985" calcext:value-type="float">
            <text:p>148985</text:p>
          </table:table-cell>
        </table:table-row>
        <table:table-row table:style-name="ro1">
          <table:table-cell office:value-type="string" calcext:value-type="string">
            <text:p>Otu5580f151c85681a07a5dc14ae433f52a935fde02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Coscinodiscophyceae;Chaetocerotalesg;Chaetocerotaceae;Chaetoceros;Chaetoceros</text:p>
          </table:table-cell>
          <table:table-cell office:value-type="float" office:value="148985" calcext:value-type="float">
            <text:p>148985</text:p>
          </table:table-cell>
        </table:table-row>
        <table:table-row table:style-name="ro1">
          <table:table-cell office:value-type="string" calcext:value-type="string">
            <text:p>Otu5698a28c0acfc8b3f53f7d4b4f4f78cb9a9c229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/>
        </table:table-row>
        <table:table-row table:style-name="ro1">
          <table:table-cell office:value-type="string" calcext:value-type="string">
            <text:p>Otu5698a28c0acfc8b3f53f7d4b4f4f78cb9a9c229e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5698a28c0acfc8b3f53f7d4b4f4f78cb9a9c229e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5698a28c0acfc8b3f53f7d4b4f4f78cb9a9c229e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5698a28c0acfc8b3f53f7d4b4f4f78cb9a9c229e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5698a28c0acfc8b3f53f7d4b4f4f78cb9a9c229e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5698a28c0acfc8b3f53f7d4b4f4f78cb9a9c229e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5698a28c0acfc8b3f53f7d4b4f4f78cb9a9c229e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5698a28c0acfc8b3f53f7d4b4f4f78cb9a9c229e_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5698a28c0acfc8b3f53f7d4b4f4f78cb9a9c229e_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5698a28c0acfc8b3f53f7d4b4f4f78cb9a9c229e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5698a28c0acfc8b3f53f7d4b4f4f78cb9a9c229e_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5698a28c0acfc8b3f53f7d4b4f4f78cb9a9c229e_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5698a28c0acfc8b3f53f7d4b4f4f78cb9a9c229e_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5698a28c0acfc8b3f53f7d4b4f4f78cb9a9c229e_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5698a28c0acfc8b3f53f7d4b4f4f78cb9a9c229e_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57025b0c3c6f4450efab4df7c9e0fa3f1905769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apsaspora;Filasterea</text:p>
          </table:table-cell>
          <table:table-cell/>
        </table:table-row>
        <table:table-row table:style-name="ro1">
          <table:table-cell office:value-type="string" calcext:value-type="string">
            <text:p>Otu57025b0c3c6f4450efab4df7c9e0fa3f1905769b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apsaspora;Filasterea</text:p>
          </table:table-cell>
          <table:table-cell office:value-type="float" office:value="582197" calcext:value-type="float">
            <text:p>582197</text:p>
          </table:table-cell>
        </table:table-row>
        <table:table-row table:style-name="ro1">
          <table:table-cell office:value-type="string" calcext:value-type="string">
            <text:p>Otu57025b0c3c6f4450efab4df7c9e0fa3f1905769b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apsaspora;Filasterea</text:p>
          </table:table-cell>
          <table:table-cell office:value-type="float" office:value="582197" calcext:value-type="float">
            <text:p>582197</text:p>
          </table:table-cell>
        </table:table-row>
        <table:table-row table:style-name="ro1">
          <table:table-cell office:value-type="string" calcext:value-type="string">
            <text:p>Otu57025b0c3c6f4450efab4df7c9e0fa3f1905769b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apsaspora;Filasterea</text:p>
          </table:table-cell>
          <table:table-cell office:value-type="float" office:value="582197" calcext:value-type="float">
            <text:p>582197</text:p>
          </table:table-cell>
        </table:table-row>
        <table:table-row table:style-name="ro1">
          <table:table-cell office:value-type="string" calcext:value-type="string">
            <text:p>Otu57025b0c3c6f4450efab4df7c9e0fa3f1905769b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apsaspora;Filasterea</text:p>
          </table:table-cell>
          <table:table-cell office:value-type="float" office:value="582197" calcext:value-type="float">
            <text:p>582197</text:p>
          </table:table-cell>
        </table:table-row>
        <table:table-row table:style-name="ro1">
          <table:table-cell office:value-type="string" calcext:value-type="string">
            <text:p>Otu57025b0c3c6f4450efab4df7c9e0fa3f1905769b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apsaspora;Filasterea</text:p>
          </table:table-cell>
          <table:table-cell office:value-type="float" office:value="582197" calcext:value-type="float">
            <text:p>582197</text:p>
          </table:table-cell>
        </table:table-row>
        <table:table-row table:style-name="ro1">
          <table:table-cell office:value-type="string" calcext:value-type="string">
            <text:p>Otu57025b0c3c6f4450efab4df7c9e0fa3f1905769b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apsaspora;Filasterea</text:p>
          </table:table-cell>
          <table:table-cell office:value-type="float" office:value="582197" calcext:value-type="float">
            <text:p>582197</text:p>
          </table:table-cell>
        </table:table-row>
        <table:table-row table:style-name="ro1">
          <table:table-cell office:value-type="string" calcext:value-type="string">
            <text:p>Otu57025b0c3c6f4450efab4df7c9e0fa3f1905769b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apsaspora;Filasterea</text:p>
          </table:table-cell>
          <table:table-cell office:value-type="float" office:value="582197" calcext:value-type="float">
            <text:p>582197</text:p>
          </table:table-cell>
        </table:table-row>
        <table:table-row table:style-name="ro1">
          <table:table-cell office:value-type="string" calcext:value-type="string">
            <text:p>Otu572b926a8a4bca3fd8f7f8fe466eb2ede96718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Basidiomycota;Agaricomycetes;Agaricalesg;Schizophyllaceae;Schizophyllum;Schizophyllum</text:p>
          </table:table-cell>
          <table:table-cell/>
        </table:table-row>
        <table:table-row table:style-name="ro1">
          <table:table-cell office:value-type="string" calcext:value-type="string">
            <text:p>Otu572b926a8a4bca3fd8f7f8fe466eb2ede9671887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Basidiomycota;Agaricomycetes;Agaricalesg;Schizophyllaceae;Schizophyllum;Schizophyllum</text:p>
          </table:table-cell>
          <table:table-cell office:value-type="float" office:value="437573" calcext:value-type="float">
            <text:p>437573</text:p>
          </table:table-cell>
        </table:table-row>
        <table:table-row table:style-name="ro1">
          <table:table-cell office:value-type="string" calcext:value-type="string">
            <text:p>Otu572b926a8a4bca3fd8f7f8fe466eb2ede9671887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Basidiomycota;Agaricomycetes;Agaricalesg;Schizophyllaceae;Schizophyllum;Schizophyllum</text:p>
          </table:table-cell>
          <table:table-cell office:value-type="float" office:value="437573" calcext:value-type="float">
            <text:p>437573</text:p>
          </table:table-cell>
        </table:table-row>
        <table:table-row table:style-name="ro1">
          <table:table-cell office:value-type="string" calcext:value-type="string">
            <text:p>Otu572b926a8a4bca3fd8f7f8fe466eb2ede9671887_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Basidiomycota;Agaricomycetes;Agaricalesg;Schizophyllaceae;Schizophyllum;Schizophyllum</text:p>
          </table:table-cell>
          <table:table-cell office:value-type="float" office:value="437573" calcext:value-type="float">
            <text:p>437573</text:p>
          </table:table-cell>
        </table:table-row>
        <table:table-row table:style-name="ro1">
          <table:table-cell office:value-type="string" calcext:value-type="string">
            <text:p>Otu5809ab70fd59cf9b5b74e144ac6bbb0e55db4cf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hordata;Aves;Passeriformesg;Fringillidae;Pseudonestor;Pseudonestor</text:p>
          </table:table-cell>
          <table:table-cell office:value-type="float" office:value="159390" calcext:value-type="float">
            <text:p>159390</text:p>
          </table:table-cell>
        </table:table-row>
        <table:table-row table:style-name="ro1">
          <table:table-cell office:value-type="string" calcext:value-type="string">
            <text:p>Otu5809ab70fd59cf9b5b74e144ac6bbb0e55db4cf7_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hordata;Aves;Passeriformesg;Fringillidae;Pseudonestor;Pseudonestor</text:p>
          </table:table-cell>
          <table:table-cell office:value-type="float" office:value="159390" calcext:value-type="float">
            <text:p>159390</text:p>
          </table:table-cell>
        </table:table-row>
        <table:table-row table:style-name="ro1">
          <table:table-cell office:value-type="string" calcext:value-type="string">
            <text:p>Otu5809ab70fd59cf9b5b74e144ac6bbb0e55db4cf7_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hordata;Aves;Passeriformesg;Fringillidae;Pseudonestor;Pseudonestor</text:p>
          </table:table-cell>
          <table:table-cell office:value-type="float" office:value="159390" calcext:value-type="float">
            <text:p>159390</text:p>
          </table:table-cell>
        </table:table-row>
        <table:table-row table:style-name="ro1">
          <table:table-cell office:value-type="string" calcext:value-type="string">
            <text:p>Otu5809ab70fd59cf9b5b74e144ac6bbb0e55db4cf7_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hordata;Aves;Passeriformesg;Fringillidae;Pseudonestor;Pseudonestor</text:p>
          </table:table-cell>
          <table:table-cell office:value-type="float" office:value="159390" calcext:value-type="float">
            <text:p>159390</text:p>
          </table:table-cell>
        </table:table-row>
        <table:table-row table:style-name="ro1">
          <table:table-cell office:value-type="string" calcext:value-type="string">
            <text:p>Otu58850eddd1b61cd2dc2bb1753cc35e24fe4da01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hordata;Actinopteri;Kurtiformesg;Apogonidae;Pseudamia;Pseudamia</text:p>
          </table:table-cell>
          <table:table-cell office:value-type="float" office:value="203991" calcext:value-type="float">
            <text:p>203991</text:p>
          </table:table-cell>
        </table:table-row>
        <table:table-row table:style-name="ro1">
          <table:table-cell office:value-type="string" calcext:value-type="string">
            <text:p>Otu58850eddd1b61cd2dc2bb1753cc35e24fe4da01d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hordata;Actinopteri;Kurtiformesg;Apogonidae;Pseudamia;Pseudamia</text:p>
          </table:table-cell>
          <table:table-cell office:value-type="float" office:value="203991" calcext:value-type="float">
            <text:p>203991</text:p>
          </table:table-cell>
        </table:table-row>
        <table:table-row table:style-name="ro1">
          <table:table-cell office:value-type="string" calcext:value-type="string">
            <text:p>Otu58850eddd1b61cd2dc2bb1753cc35e24fe4da01d_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hordata;Actinopteri;Kurtiformesg;Apogonidae;Pseudamia;Pseudamia</text:p>
          </table:table-cell>
          <table:table-cell office:value-type="float" office:value="203991" calcext:value-type="float">
            <text:p>203991</text:p>
          </table:table-cell>
        </table:table-row>
        <table:table-row table:style-name="ro1">
          <table:table-cell office:value-type="string" calcext:value-type="string">
            <text:p>Otu58850eddd1b61cd2dc2bb1753cc35e24fe4da01d_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hordata;Actinopteri;Kurtiformesg;Apogonidae;Pseudamia;Pseudamia</text:p>
          </table:table-cell>
          <table:table-cell office:value-type="float" office:value="203991" calcext:value-type="float">
            <text:p>203991</text:p>
          </table:table-cell>
        </table:table-row>
        <table:table-row table:style-name="ro1">
          <table:table-cell office:value-type="string" calcext:value-type="string">
            <text:p>Otu58c6a20100a432713b507d1409e7ad147bc04a2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Bryozoa;Stenolaemata;Cyclostomatidag;Crisiidae;Crisia;Crisia</text:p>
          </table:table-cell>
          <table:table-cell office:value-type="float" office:value="111032" calcext:value-type="float">
            <text:p>111032</text:p>
          </table:table-cell>
        </table:table-row>
        <table:table-row table:style-name="ro1">
          <table:table-cell office:value-type="string" calcext:value-type="string">
            <text:p>Otu58c6a20100a432713b507d1409e7ad147bc04a29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Bryozoa;Stenolaemata;Cyclostomatidag;Crisiidae;Crisia;Crisia</text:p>
          </table:table-cell>
          <table:table-cell office:value-type="float" office:value="111032" calcext:value-type="float">
            <text:p>111032</text:p>
          </table:table-cell>
        </table:table-row>
        <table:table-row table:style-name="ro1">
          <table:table-cell office:value-type="string" calcext:value-type="string">
            <text:p>Otu58c6a20100a432713b507d1409e7ad147bc04a29_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Bryozoa;Stenolaemata;Cyclostomatidag;Crisiidae;Crisia;Crisia</text:p>
          </table:table-cell>
          <table:table-cell office:value-type="float" office:value="111032" calcext:value-type="float">
            <text:p>111032</text:p>
          </table:table-cell>
        </table:table-row>
        <table:table-row table:style-name="ro1">
          <table:table-cell office:value-type="string" calcext:value-type="string">
            <text:p>Otu58c6a20100a432713b507d1409e7ad147bc04a29_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Bryozoa;Stenolaemata;Cyclostomatidag;Crisiidae;Crisia;Crisia</text:p>
          </table:table-cell>
          <table:table-cell office:value-type="float" office:value="111032" calcext:value-type="float">
            <text:p>111032</text:p>
          </table:table-cell>
        </table:table-row>
        <table:table-row table:style-name="ro1">
          <table:table-cell office:value-type="string" calcext:value-type="string">
            <text:p>Otu5a3264ed5c4352a9aee8697b9ba92850249fcc3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a3264ed5c4352a9aee8697b9ba92850249fcc3f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a3264ed5c4352a9aee8697b9ba92850249fcc3f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a3264ed5c4352a9aee8697b9ba92850249fcc3f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a3264ed5c4352a9aee8697b9ba92850249fcc3f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a3264ed5c4352a9aee8697b9ba92850249fcc3f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a3264ed5c4352a9aee8697b9ba92850249fcc3f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a3264ed5c4352a9aee8697b9ba92850249fcc3f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a3264ed5c4352a9aee8697b9ba92850249fcc3f_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a3264ed5c4352a9aee8697b9ba92850249fcc3f_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a3264ed5c4352a9aee8697b9ba92850249fcc3f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a3264ed5c4352a9aee8697b9ba92850249fcc3f_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a3264ed5c4352a9aee8697b9ba92850249fcc3f_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a3264ed5c4352a9aee8697b9ba92850249fcc3f_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a3264ed5c4352a9aee8697b9ba92850249fcc3f_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a3264ed5c4352a9aee8697b9ba92850249fcc3f_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a3264ed5c4352a9aee8697b9ba92850249fcc3f_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a3264ed5c4352a9aee8697b9ba92850249fcc3f_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a3264ed5c4352a9aee8697b9ba92850249fcc3f_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a3264ed5c4352a9aee8697b9ba92850249fcc3f_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a3264ed5c4352a9aee8697b9ba92850249fcc3f_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a3264ed5c4352a9aee8697b9ba92850249fcc3f_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a3264ed5c4352a9aee8697b9ba92850249fcc3f_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a3264ed5c4352a9aee8697b9ba92850249fcc3f_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a3264ed5c4352a9aee8697b9ba92850249fcc3f_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a3264ed5c4352a9aee8697b9ba92850249fcc3f_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a3264ed5c4352a9aee8697b9ba92850249fcc3f_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a3264ed5c4352a9aee8697b9ba92850249fcc3f_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a3264ed5c4352a9aee8697b9ba92850249fcc3f_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a3264ed5c4352a9aee8697b9ba92850249fcc3f_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a3264ed5c4352a9aee8697b9ba92850249fcc3f_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a3264ed5c4352a9aee8697b9ba92850249fcc3f_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aba83ca8152ad097af6d126ca11cfeb62b3fa6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aba83ca8152ad097af6d126ca11cfeb62b3fa6b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aba83ca8152ad097af6d126ca11cfeb62b3fa6b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aba83ca8152ad097af6d126ca11cfeb62b3fa6b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aba83ca8152ad097af6d126ca11cfeb62b3fa6b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aba83ca8152ad097af6d126ca11cfeb62b3fa6b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aba83ca8152ad097af6d126ca11cfeb62b3fa6b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aba83ca8152ad097af6d126ca11cfeb62b3fa6b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aba83ca8152ad097af6d126ca11cfeb62b3fa6b_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aba83ca8152ad097af6d126ca11cfeb62b3fa6b_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aba83ca8152ad097af6d126ca11cfeb62b3fa6b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aba83ca8152ad097af6d126ca11cfeb62b3fa6b_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aba83ca8152ad097af6d126ca11cfeb62b3fa6b_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aba83ca8152ad097af6d126ca11cfeb62b3fa6b_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aba83ca8152ad097af6d126ca11cfeb62b3fa6b_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aba83ca8152ad097af6d126ca11cfeb62b3fa6b_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aba83ca8152ad097af6d126ca11cfeb62b3fa6b_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aba83ca8152ad097af6d126ca11cfeb62b3fa6b_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aba83ca8152ad097af6d126ca11cfeb62b3fa6b_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aba83ca8152ad097af6d126ca11cfeb62b3fa6b_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aba83ca8152ad097af6d126ca11cfeb62b3fa6b_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aba83ca8152ad097af6d126ca11cfeb62b3fa6b_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aba83ca8152ad097af6d126ca11cfeb62b3fa6b_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aba83ca8152ad097af6d126ca11cfeb62b3fa6b_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aba83ca8152ad097af6d126ca11cfeb62b3fa6b_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aba83ca8152ad097af6d126ca11cfeb62b3fa6b_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aba83ca8152ad097af6d126ca11cfeb62b3fa6b_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aba83ca8152ad097af6d126ca11cfeb62b3fa6b_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aba83ca8152ad097af6d126ca11cfeb62b3fa6b_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aba83ca8152ad097af6d126ca11cfeb62b3fa6b_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aba83ca8152ad097af6d126ca11cfeb62b3fa6b_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aba83ca8152ad097af6d126ca11cfeb62b3fa6b_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aba83ca8152ad097af6d126ca11cfeb62b3fa6b_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aba83ca8152ad097af6d126ca11cfeb62b3fa6b_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aba83ca8152ad097af6d126ca11cfeb62b3fa6b_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aba83ca8152ad097af6d126ca11cfeb62b3fa6b_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aba83ca8152ad097af6d126ca11cfeb62b3fa6b_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aba83ca8152ad097af6d126ca11cfeb62b3fa6b_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aba83ca8152ad097af6d126ca11cfeb62b3fa6b_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aba83ca8152ad097af6d126ca11cfeb62b3fa6b_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aba83ca8152ad097af6d126ca11cfeb62b3fa6b_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aba83ca8152ad097af6d126ca11cfeb62b3fa6b_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aba83ca8152ad097af6d126ca11cfeb62b3fa6b_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aba83ca8152ad097af6d126ca11cfeb62b3fa6b_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d02ecbbe51132f528c47486c5c628dfb225ccc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/>
        </table:table-row>
        <table:table-row table:style-name="ro1">
          <table:table-cell office:value-type="string" calcext:value-type="string">
            <text:p>Otu5d02ecbbe51132f528c47486c5c628dfb225ccc8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5d02ecbbe51132f528c47486c5c628dfb225ccc8_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5d02ecbbe51132f528c47486c5c628dfb225ccc8_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5d02ecbbe51132f528c47486c5c628dfb225ccc8_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5d02ecbbe51132f528c47486c5c628dfb225ccc8_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5d02ecbbe51132f528c47486c5c628dfb225ccc8_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5d02ecbbe51132f528c47486c5c628dfb225ccc8_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5d02ecbbe51132f528c47486c5c628dfb225ccc8_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5d02ecbbe51132f528c47486c5c628dfb225ccc8_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5d02ecbbe51132f528c47486c5c628dfb225ccc8_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5d02ecbbe51132f528c47486c5c628dfb225ccc8_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5d02ecbbe51132f528c47486c5c628dfb225ccc8_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5d02ecbbe51132f528c47486c5c628dfb225ccc8_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5d02ecbbe51132f528c47486c5c628dfb225ccc8_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5d02ecbbe51132f528c47486c5c628dfb225ccc8_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5d2fc8ea293c965f05bdb88a7d2ddfbbabb6b99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Bryozoa;Gymnolaemata;Cheilostomatidag;Cryptosulidae;Cryptosula;Cryptosula</text:p>
          </table:table-cell>
          <table:table-cell/>
        </table:table-row>
        <table:table-row table:style-name="ro1">
          <table:table-cell office:value-type="string" calcext:value-type="string">
            <text:p>Otu5d2fc8ea293c965f05bdb88a7d2ddfbbabb6b992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Bryozoa;Gymnolaemata;Cheilostomatidag;Cryptosulidae;Cryptosula;Cryptosula</text:p>
          </table:table-cell>
          <table:table-cell office:value-type="float" office:value="110898" calcext:value-type="float">
            <text:p>110898</text:p>
          </table:table-cell>
        </table:table-row>
        <table:table-row table:style-name="ro1">
          <table:table-cell office:value-type="string" calcext:value-type="string">
            <text:p>Otu5d2fc8ea293c965f05bdb88a7d2ddfbbabb6b992_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Bryozoa;Gymnolaemata;Cheilostomatidag;Cryptosulidae;Cryptosula;Cryptosula</text:p>
          </table:table-cell>
          <table:table-cell office:value-type="float" office:value="110898" calcext:value-type="float">
            <text:p>110898</text:p>
          </table:table-cell>
        </table:table-row>
        <table:table-row table:style-name="ro1">
          <table:table-cell office:value-type="string" calcext:value-type="string">
            <text:p>Otu5d2fc8ea293c965f05bdb88a7d2ddfbbabb6b992_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Bryozoa;Gymnolaemata;Cheilostomatidag;Cryptosulidae;Cryptosula;Cryptosula</text:p>
          </table:table-cell>
          <table:table-cell office:value-type="float" office:value="110898" calcext:value-type="float">
            <text:p>110898</text:p>
          </table:table-cell>
        </table:table-row>
        <table:table-row table:style-name="ro1">
          <table:table-cell office:value-type="string" calcext:value-type="string">
            <text:p>Otu5d2fc8ea293c965f05bdb88a7d2ddfbbabb6b992_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Bryozoa;Gymnolaemata;Cheilostomatidag;Cryptosulidae;Cryptosula;Cryptosula</text:p>
          </table:table-cell>
          <table:table-cell office:value-type="float" office:value="110898" calcext:value-type="float">
            <text:p>110898</text:p>
          </table:table-cell>
        </table:table-row>
        <table:table-row table:style-name="ro1">
          <table:table-cell office:value-type="string" calcext:value-type="string">
            <text:p>Otu5d2fc8ea293c965f05bdb88a7d2ddfbbabb6b992_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Bryozoa;Gymnolaemata;Cheilostomatidag;Cryptosulidae;Cryptosula;Cryptosula</text:p>
          </table:table-cell>
          <table:table-cell office:value-type="float" office:value="110898" calcext:value-type="float">
            <text:p>110898</text:p>
          </table:table-cell>
        </table:table-row>
        <table:table-row table:style-name="ro1">
          <table:table-cell office:value-type="string" calcext:value-type="string">
            <text:p>Otu5d2fc8ea293c965f05bdb88a7d2ddfbbabb6b992_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Bryozoa;Gymnolaemata;Cheilostomatidag;Cryptosulidae;Cryptosula;Cryptosula</text:p>
          </table:table-cell>
          <table:table-cell office:value-type="float" office:value="110898" calcext:value-type="float">
            <text:p>110898</text:p>
          </table:table-cell>
        </table:table-row>
        <table:table-row table:style-name="ro1">
          <table:table-cell office:value-type="string" calcext:value-type="string">
            <text:p>Otu5d2fc8ea293c965f05bdb88a7d2ddfbbabb6b992_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Bryozoa;Gymnolaemata;Cheilostomatidag;Cryptosulidae;Cryptosula;Cryptosula</text:p>
          </table:table-cell>
          <table:table-cell office:value-type="float" office:value="110898" calcext:value-type="float">
            <text:p>110898</text:p>
          </table:table-cell>
        </table:table-row>
        <table:table-row table:style-name="ro1">
          <table:table-cell office:value-type="string" calcext:value-type="string">
            <text:p>Otu5e2121a244f39a76bf4941396ed51768e8070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e2121a244f39a76bf4941396ed51768e8070356_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e2121a244f39a76bf4941396ed51768e8070356_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e2121a244f39a76bf4941396ed51768e8070356_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e2121a244f39a76bf4941396ed51768e8070356_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e2121a244f39a76bf4941396ed51768e8070356_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e2121a244f39a76bf4941396ed51768e8070356_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e2121a244f39a76bf4941396ed51768e8070356_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e2121a244f39a76bf4941396ed51768e8070356_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e2121a244f39a76bf4941396ed51768e8070356_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e2121a244f39a76bf4941396ed51768e8070356_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e2121a244f39a76bf4941396ed51768e8070356_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e2121a244f39a76bf4941396ed51768e8070356_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e2121a244f39a76bf4941396ed51768e8070356_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e2121a244f39a76bf4941396ed51768e8070356_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e2121a244f39a76bf4941396ed51768e8070356_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e2121a244f39a76bf4941396ed51768e8070356_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e2121a244f39a76bf4941396ed51768e8070356_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e2121a244f39a76bf4941396ed51768e8070356_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e2121a244f39a76bf4941396ed51768e8070356_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e2121a244f39a76bf4941396ed51768e8070356_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e2121a244f39a76bf4941396ed51768e8070356_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e2121a244f39a76bf4941396ed51768e8070356_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e2121a244f39a76bf4941396ed51768e8070356_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e2121a244f39a76bf4941396ed51768e8070356_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e2121a244f39a76bf4941396ed51768e8070356_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e2121a244f39a76bf4941396ed51768e8070356_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e2121a244f39a76bf4941396ed51768e8070356_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e2121a244f39a76bf4941396ed51768e8070356_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e2121a244f39a76bf4941396ed51768e8070356_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e2121a244f39a76bf4941396ed51768e8070356_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e2121a244f39a76bf4941396ed51768e8070356_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5f13352ad050b7f21226cd1d73ed0997b189bb6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yth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f13352ad050b7f21226cd1d73ed0997b189bb6c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yth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f13352ad050b7f21226cd1d73ed0997b189bb6c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yth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f13352ad050b7f21226cd1d73ed0997b189bb6c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yth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f13352ad050b7f21226cd1d73ed0997b189bb6c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yth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f13352ad050b7f21226cd1d73ed0997b189bb6c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yth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f13352ad050b7f21226cd1d73ed0997b189bb6c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yth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f13352ad050b7f21226cd1d73ed0997b189bb6c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yth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f13352ad050b7f21226cd1d73ed0997b189bb6c_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yth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f13352ad050b7f21226cd1d73ed0997b189bb6c_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yth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f13352ad050b7f21226cd1d73ed0997b189bb6c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yth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5f13352ad050b7f21226cd1d73ed0997b189bb6c_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yth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62ec86915cc16834beed32792808219f33099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/>
        </table:table-row>
        <table:table-row table:style-name="ro1">
          <table:table-cell office:value-type="string" calcext:value-type="string">
            <text:p>Otu62ec86915cc16834beed32792808219f33099828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/>
        </table:table-row>
        <table:table-row table:style-name="ro1">
          <table:table-cell office:value-type="string" calcext:value-type="string">
            <text:p>Otu62ec86915cc16834beed32792808219f33099828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62ec86915cc16834beed32792808219f33099828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62ec86915cc16834beed32792808219f33099828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62ec86915cc16834beed32792808219f33099828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62ec86915cc16834beed32792808219f33099828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62ec86915cc16834beed32792808219f33099828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62ec86915cc16834beed32792808219f33099828_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62ec86915cc16834beed32792808219f33099828_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62ec86915cc16834beed32792808219f33099828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62ec86915cc16834beed32792808219f33099828_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62ec86915cc16834beed32792808219f33099828_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62ec86915cc16834beed32792808219f33099828_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62ec86915cc16834beed32792808219f33099828_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62ec86915cc16834beed32792808219f33099828_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633f2f3aba468fce9d45067869b7c49b945531a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633f2f3aba468fce9d45067869b7c49b945531a6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633f2f3aba468fce9d45067869b7c49b945531a6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633f2f3aba468fce9d45067869b7c49b945531a6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633f2f3aba468fce9d45067869b7c49b945531a6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633f2f3aba468fce9d45067869b7c49b945531a6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633f2f3aba468fce9d45067869b7c49b945531a6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633f2f3aba468fce9d45067869b7c49b945531a6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633f2f3aba468fce9d45067869b7c49b945531a6_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633f2f3aba468fce9d45067869b7c49b945531a6_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633f2f3aba468fce9d45067869b7c49b945531a6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633f2f3aba468fce9d45067869b7c49b945531a6_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633f2f3aba468fce9d45067869b7c49b945531a6_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633f2f3aba468fce9d45067869b7c49b945531a6_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633f2f3aba468fce9d45067869b7c49b945531a6_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633f2f3aba468fce9d45067869b7c49b945531a6_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63f35a167fbdc370f5ae5a6cfa008be5e3e23fa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63f35a167fbdc370f5ae5a6cfa008be5e3e23fab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63f35a167fbdc370f5ae5a6cfa008be5e3e23fab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63f35a167fbdc370f5ae5a6cfa008be5e3e23fab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63f35a167fbdc370f5ae5a6cfa008be5e3e23fab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63f35a167fbdc370f5ae5a6cfa008be5e3e23fab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63f35a167fbdc370f5ae5a6cfa008be5e3e23fab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63f35a167fbdc370f5ae5a6cfa008be5e3e23fab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63f35a167fbdc370f5ae5a6cfa008be5e3e23fab_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63f35a167fbdc370f5ae5a6cfa008be5e3e23fab_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63f35a167fbdc370f5ae5a6cfa008be5e3e23fab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63f35a167fbdc370f5ae5a6cfa008be5e3e23fab_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63f35a167fbdc370f5ae5a6cfa008be5e3e23fab_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63f35a167fbdc370f5ae5a6cfa008be5e3e23fab_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63f35a167fbdc370f5ae5a6cfa008be5e3e23fab_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63f35a167fbdc370f5ae5a6cfa008be5e3e23fab_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6424cb3d52a1ed0accfb10346d2c865ba3e165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Bacillariophyta;Bacillariophyceae;Naviculalesg;Amphipleuraceae;Frustulia;Frustulia</text:p>
          </table:table-cell>
          <table:table-cell office:value-type="float" office:value="156946" calcext:value-type="float">
            <text:p>156946</text:p>
          </table:table-cell>
        </table:table-row>
        <table:table-row table:style-name="ro1">
          <table:table-cell office:value-type="string" calcext:value-type="string">
            <text:p>Otu6424cb3d52a1ed0accfb10346d2c865ba3e16529_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Bacillariophyta;Bacillariophyceae;Naviculalesg;Amphipleuraceae;Frustulia;Frustulia</text:p>
          </table:table-cell>
          <table:table-cell office:value-type="float" office:value="156946" calcext:value-type="float">
            <text:p>156946</text:p>
          </table:table-cell>
        </table:table-row>
        <table:table-row table:style-name="ro1">
          <table:table-cell office:value-type="string" calcext:value-type="string">
            <text:p>Otu6424cb3d52a1ed0accfb10346d2c865ba3e16529_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Bacillariophyta;Bacillariophyceae;Naviculalesg;Amphipleuraceae;Frustulia;Frustulia</text:p>
          </table:table-cell>
          <table:table-cell office:value-type="float" office:value="156946" calcext:value-type="float">
            <text:p>156946</text:p>
          </table:table-cell>
        </table:table-row>
        <table:table-row table:style-name="ro1">
          <table:table-cell office:value-type="string" calcext:value-type="string">
            <text:p>Otu6424cb3d52a1ed0accfb10346d2c865ba3e16529_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Bacillariophyta;Bacillariophyceae;Naviculalesg;Amphipleuraceae;Frustulia;Frustulia</text:p>
          </table:table-cell>
          <table:table-cell office:value-type="float" office:value="156946" calcext:value-type="float">
            <text:p>156946</text:p>
          </table:table-cell>
        </table:table-row>
        <table:table-row table:style-name="ro1">
          <table:table-cell office:value-type="string" calcext:value-type="string">
            <text:p>Otu6424cb3d52a1ed0accfb10346d2c865ba3e16529_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Bacillariophyta;Bacillariophyceae;Naviculalesg;Amphipleuraceae;Frustulia;Frustulia</text:p>
          </table:table-cell>
          <table:table-cell office:value-type="float" office:value="156946" calcext:value-type="float">
            <text:p>156946</text:p>
          </table:table-cell>
        </table:table-row>
        <table:table-row table:style-name="ro1">
          <table:table-cell office:value-type="string" calcext:value-type="string">
            <text:p>Otu6424cb3d52a1ed0accfb10346d2c865ba3e16529_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Bacillariophyta;Bacillariophyceae;Naviculalesg;Amphipleuraceae;Frustulia;Frustulia</text:p>
          </table:table-cell>
          <table:table-cell office:value-type="float" office:value="156946" calcext:value-type="float">
            <text:p>156946</text:p>
          </table:table-cell>
        </table:table-row>
        <table:table-row table:style-name="ro1">
          <table:table-cell office:value-type="string" calcext:value-type="string">
            <text:p>Otu6424cb3d52a1ed0accfb10346d2c865ba3e16529_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Bacillariophyta;Bacillariophyceae;Naviculalesg;Amphipleuraceae;Frustulia;Frustulia</text:p>
          </table:table-cell>
          <table:table-cell office:value-type="float" office:value="156946" calcext:value-type="float">
            <text:p>156946</text:p>
          </table:table-cell>
        </table:table-row>
        <table:table-row table:style-name="ro1">
          <table:table-cell office:value-type="string" calcext:value-type="string">
            <text:p>Otu6424cb3d52a1ed0accfb10346d2c865ba3e16529_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Bacillariophyta;Bacillariophyceae;Naviculalesg;Amphipleuraceae;Frustulia;Frustulia</text:p>
          </table:table-cell>
          <table:table-cell office:value-type="float" office:value="156946" calcext:value-type="float">
            <text:p>156946</text:p>
          </table:table-cell>
        </table:table-row>
        <table:table-row table:style-name="ro1">
          <table:table-cell office:value-type="string" calcext:value-type="string">
            <text:p>Otu64bf4dd424f98d9ef921b9fcf3a3471d943adbf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asyaceae;Dipterocladia;Dipterocladia</text:p>
          </table:table-cell>
          <table:table-cell office:value-type="float" office:value="369590" calcext:value-type="float">
            <text:p>369590</text:p>
          </table:table-cell>
        </table:table-row>
        <table:table-row table:style-name="ro1">
          <table:table-cell office:value-type="string" calcext:value-type="string">
            <text:p>Otu64bf4dd424f98d9ef921b9fcf3a3471d943adbfb_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asyaceae;Dipterocladia;Dipterocladia</text:p>
          </table:table-cell>
          <table:table-cell office:value-type="float" office:value="369590" calcext:value-type="float">
            <text:p>369590</text:p>
          </table:table-cell>
        </table:table-row>
        <table:table-row table:style-name="ro1">
          <table:table-cell office:value-type="string" calcext:value-type="string">
            <text:p>Otu64bf4dd424f98d9ef921b9fcf3a3471d943adbfb_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asyaceae;Dipterocladia;Dipterocladia</text:p>
          </table:table-cell>
          <table:table-cell office:value-type="float" office:value="369590" calcext:value-type="float">
            <text:p>369590</text:p>
          </table:table-cell>
        </table:table-row>
        <table:table-row table:style-name="ro1">
          <table:table-cell office:value-type="string" calcext:value-type="string">
            <text:p>Otu64bf4dd424f98d9ef921b9fcf3a3471d943adbfb_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asyaceae;Dipterocladia;Dipterocladia</text:p>
          </table:table-cell>
          <table:table-cell office:value-type="float" office:value="369590" calcext:value-type="float">
            <text:p>369590</text:p>
          </table:table-cell>
        </table:table-row>
        <table:table-row table:style-name="ro1">
          <table:table-cell office:value-type="string" calcext:value-type="string">
            <text:p>Otu64bf4dd424f98d9ef921b9fcf3a3471d943adbfb_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asyaceae;Dipterocladia;Dipterocladia</text:p>
          </table:table-cell>
          <table:table-cell office:value-type="float" office:value="369590" calcext:value-type="float">
            <text:p>369590</text:p>
          </table:table-cell>
        </table:table-row>
        <table:table-row table:style-name="ro1">
          <table:table-cell office:value-type="string" calcext:value-type="string">
            <text:p>Otu64bf4dd424f98d9ef921b9fcf3a3471d943adbfb_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asyaceae;Dipterocladia;Dipterocladia</text:p>
          </table:table-cell>
          <table:table-cell office:value-type="float" office:value="369590" calcext:value-type="float">
            <text:p>369590</text:p>
          </table:table-cell>
        </table:table-row>
        <table:table-row table:style-name="ro1">
          <table:table-cell office:value-type="string" calcext:value-type="string">
            <text:p>Otu64bf4dd424f98d9ef921b9fcf3a3471d943adbfb_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asyaceae;Dipterocladia;Dipterocladia</text:p>
          </table:table-cell>
          <table:table-cell office:value-type="float" office:value="369590" calcext:value-type="float">
            <text:p>369590</text:p>
          </table:table-cell>
        </table:table-row>
        <table:table-row table:style-name="ro1">
          <table:table-cell office:value-type="string" calcext:value-type="string">
            <text:p>Otu64bf4dd424f98d9ef921b9fcf3a3471d943adbfb_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asyaceae;Dipterocladia;Dipterocladia</text:p>
          </table:table-cell>
          <table:table-cell office:value-type="float" office:value="369590" calcext:value-type="float">
            <text:p>369590</text:p>
          </table:table-cell>
        </table:table-row>
        <table:table-row table:style-name="ro1">
          <table:table-cell office:value-type="string" calcext:value-type="string">
            <text:p>Otu65bb9cd5a0644f724c3b9f2e1004628ebb93af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rthropoda;Insecta;Hymenopterag;Agaonidae;Dolichoris;Dolichoris</text:p>
          </table:table-cell>
          <table:table-cell office:value-type="float" office:value="1390991" calcext:value-type="float">
            <text:p>1390991</text:p>
          </table:table-cell>
        </table:table-row>
        <table:table-row table:style-name="ro1">
          <table:table-cell office:value-type="string" calcext:value-type="string">
            <text:p>Otu65bb9cd5a0644f724c3b9f2e1004628ebb93af95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rthropoda;Insecta;Hymenopterag;Agaonidae;Dolichoris;Dolichoris</text:p>
          </table:table-cell>
          <table:table-cell office:value-type="float" office:value="1390991" calcext:value-type="float">
            <text:p>1390991</text:p>
          </table:table-cell>
        </table:table-row>
        <table:table-row table:style-name="ro1">
          <table:table-cell office:value-type="string" calcext:value-type="string">
            <text:p>Otu65bb9cd5a0644f724c3b9f2e1004628ebb93af95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rthropoda;Insecta;Hymenopterag;Agaonidae;Dolichoris;Dolichoris</text:p>
          </table:table-cell>
          <table:table-cell office:value-type="float" office:value="1390991" calcext:value-type="float">
            <text:p>1390991</text:p>
          </table:table-cell>
        </table:table-row>
        <table:table-row table:style-name="ro1">
          <table:table-cell office:value-type="string" calcext:value-type="string">
            <text:p>Otu65bb9cd5a0644f724c3b9f2e1004628ebb93af95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rthropoda;Insecta;Hymenopterag;Agaonidae;Dolichoris;Dolichoris</text:p>
          </table:table-cell>
          <table:table-cell office:value-type="float" office:value="1390991" calcext:value-type="float">
            <text:p>1390991</text:p>
          </table:table-cell>
        </table:table-row>
        <table:table-row table:style-name="ro1">
          <table:table-cell office:value-type="string" calcext:value-type="string">
            <text:p>Otu67e1fd4f4d04b61f8010751f990730f80768c09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hordata;Aves;Passeriformesg;Acanthisittidae;Pachyplichas;Pachyplichas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string" calcext:value-type="string">
            <text:p>Otu67e1fd4f4d04b61f8010751f990730f80768c092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hordata;Aves;Passeriformesg;Acanthisittidae;Pachyplichas;Pachyplichas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string" calcext:value-type="string">
            <text:p>Otu67e1fd4f4d04b61f8010751f990730f80768c092_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hordata;Aves;Passeriformesg;Acanthisittidae;Pachyplichas;Pachyplichas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string" calcext:value-type="string">
            <text:p>Otu67e1fd4f4d04b61f8010751f990730f80768c092_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hordata;Aves;Passeriformesg;Acanthisittidae;Pachyplichas;Pachyplichas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string" calcext:value-type="string">
            <text:p>Otu67e1fd4f4d04b61f8010751f990730f80768c092_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hordata;Aves;Passeriformesg;Acanthisittidae;Pachyplichas;Pachyplichas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string" calcext:value-type="string">
            <text:p>Otu67e1fd4f4d04b61f8010751f990730f80768c092_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hordata;Aves;Passeriformesg;Acanthisittidae;Pachyplichas;Pachyplichas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string" calcext:value-type="string">
            <text:p>Otu67e1fd4f4d04b61f8010751f990730f80768c092_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hordata;Aves;Passeriformesg;Acanthisittidae;Pachyplichas;Pachyplichas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string" calcext:value-type="string">
            <text:p>Otu67e1fd4f4d04b61f8010751f990730f80768c092_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hordata;Aves;Passeriformesg;Acanthisittidae;Pachyplichas;Pachyplichas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string" calcext:value-type="string">
            <text:p>Otu687f94893c0ec65223f071e511198c062c0a49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Mediophyceae;Triceratialesg;Plagiogrammaceae;Psammoneis;Psammoneis</text:p>
          </table:table-cell>
          <table:table-cell office:value-type="float" office:value="603173" calcext:value-type="float">
            <text:p>603173</text:p>
          </table:table-cell>
        </table:table-row>
        <table:table-row table:style-name="ro1">
          <table:table-cell office:value-type="string" calcext:value-type="string">
            <text:p>Otu687f94893c0ec65223f071e511198c062c0a4907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Mediophyceae;Triceratialesg;Plagiogrammaceae;Psammoneis;Psammoneis</text:p>
          </table:table-cell>
          <table:table-cell office:value-type="float" office:value="603173" calcext:value-type="float">
            <text:p>603173</text:p>
          </table:table-cell>
        </table:table-row>
        <table:table-row table:style-name="ro1">
          <table:table-cell office:value-type="string" calcext:value-type="string">
            <text:p>Otu687f94893c0ec65223f071e511198c062c0a4907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Mediophyceae;Triceratialesg;Plagiogrammaceae;Psammoneis;Psammoneis</text:p>
          </table:table-cell>
          <table:table-cell office:value-type="float" office:value="603173" calcext:value-type="float">
            <text:p>603173</text:p>
          </table:table-cell>
        </table:table-row>
        <table:table-row table:style-name="ro1">
          <table:table-cell office:value-type="string" calcext:value-type="string">
            <text:p>Otu687f94893c0ec65223f071e511198c062c0a4907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Mediophyceae;Triceratialesg;Plagiogrammaceae;Psammoneis;Psammoneis</text:p>
          </table:table-cell>
          <table:table-cell office:value-type="float" office:value="603173" calcext:value-type="float">
            <text:p>603173</text:p>
          </table:table-cell>
        </table:table-row>
        <table:table-row table:style-name="ro1">
          <table:table-cell office:value-type="string" calcext:value-type="string">
            <text:p>Otu687f94893c0ec65223f071e511198c062c0a4907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Mediophyceae;Triceratialesg;Plagiogrammaceae;Psammoneis;Psammoneis</text:p>
          </table:table-cell>
          <table:table-cell office:value-type="float" office:value="603173" calcext:value-type="float">
            <text:p>603173</text:p>
          </table:table-cell>
        </table:table-row>
        <table:table-row table:style-name="ro1">
          <table:table-cell office:value-type="string" calcext:value-type="string">
            <text:p>Otu687f94893c0ec65223f071e511198c062c0a4907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Mediophyceae;Triceratialesg;Plagiogrammaceae;Psammoneis;Psammoneis</text:p>
          </table:table-cell>
          <table:table-cell office:value-type="float" office:value="603173" calcext:value-type="float">
            <text:p>603173</text:p>
          </table:table-cell>
        </table:table-row>
        <table:table-row table:style-name="ro1">
          <table:table-cell office:value-type="string" calcext:value-type="string">
            <text:p>Otu687f94893c0ec65223f071e511198c062c0a4907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Mediophyceae;Triceratialesg;Plagiogrammaceae;Psammoneis;Psammoneis</text:p>
          </table:table-cell>
          <table:table-cell office:value-type="float" office:value="603173" calcext:value-type="float">
            <text:p>603173</text:p>
          </table:table-cell>
        </table:table-row>
        <table:table-row table:style-name="ro1">
          <table:table-cell office:value-type="string" calcext:value-type="string">
            <text:p>Otu687f94893c0ec65223f071e511198c062c0a4907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Mediophyceae;Triceratialesg;Plagiogrammaceae;Psammoneis;Psammoneis</text:p>
          </table:table-cell>
          <table:table-cell office:value-type="float" office:value="603173" calcext:value-type="float">
            <text:p>603173</text:p>
          </table:table-cell>
        </table:table-row>
        <table:table-row table:style-name="ro1">
          <table:table-cell office:value-type="string" calcext:value-type="string">
            <text:p>Otu69f2671bc47cb761a619ac01e2c4c2c72ef4ab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Rhodophyta;Florideophyceae;Ceramialesg;Delesseriaceae;Membranoptera;Membranoptera</text:p>
          </table:table-cell>
          <table:table-cell/>
        </table:table-row>
        <table:table-row table:style-name="ro1">
          <table:table-cell office:value-type="string" calcext:value-type="string">
            <text:p>Otu69f2671bc47cb761a619ac01e2c4c2c72ef4ab36_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Rhodophyta;Florideophyceae;Ceramialesg;Delesseriaceae;Membranoptera;Membranoptera</text:p>
          </table:table-cell>
          <table:table-cell office:value-type="float" office:value="143891" calcext:value-type="float">
            <text:p>143891</text:p>
          </table:table-cell>
        </table:table-row>
        <table:table-row table:style-name="ro1">
          <table:table-cell office:value-type="string" calcext:value-type="string">
            <text:p>Otu69f2671bc47cb761a619ac01e2c4c2c72ef4ab36_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Rhodophyta;Florideophyceae;Ceramialesg;Delesseriaceae;Membranoptera;Membranoptera</text:p>
          </table:table-cell>
          <table:table-cell office:value-type="float" office:value="143891" calcext:value-type="float">
            <text:p>143891</text:p>
          </table:table-cell>
        </table:table-row>
        <table:table-row table:style-name="ro1">
          <table:table-cell office:value-type="string" calcext:value-type="string">
            <text:p>Otu69f2671bc47cb761a619ac01e2c4c2c72ef4ab36_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Rhodophyta;Florideophyceae;Ceramialesg;Delesseriaceae;Membranoptera;Membranoptera</text:p>
          </table:table-cell>
          <table:table-cell office:value-type="float" office:value="143891" calcext:value-type="float">
            <text:p>143891</text:p>
          </table:table-cell>
        </table:table-row>
        <table:table-row table:style-name="ro1">
          <table:table-cell office:value-type="string" calcext:value-type="string">
            <text:p>Otu69f2671bc47cb761a619ac01e2c4c2c72ef4ab36_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Rhodophyta;Florideophyceae;Ceramialesg;Delesseriaceae;Membranoptera;Membranoptera</text:p>
          </table:table-cell>
          <table:table-cell office:value-type="float" office:value="143891" calcext:value-type="float">
            <text:p>143891</text:p>
          </table:table-cell>
        </table:table-row>
        <table:table-row table:style-name="ro1">
          <table:table-cell office:value-type="string" calcext:value-type="string">
            <text:p>Otu69f2671bc47cb761a619ac01e2c4c2c72ef4ab36_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Rhodophyta;Florideophyceae;Ceramialesg;Delesseriaceae;Membranoptera;Membranoptera</text:p>
          </table:table-cell>
          <table:table-cell office:value-type="float" office:value="143891" calcext:value-type="float">
            <text:p>143891</text:p>
          </table:table-cell>
        </table:table-row>
        <table:table-row table:style-name="ro1">
          <table:table-cell office:value-type="string" calcext:value-type="string">
            <text:p>Otu69f2671bc47cb761a619ac01e2c4c2c72ef4ab36_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Rhodophyta;Florideophyceae;Ceramialesg;Delesseriaceae;Membranoptera;Membranoptera</text:p>
          </table:table-cell>
          <table:table-cell office:value-type="float" office:value="143891" calcext:value-type="float">
            <text:p>143891</text:p>
          </table:table-cell>
        </table:table-row>
        <table:table-row table:style-name="ro1">
          <table:table-cell office:value-type="string" calcext:value-type="string">
            <text:p>Otu69f2671bc47cb761a619ac01e2c4c2c72ef4ab36_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Rhodophyta;Florideophyceae;Ceramialesg;Delesseriaceae;Membranoptera;Membranoptera</text:p>
          </table:table-cell>
          <table:table-cell office:value-type="float" office:value="143891" calcext:value-type="float">
            <text:p>143891</text:p>
          </table:table-cell>
        </table:table-row>
        <table:table-row table:style-name="ro1">
          <table:table-cell office:value-type="string" calcext:value-type="string">
            <text:p>Otu6a69965a4139798199724ace8160bd8b9422ed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pusomonadidae;Apusomonadidae;Apusomonadidaeg;Apusomonadidae;Thecamonas;Thecamonas</text:p>
          </table:table-cell>
          <table:table-cell office:value-type="float" office:value="103427" calcext:value-type="float">
            <text:p>103427</text:p>
          </table:table-cell>
        </table:table-row>
        <table:table-row table:style-name="ro1">
          <table:table-cell office:value-type="string" calcext:value-type="string">
            <text:p>Otu6a69965a4139798199724ace8160bd8b9422ed01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pusomonadidae;Apusomonadidae;Apusomonadidaeg;Apusomonadidae;Thecamonas;Thecamonas</text:p>
          </table:table-cell>
          <table:table-cell office:value-type="float" office:value="103427" calcext:value-type="float">
            <text:p>103427</text:p>
          </table:table-cell>
        </table:table-row>
        <table:table-row table:style-name="ro1">
          <table:table-cell office:value-type="string" calcext:value-type="string">
            <text:p>Otu6a69965a4139798199724ace8160bd8b9422ed01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pusomonadidae;Apusomonadidae;Apusomonadidaeg;Apusomonadidae;Thecamonas;Thecamonas</text:p>
          </table:table-cell>
          <table:table-cell office:value-type="float" office:value="103427" calcext:value-type="float">
            <text:p>103427</text:p>
          </table:table-cell>
        </table:table-row>
        <table:table-row table:style-name="ro1">
          <table:table-cell office:value-type="string" calcext:value-type="string">
            <text:p>Otu6a69965a4139798199724ace8160bd8b9422ed01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pusomonadidae;Apusomonadidae;Apusomonadidaeg;Apusomonadidae;Thecamonas;Thecamonas</text:p>
          </table:table-cell>
          <table:table-cell office:value-type="float" office:value="103427" calcext:value-type="float">
            <text:p>103427</text:p>
          </table:table-cell>
        </table:table-row>
        <table:table-row table:style-name="ro1">
          <table:table-cell office:value-type="string" calcext:value-type="string">
            <text:p>Otu6bacf76fef704c3ffe6050f66f07576ee42147e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hordata;Aves;Passeriformesg;Acanthisittidae;Pachyplichas;Pachyplichas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string" calcext:value-type="string">
            <text:p>Otu6bacf76fef704c3ffe6050f66f07576ee42147ec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hordata;Aves;Passeriformesg;Acanthisittidae;Pachyplichas;Pachyplichas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string" calcext:value-type="string">
            <text:p>Otu6bacf76fef704c3ffe6050f66f07576ee42147ec_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hordata;Aves;Passeriformesg;Acanthisittidae;Pachyplichas;Pachyplichas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string" calcext:value-type="string">
            <text:p>Otu6bacf76fef704c3ffe6050f66f07576ee42147ec_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hordata;Aves;Passeriformesg;Acanthisittidae;Pachyplichas;Pachyplichas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string" calcext:value-type="string">
            <text:p>Otu6bacf76fef704c3ffe6050f66f07576ee42147ec_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hordata;Aves;Passeriformesg;Acanthisittidae;Pachyplichas;Pachyplichas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string" calcext:value-type="string">
            <text:p>Otu6bacf76fef704c3ffe6050f66f07576ee42147ec_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hordata;Aves;Passeriformesg;Acanthisittidae;Pachyplichas;Pachyplichas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string" calcext:value-type="string">
            <text:p>Otu6bacf76fef704c3ffe6050f66f07576ee42147ec_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hordata;Aves;Passeriformesg;Acanthisittidae;Pachyplichas;Pachyplichas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string" calcext:value-type="string">
            <text:p>Otu6bacf76fef704c3ffe6050f66f07576ee42147ec_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hordata;Aves;Passeriformesg;Acanthisittidae;Pachyplichas;Pachyplichas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string" calcext:value-type="string">
            <text:p>Otu6def0406a5e46bc575712a7cac21c06ca588b79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Nematoda;Chromadorea;Rhabditidag;Rhabditidae;Caenorhabditis;Caenorhabditis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string" calcext:value-type="string">
            <text:p>Otu6def0406a5e46bc575712a7cac21c06ca588b79e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Nematoda;Chromadorea;Rhabditidag;Rhabditidae;Caenorhabditis;Caenorhabditis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string" calcext:value-type="string">
            <text:p>Otu6def0406a5e46bc575712a7cac21c06ca588b79e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Nematoda;Chromadorea;Rhabditidag;Rhabditidae;Caenorhabditis;Caenorhabditis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string" calcext:value-type="string">
            <text:p>Otu6def0406a5e46bc575712a7cac21c06ca588b79e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Nematoda;Chromadorea;Rhabditidag;Rhabditidae;Caenorhabditis;Caenorhabditis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string" calcext:value-type="string">
            <text:p>Otu6def0406a5e46bc575712a7cac21c06ca588b79e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Nematoda;Chromadorea;Rhabditidag;Rhabditidae;Caenorhabditis;Caenorhabditis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string" calcext:value-type="string">
            <text:p>Otu6def0406a5e46bc575712a7cac21c06ca588b79e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Nematoda;Chromadorea;Rhabditidag;Rhabditidae;Caenorhabditis;Caenorhabditis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string" calcext:value-type="string">
            <text:p>Otu6def0406a5e46bc575712a7cac21c06ca588b79e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Nematoda;Chromadorea;Rhabditidag;Rhabditidae;Caenorhabditis;Caenorhabditis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string" calcext:value-type="string">
            <text:p>Otu6def0406a5e46bc575712a7cac21c06ca588b79e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Nematoda;Chromadorea;Rhabditidag;Rhabditidae;Caenorhabditis;Caenorhabditis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string" calcext:value-type="string">
            <text:p>Otu70fdf387f43c8833eb349a072b3fb6a2d0755ad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0fdf387f43c8833eb349a072b3fb6a2d0755ad6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0fdf387f43c8833eb349a072b3fb6a2d0755ad6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0fdf387f43c8833eb349a072b3fb6a2d0755ad6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0fdf387f43c8833eb349a072b3fb6a2d0755ad6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0fdf387f43c8833eb349a072b3fb6a2d0755ad6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0fdf387f43c8833eb349a072b3fb6a2d0755ad6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0fdf387f43c8833eb349a072b3fb6a2d0755ad6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0fdf387f43c8833eb349a072b3fb6a2d0755ad6_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0fdf387f43c8833eb349a072b3fb6a2d0755ad6_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0fdf387f43c8833eb349a072b3fb6a2d0755ad6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0fdf387f43c8833eb349a072b3fb6a2d0755ad6_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0fdf387f43c8833eb349a072b3fb6a2d0755ad6_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0fdf387f43c8833eb349a072b3fb6a2d0755ad6_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0fdf387f43c8833eb349a072b3fb6a2d0755ad6_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0fdf387f43c8833eb349a072b3fb6a2d0755ad6_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0fdf387f43c8833eb349a072b3fb6a2d0755ad6_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0fdf387f43c8833eb349a072b3fb6a2d0755ad6_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0fdf387f43c8833eb349a072b3fb6a2d0755ad6_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0fdf387f43c8833eb349a072b3fb6a2d0755ad6_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0fdf387f43c8833eb349a072b3fb6a2d0755ad6_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0fdf387f43c8833eb349a072b3fb6a2d0755ad6_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0fdf387f43c8833eb349a072b3fb6a2d0755ad6_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0fdf387f43c8833eb349a072b3fb6a2d0755ad6_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0fdf387f43c8833eb349a072b3fb6a2d0755ad6_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0fdf387f43c8833eb349a072b3fb6a2d0755ad6_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0fdf387f43c8833eb349a072b3fb6a2d0755ad6_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0fdf387f43c8833eb349a072b3fb6a2d0755ad6_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0fdf387f43c8833eb349a072b3fb6a2d0755ad6_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0fdf387f43c8833eb349a072b3fb6a2d0755ad6_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0fdf387f43c8833eb349a072b3fb6a2d0755ad6_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0fdf387f43c8833eb349a072b3fb6a2d0755ad6_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0fdf387f43c8833eb349a072b3fb6a2d0755ad6_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0fdf387f43c8833eb349a072b3fb6a2d0755ad6_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0fdf387f43c8833eb349a072b3fb6a2d0755ad6_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0fdf387f43c8833eb349a072b3fb6a2d0755ad6_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0fdf387f43c8833eb349a072b3fb6a2d0755ad6_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0fdf387f43c8833eb349a072b3fb6a2d0755ad6_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0fdf387f43c8833eb349a072b3fb6a2d0755ad6_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0fdf387f43c8833eb349a072b3fb6a2d0755ad6_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0fdf387f43c8833eb349a072b3fb6a2d0755ad6_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0fdf387f43c8833eb349a072b3fb6a2d0755ad6_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0fdf387f43c8833eb349a072b3fb6a2d0755ad6_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0fdf387f43c8833eb349a072b3fb6a2d0755ad6_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249d12bbe6696dbf48f62a3417a9625bac09dc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Ascomycota;Saccharomycetes;Saccharomycetalesg;Metschnikowiaceae;Clavispora;Clavispora</text:p>
          </table:table-cell>
          <table:table-cell office:value-type="float" office:value="1043399" calcext:value-type="float">
            <text:p>1043399</text:p>
          </table:table-cell>
        </table:table-row>
        <table:table-row table:style-name="ro1">
          <table:table-cell office:value-type="string" calcext:value-type="string">
            <text:p>Otu7249d12bbe6696dbf48f62a3417a9625bac09dc2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Ascomycota;Saccharomycetes;Saccharomycetalesg;Metschnikowiaceae;Clavispora;Clavispora</text:p>
          </table:table-cell>
          <table:table-cell office:value-type="float" office:value="1043399" calcext:value-type="float">
            <text:p>1043399</text:p>
          </table:table-cell>
        </table:table-row>
        <table:table-row table:style-name="ro1">
          <table:table-cell office:value-type="string" calcext:value-type="string">
            <text:p>Otu7249d12bbe6696dbf48f62a3417a9625bac09dc2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Ascomycota;Saccharomycetes;Saccharomycetalesg;Metschnikowiaceae;Clavispora;Clavispora</text:p>
          </table:table-cell>
          <table:table-cell office:value-type="float" office:value="1043399" calcext:value-type="float">
            <text:p>1043399</text:p>
          </table:table-cell>
        </table:table-row>
        <table:table-row table:style-name="ro1">
          <table:table-cell office:value-type="string" calcext:value-type="string">
            <text:p>Otu7249d12bbe6696dbf48f62a3417a9625bac09dc2_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Ascomycota;Saccharomycetes;Saccharomycetalesg;Metschnikowiaceae;Clavispora;Clavispora</text:p>
          </table:table-cell>
          <table:table-cell office:value-type="float" office:value="1043399" calcext:value-type="float">
            <text:p>1043399</text:p>
          </table:table-cell>
        </table:table-row>
        <table:table-row table:style-name="ro1">
          <table:table-cell office:value-type="string" calcext:value-type="string">
            <text:p>Otu729aa450c9cb081737bdf9df7a60cae0483427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Cymbellalesg;Cymbellaceae;Paraplaconeis;Paraplaconeis</text:p>
          </table:table-cell>
          <table:table-cell office:value-type="float" office:value="149537" calcext:value-type="float">
            <text:p>149537</text:p>
          </table:table-cell>
        </table:table-row>
        <table:table-row table:style-name="ro1">
          <table:table-cell office:value-type="string" calcext:value-type="string">
            <text:p>Otu729aa450c9cb081737bdf9df7a60cae0483427ca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Cymbellalesg;Cymbellaceae;Paraplaconeis;Paraplaconeis</text:p>
          </table:table-cell>
          <table:table-cell office:value-type="float" office:value="149537" calcext:value-type="float">
            <text:p>149537</text:p>
          </table:table-cell>
        </table:table-row>
        <table:table-row table:style-name="ro1">
          <table:table-cell office:value-type="string" calcext:value-type="string">
            <text:p>Otu729aa450c9cb081737bdf9df7a60cae0483427ca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Cymbellalesg;Cymbellaceae;Paraplaconeis;Paraplaconeis</text:p>
          </table:table-cell>
          <table:table-cell office:value-type="float" office:value="149537" calcext:value-type="float">
            <text:p>149537</text:p>
          </table:table-cell>
        </table:table-row>
        <table:table-row table:style-name="ro1">
          <table:table-cell office:value-type="string" calcext:value-type="string">
            <text:p>Otu729aa450c9cb081737bdf9df7a60cae0483427ca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Cymbellalesg;Cymbellaceae;Paraplaconeis;Paraplaconeis</text:p>
          </table:table-cell>
          <table:table-cell office:value-type="float" office:value="149537" calcext:value-type="float">
            <text:p>149537</text:p>
          </table:table-cell>
        </table:table-row>
        <table:table-row table:style-name="ro1">
          <table:table-cell office:value-type="string" calcext:value-type="string">
            <text:p>Otu740210a895bdf80c63f2839fd3cb510065dd9cd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Mollusca;Gastropoda;Stylommatophorag;Camaenidae;Kimberleydiscus;Kimberleydiscus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Otu740210a895bdf80c63f2839fd3cb510065dd9cd5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Mollusca;Gastropoda;Stylommatophorag;Camaenidae;Kimberleydiscus;Kimberleydiscus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Otu740210a895bdf80c63f2839fd3cb510065dd9cd5_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Mollusca;Gastropoda;Stylommatophorag;Camaenidae;Kimberleydiscus;Kimberleydiscus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Otu740210a895bdf80c63f2839fd3cb510065dd9cd5_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Mollusca;Gastropoda;Stylommatophorag;Camaenidae;Kimberleydiscus;Kimberleydiscus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Otu757a4753fe076beada50c6247f55937c5b9925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rthropoda;Insecta;Hymenopterag;Formicidae;Pheidole;Pheidole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string" calcext:value-type="string">
            <text:p>Otu757a4753fe076beada50c6247f55937c5b992552_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rthropoda;Insecta;Hymenopterag;Formicidae;Pheidole;Pheidole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string" calcext:value-type="string">
            <text:p>Otu757a4753fe076beada50c6247f55937c5b992552_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rthropoda;Insecta;Hymenopterag;Formicidae;Pheidole;Pheidole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string" calcext:value-type="string">
            <text:p>Otu757a4753fe076beada50c6247f55937c5b992552_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rthropoda;Insecta;Hymenopterag;Formicidae;Pheidole;Pheidole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string" calcext:value-type="string">
            <text:p>Otu76e851846e4f2abf4c3665a6ce35e1a48957a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nidaria;Hydrozoa;Anthoathecatag;Pennariidae;Pennaria;Pennaria</text:p>
          </table:table-cell>
          <table:table-cell office:value-type="float" office:value="117190" calcext:value-type="float">
            <text:p>117190</text:p>
          </table:table-cell>
        </table:table-row>
        <table:table-row table:style-name="ro1">
          <table:table-cell office:value-type="string" calcext:value-type="string">
            <text:p>Otu76e851846e4f2abf4c3665a6ce35e1a48957a971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nidaria;Hydrozoa;Anthoathecatag;Pennariidae;Pennaria;Pennaria</text:p>
          </table:table-cell>
          <table:table-cell office:value-type="float" office:value="117190" calcext:value-type="float">
            <text:p>117190</text:p>
          </table:table-cell>
        </table:table-row>
        <table:table-row table:style-name="ro1">
          <table:table-cell office:value-type="string" calcext:value-type="string">
            <text:p>Otu76e851846e4f2abf4c3665a6ce35e1a48957a971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nidaria;Hydrozoa;Anthoathecatag;Pennariidae;Pennaria;Pennaria</text:p>
          </table:table-cell>
          <table:table-cell office:value-type="float" office:value="117190" calcext:value-type="float">
            <text:p>117190</text:p>
          </table:table-cell>
        </table:table-row>
        <table:table-row table:style-name="ro1">
          <table:table-cell office:value-type="string" calcext:value-type="string">
            <text:p>Otu76e851846e4f2abf4c3665a6ce35e1a48957a971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nidaria;Hydrozoa;Anthoathecatag;Pennariidae;Pennaria;Pennaria</text:p>
          </table:table-cell>
          <table:table-cell office:value-type="float" office:value="117190" calcext:value-type="float">
            <text:p>117190</text:p>
          </table:table-cell>
        </table:table-row>
        <table:table-row table:style-name="ro1">
          <table:table-cell office:value-type="string" calcext:value-type="string">
            <text:p>Otu76e851846e4f2abf4c3665a6ce35e1a48957a971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nidaria;Hydrozoa;Anthoathecatag;Pennariidae;Pennaria;Pennaria</text:p>
          </table:table-cell>
          <table:table-cell office:value-type="float" office:value="117190" calcext:value-type="float">
            <text:p>117190</text:p>
          </table:table-cell>
        </table:table-row>
        <table:table-row table:style-name="ro1">
          <table:table-cell office:value-type="string" calcext:value-type="string">
            <text:p>Otu76e851846e4f2abf4c3665a6ce35e1a48957a971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nidaria;Hydrozoa;Anthoathecatag;Pennariidae;Pennaria;Pennaria</text:p>
          </table:table-cell>
          <table:table-cell office:value-type="float" office:value="117190" calcext:value-type="float">
            <text:p>117190</text:p>
          </table:table-cell>
        </table:table-row>
        <table:table-row table:style-name="ro1">
          <table:table-cell office:value-type="string" calcext:value-type="string">
            <text:p>Otu76e851846e4f2abf4c3665a6ce35e1a48957a971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nidaria;Hydrozoa;Anthoathecatag;Pennariidae;Pennaria;Pennaria</text:p>
          </table:table-cell>
          <table:table-cell office:value-type="float" office:value="117190" calcext:value-type="float">
            <text:p>117190</text:p>
          </table:table-cell>
        </table:table-row>
        <table:table-row table:style-name="ro1">
          <table:table-cell office:value-type="string" calcext:value-type="string">
            <text:p>Otu76e851846e4f2abf4c3665a6ce35e1a48957a971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nidaria;Hydrozoa;Anthoathecatag;Pennariidae;Pennaria;Pennaria</text:p>
          </table:table-cell>
          <table:table-cell office:value-type="float" office:value="117190" calcext:value-type="float">
            <text:p>117190</text:p>
          </table:table-cell>
        </table:table-row>
        <table:table-row table:style-name="ro1">
          <table:table-cell office:value-type="string" calcext:value-type="string">
            <text:p>Otu76e851846e4f2abf4c3665a6ce35e1a48957a971_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nidaria;Hydrozoa;Anthoathecatag;Pennariidae;Pennaria;Pennaria</text:p>
          </table:table-cell>
          <table:table-cell office:value-type="float" office:value="117190" calcext:value-type="float">
            <text:p>117190</text:p>
          </table:table-cell>
        </table:table-row>
        <table:table-row table:style-name="ro1">
          <table:table-cell office:value-type="string" calcext:value-type="string">
            <text:p>Otu76e851846e4f2abf4c3665a6ce35e1a48957a971_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nidaria;Hydrozoa;Anthoathecatag;Pennariidae;Pennaria;Pennaria</text:p>
          </table:table-cell>
          <table:table-cell office:value-type="float" office:value="117190" calcext:value-type="float">
            <text:p>117190</text:p>
          </table:table-cell>
        </table:table-row>
        <table:table-row table:style-name="ro1">
          <table:table-cell office:value-type="string" calcext:value-type="string">
            <text:p>Otu76e851846e4f2abf4c3665a6ce35e1a48957a971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nidaria;Hydrozoa;Anthoathecatag;Pennariidae;Pennaria;Pennaria</text:p>
          </table:table-cell>
          <table:table-cell office:value-type="float" office:value="117190" calcext:value-type="float">
            <text:p>117190</text:p>
          </table:table-cell>
        </table:table-row>
        <table:table-row table:style-name="ro1">
          <table:table-cell office:value-type="string" calcext:value-type="string">
            <text:p>Otu76e851846e4f2abf4c3665a6ce35e1a48957a971_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nidaria;Hydrozoa;Anthoathecatag;Pennariidae;Pennaria;Pennaria</text:p>
          </table:table-cell>
          <table:table-cell office:value-type="float" office:value="117190" calcext:value-type="float">
            <text:p>117190</text:p>
          </table:table-cell>
        </table:table-row>
        <table:table-row table:style-name="ro1">
          <table:table-cell office:value-type="string" calcext:value-type="string">
            <text:p>Otu778ba24bb40c753ba59e70f75621e196fff6d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Hapalidialesg;Hapalidiaceae;Phymatolithon;Phymatolithon</text:p>
          </table:table-cell>
          <table:table-cell office:value-type="float" office:value="144022" calcext:value-type="float">
            <text:p>144022</text:p>
          </table:table-cell>
        </table:table-row>
        <table:table-row table:style-name="ro1">
          <table:table-cell office:value-type="string" calcext:value-type="string">
            <text:p>Otu778ba24bb40c753ba59e70f75621e196fff6d485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Hapalidialesg;Hapalidiaceae;Phymatolithon;Phymatolithon</text:p>
          </table:table-cell>
          <table:table-cell office:value-type="float" office:value="144022" calcext:value-type="float">
            <text:p>144022</text:p>
          </table:table-cell>
        </table:table-row>
        <table:table-row table:style-name="ro1">
          <table:table-cell office:value-type="string" calcext:value-type="string">
            <text:p>Otu778ba24bb40c753ba59e70f75621e196fff6d485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Hapalidialesg;Hapalidiaceae;Phymatolithon;Phymatolithon</text:p>
          </table:table-cell>
          <table:table-cell office:value-type="float" office:value="144022" calcext:value-type="float">
            <text:p>144022</text:p>
          </table:table-cell>
        </table:table-row>
        <table:table-row table:style-name="ro1">
          <table:table-cell office:value-type="string" calcext:value-type="string">
            <text:p>Otu778ba24bb40c753ba59e70f75621e196fff6d485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Hapalidialesg;Hapalidiaceae;Phymatolithon;Phymatolithon</text:p>
          </table:table-cell>
          <table:table-cell office:value-type="float" office:value="144022" calcext:value-type="float">
            <text:p>144022</text:p>
          </table:table-cell>
        </table:table-row>
        <table:table-row table:style-name="ro1">
          <table:table-cell office:value-type="string" calcext:value-type="string">
            <text:p>Otu77e22a7a580cda774e86157bf75775571627fff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7e22a7a580cda774e86157bf75775571627fff6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7e22a7a580cda774e86157bf75775571627fff6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7e22a7a580cda774e86157bf75775571627fff6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7e22a7a580cda774e86157bf75775571627fff6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7e22a7a580cda774e86157bf75775571627fff6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7e22a7a580cda774e86157bf75775571627fff6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7e22a7a580cda774e86157bf75775571627fff6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7e22a7a580cda774e86157bf75775571627fff6_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7e22a7a580cda774e86157bf75775571627fff6_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7e22a7a580cda774e86157bf75775571627fff6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7e22a7a580cda774e86157bf75775571627fff6_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7e22a7a580cda774e86157bf75775571627fff6_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7e22a7a580cda774e86157bf75775571627fff6_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7e22a7a580cda774e86157bf75775571627fff6_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7e22a7a580cda774e86157bf75775571627fff6_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7e22a7a580cda774e86157bf75775571627fff6_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7e22a7a580cda774e86157bf75775571627fff6_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7e22a7a580cda774e86157bf75775571627fff6_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7e22a7a580cda774e86157bf75775571627fff6_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7e22a7a580cda774e86157bf75775571627fff6_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7e22a7a580cda774e86157bf75775571627fff6_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7e22a7a580cda774e86157bf75775571627fff6_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7e22a7a580cda774e86157bf75775571627fff6_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7e22a7a580cda774e86157bf75775571627fff6_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7e22a7a580cda774e86157bf75775571627fff6_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7e22a7a580cda774e86157bf75775571627fff6_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7e22a7a580cda774e86157bf75775571627fff6_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7e22a7a580cda774e86157bf75775571627fff6_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7e22a7a580cda774e86157bf75775571627fff6_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7e22a7a580cda774e86157bf75775571627fff6_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7e22a7a580cda774e86157bf75775571627fff6_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7e22a7a580cda774e86157bf75775571627fff6_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7e22a7a580cda774e86157bf75775571627fff6_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7e22a7a580cda774e86157bf75775571627fff6_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7e22a7a580cda774e86157bf75775571627fff6_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7e22a7a580cda774e86157bf75775571627fff6_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7e22a7a580cda774e86157bf75775571627fff6_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7e22a7a580cda774e86157bf75775571627fff6_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7e22a7a580cda774e86157bf75775571627fff6_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7e22a7a580cda774e86157bf75775571627fff6_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7e22a7a580cda774e86157bf75775571627fff6_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7e22a7a580cda774e86157bf75775571627fff6_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7e22a7a580cda774e86157bf75775571627fff6_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78d48010714ab7a5dd74d3c230a27a11d3bd09d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nidaria;Hydrozoa;Siphonophoraeg;Agalmatidae;Marrus;Marrus</text:p>
          </table:table-cell>
          <table:table-cell office:value-type="float" office:value="135391" calcext:value-type="float">
            <text:p>135391</text:p>
          </table:table-cell>
        </table:table-row>
        <table:table-row table:style-name="ro1">
          <table:table-cell office:value-type="string" calcext:value-type="string">
            <text:p>Otu78d48010714ab7a5dd74d3c230a27a11d3bd09df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nidaria;Hydrozoa;Siphonophoraeg;Agalmatidae;Marrus;Marrus</text:p>
          </table:table-cell>
          <table:table-cell office:value-type="float" office:value="135391" calcext:value-type="float">
            <text:p>135391</text:p>
          </table:table-cell>
        </table:table-row>
        <table:table-row table:style-name="ro1">
          <table:table-cell office:value-type="string" calcext:value-type="string">
            <text:p>Otu78d48010714ab7a5dd74d3c230a27a11d3bd09df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nidaria;Hydrozoa;Siphonophoraeg;Agalmatidae;Marrus;Marrus</text:p>
          </table:table-cell>
          <table:table-cell office:value-type="float" office:value="135391" calcext:value-type="float">
            <text:p>135391</text:p>
          </table:table-cell>
        </table:table-row>
        <table:table-row table:style-name="ro1">
          <table:table-cell office:value-type="string" calcext:value-type="string">
            <text:p>Otu78d48010714ab7a5dd74d3c230a27a11d3bd09df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nidaria;Hydrozoa;Siphonophoraeg;Agalmatidae;Marrus;Marrus</text:p>
          </table:table-cell>
          <table:table-cell office:value-type="float" office:value="135391" calcext:value-type="float">
            <text:p>135391</text:p>
          </table:table-cell>
        </table:table-row>
        <table:table-row table:style-name="ro1">
          <table:table-cell office:value-type="string" calcext:value-type="string">
            <text:p>Otu7981932e371b029988538231d9980c0f0ef7cfc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lorophyta;Chlorophyceae;Chlorosarcinalesg;Chlorosarcinaceae;Chlorosarcinopsis;Chlorosarcinopsis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string" calcext:value-type="string">
            <text:p>Otu7981932e371b029988538231d9980c0f0ef7cfc0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lorophyta;Chlorophyceae;Chlorosarcinalesg;Chlorosarcinaceae;Chlorosarcinopsis;Chlorosarcinopsis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string" calcext:value-type="string">
            <text:p>Otu7981932e371b029988538231d9980c0f0ef7cfc0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lorophyta;Chlorophyceae;Chlorosarcinalesg;Chlorosarcinaceae;Chlorosarcinopsis;Chlorosarcinopsis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string" calcext:value-type="string">
            <text:p>Otu7981932e371b029988538231d9980c0f0ef7cfc0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lorophyta;Chlorophyceae;Chlorosarcinalesg;Chlorosarcinaceae;Chlorosarcinopsis;Chlorosarcinopsis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string" calcext:value-type="string">
            <text:p>Otu7aacd19bc586cf40668bcbb935fd59bcff1dc63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rthropoda;Insecta;Hymenopterag;Braconidae;Therophilus;Therophilus</text:p>
          </table:table-cell>
          <table:table-cell office:value-type="float" office:value="151023" calcext:value-type="float">
            <text:p>151023</text:p>
          </table:table-cell>
        </table:table-row>
        <table:table-row table:style-name="ro1">
          <table:table-cell office:value-type="string" calcext:value-type="string">
            <text:p>Otu7aacd19bc586cf40668bcbb935fd59bcff1dc63f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rthropoda;Insecta;Hymenopterag;Braconidae;Therophilus;Therophilus</text:p>
          </table:table-cell>
          <table:table-cell office:value-type="float" office:value="151023" calcext:value-type="float">
            <text:p>151023</text:p>
          </table:table-cell>
        </table:table-row>
        <table:table-row table:style-name="ro1">
          <table:table-cell office:value-type="string" calcext:value-type="string">
            <text:p>Otu7aacd19bc586cf40668bcbb935fd59bcff1dc63f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rthropoda;Insecta;Hymenopterag;Braconidae;Therophilus;Therophilus</text:p>
          </table:table-cell>
          <table:table-cell office:value-type="float" office:value="151023" calcext:value-type="float">
            <text:p>151023</text:p>
          </table:table-cell>
        </table:table-row>
        <table:table-row table:style-name="ro1">
          <table:table-cell office:value-type="string" calcext:value-type="string">
            <text:p>Otu7aacd19bc586cf40668bcbb935fd59bcff1dc63f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rthropoda;Insecta;Hymenopterag;Braconidae;Therophilus;Therophilus</text:p>
          </table:table-cell>
          <table:table-cell office:value-type="float" office:value="151023" calcext:value-type="float">
            <text:p>151023</text:p>
          </table:table-cell>
        </table:table-row>
        <table:table-row table:style-name="ro1">
          <table:table-cell office:value-type="string" calcext:value-type="string">
            <text:p>Otu7bba16bc3ab0b5f26be0d2d9ec3c3abb0832413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nidaria;Hydrozoa;Anthoathecatag;Pennariidae;Pennaria;Pennaria</text:p>
          </table:table-cell>
          <table:table-cell office:value-type="float" office:value="117190" calcext:value-type="float">
            <text:p>117190</text:p>
          </table:table-cell>
        </table:table-row>
        <table:table-row table:style-name="ro1">
          <table:table-cell office:value-type="string" calcext:value-type="string">
            <text:p>Otu7bba16bc3ab0b5f26be0d2d9ec3c3abb0832413b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nidaria;Hydrozoa;Anthoathecatag;Pennariidae;Pennaria;Pennaria</text:p>
          </table:table-cell>
          <table:table-cell office:value-type="float" office:value="117190" calcext:value-type="float">
            <text:p>117190</text:p>
          </table:table-cell>
        </table:table-row>
        <table:table-row table:style-name="ro1">
          <table:table-cell office:value-type="string" calcext:value-type="string">
            <text:p>Otu7bba16bc3ab0b5f26be0d2d9ec3c3abb0832413b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nidaria;Hydrozoa;Anthoathecatag;Pennariidae;Pennaria;Pennaria</text:p>
          </table:table-cell>
          <table:table-cell office:value-type="float" office:value="117190" calcext:value-type="float">
            <text:p>117190</text:p>
          </table:table-cell>
        </table:table-row>
        <table:table-row table:style-name="ro1">
          <table:table-cell office:value-type="string" calcext:value-type="string">
            <text:p>Otu7bba16bc3ab0b5f26be0d2d9ec3c3abb0832413b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nidaria;Hydrozoa;Anthoathecatag;Pennariidae;Pennaria;Pennaria</text:p>
          </table:table-cell>
          <table:table-cell office:value-type="float" office:value="117190" calcext:value-type="float">
            <text:p>117190</text:p>
          </table:table-cell>
        </table:table-row>
        <table:table-row table:style-name="ro1">
          <table:table-cell office:value-type="string" calcext:value-type="string">
            <text:p>Otu7bba16bc3ab0b5f26be0d2d9ec3c3abb0832413b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nidaria;Hydrozoa;Anthoathecatag;Pennariidae;Pennaria;Pennaria</text:p>
          </table:table-cell>
          <table:table-cell office:value-type="float" office:value="117190" calcext:value-type="float">
            <text:p>117190</text:p>
          </table:table-cell>
        </table:table-row>
        <table:table-row table:style-name="ro1">
          <table:table-cell office:value-type="string" calcext:value-type="string">
            <text:p>Otu7bba16bc3ab0b5f26be0d2d9ec3c3abb0832413b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nidaria;Hydrozoa;Anthoathecatag;Pennariidae;Pennaria;Pennaria</text:p>
          </table:table-cell>
          <table:table-cell office:value-type="float" office:value="117190" calcext:value-type="float">
            <text:p>117190</text:p>
          </table:table-cell>
        </table:table-row>
        <table:table-row table:style-name="ro1">
          <table:table-cell office:value-type="string" calcext:value-type="string">
            <text:p>Otu7bba16bc3ab0b5f26be0d2d9ec3c3abb0832413b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nidaria;Hydrozoa;Anthoathecatag;Pennariidae;Pennaria;Pennaria</text:p>
          </table:table-cell>
          <table:table-cell office:value-type="float" office:value="117190" calcext:value-type="float">
            <text:p>117190</text:p>
          </table:table-cell>
        </table:table-row>
        <table:table-row table:style-name="ro1">
          <table:table-cell office:value-type="string" calcext:value-type="string">
            <text:p>Otu7bba16bc3ab0b5f26be0d2d9ec3c3abb0832413b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nidaria;Hydrozoa;Anthoathecatag;Pennariidae;Pennaria;Pennaria</text:p>
          </table:table-cell>
          <table:table-cell office:value-type="float" office:value="117190" calcext:value-type="float">
            <text:p>117190</text:p>
          </table:table-cell>
        </table:table-row>
        <table:table-row table:style-name="ro1">
          <table:table-cell office:value-type="string" calcext:value-type="string">
            <text:p>Otu7bba16bc3ab0b5f26be0d2d9ec3c3abb0832413b_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nidaria;Hydrozoa;Anthoathecatag;Pennariidae;Pennaria;Pennaria</text:p>
          </table:table-cell>
          <table:table-cell office:value-type="float" office:value="117190" calcext:value-type="float">
            <text:p>117190</text:p>
          </table:table-cell>
        </table:table-row>
        <table:table-row table:style-name="ro1">
          <table:table-cell office:value-type="string" calcext:value-type="string">
            <text:p>Otu7bba16bc3ab0b5f26be0d2d9ec3c3abb0832413b_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nidaria;Hydrozoa;Anthoathecatag;Pennariidae;Pennaria;Pennaria</text:p>
          </table:table-cell>
          <table:table-cell office:value-type="float" office:value="117190" calcext:value-type="float">
            <text:p>117190</text:p>
          </table:table-cell>
        </table:table-row>
        <table:table-row table:style-name="ro1">
          <table:table-cell office:value-type="string" calcext:value-type="string">
            <text:p>Otu7bba16bc3ab0b5f26be0d2d9ec3c3abb0832413b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nidaria;Hydrozoa;Anthoathecatag;Pennariidae;Pennaria;Pennaria</text:p>
          </table:table-cell>
          <table:table-cell office:value-type="float" office:value="117190" calcext:value-type="float">
            <text:p>117190</text:p>
          </table:table-cell>
        </table:table-row>
        <table:table-row table:style-name="ro1">
          <table:table-cell office:value-type="string" calcext:value-type="string">
            <text:p>Otu7bba16bc3ab0b5f26be0d2d9ec3c3abb0832413b_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nidaria;Hydrozoa;Anthoathecatag;Pennariidae;Pennaria;Pennaria</text:p>
          </table:table-cell>
          <table:table-cell office:value-type="float" office:value="117190" calcext:value-type="float">
            <text:p>117190</text:p>
          </table:table-cell>
        </table:table-row>
        <table:table-row table:style-name="ro1">
          <table:table-cell office:value-type="string" calcext:value-type="string">
            <text:p>Otu7cd3a47e5587a510416d83aaf24bcd42f2d237b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Endomyxa;Phytomyxea;Plasmodiophoridag;Plasmodiophoridae;Spongospora;Spongospora</text:p>
          </table:table-cell>
          <table:table-cell office:value-type="float" office:value="889997" calcext:value-type="float">
            <text:p>889997</text:p>
          </table:table-cell>
        </table:table-row>
        <table:table-row table:style-name="ro1">
          <table:table-cell office:value-type="string" calcext:value-type="string">
            <text:p>Otu7cd3a47e5587a510416d83aaf24bcd42f2d237bf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Endomyxa;Phytomyxea;Plasmodiophoridag;Plasmodiophoridae;Spongospora;Spongospora</text:p>
          </table:table-cell>
          <table:table-cell office:value-type="float" office:value="889997" calcext:value-type="float">
            <text:p>889997</text:p>
          </table:table-cell>
        </table:table-row>
        <table:table-row table:style-name="ro1">
          <table:table-cell office:value-type="string" calcext:value-type="string">
            <text:p>Otu7cd3a47e5587a510416d83aaf24bcd42f2d237bf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Endomyxa;Phytomyxea;Plasmodiophoridag;Plasmodiophoridae;Spongospora;Spongospora</text:p>
          </table:table-cell>
          <table:table-cell office:value-type="float" office:value="889997" calcext:value-type="float">
            <text:p>889997</text:p>
          </table:table-cell>
        </table:table-row>
        <table:table-row table:style-name="ro1">
          <table:table-cell office:value-type="string" calcext:value-type="string">
            <text:p>Otu7cd3a47e5587a510416d83aaf24bcd42f2d237bf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Endomyxa;Phytomyxea;Plasmodiophoridag;Plasmodiophoridae;Spongospora;Spongospora</text:p>
          </table:table-cell>
          <table:table-cell office:value-type="float" office:value="889997" calcext:value-type="float">
            <text:p>889997</text:p>
          </table:table-cell>
        </table:table-row>
        <table:table-row table:style-name="ro1">
          <table:table-cell office:value-type="string" calcext:value-type="string">
            <text:p>Otu7f16e737db492cca8642eb88e1e734be40d47cc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/>
        </table:table-row>
        <table:table-row table:style-name="ro1">
          <table:table-cell office:value-type="string" calcext:value-type="string">
            <text:p>Otu7f16e737db492cca8642eb88e1e734be40d47ccb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7f16e737db492cca8642eb88e1e734be40d47ccb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7f16e737db492cca8642eb88e1e734be40d47ccb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7f16e737db492cca8642eb88e1e734be40d47ccb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7f16e737db492cca8642eb88e1e734be40d47ccb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7f16e737db492cca8642eb88e1e734be40d47ccb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7f16e737db492cca8642eb88e1e734be40d47ccb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7f16e737db492cca8642eb88e1e734be40d47ccb_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7f16e737db492cca8642eb88e1e734be40d47ccb_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7f16e737db492cca8642eb88e1e734be40d47ccb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7f16e737db492cca8642eb88e1e734be40d47ccb_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7f16e737db492cca8642eb88e1e734be40d47ccb_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7f16e737db492cca8642eb88e1e734be40d47ccb_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7f16e737db492cca8642eb88e1e734be40d47ccb_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7f16e737db492cca8642eb88e1e734be40d47ccb_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805afca2e57e6e3c529790695e6fca5953c27e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picomplexa;Aconoidasida;Haemosporidag;Plasmodiidae;Plasmodium;Plasmodium</text:p>
          </table:table-cell>
          <table:table-cell/>
        </table:table-row>
        <table:table-row table:style-name="ro1">
          <table:table-cell office:value-type="string" calcext:value-type="string">
            <text:p>Otu805afca2e57e6e3c529790695e6fca5953c27e10_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picomplexa;Aconoidasida;Haemosporidag;Plasmodiidae;Plasmodium;Plasmodium</text:p>
          </table:table-cell>
          <table:table-cell office:value-type="float" office:value="722976" calcext:value-type="float">
            <text:p>722976</text:p>
          </table:table-cell>
        </table:table-row>
        <table:table-row table:style-name="ro1">
          <table:table-cell office:value-type="string" calcext:value-type="string">
            <text:p>Otu805afca2e57e6e3c529790695e6fca5953c27e10_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picomplexa;Aconoidasida;Haemosporidag;Plasmodiidae;Plasmodium;Plasmodium</text:p>
          </table:table-cell>
          <table:table-cell office:value-type="float" office:value="722976" calcext:value-type="float">
            <text:p>722976</text:p>
          </table:table-cell>
        </table:table-row>
        <table:table-row table:style-name="ro1">
          <table:table-cell office:value-type="string" calcext:value-type="string">
            <text:p>Otu805afca2e57e6e3c529790695e6fca5953c27e10_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picomplexa;Aconoidasida;Haemosporidag;Plasmodiidae;Plasmodium;Plasmodium</text:p>
          </table:table-cell>
          <table:table-cell office:value-type="float" office:value="722976" calcext:value-type="float">
            <text:p>722976</text:p>
          </table:table-cell>
        </table:table-row>
        <table:table-row table:style-name="ro1">
          <table:table-cell office:value-type="string" calcext:value-type="string">
            <text:p>Otu805afca2e57e6e3c529790695e6fca5953c27e10_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picomplexa;Aconoidasida;Haemosporidag;Plasmodiidae;Plasmodium;Plasmodium</text:p>
          </table:table-cell>
          <table:table-cell office:value-type="float" office:value="722976" calcext:value-type="float">
            <text:p>722976</text:p>
          </table:table-cell>
        </table:table-row>
        <table:table-row table:style-name="ro1">
          <table:table-cell office:value-type="string" calcext:value-type="string">
            <text:p>Otu805afca2e57e6e3c529790695e6fca5953c27e10_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picomplexa;Aconoidasida;Haemosporidag;Plasmodiidae;Plasmodium;Plasmodium</text:p>
          </table:table-cell>
          <table:table-cell office:value-type="float" office:value="722976" calcext:value-type="float">
            <text:p>722976</text:p>
          </table:table-cell>
        </table:table-row>
        <table:table-row table:style-name="ro1">
          <table:table-cell office:value-type="string" calcext:value-type="string">
            <text:p>Otu805afca2e57e6e3c529790695e6fca5953c27e10_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picomplexa;Aconoidasida;Haemosporidag;Plasmodiidae;Plasmodium;Plasmodium</text:p>
          </table:table-cell>
          <table:table-cell office:value-type="float" office:value="722976" calcext:value-type="float">
            <text:p>722976</text:p>
          </table:table-cell>
        </table:table-row>
        <table:table-row table:style-name="ro1">
          <table:table-cell office:value-type="string" calcext:value-type="string">
            <text:p>Otu805afca2e57e6e3c529790695e6fca5953c27e10_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picomplexa;Aconoidasida;Haemosporidag;Plasmodiidae;Plasmodium;Plasmodium</text:p>
          </table:table-cell>
          <table:table-cell office:value-type="float" office:value="722976" calcext:value-type="float">
            <text:p>722976</text:p>
          </table:table-cell>
        </table:table-row>
        <table:table-row table:style-name="ro1">
          <table:table-cell office:value-type="string" calcext:value-type="string">
            <text:p>Otu806706bba0259a5ee9dd40fb15c21a17704eed0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rthropoda;Insecta;Dipterag;Agromyzidae;Phytomyza;Phytomyza</text:p>
          </table:table-cell>
          <table:table-cell office:value-type="float" office:value="741037" calcext:value-type="float">
            <text:p>741037</text:p>
          </table:table-cell>
        </table:table-row>
        <table:table-row table:style-name="ro1">
          <table:table-cell office:value-type="string" calcext:value-type="string">
            <text:p>Otu806706bba0259a5ee9dd40fb15c21a17704eed0e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rthropoda;Insecta;Dipterag;Agromyzidae;Phytomyza;Phytomyza</text:p>
          </table:table-cell>
          <table:table-cell office:value-type="float" office:value="741037" calcext:value-type="float">
            <text:p>741037</text:p>
          </table:table-cell>
        </table:table-row>
        <table:table-row table:style-name="ro1">
          <table:table-cell office:value-type="string" calcext:value-type="string">
            <text:p>Otu806706bba0259a5ee9dd40fb15c21a17704eed0e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rthropoda;Insecta;Dipterag;Agromyzidae;Phytomyza;Phytomyza</text:p>
          </table:table-cell>
          <table:table-cell office:value-type="float" office:value="741037" calcext:value-type="float">
            <text:p>741037</text:p>
          </table:table-cell>
        </table:table-row>
        <table:table-row table:style-name="ro1">
          <table:table-cell office:value-type="string" calcext:value-type="string">
            <text:p>Otu806706bba0259a5ee9dd40fb15c21a17704eed0e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rthropoda;Insecta;Dipterag;Agromyzidae;Phytomyza;Phytomyza</text:p>
          </table:table-cell>
          <table:table-cell office:value-type="float" office:value="741037" calcext:value-type="float">
            <text:p>741037</text:p>
          </table:table-cell>
        </table:table-row>
        <table:table-row table:style-name="ro1">
          <table:table-cell office:value-type="string" calcext:value-type="string">
            <text:p>Otu8099d97d75863fa584f4a4e708bb5493352d00f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rthropoda;Insecta;Hymenopterag;Agaonidae;Kradibia;Kradibia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string" calcext:value-type="string">
            <text:p>Otu8099d97d75863fa584f4a4e708bb5493352d00fa_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rthropoda;Insecta;Hymenopterag;Agaonidae;Kradibia;Kradibia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string" calcext:value-type="string">
            <text:p>Otu8099d97d75863fa584f4a4e708bb5493352d00fa_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rthropoda;Insecta;Hymenopterag;Agaonidae;Kradibia;Kradibia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string" calcext:value-type="string">
            <text:p>Otu8099d97d75863fa584f4a4e708bb5493352d00fa_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rthropoda;Insecta;Hymenopterag;Agaonidae;Kradibia;Kradibia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string" calcext:value-type="string">
            <text:p>Otu8099d97d75863fa584f4a4e708bb5493352d00fa_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rthropoda;Insecta;Hymenopterag;Agaonidae;Kradibia;Kradibia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string" calcext:value-type="string">
            <text:p>Otu8099d97d75863fa584f4a4e708bb5493352d00fa_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rthropoda;Insecta;Hymenopterag;Agaonidae;Kradibia;Kradibia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string" calcext:value-type="string">
            <text:p>Otu8099d97d75863fa584f4a4e708bb5493352d00fa_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rthropoda;Insecta;Hymenopterag;Agaonidae;Kradibia;Kradibia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string" calcext:value-type="string">
            <text:p>Otu8099d97d75863fa584f4a4e708bb5493352d00fa_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rthropoda;Insecta;Hymenopterag;Agaonidae;Kradibia;Kradibia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string" calcext:value-type="string">
            <text:p>Otu80faf1cb40c2a648cc3a801c1726d8a52c3534b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/>
        </table:table-row>
        <table:table-row table:style-name="ro1">
          <table:table-cell office:value-type="string" calcext:value-type="string">
            <text:p>Otu80faf1cb40c2a648cc3a801c1726d8a52c3534b6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/>
        </table:table-row>
        <table:table-row table:style-name="ro1">
          <table:table-cell office:value-type="string" calcext:value-type="string">
            <text:p>Otu80faf1cb40c2a648cc3a801c1726d8a52c3534b6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80faf1cb40c2a648cc3a801c1726d8a52c3534b6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80faf1cb40c2a648cc3a801c1726d8a52c3534b6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80faf1cb40c2a648cc3a801c1726d8a52c3534b6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80faf1cb40c2a648cc3a801c1726d8a52c3534b6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80faf1cb40c2a648cc3a801c1726d8a52c3534b6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80faf1cb40c2a648cc3a801c1726d8a52c3534b6_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80faf1cb40c2a648cc3a801c1726d8a52c3534b6_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80faf1cb40c2a648cc3a801c1726d8a52c3534b6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80faf1cb40c2a648cc3a801c1726d8a52c3534b6_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80faf1cb40c2a648cc3a801c1726d8a52c3534b6_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80faf1cb40c2a648cc3a801c1726d8a52c3534b6_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80faf1cb40c2a648cc3a801c1726d8a52c3534b6_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80faf1cb40c2a648cc3a801c1726d8a52c3534b6_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Berkeleyaceae;Berkeleya;Berkeleya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office:value-type="string" calcext:value-type="string">
            <text:p>Otu8248f8c4962196511b7f3fdf1605c8327d818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/>
        </table:table-row>
        <table:table-row table:style-name="ro1">
          <table:table-cell office:value-type="string" calcext:value-type="string">
            <text:p>Otu8248f8c4962196511b7f3fdf1605c8327d818243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8248f8c4962196511b7f3fdf1605c8327d818243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8248f8c4962196511b7f3fdf1605c8327d818243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8248f8c4962196511b7f3fdf1605c8327d818243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8248f8c4962196511b7f3fdf1605c8327d818243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8248f8c4962196511b7f3fdf1605c8327d818243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8248f8c4962196511b7f3fdf1605c8327d818243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8248f8c4962196511b7f3fdf1605c8327d818243_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8248f8c4962196511b7f3fdf1605c8327d818243_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8248f8c4962196511b7f3fdf1605c8327d818243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8248f8c4962196511b7f3fdf1605c8327d818243_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8248f8c4962196511b7f3fdf1605c8327d818243_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8248f8c4962196511b7f3fdf1605c8327d818243_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8248f8c4962196511b7f3fdf1605c8327d818243_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8248f8c4962196511b7f3fdf1605c8327d818243_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84bff1de505bcddfc75b0faa1162565f0a91c94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Mollusca;Gastropoda;Stylommatophorag;Camaenidae;Camaenella;Camaenella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Otu84bff1de505bcddfc75b0faa1162565f0a91c941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Mollusca;Gastropoda;Stylommatophorag;Camaenidae;Camaenella;Camaenella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Otu84bff1de505bcddfc75b0faa1162565f0a91c941_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Mollusca;Gastropoda;Stylommatophorag;Camaenidae;Camaenella;Camaenella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Otu84bff1de505bcddfc75b0faa1162565f0a91c941_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Mollusca;Gastropoda;Stylommatophorag;Camaenidae;Camaenella;Camaenella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Otu84daae07eecbe6c9056ae9645eb364c22b7abd5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leurosigmataceae;Pleurosigma;Pleurosigma</text:p>
          </table:table-cell>
          <table:table-cell office:value-type="float" office:value="149181" calcext:value-type="float">
            <text:p>149181</text:p>
          </table:table-cell>
        </table:table-row>
        <table:table-row table:style-name="ro1">
          <table:table-cell office:value-type="string" calcext:value-type="string">
            <text:p>Otu84daae07eecbe6c9056ae9645eb364c22b7abd5a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leurosigmataceae;Pleurosigma;Pleurosigma</text:p>
          </table:table-cell>
          <table:table-cell office:value-type="float" office:value="149181" calcext:value-type="float">
            <text:p>149181</text:p>
          </table:table-cell>
        </table:table-row>
        <table:table-row table:style-name="ro1">
          <table:table-cell office:value-type="string" calcext:value-type="string">
            <text:p>Otu84daae07eecbe6c9056ae9645eb364c22b7abd5a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leurosigmataceae;Pleurosigma;Pleurosigma</text:p>
          </table:table-cell>
          <table:table-cell office:value-type="float" office:value="149181" calcext:value-type="float">
            <text:p>149181</text:p>
          </table:table-cell>
        </table:table-row>
        <table:table-row table:style-name="ro1">
          <table:table-cell office:value-type="string" calcext:value-type="string">
            <text:p>Otu84daae07eecbe6c9056ae9645eb364c22b7abd5a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leurosigmataceae;Pleurosigma;Pleurosigma</text:p>
          </table:table-cell>
          <table:table-cell office:value-type="float" office:value="149181" calcext:value-type="float">
            <text:p>149181</text:p>
          </table:table-cell>
        </table:table-row>
        <table:table-row table:style-name="ro1">
          <table:table-cell office:value-type="string" calcext:value-type="string">
            <text:p>Otu84daae07eecbe6c9056ae9645eb364c22b7abd5a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leurosigmataceae;Pleurosigma;Pleurosigma</text:p>
          </table:table-cell>
          <table:table-cell office:value-type="float" office:value="149181" calcext:value-type="float">
            <text:p>149181</text:p>
          </table:table-cell>
        </table:table-row>
        <table:table-row table:style-name="ro1">
          <table:table-cell office:value-type="string" calcext:value-type="string">
            <text:p>Otu84daae07eecbe6c9056ae9645eb364c22b7abd5a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leurosigmataceae;Pleurosigma;Pleurosigma</text:p>
          </table:table-cell>
          <table:table-cell office:value-type="float" office:value="149181" calcext:value-type="float">
            <text:p>149181</text:p>
          </table:table-cell>
        </table:table-row>
        <table:table-row table:style-name="ro1">
          <table:table-cell office:value-type="string" calcext:value-type="string">
            <text:p>Otu84daae07eecbe6c9056ae9645eb364c22b7abd5a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leurosigmataceae;Pleurosigma;Pleurosigma</text:p>
          </table:table-cell>
          <table:table-cell office:value-type="float" office:value="149181" calcext:value-type="float">
            <text:p>149181</text:p>
          </table:table-cell>
        </table:table-row>
        <table:table-row table:style-name="ro1">
          <table:table-cell office:value-type="string" calcext:value-type="string">
            <text:p>Otu84daae07eecbe6c9056ae9645eb364c22b7abd5a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leurosigmataceae;Pleurosigma;Pleurosigma</text:p>
          </table:table-cell>
          <table:table-cell office:value-type="float" office:value="149181" calcext:value-type="float">
            <text:p>149181</text:p>
          </table:table-cell>
        </table:table-row>
        <table:table-row table:style-name="ro1">
          <table:table-cell office:value-type="string" calcext:value-type="string">
            <text:p>Otu85b32d7995cc20c913a312b9a94f8ff43f166c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/>
        </table:table-row>
        <table:table-row table:style-name="ro1">
          <table:table-cell office:value-type="string" calcext:value-type="string">
            <text:p>Otu85b32d7995cc20c913a312b9a94f8ff43f166c96_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85b32d7995cc20c913a312b9a94f8ff43f166c96_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85b32d7995cc20c913a312b9a94f8ff43f166c96_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85b32d7995cc20c913a312b9a94f8ff43f166c96_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85b32d7995cc20c913a312b9a94f8ff43f166c96_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85b32d7995cc20c913a312b9a94f8ff43f166c96_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85b32d7995cc20c913a312b9a94f8ff43f166c96_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85b32d7995cc20c913a312b9a94f8ff43f166c96_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85b32d7995cc20c913a312b9a94f8ff43f166c96_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85b32d7995cc20c913a312b9a94f8ff43f166c96_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85b32d7995cc20c913a312b9a94f8ff43f166c96_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85b32d7995cc20c913a312b9a94f8ff43f166c96_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85b32d7995cc20c913a312b9a94f8ff43f166c96_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85b32d7995cc20c913a312b9a94f8ff43f166c96_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85b32d7995cc20c913a312b9a94f8ff43f166c96_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85f96809d99b95cb64e09af6a254921a6f7b8e2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Arthropoda;Hexanauplia;Sessiliag;Balanidae;Balanus;Balanus</text:p>
          </table:table-cell>
          <table:table-cell office:value-type="float" office:value="106122" calcext:value-type="float">
            <text:p>106122</text:p>
          </table:table-cell>
        </table:table-row>
        <table:table-row table:style-name="ro1">
          <table:table-cell office:value-type="string" calcext:value-type="string">
            <text:p>Otu85f96809d99b95cb64e09af6a254921a6f7b8e27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Arthropoda;Hexanauplia;Sessiliag;Balanidae;Balanus;Balanus</text:p>
          </table:table-cell>
          <table:table-cell office:value-type="float" office:value="106122" calcext:value-type="float">
            <text:p>106122</text:p>
          </table:table-cell>
        </table:table-row>
        <table:table-row table:style-name="ro1">
          <table:table-cell office:value-type="string" calcext:value-type="string">
            <text:p>Otu85f96809d99b95cb64e09af6a254921a6f7b8e27_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Arthropoda;Hexanauplia;Sessiliag;Balanidae;Balanus;Balanus</text:p>
          </table:table-cell>
          <table:table-cell office:value-type="float" office:value="106122" calcext:value-type="float">
            <text:p>106122</text:p>
          </table:table-cell>
        </table:table-row>
        <table:table-row table:style-name="ro1">
          <table:table-cell office:value-type="string" calcext:value-type="string">
            <text:p>Otu85f96809d99b95cb64e09af6a254921a6f7b8e27_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Arthropoda;Hexanauplia;Sessiliag;Balanidae;Balanus;Balanus</text:p>
          </table:table-cell>
          <table:table-cell office:value-type="float" office:value="106122" calcext:value-type="float">
            <text:p>106122</text:p>
          </table:table-cell>
        </table:table-row>
        <table:table-row table:style-name="ro1">
          <table:table-cell office:value-type="string" calcext:value-type="string">
            <text:p>Otu86c29fccac6e9912eabd16da3541583da6dd6e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Korotnevella;Korotnevella</text:p>
          </table:table-cell>
          <table:table-cell office:value-type="float" office:value="120550" calcext:value-type="float">
            <text:p>120550</text:p>
          </table:table-cell>
        </table:table-row>
        <table:table-row table:style-name="ro1">
          <table:table-cell office:value-type="string" calcext:value-type="string">
            <text:p>Otu86c29fccac6e9912eabd16da3541583da6dd6e16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Korotnevella;Korotnevella</text:p>
          </table:table-cell>
          <table:table-cell office:value-type="float" office:value="120550" calcext:value-type="float">
            <text:p>120550</text:p>
          </table:table-cell>
        </table:table-row>
        <table:table-row table:style-name="ro1">
          <table:table-cell office:value-type="string" calcext:value-type="string">
            <text:p>Otu86c29fccac6e9912eabd16da3541583da6dd6e16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Korotnevella;Korotnevella</text:p>
          </table:table-cell>
          <table:table-cell office:value-type="float" office:value="120550" calcext:value-type="float">
            <text:p>120550</text:p>
          </table:table-cell>
        </table:table-row>
        <table:table-row table:style-name="ro1">
          <table:table-cell office:value-type="string" calcext:value-type="string">
            <text:p>Otu86c29fccac6e9912eabd16da3541583da6dd6e16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Korotnevella;Korotnevella</text:p>
          </table:table-cell>
          <table:table-cell office:value-type="float" office:value="120550" calcext:value-type="float">
            <text:p>120550</text:p>
          </table:table-cell>
        </table:table-row>
        <table:table-row table:style-name="ro1">
          <table:table-cell office:value-type="string" calcext:value-type="string">
            <text:p>Otu86eec1020ea728cb6f7914063a133f7c4b82ba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rthropoda;Insecta;Dipterag;Tephritidae;Campiglossa;Campiglossa</text:p>
          </table:table-cell>
          <table:table-cell office:value-type="float" office:value="741037" calcext:value-type="float">
            <text:p>741037</text:p>
          </table:table-cell>
        </table:table-row>
        <table:table-row table:style-name="ro1">
          <table:table-cell office:value-type="string" calcext:value-type="string">
            <text:p>Otu86eec1020ea728cb6f7914063a133f7c4b82ba51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rthropoda;Insecta;Dipterag;Tephritidae;Campiglossa;Campiglossa</text:p>
          </table:table-cell>
          <table:table-cell office:value-type="float" office:value="741037" calcext:value-type="float">
            <text:p>741037</text:p>
          </table:table-cell>
        </table:table-row>
        <table:table-row table:style-name="ro1">
          <table:table-cell office:value-type="string" calcext:value-type="string">
            <text:p>Otu86eec1020ea728cb6f7914063a133f7c4b82ba51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rthropoda;Insecta;Dipterag;Tephritidae;Campiglossa;Campiglossa</text:p>
          </table:table-cell>
          <table:table-cell office:value-type="float" office:value="741037" calcext:value-type="float">
            <text:p>741037</text:p>
          </table:table-cell>
        </table:table-row>
        <table:table-row table:style-name="ro1">
          <table:table-cell office:value-type="string" calcext:value-type="string">
            <text:p>Otu86eec1020ea728cb6f7914063a133f7c4b82ba51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rthropoda;Insecta;Dipterag;Tephritidae;Campiglossa;Campiglossa</text:p>
          </table:table-cell>
          <table:table-cell office:value-type="float" office:value="741037" calcext:value-type="float">
            <text:p>741037</text:p>
          </table:table-cell>
        </table:table-row>
        <table:table-row table:style-name="ro1">
          <table:table-cell office:value-type="string" calcext:value-type="string">
            <text:p>Otu876c761c290057b6b726b170ffd8c73360918a3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76c761c290057b6b726b170ffd8c73360918a3e_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76c761c290057b6b726b170ffd8c73360918a3e_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76c761c290057b6b726b170ffd8c73360918a3e_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76c761c290057b6b726b170ffd8c73360918a3e_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76c761c290057b6b726b170ffd8c73360918a3e_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76c761c290057b6b726b170ffd8c73360918a3e_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76c761c290057b6b726b170ffd8c73360918a3e_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76c761c290057b6b726b170ffd8c73360918a3e_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76c761c290057b6b726b170ffd8c73360918a3e_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76c761c290057b6b726b170ffd8c73360918a3e_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76c761c290057b6b726b170ffd8c73360918a3e_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76c761c290057b6b726b170ffd8c73360918a3e_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76c761c290057b6b726b170ffd8c73360918a3e_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76c761c290057b6b726b170ffd8c73360918a3e_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76c761c290057b6b726b170ffd8c73360918a3e_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76c761c290057b6b726b170ffd8c73360918a3e_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76c761c290057b6b726b170ffd8c73360918a3e_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76c761c290057b6b726b170ffd8c73360918a3e_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76c761c290057b6b726b170ffd8c73360918a3e_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76c761c290057b6b726b170ffd8c73360918a3e_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76c761c290057b6b726b170ffd8c73360918a3e_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76c761c290057b6b726b170ffd8c73360918a3e_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76c761c290057b6b726b170ffd8c73360918a3e_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76c761c290057b6b726b170ffd8c73360918a3e_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76c761c290057b6b726b170ffd8c73360918a3e_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76c761c290057b6b726b170ffd8c73360918a3e_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76c761c290057b6b726b170ffd8c73360918a3e_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76c761c290057b6b726b170ffd8c73360918a3e_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76c761c290057b6b726b170ffd8c73360918a3e_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76c761c290057b6b726b170ffd8c73360918a3e_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76c761c290057b6b726b170ffd8c73360918a3e_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76c761c290057b6b726b170ffd8c73360918a3e_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76c761c290057b6b726b170ffd8c73360918a3e_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76c761c290057b6b726b170ffd8c73360918a3e_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76c761c290057b6b726b170ffd8c73360918a3e_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87cf13867420c787110dc80b2972dd717d7da9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87cf13867420c787110dc80b2972dd717d7da9c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87cf13867420c787110dc80b2972dd717d7da9c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87cf13867420c787110dc80b2972dd717d7da9c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87cf13867420c787110dc80b2972dd717d7da9c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87cf13867420c787110dc80b2972dd717d7da9c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87cf13867420c787110dc80b2972dd717d7da9c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87cf13867420c787110dc80b2972dd717d7da9c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87cf13867420c787110dc80b2972dd717d7da9c_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87cf13867420c787110dc80b2972dd717d7da9c_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87cf13867420c787110dc80b2972dd717d7da9c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87cf13867420c787110dc80b2972dd717d7da9c_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87cf13867420c787110dc80b2972dd717d7da9c_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87cf13867420c787110dc80b2972dd717d7da9c_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87cf13867420c787110dc80b2972dd717d7da9c_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87cf13867420c787110dc80b2972dd717d7da9c_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87cf13867420c787110dc80b2972dd717d7da9c_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87cf13867420c787110dc80b2972dd717d7da9c_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87cf13867420c787110dc80b2972dd717d7da9c_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87cf13867420c787110dc80b2972dd717d7da9c_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87cf13867420c787110dc80b2972dd717d7da9c_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87cf13867420c787110dc80b2972dd717d7da9c_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87cf13867420c787110dc80b2972dd717d7da9c_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87cf13867420c787110dc80b2972dd717d7da9c_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87cf13867420c787110dc80b2972dd717d7da9c_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87cf13867420c787110dc80b2972dd717d7da9c_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87cf13867420c787110dc80b2972dd717d7da9c_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87cf13867420c787110dc80b2972dd717d7da9c_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87cf13867420c787110dc80b2972dd717d7da9c_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87cf13867420c787110dc80b2972dd717d7da9c_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87cf13867420c787110dc80b2972dd717d7da9c_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87cf13867420c787110dc80b2972dd717d7da9c_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87cf13867420c787110dc80b2972dd717d7da9c_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87cf13867420c787110dc80b2972dd717d7da9c_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87cf13867420c787110dc80b2972dd717d7da9c_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87cf13867420c787110dc80b2972dd717d7da9c_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892cced143f8c0cfdf940f9888c0c093b76d2da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Cnidaria;Hydrozoa;Siphonophoraeg;Prayidae;Amphicaryon;Amphicaryon</text:p>
          </table:table-cell>
          <table:table-cell office:value-type="float" office:value="135370" calcext:value-type="float">
            <text:p>135370</text:p>
          </table:table-cell>
        </table:table-row>
        <table:table-row table:style-name="ro1">
          <table:table-cell office:value-type="string" calcext:value-type="string">
            <text:p>Otu892cced143f8c0cfdf940f9888c0c093b76d2da8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Cnidaria;Hydrozoa;Siphonophoraeg;Prayidae;Amphicaryon;Amphicaryon</text:p>
          </table:table-cell>
          <table:table-cell office:value-type="float" office:value="135370" calcext:value-type="float">
            <text:p>135370</text:p>
          </table:table-cell>
        </table:table-row>
        <table:table-row table:style-name="ro1">
          <table:table-cell office:value-type="string" calcext:value-type="string">
            <text:p>Otu892cced143f8c0cfdf940f9888c0c093b76d2da8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Cnidaria;Hydrozoa;Siphonophoraeg;Prayidae;Amphicaryon;Amphicaryon</text:p>
          </table:table-cell>
          <table:table-cell office:value-type="float" office:value="135370" calcext:value-type="float">
            <text:p>135370</text:p>
          </table:table-cell>
        </table:table-row>
        <table:table-row table:style-name="ro1">
          <table:table-cell office:value-type="string" calcext:value-type="string">
            <text:p>Otu892cced143f8c0cfdf940f9888c0c093b76d2da8_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Cnidaria;Hydrozoa;Siphonophoraeg;Prayidae;Amphicaryon;Amphicaryon</text:p>
          </table:table-cell>
          <table:table-cell office:value-type="float" office:value="135370" calcext:value-type="float">
            <text:p>135370</text:p>
          </table:table-cell>
        </table:table-row>
        <table:table-row table:style-name="ro1">
          <table:table-cell office:value-type="string" calcext:value-type="string">
            <text:p>Otu89ef0afd818a74079e57537606706ae92d2c2ff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Longamoebia;Longamoebiag;Acanthamoebidae;Acanthamoeba;Acanthamoeba</text:p>
          </table:table-cell>
          <table:table-cell/>
        </table:table-row>
        <table:table-row table:style-name="ro1">
          <table:table-cell office:value-type="string" calcext:value-type="string">
            <text:p>Otu89ef0afd818a74079e57537606706ae92d2c2ff3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Longamoebia;Longamoebiag;Acanthamoebidae;Acanthamoeba;Acanthamoeba</text:p>
          </table:table-cell>
          <table:table-cell office:value-type="float" office:value="120531" calcext:value-type="float">
            <text:p>120531</text:p>
          </table:table-cell>
        </table:table-row>
        <table:table-row table:style-name="ro1">
          <table:table-cell office:value-type="string" calcext:value-type="string">
            <text:p>Otu89ef0afd818a74079e57537606706ae92d2c2ff3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Longamoebia;Longamoebiag;Acanthamoebidae;Acanthamoeba;Acanthamoeba</text:p>
          </table:table-cell>
          <table:table-cell office:value-type="float" office:value="120531" calcext:value-type="float">
            <text:p>120531</text:p>
          </table:table-cell>
        </table:table-row>
        <table:table-row table:style-name="ro1">
          <table:table-cell office:value-type="string" calcext:value-type="string">
            <text:p>Otu89ef0afd818a74079e57537606706ae92d2c2ff3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Longamoebia;Longamoebiag;Acanthamoebidae;Acanthamoeba;Acanthamoeba</text:p>
          </table:table-cell>
          <table:table-cell office:value-type="float" office:value="120531" calcext:value-type="float">
            <text:p>120531</text:p>
          </table:table-cell>
        </table:table-row>
        <table:table-row table:style-name="ro1">
          <table:table-cell office:value-type="string" calcext:value-type="string">
            <text:p>Otu89ef0afd818a74079e57537606706ae92d2c2ff3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Longamoebia;Longamoebiag;Acanthamoebidae;Acanthamoeba;Acanthamoeba</text:p>
          </table:table-cell>
          <table:table-cell office:value-type="float" office:value="120531" calcext:value-type="float">
            <text:p>120531</text:p>
          </table:table-cell>
        </table:table-row>
        <table:table-row table:style-name="ro1">
          <table:table-cell office:value-type="string" calcext:value-type="string">
            <text:p>Otu89ef0afd818a74079e57537606706ae92d2c2ff3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Longamoebia;Longamoebiag;Acanthamoebidae;Acanthamoeba;Acanthamoeba</text:p>
          </table:table-cell>
          <table:table-cell office:value-type="float" office:value="120531" calcext:value-type="float">
            <text:p>120531</text:p>
          </table:table-cell>
        </table:table-row>
        <table:table-row table:style-name="ro1">
          <table:table-cell office:value-type="string" calcext:value-type="string">
            <text:p>Otu89ef0afd818a74079e57537606706ae92d2c2ff3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Longamoebia;Longamoebiag;Acanthamoebidae;Acanthamoeba;Acanthamoeba</text:p>
          </table:table-cell>
          <table:table-cell office:value-type="float" office:value="120531" calcext:value-type="float">
            <text:p>120531</text:p>
          </table:table-cell>
        </table:table-row>
        <table:table-row table:style-name="ro1">
          <table:table-cell office:value-type="string" calcext:value-type="string">
            <text:p>Otu89ef0afd818a74079e57537606706ae92d2c2ff3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Longamoebia;Longamoebiag;Acanthamoebidae;Acanthamoeba;Acanthamoeba</text:p>
          </table:table-cell>
          <table:table-cell office:value-type="float" office:value="120531" calcext:value-type="float">
            <text:p>120531</text:p>
          </table:table-cell>
        </table:table-row>
        <table:table-row table:style-name="ro1">
          <table:table-cell office:value-type="string" calcext:value-type="string">
            <text:p>Otu8e09fb134b49d04bfb4b43a795ec263e941e2c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karyota;Bryozoa;Gymnolaemata;Cheilostomatidag;Calloporidae;Callopora;Callopora</text:p>
          </table:table-cell>
          <table:table-cell office:value-type="float" office:value="110851" calcext:value-type="float">
            <text:p>110851</text:p>
          </table:table-cell>
        </table:table-row>
        <table:table-row table:style-name="ro1">
          <table:table-cell office:value-type="string" calcext:value-type="string">
            <text:p>Otu8e09fb134b49d04bfb4b43a795ec263e941e2c63_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karyota;Bryozoa;Gymnolaemata;Cheilostomatidag;Calloporidae;Callopora;Callopora</text:p>
          </table:table-cell>
          <table:table-cell office:value-type="float" office:value="110851" calcext:value-type="float">
            <text:p>110851</text:p>
          </table:table-cell>
        </table:table-row>
        <table:table-row table:style-name="ro1">
          <table:table-cell office:value-type="string" calcext:value-type="string">
            <text:p>Otu8e09fb134b49d04bfb4b43a795ec263e941e2c63_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karyota;Bryozoa;Gymnolaemata;Cheilostomatidag;Calloporidae;Callopora;Callopora</text:p>
          </table:table-cell>
          <table:table-cell office:value-type="float" office:value="110851" calcext:value-type="float">
            <text:p>110851</text:p>
          </table:table-cell>
        </table:table-row>
        <table:table-row table:style-name="ro1">
          <table:table-cell office:value-type="string" calcext:value-type="string">
            <text:p>Otu8e09fb134b49d04bfb4b43a795ec263e941e2c63_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karyota;Bryozoa;Gymnolaemata;Cheilostomatidag;Calloporidae;Callopora;Callopora</text:p>
          </table:table-cell>
          <table:table-cell office:value-type="float" office:value="110851" calcext:value-type="float">
            <text:p>110851</text:p>
          </table:table-cell>
        </table:table-row>
        <table:table-row table:style-name="ro1">
          <table:table-cell office:value-type="string" calcext:value-type="string">
            <text:p>Otu8e4b592eac640f0ba09d161851b59a26c411538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Mucoromycota;Mucoromycetes;Mucoralesg;Mucoraceae;Mucor;Mucor</text:p>
          </table:table-cell>
          <table:table-cell office:value-type="float" office:value="100079" calcext:value-type="float">
            <text:p>100079</text:p>
          </table:table-cell>
        </table:table-row>
        <table:table-row table:style-name="ro1">
          <table:table-cell office:value-type="string" calcext:value-type="string">
            <text:p>Otu8e4b592eac640f0ba09d161851b59a26c4115384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Mucoromycota;Mucoromycetes;Mucoralesg;Mucoraceae;Mucor;Mucor</text:p>
          </table:table-cell>
          <table:table-cell office:value-type="float" office:value="100079" calcext:value-type="float">
            <text:p>100079</text:p>
          </table:table-cell>
        </table:table-row>
        <table:table-row table:style-name="ro1">
          <table:table-cell office:value-type="string" calcext:value-type="string">
            <text:p>Otu8e4b592eac640f0ba09d161851b59a26c4115384_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Mucoromycota;Mucoromycetes;Mucoralesg;Mucoraceae;Mucor;Mucor</text:p>
          </table:table-cell>
          <table:table-cell office:value-type="float" office:value="100079" calcext:value-type="float">
            <text:p>100079</text:p>
          </table:table-cell>
        </table:table-row>
        <table:table-row table:style-name="ro1">
          <table:table-cell office:value-type="string" calcext:value-type="string">
            <text:p>Otu8e4b592eac640f0ba09d161851b59a26c4115384_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Mucoromycota;Mucoromycetes;Mucoralesg;Mucoraceae;Mucor;Mucor</text:p>
          </table:table-cell>
          <table:table-cell office:value-type="float" office:value="100079" calcext:value-type="float">
            <text:p>100079</text:p>
          </table:table-cell>
        </table:table-row>
        <table:table-row table:style-name="ro1">
          <table:table-cell office:value-type="string" calcext:value-type="string">
            <text:p>Otu9025670685e38ae854aa9463e4c72246ff0c58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Pyth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9025670685e38ae854aa9463e4c72246ff0c5841_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Pyth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9025670685e38ae854aa9463e4c72246ff0c5841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Pyth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9025670685e38ae854aa9463e4c72246ff0c5841_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Pyth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9025670685e38ae854aa9463e4c72246ff0c5841_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Pyth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9025670685e38ae854aa9463e4c72246ff0c5841_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Pyth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9025670685e38ae854aa9463e4c72246ff0c5841_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Pyth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9025670685e38ae854aa9463e4c72246ff0c5841_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Pyth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9025670685e38ae854aa9463e4c72246ff0c5841_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Pyth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9025670685e38ae854aa9463e4c72246ff0c5841_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Pyth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9025670685e38ae854aa9463e4c72246ff0c5841_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Pyth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9025670685e38ae854aa9463e4c72246ff0c5841_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Pyth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910db76b0ccc518d66b325e88e702de7339c831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910db76b0ccc518d66b325e88e702de7339c831b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910db76b0ccc518d66b325e88e702de7339c831b_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910db76b0ccc518d66b325e88e702de7339c831b_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910db76b0ccc518d66b325e88e702de7339c831b_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910db76b0ccc518d66b325e88e702de7339c831b_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910db76b0ccc518d66b325e88e702de7339c831b_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910db76b0ccc518d66b325e88e702de7339c831b_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910db76b0ccc518d66b325e88e702de7339c831b_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910db76b0ccc518d66b325e88e702de7339c831b_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910db76b0ccc518d66b325e88e702de7339c831b_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910db76b0ccc518d66b325e88e702de7339c831b_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910db76b0ccc518d66b325e88e702de7339c831b_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910db76b0ccc518d66b325e88e702de7339c831b_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910db76b0ccc518d66b325e88e702de7339c831b_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910db76b0ccc518d66b325e88e702de7339c831b_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910db76b0ccc518d66b325e88e702de7339c831b_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910db76b0ccc518d66b325e88e702de7339c831b_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910db76b0ccc518d66b325e88e702de7339c831b_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910db76b0ccc518d66b325e88e702de7339c831b_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910db76b0ccc518d66b325e88e702de7339c831b_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910db76b0ccc518d66b325e88e702de7339c831b_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910db76b0ccc518d66b325e88e702de7339c831b_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910db76b0ccc518d66b325e88e702de7339c831b_2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910db76b0ccc518d66b325e88e702de7339c831b_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910db76b0ccc518d66b325e88e702de7339c831b_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910db76b0ccc518d66b325e88e702de7339c831b_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910db76b0ccc518d66b325e88e702de7339c831b_2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910db76b0ccc518d66b325e88e702de7339c831b_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910db76b0ccc518d66b325e88e702de7339c831b_2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910db76b0ccc518d66b325e88e702de7339c831b_3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910db76b0ccc518d66b325e88e702de7339c831b_3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9303d4e54576938aaebbf9d4c8f89a3c6ac000b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Chlorophyta;Trebouxiophyceae;Chlorellalesg;Chlorellaceae;Prototheca;Prototheca</text:p>
          </table:table-cell>
          <table:table-cell/>
        </table:table-row>
        <table:table-row table:style-name="ro1">
          <table:table-cell office:value-type="string" calcext:value-type="string">
            <text:p>Otu9303d4e54576938aaebbf9d4c8f89a3c6ac000ba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Chlorophyta;Trebouxiophyceae;Chlorellalesg;Chlorellaceae;Prototheca;Prototheca</text:p>
          </table:table-cell>
          <table:table-cell office:value-type="float" office:value="160575" calcext:value-type="float">
            <text:p>160575</text:p>
          </table:table-cell>
        </table:table-row>
        <table:table-row table:style-name="ro1">
          <table:table-cell office:value-type="string" calcext:value-type="string">
            <text:p>Otu9303d4e54576938aaebbf9d4c8f89a3c6ac000ba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Chlorophyta;Trebouxiophyceae;Chlorellalesg;Chlorellaceae;Prototheca;Prototheca</text:p>
          </table:table-cell>
          <table:table-cell office:value-type="float" office:value="160575" calcext:value-type="float">
            <text:p>160575</text:p>
          </table:table-cell>
        </table:table-row>
        <table:table-row table:style-name="ro1">
          <table:table-cell office:value-type="string" calcext:value-type="string">
            <text:p>Otu9303d4e54576938aaebbf9d4c8f89a3c6ac000ba_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Chlorophyta;Trebouxiophyceae;Chlorellalesg;Chlorellaceae;Prototheca;Prototheca</text:p>
          </table:table-cell>
          <table:table-cell office:value-type="float" office:value="160575" calcext:value-type="float">
            <text:p>160575</text:p>
          </table:table-cell>
        </table:table-row>
        <table:table-row table:style-name="ro1">
          <table:table-cell office:value-type="string" calcext:value-type="string">
            <text:p>Otu9303d4e54576938aaebbf9d4c8f89a3c6ac000ba_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Chlorophyta;Trebouxiophyceae;Chlorellalesg;Chlorellaceae;Prototheca;Prototheca</text:p>
          </table:table-cell>
          <table:table-cell office:value-type="float" office:value="160575" calcext:value-type="float">
            <text:p>160575</text:p>
          </table:table-cell>
        </table:table-row>
        <table:table-row table:style-name="ro1">
          <table:table-cell office:value-type="string" calcext:value-type="string">
            <text:p>Otu9303d4e54576938aaebbf9d4c8f89a3c6ac000ba_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Chlorophyta;Trebouxiophyceae;Chlorellalesg;Chlorellaceae;Prototheca;Prototheca</text:p>
          </table:table-cell>
          <table:table-cell office:value-type="float" office:value="160575" calcext:value-type="float">
            <text:p>160575</text:p>
          </table:table-cell>
        </table:table-row>
        <table:table-row table:style-name="ro1">
          <table:table-cell office:value-type="string" calcext:value-type="string">
            <text:p>Otu9303d4e54576938aaebbf9d4c8f89a3c6ac000ba_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Chlorophyta;Trebouxiophyceae;Chlorellalesg;Chlorellaceae;Prototheca;Prototheca</text:p>
          </table:table-cell>
          <table:table-cell office:value-type="float" office:value="160575" calcext:value-type="float">
            <text:p>160575</text:p>
          </table:table-cell>
        </table:table-row>
        <table:table-row table:style-name="ro1">
          <table:table-cell office:value-type="string" calcext:value-type="string">
            <text:p>Otu9303d4e54576938aaebbf9d4c8f89a3c6ac000ba_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Chlorophyta;Trebouxiophyceae;Chlorellalesg;Chlorellaceae;Prototheca;Prototheca</text:p>
          </table:table-cell>
          <table:table-cell office:value-type="float" office:value="160575" calcext:value-type="float">
            <text:p>160575</text:p>
          </table:table-cell>
        </table:table-row>
        <table:table-row table:style-name="ro1">
          <table:table-cell office:value-type="string" calcext:value-type="string">
            <text:p>Otu932c231ff77f02081da4b4c730293348d6bf5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icosoecida;Bigyra</text:p>
          </table:table-cell>
          <table:table-cell/>
        </table:table-row>
        <table:table-row table:style-name="ro1">
          <table:table-cell office:value-type="string" calcext:value-type="string">
            <text:p>Otu932c231ff77f02081da4b4c730293348d6bf5361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icosoecida;Bigyra</text:p>
          </table:table-cell>
          <table:table-cell office:value-type="float" office:value="449151" calcext:value-type="float">
            <text:p>449151</text:p>
          </table:table-cell>
        </table:table-row>
        <table:table-row table:style-name="ro1">
          <table:table-cell office:value-type="string" calcext:value-type="string">
            <text:p>Otu932c231ff77f02081da4b4c730293348d6bf5361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icosoecida;Bigyra</text:p>
          </table:table-cell>
          <table:table-cell office:value-type="float" office:value="449151" calcext:value-type="float">
            <text:p>449151</text:p>
          </table:table-cell>
        </table:table-row>
        <table:table-row table:style-name="ro1">
          <table:table-cell office:value-type="string" calcext:value-type="string">
            <text:p>Otu932c231ff77f02081da4b4c730293348d6bf5361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icosoecida;Bigyra</text:p>
          </table:table-cell>
          <table:table-cell office:value-type="float" office:value="449151" calcext:value-type="float">
            <text:p>449151</text:p>
          </table:table-cell>
        </table:table-row>
        <table:table-row table:style-name="ro1">
          <table:table-cell office:value-type="string" calcext:value-type="string">
            <text:p>Otu932c231ff77f02081da4b4c730293348d6bf5361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icosoecida;Bigyra</text:p>
          </table:table-cell>
          <table:table-cell office:value-type="float" office:value="449151" calcext:value-type="float">
            <text:p>449151</text:p>
          </table:table-cell>
        </table:table-row>
        <table:table-row table:style-name="ro1">
          <table:table-cell office:value-type="string" calcext:value-type="string">
            <text:p>Otu932c231ff77f02081da4b4c730293348d6bf5361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icosoecida;Bigyra</text:p>
          </table:table-cell>
          <table:table-cell office:value-type="float" office:value="449151" calcext:value-type="float">
            <text:p>449151</text:p>
          </table:table-cell>
        </table:table-row>
        <table:table-row table:style-name="ro1">
          <table:table-cell office:value-type="string" calcext:value-type="string">
            <text:p>Otu932c231ff77f02081da4b4c730293348d6bf5361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icosoecida;Bigyra</text:p>
          </table:table-cell>
          <table:table-cell office:value-type="float" office:value="449151" calcext:value-type="float">
            <text:p>449151</text:p>
          </table:table-cell>
        </table:table-row>
        <table:table-row table:style-name="ro1">
          <table:table-cell office:value-type="string" calcext:value-type="string">
            <text:p>Otu932c231ff77f02081da4b4c730293348d6bf5361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icosoecida;Bigyra</text:p>
          </table:table-cell>
          <table:table-cell office:value-type="float" office:value="449151" calcext:value-type="float">
            <text:p>449151</text:p>
          </table:table-cell>
        </table:table-row>
        <table:table-row table:style-name="ro1">
          <table:table-cell office:value-type="string" calcext:value-type="string">
            <text:p>Otu9505c834a56adb8c61503804aa32b41f7c937f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Rhodophyta;Florideophyceae;Ceramialesg;Rhodomelaceae;Vertebrata;Vertebrata</text:p>
          </table:table-cell>
          <table:table-cell office:value-type="float" office:value="146419" calcext:value-type="float">
            <text:p>146419</text:p>
          </table:table-cell>
        </table:table-row>
        <table:table-row table:style-name="ro1">
          <table:table-cell office:value-type="string" calcext:value-type="string">
            <text:p>Otu9505c834a56adb8c61503804aa32b41f7c937f96_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Rhodophyta;Florideophyceae;Ceramialesg;Rhodomelaceae;Vertebrata;Vertebrata</text:p>
          </table:table-cell>
          <table:table-cell office:value-type="float" office:value="146419" calcext:value-type="float">
            <text:p>146419</text:p>
          </table:table-cell>
        </table:table-row>
        <table:table-row table:style-name="ro1">
          <table:table-cell office:value-type="string" calcext:value-type="string">
            <text:p>Otu9505c834a56adb8c61503804aa32b41f7c937f96_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Rhodophyta;Florideophyceae;Ceramialesg;Rhodomelaceae;Vertebrata;Vertebrata</text:p>
          </table:table-cell>
          <table:table-cell office:value-type="float" office:value="146419" calcext:value-type="float">
            <text:p>146419</text:p>
          </table:table-cell>
        </table:table-row>
        <table:table-row table:style-name="ro1">
          <table:table-cell office:value-type="string" calcext:value-type="string">
            <text:p>Otu9505c834a56adb8c61503804aa32b41f7c937f96_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Rhodophyta;Florideophyceae;Ceramialesg;Rhodomelaceae;Vertebrata;Vertebrata</text:p>
          </table:table-cell>
          <table:table-cell office:value-type="float" office:value="146419" calcext:value-type="float">
            <text:p>146419</text:p>
          </table:table-cell>
        </table:table-row>
        <table:table-row table:style-name="ro1">
          <table:table-cell office:value-type="string" calcext:value-type="string">
            <text:p>Otu95994056def9368927d746b3f733799597d077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Arthropoda;Hexanauplia;Sessiliag;Verrucidae;Verruca;Verruca</text:p>
          </table:table-cell>
          <table:table-cell office:value-type="float" office:value="106140" calcext:value-type="float">
            <text:p>106140</text:p>
          </table:table-cell>
        </table:table-row>
        <table:table-row table:style-name="ro1">
          <table:table-cell office:value-type="string" calcext:value-type="string">
            <text:p>Otu95994056def9368927d746b3f733799597d07763_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Arthropoda;Hexanauplia;Sessiliag;Verrucidae;Verruca;Verruca</text:p>
          </table:table-cell>
          <table:table-cell office:value-type="float" office:value="106140" calcext:value-type="float">
            <text:p>106140</text:p>
          </table:table-cell>
        </table:table-row>
        <table:table-row table:style-name="ro1">
          <table:table-cell office:value-type="string" calcext:value-type="string">
            <text:p>Otu95994056def9368927d746b3f733799597d07763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Arthropoda;Hexanauplia;Sessiliag;Verrucidae;Verruca;Verruca</text:p>
          </table:table-cell>
          <table:table-cell office:value-type="float" office:value="106140" calcext:value-type="float">
            <text:p>106140</text:p>
          </table:table-cell>
        </table:table-row>
        <table:table-row table:style-name="ro1">
          <table:table-cell office:value-type="string" calcext:value-type="string">
            <text:p>Otu95994056def9368927d746b3f733799597d07763_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Arthropoda;Hexanauplia;Sessiliag;Verrucidae;Verruca;Verruca</text:p>
          </table:table-cell>
          <table:table-cell office:value-type="float" office:value="106140" calcext:value-type="float">
            <text:p>106140</text:p>
          </table:table-cell>
        </table:table-row>
        <table:table-row table:style-name="ro1">
          <table:table-cell office:value-type="string" calcext:value-type="string">
            <text:p>Otu98a661596c5b2517e8a1ecb0669e2cce7b5ab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Cunea;Cunea</text:p>
          </table:table-cell>
          <table:table-cell/>
        </table:table-row>
        <table:table-row table:style-name="ro1">
          <table:table-cell office:value-type="string" calcext:value-type="string">
            <text:p>Otu98a661596c5b2517e8a1ecb0669e2cce7b5ab163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Cunea;Cunea</text:p>
          </table:table-cell>
          <table:table-cell office:value-type="float" office:value="224605" calcext:value-type="float">
            <text:p>224605</text:p>
          </table:table-cell>
        </table:table-row>
        <table:table-row table:style-name="ro1">
          <table:table-cell office:value-type="string" calcext:value-type="string">
            <text:p>Otu98a661596c5b2517e8a1ecb0669e2cce7b5ab163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Cunea;Cunea</text:p>
          </table:table-cell>
          <table:table-cell office:value-type="float" office:value="224605" calcext:value-type="float">
            <text:p>224605</text:p>
          </table:table-cell>
        </table:table-row>
        <table:table-row table:style-name="ro1">
          <table:table-cell office:value-type="string" calcext:value-type="string">
            <text:p>Otu98a661596c5b2517e8a1ecb0669e2cce7b5ab163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Cunea;Cunea</text:p>
          </table:table-cell>
          <table:table-cell office:value-type="float" office:value="224605" calcext:value-type="float">
            <text:p>224605</text:p>
          </table:table-cell>
        </table:table-row>
        <table:table-row table:style-name="ro1">
          <table:table-cell office:value-type="string" calcext:value-type="string">
            <text:p>Otu98a661596c5b2517e8a1ecb0669e2cce7b5ab163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Cunea;Cunea</text:p>
          </table:table-cell>
          <table:table-cell office:value-type="float" office:value="224605" calcext:value-type="float">
            <text:p>224605</text:p>
          </table:table-cell>
        </table:table-row>
        <table:table-row table:style-name="ro1">
          <table:table-cell office:value-type="string" calcext:value-type="string">
            <text:p>Otu98a661596c5b2517e8a1ecb0669e2cce7b5ab163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Cunea;Cunea</text:p>
          </table:table-cell>
          <table:table-cell office:value-type="float" office:value="224605" calcext:value-type="float">
            <text:p>224605</text:p>
          </table:table-cell>
        </table:table-row>
        <table:table-row table:style-name="ro1">
          <table:table-cell office:value-type="string" calcext:value-type="string">
            <text:p>Otu98a661596c5b2517e8a1ecb0669e2cce7b5ab163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Cunea;Cunea</text:p>
          </table:table-cell>
          <table:table-cell office:value-type="float" office:value="224605" calcext:value-type="float">
            <text:p>224605</text:p>
          </table:table-cell>
        </table:table-row>
        <table:table-row table:style-name="ro1">
          <table:table-cell office:value-type="string" calcext:value-type="string">
            <text:p>Otu98a661596c5b2517e8a1ecb0669e2cce7b5ab163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Cunea;Cunea</text:p>
          </table:table-cell>
          <table:table-cell office:value-type="float" office:value="224605" calcext:value-type="float">
            <text:p>224605</text:p>
          </table:table-cell>
        </table:table-row>
        <table:table-row table:style-name="ro1">
          <table:table-cell office:value-type="string" calcext:value-type="string">
            <text:p>Otu98a661596c5b2517e8a1ecb0669e2cce7b5ab163_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Cunea;Cunea</text:p>
          </table:table-cell>
          <table:table-cell office:value-type="float" office:value="224605" calcext:value-type="float">
            <text:p>224605</text:p>
          </table:table-cell>
        </table:table-row>
        <table:table-row table:style-name="ro1">
          <table:table-cell office:value-type="string" calcext:value-type="string">
            <text:p>Otu98a661596c5b2517e8a1ecb0669e2cce7b5ab163_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Cunea;Cunea</text:p>
          </table:table-cell>
          <table:table-cell office:value-type="float" office:value="224605" calcext:value-type="float">
            <text:p>224605</text:p>
          </table:table-cell>
        </table:table-row>
        <table:table-row table:style-name="ro1">
          <table:table-cell office:value-type="string" calcext:value-type="string">
            <text:p>Otu98a661596c5b2517e8a1ecb0669e2cce7b5ab163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Cunea;Cunea</text:p>
          </table:table-cell>
          <table:table-cell office:value-type="float" office:value="224605" calcext:value-type="float">
            <text:p>224605</text:p>
          </table:table-cell>
        </table:table-row>
        <table:table-row table:style-name="ro1">
          <table:table-cell office:value-type="string" calcext:value-type="string">
            <text:p>Otu98a661596c5b2517e8a1ecb0669e2cce7b5ab163_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Cunea;Cunea</text:p>
          </table:table-cell>
          <table:table-cell office:value-type="float" office:value="224605" calcext:value-type="float">
            <text:p>224605</text:p>
          </table:table-cell>
        </table:table-row>
        <table:table-row table:style-name="ro1">
          <table:table-cell office:value-type="string" calcext:value-type="string">
            <text:p>Otu98eb15789b02669ff220e3f6af0b71f1d40bb1b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98eb15789b02669ff220e3f6af0b71f1d40bb1b0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98eb15789b02669ff220e3f6af0b71f1d40bb1b0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98eb15789b02669ff220e3f6af0b71f1d40bb1b0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98eb15789b02669ff220e3f6af0b71f1d40bb1b0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98eb15789b02669ff220e3f6af0b71f1d40bb1b0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98eb15789b02669ff220e3f6af0b71f1d40bb1b0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98eb15789b02669ff220e3f6af0b71f1d40bb1b0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98eb15789b02669ff220e3f6af0b71f1d40bb1b0_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98eb15789b02669ff220e3f6af0b71f1d40bb1b0_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98eb15789b02669ff220e3f6af0b71f1d40bb1b0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98eb15789b02669ff220e3f6af0b71f1d40bb1b0_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98eb15789b02669ff220e3f6af0b71f1d40bb1b0_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98eb15789b02669ff220e3f6af0b71f1d40bb1b0_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98eb15789b02669ff220e3f6af0b71f1d40bb1b0_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98eb15789b02669ff220e3f6af0b71f1d40bb1b0_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Sellaphoraceae;Sellaphora;Sellaphora</text:p>
          </table:table-cell>
          <table:table-cell office:value-type="float" office:value="157078" calcext:value-type="float">
            <text:p>157078</text:p>
          </table:table-cell>
        </table:table-row>
        <table:table-row table:style-name="ro1">
          <table:table-cell office:value-type="string" calcext:value-type="string">
            <text:p>Otu992eaee399062487a3c81810b2a4322a7a955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/>
        </table:table-row>
        <table:table-row table:style-name="ro1">
          <table:table-cell office:value-type="string" calcext:value-type="string">
            <text:p>Otu992eaee399062487a3c81810b2a4322a7a955228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992eaee399062487a3c81810b2a4322a7a955228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992eaee399062487a3c81810b2a4322a7a955228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992eaee399062487a3c81810b2a4322a7a955228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992eaee399062487a3c81810b2a4322a7a955228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992eaee399062487a3c81810b2a4322a7a955228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992eaee399062487a3c81810b2a4322a7a955228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992eaee399062487a3c81810b2a4322a7a955228_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992eaee399062487a3c81810b2a4322a7a955228_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992eaee399062487a3c81810b2a4322a7a955228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992eaee399062487a3c81810b2a4322a7a955228_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992eaee399062487a3c81810b2a4322a7a955228_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992eaee399062487a3c81810b2a4322a7a955228_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992eaee399062487a3c81810b2a4322a7a955228_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992eaee399062487a3c81810b2a4322a7a955228_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innulariaceae;Pinnularia;Pinnularia</text:p>
          </table:table-cell>
          <table:table-cell office:value-type="float" office:value="149208" calcext:value-type="float">
            <text:p>149208</text:p>
          </table:table-cell>
        </table:table-row>
        <table:table-row table:style-name="ro1">
          <table:table-cell office:value-type="string" calcext:value-type="string">
            <text:p>Otu99453b4fd9d69a18ed5901b268672a1e7897f8b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asyaceae;Dipterocladia;Dipterocladia</text:p>
          </table:table-cell>
          <table:table-cell office:value-type="float" office:value="369590" calcext:value-type="float">
            <text:p>369590</text:p>
          </table:table-cell>
        </table:table-row>
        <table:table-row table:style-name="ro1">
          <table:table-cell office:value-type="string" calcext:value-type="string">
            <text:p>Otu99453b4fd9d69a18ed5901b268672a1e7897f8b0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asyaceae;Dipterocladia;Dipterocladia</text:p>
          </table:table-cell>
          <table:table-cell office:value-type="float" office:value="369590" calcext:value-type="float">
            <text:p>369590</text:p>
          </table:table-cell>
        </table:table-row>
        <table:table-row table:style-name="ro1">
          <table:table-cell office:value-type="string" calcext:value-type="string">
            <text:p>Otu99453b4fd9d69a18ed5901b268672a1e7897f8b0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asyaceae;Dipterocladia;Dipterocladia</text:p>
          </table:table-cell>
          <table:table-cell office:value-type="float" office:value="369590" calcext:value-type="float">
            <text:p>369590</text:p>
          </table:table-cell>
        </table:table-row>
        <table:table-row table:style-name="ro1">
          <table:table-cell office:value-type="string" calcext:value-type="string">
            <text:p>Otu99453b4fd9d69a18ed5901b268672a1e7897f8b0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asyaceae;Dipterocladia;Dipterocladia</text:p>
          </table:table-cell>
          <table:table-cell office:value-type="float" office:value="369590" calcext:value-type="float">
            <text:p>369590</text:p>
          </table:table-cell>
        </table:table-row>
        <table:table-row table:style-name="ro1">
          <table:table-cell office:value-type="string" calcext:value-type="string">
            <text:p>Otu99453b4fd9d69a18ed5901b268672a1e7897f8b0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asyaceae;Dipterocladia;Dipterocladia</text:p>
          </table:table-cell>
          <table:table-cell office:value-type="float" office:value="369590" calcext:value-type="float">
            <text:p>369590</text:p>
          </table:table-cell>
        </table:table-row>
        <table:table-row table:style-name="ro1">
          <table:table-cell office:value-type="string" calcext:value-type="string">
            <text:p>Otu99453b4fd9d69a18ed5901b268672a1e7897f8b0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asyaceae;Dipterocladia;Dipterocladia</text:p>
          </table:table-cell>
          <table:table-cell office:value-type="float" office:value="369590" calcext:value-type="float">
            <text:p>369590</text:p>
          </table:table-cell>
        </table:table-row>
        <table:table-row table:style-name="ro1">
          <table:table-cell office:value-type="string" calcext:value-type="string">
            <text:p>Otu99453b4fd9d69a18ed5901b268672a1e7897f8b0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asyaceae;Dipterocladia;Dipterocladia</text:p>
          </table:table-cell>
          <table:table-cell office:value-type="float" office:value="369590" calcext:value-type="float">
            <text:p>369590</text:p>
          </table:table-cell>
        </table:table-row>
        <table:table-row table:style-name="ro1">
          <table:table-cell office:value-type="string" calcext:value-type="string">
            <text:p>Otu99453b4fd9d69a18ed5901b268672a1e7897f8b0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asyaceae;Dipterocladia;Dipterocladia</text:p>
          </table:table-cell>
          <table:table-cell office:value-type="float" office:value="369590" calcext:value-type="float">
            <text:p>369590</text:p>
          </table:table-cell>
        </table:table-row>
        <table:table-row table:style-name="ro1">
          <table:table-cell office:value-type="string" calcext:value-type="string">
            <text:p>Otu9abba3e6f2b4e10d952fd6bcf38862776c21f9a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Kinorhyncha;Cyclorhagida;Semnoderidaeg;Semnoderidae;Semnoderes;Semnoderes</text:p>
          </table:table-cell>
          <table:table-cell office:value-type="float" office:value="101085" calcext:value-type="float">
            <text:p>101085</text:p>
          </table:table-cell>
        </table:table-row>
        <table:table-row table:style-name="ro1">
          <table:table-cell office:value-type="string" calcext:value-type="string">
            <text:p>Otu9abba3e6f2b4e10d952fd6bcf38862776c21f9a1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Kinorhyncha;Cyclorhagida;Semnoderidaeg;Semnoderidae;Semnoderes;Semnoderes</text:p>
          </table:table-cell>
          <table:table-cell office:value-type="float" office:value="101085" calcext:value-type="float">
            <text:p>101085</text:p>
          </table:table-cell>
        </table:table-row>
        <table:table-row table:style-name="ro1">
          <table:table-cell office:value-type="string" calcext:value-type="string">
            <text:p>Otu9abba3e6f2b4e10d952fd6bcf38862776c21f9a1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Kinorhyncha;Cyclorhagida;Semnoderidaeg;Semnoderidae;Semnoderes;Semnoderes</text:p>
          </table:table-cell>
          <table:table-cell office:value-type="float" office:value="101085" calcext:value-type="float">
            <text:p>101085</text:p>
          </table:table-cell>
        </table:table-row>
        <table:table-row table:style-name="ro1">
          <table:table-cell office:value-type="string" calcext:value-type="string">
            <text:p>Otu9abba3e6f2b4e10d952fd6bcf38862776c21f9a1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Kinorhyncha;Cyclorhagida;Semnoderidaeg;Semnoderidae;Semnoderes;Semnoderes</text:p>
          </table:table-cell>
          <table:table-cell office:value-type="float" office:value="101085" calcext:value-type="float">
            <text:p>101085</text:p>
          </table:table-cell>
        </table:table-row>
        <table:table-row table:style-name="ro1">
          <table:table-cell office:value-type="string" calcext:value-type="string">
            <text:p>Otu9abba3e6f2b4e10d952fd6bcf38862776c21f9a1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Kinorhyncha;Cyclorhagida;Semnoderidaeg;Semnoderidae;Semnoderes;Semnoderes</text:p>
          </table:table-cell>
          <table:table-cell office:value-type="float" office:value="101085" calcext:value-type="float">
            <text:p>101085</text:p>
          </table:table-cell>
        </table:table-row>
        <table:table-row table:style-name="ro1">
          <table:table-cell office:value-type="string" calcext:value-type="string">
            <text:p>Otu9abba3e6f2b4e10d952fd6bcf38862776c21f9a1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Kinorhyncha;Cyclorhagida;Semnoderidaeg;Semnoderidae;Semnoderes;Semnoderes</text:p>
          </table:table-cell>
          <table:table-cell office:value-type="float" office:value="101085" calcext:value-type="float">
            <text:p>101085</text:p>
          </table:table-cell>
        </table:table-row>
        <table:table-row table:style-name="ro1">
          <table:table-cell office:value-type="string" calcext:value-type="string">
            <text:p>Otu9abba3e6f2b4e10d952fd6bcf38862776c21f9a1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Kinorhyncha;Cyclorhagida;Semnoderidaeg;Semnoderidae;Semnoderes;Semnoderes</text:p>
          </table:table-cell>
          <table:table-cell office:value-type="float" office:value="101085" calcext:value-type="float">
            <text:p>101085</text:p>
          </table:table-cell>
        </table:table-row>
        <table:table-row table:style-name="ro1">
          <table:table-cell office:value-type="string" calcext:value-type="string">
            <text:p>Otu9abba3e6f2b4e10d952fd6bcf38862776c21f9a1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Kinorhyncha;Cyclorhagida;Semnoderidaeg;Semnoderidae;Semnoderes;Semnoderes</text:p>
          </table:table-cell>
          <table:table-cell office:value-type="float" office:value="101085" calcext:value-type="float">
            <text:p>101085</text:p>
          </table:table-cell>
        </table:table-row>
        <table:table-row table:style-name="ro1">
          <table:table-cell office:value-type="string" calcext:value-type="string">
            <text:p>Otu9e2b8390f37812a75404befdcb32b4cbc3b0228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Eurotiomycetes;Onygenalesg;Arthrodermataceae;Arthroderma;Arthroderma</text:p>
          </table:table-cell>
          <table:table-cell office:value-type="float" office:value="1379153" calcext:value-type="float">
            <text:p>1379153</text:p>
          </table:table-cell>
        </table:table-row>
        <table:table-row table:style-name="ro1">
          <table:table-cell office:value-type="string" calcext:value-type="string">
            <text:p>Otu9e2b8390f37812a75404befdcb32b4cbc3b0228a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Eurotiomycetes;Onygenalesg;Arthrodermataceae;Arthroderma;Arthroderma</text:p>
          </table:table-cell>
          <table:table-cell office:value-type="float" office:value="1379153" calcext:value-type="float">
            <text:p>1379153</text:p>
          </table:table-cell>
        </table:table-row>
        <table:table-row table:style-name="ro1">
          <table:table-cell office:value-type="string" calcext:value-type="string">
            <text:p>Otu9e2b8390f37812a75404befdcb32b4cbc3b0228a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Eurotiomycetes;Onygenalesg;Arthrodermataceae;Arthroderma;Arthroderma</text:p>
          </table:table-cell>
          <table:table-cell office:value-type="float" office:value="1379153" calcext:value-type="float">
            <text:p>1379153</text:p>
          </table:table-cell>
        </table:table-row>
        <table:table-row table:style-name="ro1">
          <table:table-cell office:value-type="string" calcext:value-type="string">
            <text:p>Otu9e2b8390f37812a75404befdcb32b4cbc3b0228a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Eurotiomycetes;Onygenalesg;Arthrodermataceae;Arthroderma;Arthroderma</text:p>
          </table:table-cell>
          <table:table-cell office:value-type="float" office:value="1379153" calcext:value-type="float">
            <text:p>1379153</text:p>
          </table:table-cell>
        </table:table-row>
        <table:table-row table:style-name="ro1">
          <table:table-cell office:value-type="string" calcext:value-type="string">
            <text:p>Otu9fa986fb8be93e1d1fea8b938fd7a39a9d6ff41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karyota;Arthropoda;Collembola;Poduromorphag;Onychiuridae;Orthonychiurus;Orthonychiurus</text:p>
          </table:table-cell>
          <table:table-cell office:value-type="float" office:value="118098" calcext:value-type="float">
            <text:p>118098</text:p>
          </table:table-cell>
        </table:table-row>
        <table:table-row table:style-name="ro1">
          <table:table-cell office:value-type="string" calcext:value-type="string">
            <text:p>Otu9fa986fb8be93e1d1fea8b938fd7a39a9d6ff41b_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karyota;Arthropoda;Collembola;Poduromorphag;Onychiuridae;Orthonychiurus;Orthonychiurus</text:p>
          </table:table-cell>
          <table:table-cell office:value-type="float" office:value="118098" calcext:value-type="float">
            <text:p>118098</text:p>
          </table:table-cell>
        </table:table-row>
        <table:table-row table:style-name="ro1">
          <table:table-cell office:value-type="string" calcext:value-type="string">
            <text:p>Otu9fa986fb8be93e1d1fea8b938fd7a39a9d6ff41b_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karyota;Arthropoda;Collembola;Poduromorphag;Onychiuridae;Orthonychiurus;Orthonychiurus</text:p>
          </table:table-cell>
          <table:table-cell office:value-type="float" office:value="118098" calcext:value-type="float">
            <text:p>118098</text:p>
          </table:table-cell>
        </table:table-row>
        <table:table-row table:style-name="ro1">
          <table:table-cell office:value-type="string" calcext:value-type="string">
            <text:p>Otu9fa986fb8be93e1d1fea8b938fd7a39a9d6ff41b_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karyota;Arthropoda;Collembola;Poduromorphag;Onychiuridae;Orthonychiurus;Orthonychiurus</text:p>
          </table:table-cell>
          <table:table-cell office:value-type="float" office:value="118098" calcext:value-type="float">
            <text:p>118098</text:p>
          </table:table-cell>
        </table:table-row>
        <table:table-row table:style-name="ro1">
          <table:table-cell office:value-type="string" calcext:value-type="string">
            <text:p>Otua16b855c2cd19ed9be48b3250d0cae8325953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Leotiomycetes;Helotialesg;Helotiaceae;Cairneyella;Cairneyella</text:p>
          </table:table-cell>
          <table:table-cell/>
        </table:table-row>
        <table:table-row table:style-name="ro1">
          <table:table-cell office:value-type="string" calcext:value-type="string">
            <text:p>Otua16b855c2cd19ed9be48b3250d0cae8325953168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Leotiomycetes;Helotialesg;Helotiaceae;Cairneyella;Cairneyella</text:p>
          </table:table-cell>
          <table:table-cell office:value-type="float" office:value="1467756" calcext:value-type="float">
            <text:p>1467756</text:p>
          </table:table-cell>
        </table:table-row>
        <table:table-row table:style-name="ro1">
          <table:table-cell office:value-type="string" calcext:value-type="string">
            <text:p>Otua16b855c2cd19ed9be48b3250d0cae8325953168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Leotiomycetes;Helotialesg;Helotiaceae;Cairneyella;Cairneyella</text:p>
          </table:table-cell>
          <table:table-cell office:value-type="float" office:value="1467756" calcext:value-type="float">
            <text:p>1467756</text:p>
          </table:table-cell>
        </table:table-row>
        <table:table-row table:style-name="ro1">
          <table:table-cell office:value-type="string" calcext:value-type="string">
            <text:p>Otua16b855c2cd19ed9be48b3250d0cae8325953168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Leotiomycetes;Helotialesg;Helotiaceae;Cairneyella;Cairneyella</text:p>
          </table:table-cell>
          <table:table-cell office:value-type="float" office:value="1467756" calcext:value-type="float">
            <text:p>1467756</text:p>
          </table:table-cell>
        </table:table-row>
        <table:table-row table:style-name="ro1">
          <table:table-cell office:value-type="string" calcext:value-type="string">
            <text:p>Otua16b855c2cd19ed9be48b3250d0cae8325953168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Leotiomycetes;Helotialesg;Helotiaceae;Cairneyella;Cairneyella</text:p>
          </table:table-cell>
          <table:table-cell office:value-type="float" office:value="1467756" calcext:value-type="float">
            <text:p>1467756</text:p>
          </table:table-cell>
        </table:table-row>
        <table:table-row table:style-name="ro1">
          <table:table-cell office:value-type="string" calcext:value-type="string">
            <text:p>Otua16b855c2cd19ed9be48b3250d0cae8325953168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Leotiomycetes;Helotialesg;Helotiaceae;Cairneyella;Cairneyella</text:p>
          </table:table-cell>
          <table:table-cell office:value-type="float" office:value="1467756" calcext:value-type="float">
            <text:p>1467756</text:p>
          </table:table-cell>
        </table:table-row>
        <table:table-row table:style-name="ro1">
          <table:table-cell office:value-type="string" calcext:value-type="string">
            <text:p>Otua16b855c2cd19ed9be48b3250d0cae8325953168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Leotiomycetes;Helotialesg;Helotiaceae;Cairneyella;Cairneyella</text:p>
          </table:table-cell>
          <table:table-cell office:value-type="float" office:value="1467756" calcext:value-type="float">
            <text:p>1467756</text:p>
          </table:table-cell>
        </table:table-row>
        <table:table-row table:style-name="ro1">
          <table:table-cell office:value-type="string" calcext:value-type="string">
            <text:p>Otua16b855c2cd19ed9be48b3250d0cae8325953168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Leotiomycetes;Helotialesg;Helotiaceae;Cairneyella;Cairneyella</text:p>
          </table:table-cell>
          <table:table-cell office:value-type="float" office:value="1467756" calcext:value-type="float">
            <text:p>1467756</text:p>
          </table:table-cell>
        </table:table-row>
        <table:table-row table:style-name="ro1">
          <table:table-cell office:value-type="string" calcext:value-type="string">
            <text:p>Otua2c00cac89c4905ac987d36cdeb4cff53f5ff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nidaria;Hydrozoa;Anthoathecatag;Pandeidae;Leuckartiara;Leuckartiara</text:p>
          </table:table-cell>
          <table:table-cell office:value-type="float" office:value="117183" calcext:value-type="float">
            <text:p>117183</text:p>
          </table:table-cell>
        </table:table-row>
        <table:table-row table:style-name="ro1">
          <table:table-cell office:value-type="string" calcext:value-type="string">
            <text:p>Otua2c00cac89c4905ac987d36cdeb4cff53f5ff333_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nidaria;Hydrozoa;Anthoathecatag;Pandeidae;Leuckartiara;Leuckartiara</text:p>
          </table:table-cell>
          <table:table-cell office:value-type="float" office:value="117183" calcext:value-type="float">
            <text:p>117183</text:p>
          </table:table-cell>
        </table:table-row>
        <table:table-row table:style-name="ro1">
          <table:table-cell office:value-type="string" calcext:value-type="string">
            <text:p>Otua2c00cac89c4905ac987d36cdeb4cff53f5ff333_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nidaria;Hydrozoa;Anthoathecatag;Pandeidae;Leuckartiara;Leuckartiara</text:p>
          </table:table-cell>
          <table:table-cell office:value-type="float" office:value="117183" calcext:value-type="float">
            <text:p>117183</text:p>
          </table:table-cell>
        </table:table-row>
        <table:table-row table:style-name="ro1">
          <table:table-cell office:value-type="string" calcext:value-type="string">
            <text:p>Otua2c00cac89c4905ac987d36cdeb4cff53f5ff333_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nidaria;Hydrozoa;Anthoathecatag;Pandeidae;Leuckartiara;Leuckartiara</text:p>
          </table:table-cell>
          <table:table-cell office:value-type="float" office:value="117183" calcext:value-type="float">
            <text:p>117183</text:p>
          </table:table-cell>
        </table:table-row>
        <table:table-row table:style-name="ro1">
          <table:table-cell office:value-type="string" calcext:value-type="string">
            <text:p>Otua2c4808f3487cdd0266a2dab1bb035a1d8e30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Naviculaceae;Navicula;Navicula</text:p>
          </table:table-cell>
          <table:table-cell office:value-type="float" office:value="149142" calcext:value-type="float">
            <text:p>149142</text:p>
          </table:table-cell>
        </table:table-row>
        <table:table-row table:style-name="ro1">
          <table:table-cell office:value-type="string" calcext:value-type="string">
            <text:p>Otua2c4808f3487cdd0266a2dab1bb035a1d8e30357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Naviculaceae;Navicula;Navicula</text:p>
          </table:table-cell>
          <table:table-cell office:value-type="float" office:value="149142" calcext:value-type="float">
            <text:p>149142</text:p>
          </table:table-cell>
        </table:table-row>
        <table:table-row table:style-name="ro1">
          <table:table-cell office:value-type="string" calcext:value-type="string">
            <text:p>Otua2c4808f3487cdd0266a2dab1bb035a1d8e30357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Naviculaceae;Navicula;Navicula</text:p>
          </table:table-cell>
          <table:table-cell office:value-type="float" office:value="149142" calcext:value-type="float">
            <text:p>149142</text:p>
          </table:table-cell>
        </table:table-row>
        <table:table-row table:style-name="ro1">
          <table:table-cell office:value-type="string" calcext:value-type="string">
            <text:p>Otua2c4808f3487cdd0266a2dab1bb035a1d8e30357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Naviculaceae;Navicula;Navicula</text:p>
          </table:table-cell>
          <table:table-cell office:value-type="float" office:value="149142" calcext:value-type="float">
            <text:p>149142</text:p>
          </table:table-cell>
        </table:table-row>
        <table:table-row table:style-name="ro1">
          <table:table-cell office:value-type="string" calcext:value-type="string">
            <text:p>Otua5e0430cae32c9ae6f1aa23b00c789c12f353cc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leurosigmataceae;Pleurosigma;Pleurosigma</text:p>
          </table:table-cell>
          <table:table-cell office:value-type="float" office:value="149181" calcext:value-type="float">
            <text:p>149181</text:p>
          </table:table-cell>
        </table:table-row>
        <table:table-row table:style-name="ro1">
          <table:table-cell office:value-type="string" calcext:value-type="string">
            <text:p>Otua5e0430cae32c9ae6f1aa23b00c789c12f353ccb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leurosigmataceae;Pleurosigma;Pleurosigma</text:p>
          </table:table-cell>
          <table:table-cell office:value-type="float" office:value="149181" calcext:value-type="float">
            <text:p>149181</text:p>
          </table:table-cell>
        </table:table-row>
        <table:table-row table:style-name="ro1">
          <table:table-cell office:value-type="string" calcext:value-type="string">
            <text:p>Otua5e0430cae32c9ae6f1aa23b00c789c12f353ccb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leurosigmataceae;Pleurosigma;Pleurosigma</text:p>
          </table:table-cell>
          <table:table-cell office:value-type="float" office:value="149181" calcext:value-type="float">
            <text:p>149181</text:p>
          </table:table-cell>
        </table:table-row>
        <table:table-row table:style-name="ro1">
          <table:table-cell office:value-type="string" calcext:value-type="string">
            <text:p>Otua5e0430cae32c9ae6f1aa23b00c789c12f353ccb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leurosigmataceae;Pleurosigma;Pleurosigma</text:p>
          </table:table-cell>
          <table:table-cell office:value-type="float" office:value="149181" calcext:value-type="float">
            <text:p>149181</text:p>
          </table:table-cell>
        </table:table-row>
        <table:table-row table:style-name="ro1">
          <table:table-cell office:value-type="string" calcext:value-type="string">
            <text:p>Otua5e0430cae32c9ae6f1aa23b00c789c12f353ccb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leurosigmataceae;Pleurosigma;Pleurosigma</text:p>
          </table:table-cell>
          <table:table-cell office:value-type="float" office:value="149181" calcext:value-type="float">
            <text:p>149181</text:p>
          </table:table-cell>
        </table:table-row>
        <table:table-row table:style-name="ro1">
          <table:table-cell office:value-type="string" calcext:value-type="string">
            <text:p>Otua5e0430cae32c9ae6f1aa23b00c789c12f353ccb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leurosigmataceae;Pleurosigma;Pleurosigma</text:p>
          </table:table-cell>
          <table:table-cell office:value-type="float" office:value="149181" calcext:value-type="float">
            <text:p>149181</text:p>
          </table:table-cell>
        </table:table-row>
        <table:table-row table:style-name="ro1">
          <table:table-cell office:value-type="string" calcext:value-type="string">
            <text:p>Otua5e0430cae32c9ae6f1aa23b00c789c12f353ccb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leurosigmataceae;Pleurosigma;Pleurosigma</text:p>
          </table:table-cell>
          <table:table-cell office:value-type="float" office:value="149181" calcext:value-type="float">
            <text:p>149181</text:p>
          </table:table-cell>
        </table:table-row>
        <table:table-row table:style-name="ro1">
          <table:table-cell office:value-type="string" calcext:value-type="string">
            <text:p>Otua5e0430cae32c9ae6f1aa23b00c789c12f353ccb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Pleurosigmataceae;Pleurosigma;Pleurosigma</text:p>
          </table:table-cell>
          <table:table-cell office:value-type="float" office:value="149181" calcext:value-type="float">
            <text:p>149181</text:p>
          </table:table-cell>
        </table:table-row>
        <table:table-row table:style-name="ro1">
          <table:table-cell office:value-type="string" calcext:value-type="string">
            <text:p>Otua7873fb0c9da2b75ccba571e25b5d3e92e4f430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Coscinodiscophyceae;Rhizosolenialesg;Rhizosoleniaceae;Rhizosolenia;Rhizosolenia</text:p>
          </table:table-cell>
          <table:table-cell office:value-type="float" office:value="149069" calcext:value-type="float">
            <text:p>149069</text:p>
          </table:table-cell>
        </table:table-row>
        <table:table-row table:style-name="ro1">
          <table:table-cell office:value-type="string" calcext:value-type="string">
            <text:p>Otua7873fb0c9da2b75ccba571e25b5d3e92e4f430a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Coscinodiscophyceae;Rhizosolenialesg;Rhizosoleniaceae;Rhizosolenia;Rhizosolenia</text:p>
          </table:table-cell>
          <table:table-cell office:value-type="float" office:value="149069" calcext:value-type="float">
            <text:p>149069</text:p>
          </table:table-cell>
        </table:table-row>
        <table:table-row table:style-name="ro1">
          <table:table-cell office:value-type="string" calcext:value-type="string">
            <text:p>Otua7873fb0c9da2b75ccba571e25b5d3e92e4f430a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Coscinodiscophyceae;Rhizosolenialesg;Rhizosoleniaceae;Rhizosolenia;Rhizosolenia</text:p>
          </table:table-cell>
          <table:table-cell office:value-type="float" office:value="149069" calcext:value-type="float">
            <text:p>149069</text:p>
          </table:table-cell>
        </table:table-row>
        <table:table-row table:style-name="ro1">
          <table:table-cell office:value-type="string" calcext:value-type="string">
            <text:p>Otua7873fb0c9da2b75ccba571e25b5d3e92e4f430a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Coscinodiscophyceae;Rhizosolenialesg;Rhizosoleniaceae;Rhizosolenia;Rhizosolenia</text:p>
          </table:table-cell>
          <table:table-cell office:value-type="float" office:value="149069" calcext:value-type="float">
            <text:p>149069</text:p>
          </table:table-cell>
        </table:table-row>
        <table:table-row table:style-name="ro1">
          <table:table-cell office:value-type="string" calcext:value-type="string">
            <text:p>Otuaf856be2e8fa8b6d8ba45d2d3ec7d5d46037f56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Cnidaria;Anthozoa;Alcyonaceag;Alcyoniidae;Alcyonium;Alcyonium</text:p>
          </table:table-cell>
          <table:table-cell office:value-type="float" office:value="125284" calcext:value-type="float">
            <text:p>125284</text:p>
          </table:table-cell>
        </table:table-row>
        <table:table-row table:style-name="ro1">
          <table:table-cell office:value-type="string" calcext:value-type="string">
            <text:p>Otuaf856be2e8fa8b6d8ba45d2d3ec7d5d46037f56c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Cnidaria;Anthozoa;Alcyonaceag;Alcyoniidae;Alcyonium;Alcyonium</text:p>
          </table:table-cell>
          <table:table-cell office:value-type="float" office:value="125284" calcext:value-type="float">
            <text:p>125284</text:p>
          </table:table-cell>
        </table:table-row>
        <table:table-row table:style-name="ro1">
          <table:table-cell office:value-type="string" calcext:value-type="string">
            <text:p>Otuaf856be2e8fa8b6d8ba45d2d3ec7d5d46037f56c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Cnidaria;Anthozoa;Alcyonaceag;Alcyoniidae;Alcyonium;Alcyonium</text:p>
          </table:table-cell>
          <table:table-cell office:value-type="float" office:value="125284" calcext:value-type="float">
            <text:p>125284</text:p>
          </table:table-cell>
        </table:table-row>
        <table:table-row table:style-name="ro1">
          <table:table-cell office:value-type="string" calcext:value-type="string">
            <text:p>Otuaf856be2e8fa8b6d8ba45d2d3ec7d5d46037f56c_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Cnidaria;Anthozoa;Alcyonaceag;Alcyoniidae;Alcyonium;Alcyonium</text:p>
          </table:table-cell>
          <table:table-cell office:value-type="float" office:value="125284" calcext:value-type="float">
            <text:p>125284</text:p>
          </table:table-cell>
        </table:table-row>
        <table:table-row table:style-name="ro1">
          <table:table-cell office:value-type="string" calcext:value-type="string">
            <text:p>Otub120dba044ac1ad10c841e6bb5371d9b5fcc397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b120dba044ac1ad10c841e6bb5371d9b5fcc397b_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b120dba044ac1ad10c841e6bb5371d9b5fcc397b_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b120dba044ac1ad10c841e6bb5371d9b5fcc397b_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b120dba044ac1ad10c841e6bb5371d9b5fcc397b_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b120dba044ac1ad10c841e6bb5371d9b5fcc397b_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b120dba044ac1ad10c841e6bb5371d9b5fcc397b_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b120dba044ac1ad10c841e6bb5371d9b5fcc397b_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b120dba044ac1ad10c841e6bb5371d9b5fcc397b_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b120dba044ac1ad10c841e6bb5371d9b5fcc397b_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b120dba044ac1ad10c841e6bb5371d9b5fcc397b_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b120dba044ac1ad10c841e6bb5371d9b5fcc397b_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b120dba044ac1ad10c841e6bb5371d9b5fcc397b_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b120dba044ac1ad10c841e6bb5371d9b5fcc397b_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b120dba044ac1ad10c841e6bb5371d9b5fcc397b_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b120dba044ac1ad10c841e6bb5371d9b5fcc397b_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b120dba044ac1ad10c841e6bb5371d9b5fcc397b_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b120dba044ac1ad10c841e6bb5371d9b5fcc397b_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b120dba044ac1ad10c841e6bb5371d9b5fcc397b_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b120dba044ac1ad10c841e6bb5371d9b5fcc397b_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b120dba044ac1ad10c841e6bb5371d9b5fcc397b_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b120dba044ac1ad10c841e6bb5371d9b5fcc397b_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b120dba044ac1ad10c841e6bb5371d9b5fcc397b_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b120dba044ac1ad10c841e6bb5371d9b5fcc397b_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b120dba044ac1ad10c841e6bb5371d9b5fcc397b_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b120dba044ac1ad10c841e6bb5371d9b5fcc397b_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b120dba044ac1ad10c841e6bb5371d9b5fcc397b_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b120dba044ac1ad10c841e6bb5371d9b5fcc397b_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b120dba044ac1ad10c841e6bb5371d9b5fcc397b_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b120dba044ac1ad10c841e6bb5371d9b5fcc397b_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b120dba044ac1ad10c841e6bb5371d9b5fcc397b_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b120dba044ac1ad10c841e6bb5371d9b5fcc397b_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b120dba044ac1ad10c841e6bb5371d9b5fcc397b_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b120dba044ac1ad10c841e6bb5371d9b5fcc397b_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b120dba044ac1ad10c841e6bb5371d9b5fcc397b_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b120dba044ac1ad10c841e6bb5371d9b5fcc397b_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b16bb8c43695b747b09fb47302cc0875d5081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Gelidialesg;Pterocladiaceae;Pterocladia;Pterocladia</text:p>
          </table:table-cell>
          <table:table-cell/>
        </table:table-row>
        <table:table-row table:style-name="ro1">
          <table:table-cell office:value-type="string" calcext:value-type="string">
            <text:p>Otub16bb8c43695b747b09fb47302cc0875d5081733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Gelidialesg;Pterocladiaceae;Pterocladia;Pterocladia</text:p>
          </table:table-cell>
          <table:table-cell office:value-type="float" office:value="144136" calcext:value-type="float">
            <text:p>144136</text:p>
          </table:table-cell>
        </table:table-row>
        <table:table-row table:style-name="ro1">
          <table:table-cell office:value-type="string" calcext:value-type="string">
            <text:p>Otub16bb8c43695b747b09fb47302cc0875d5081733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Gelidialesg;Pterocladiaceae;Pterocladia;Pterocladia</text:p>
          </table:table-cell>
          <table:table-cell office:value-type="float" office:value="144136" calcext:value-type="float">
            <text:p>144136</text:p>
          </table:table-cell>
        </table:table-row>
        <table:table-row table:style-name="ro1">
          <table:table-cell office:value-type="string" calcext:value-type="string">
            <text:p>Otub16bb8c43695b747b09fb47302cc0875d5081733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Gelidialesg;Pterocladiaceae;Pterocladia;Pterocladia</text:p>
          </table:table-cell>
          <table:table-cell office:value-type="float" office:value="144136" calcext:value-type="float">
            <text:p>144136</text:p>
          </table:table-cell>
        </table:table-row>
        <table:table-row table:style-name="ro1">
          <table:table-cell office:value-type="string" calcext:value-type="string">
            <text:p>Otub16bb8c43695b747b09fb47302cc0875d5081733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Gelidialesg;Pterocladiaceae;Pterocladia;Pterocladia</text:p>
          </table:table-cell>
          <table:table-cell office:value-type="float" office:value="144136" calcext:value-type="float">
            <text:p>144136</text:p>
          </table:table-cell>
        </table:table-row>
        <table:table-row table:style-name="ro1">
          <table:table-cell office:value-type="string" calcext:value-type="string">
            <text:p>Otub16bb8c43695b747b09fb47302cc0875d5081733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Gelidialesg;Pterocladiaceae;Pterocladia;Pterocladia</text:p>
          </table:table-cell>
          <table:table-cell office:value-type="float" office:value="144136" calcext:value-type="float">
            <text:p>144136</text:p>
          </table:table-cell>
        </table:table-row>
        <table:table-row table:style-name="ro1">
          <table:table-cell office:value-type="string" calcext:value-type="string">
            <text:p>Otub16bb8c43695b747b09fb47302cc0875d5081733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Gelidialesg;Pterocladiaceae;Pterocladia;Pterocladia</text:p>
          </table:table-cell>
          <table:table-cell office:value-type="float" office:value="144136" calcext:value-type="float">
            <text:p>144136</text:p>
          </table:table-cell>
        </table:table-row>
        <table:table-row table:style-name="ro1">
          <table:table-cell office:value-type="string" calcext:value-type="string">
            <text:p>Otub16bb8c43695b747b09fb47302cc0875d5081733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Gelidialesg;Pterocladiaceae;Pterocladia;Pterocladia</text:p>
          </table:table-cell>
          <table:table-cell office:value-type="float" office:value="144136" calcext:value-type="float">
            <text:p>144136</text:p>
          </table:table-cell>
        </table:table-row>
        <table:table-row table:style-name="ro1">
          <table:table-cell office:value-type="string" calcext:value-type="string">
            <text:p>Otub16bb8c43695b747b09fb47302cc0875d5081733_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Gelidialesg;Pterocladiaceae;Pterocladia;Pterocladia</text:p>
          </table:table-cell>
          <table:table-cell office:value-type="float" office:value="144136" calcext:value-type="float">
            <text:p>144136</text:p>
          </table:table-cell>
        </table:table-row>
        <table:table-row table:style-name="ro1">
          <table:table-cell office:value-type="string" calcext:value-type="string">
            <text:p>Otub16bb8c43695b747b09fb47302cc0875d5081733_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Gelidialesg;Pterocladiaceae;Pterocladia;Pterocladia</text:p>
          </table:table-cell>
          <table:table-cell office:value-type="float" office:value="144136" calcext:value-type="float">
            <text:p>144136</text:p>
          </table:table-cell>
        </table:table-row>
        <table:table-row table:style-name="ro1">
          <table:table-cell office:value-type="string" calcext:value-type="string">
            <text:p>Otub16bb8c43695b747b09fb47302cc0875d5081733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Gelidialesg;Pterocladiaceae;Pterocladia;Pterocladia</text:p>
          </table:table-cell>
          <table:table-cell office:value-type="float" office:value="144136" calcext:value-type="float">
            <text:p>144136</text:p>
          </table:table-cell>
        </table:table-row>
        <table:table-row table:style-name="ro1">
          <table:table-cell office:value-type="string" calcext:value-type="string">
            <text:p>Otub16bb8c43695b747b09fb47302cc0875d5081733_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Gelidialesg;Pterocladiaceae;Pterocladia;Pterocladia</text:p>
          </table:table-cell>
          <table:table-cell office:value-type="float" office:value="144136" calcext:value-type="float">
            <text:p>144136</text:p>
          </table:table-cell>
        </table:table-row>
        <table:table-row table:style-name="ro1">
          <table:table-cell office:value-type="string" calcext:value-type="string">
            <text:p>Otub207e48066051c0f354c5ad0fdf91ee33365a29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Rhodophyta;Florideophyceae;Ceramialesg;Rhodomelaceae;Cliftonaea;Cliftonaea</text:p>
          </table:table-cell>
          <table:table-cell office:value-type="float" office:value="369506" calcext:value-type="float">
            <text:p>369506</text:p>
          </table:table-cell>
        </table:table-row>
        <table:table-row table:style-name="ro1">
          <table:table-cell office:value-type="string" calcext:value-type="string">
            <text:p>Otub207e48066051c0f354c5ad0fdf91ee33365a29c_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Rhodophyta;Florideophyceae;Ceramialesg;Rhodomelaceae;Cliftonaea;Cliftonaea</text:p>
          </table:table-cell>
          <table:table-cell office:value-type="float" office:value="369506" calcext:value-type="float">
            <text:p>369506</text:p>
          </table:table-cell>
        </table:table-row>
        <table:table-row table:style-name="ro1">
          <table:table-cell office:value-type="string" calcext:value-type="string">
            <text:p>Otub207e48066051c0f354c5ad0fdf91ee33365a29c_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Rhodophyta;Florideophyceae;Ceramialesg;Rhodomelaceae;Cliftonaea;Cliftonaea</text:p>
          </table:table-cell>
          <table:table-cell office:value-type="float" office:value="369506" calcext:value-type="float">
            <text:p>369506</text:p>
          </table:table-cell>
        </table:table-row>
        <table:table-row table:style-name="ro1">
          <table:table-cell office:value-type="string" calcext:value-type="string">
            <text:p>Otub207e48066051c0f354c5ad0fdf91ee33365a29c_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Rhodophyta;Florideophyceae;Ceramialesg;Rhodomelaceae;Cliftonaea;Cliftonaea</text:p>
          </table:table-cell>
          <table:table-cell office:value-type="float" office:value="369506" calcext:value-type="float">
            <text:p>369506</text:p>
          </table:table-cell>
        </table:table-row>
        <table:table-row table:style-name="ro1">
          <table:table-cell office:value-type="string" calcext:value-type="string">
            <text:p>Otub3b421815c506db1da1a976c1068237911902f9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b3b421815c506db1da1a976c1068237911902f9d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b3b421815c506db1da1a976c1068237911902f9d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b3b421815c506db1da1a976c1068237911902f9d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b3b421815c506db1da1a976c1068237911902f9d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b3b421815c506db1da1a976c1068237911902f9d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b3b421815c506db1da1a976c1068237911902f9d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b3b421815c506db1da1a976c1068237911902f9d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b3b421815c506db1da1a976c1068237911902f9d_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b3b421815c506db1da1a976c1068237911902f9d_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b3b421815c506db1da1a976c1068237911902f9d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b3b421815c506db1da1a976c1068237911902f9d_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b3b421815c506db1da1a976c1068237911902f9d_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b3b421815c506db1da1a976c1068237911902f9d_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b3b421815c506db1da1a976c1068237911902f9d_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b3b421815c506db1da1a976c1068237911902f9d_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eronospor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b4348c6a8ee5df16cac68c149a5b602fae79cdcc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Ascomycota;Sordariomycetes;Glomerellalesg;Plectosphaerellaceae;Verticillium;Verticillium</text:p>
          </table:table-cell>
          <table:table-cell office:value-type="float" office:value="100251" calcext:value-type="float">
            <text:p>100251</text:p>
          </table:table-cell>
        </table:table-row>
        <table:table-row table:style-name="ro1">
          <table:table-cell office:value-type="string" calcext:value-type="string">
            <text:p>Otub4348c6a8ee5df16cac68c149a5b602fae79cdcc_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Ascomycota;Sordariomycetes;Glomerellalesg;Plectosphaerellaceae;Verticillium;Verticillium</text:p>
          </table:table-cell>
          <table:table-cell office:value-type="float" office:value="100251" calcext:value-type="float">
            <text:p>100251</text:p>
          </table:table-cell>
        </table:table-row>
        <table:table-row table:style-name="ro1">
          <table:table-cell office:value-type="string" calcext:value-type="string">
            <text:p>Otub4348c6a8ee5df16cac68c149a5b602fae79cdcc_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Ascomycota;Sordariomycetes;Glomerellalesg;Plectosphaerellaceae;Verticillium;Verticillium</text:p>
          </table:table-cell>
          <table:table-cell office:value-type="float" office:value="100251" calcext:value-type="float">
            <text:p>100251</text:p>
          </table:table-cell>
        </table:table-row>
        <table:table-row table:style-name="ro1">
          <table:table-cell office:value-type="string" calcext:value-type="string">
            <text:p>Otub4348c6a8ee5df16cac68c149a5b602fae79cdcc_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Ascomycota;Sordariomycetes;Glomerellalesg;Plectosphaerellaceae;Verticillium;Verticillium</text:p>
          </table:table-cell>
          <table:table-cell office:value-type="float" office:value="100251" calcext:value-type="float">
            <text:p>100251</text:p>
          </table:table-cell>
        </table:table-row>
        <table:table-row table:style-name="ro1">
          <table:table-cell office:value-type="string" calcext:value-type="string">
            <text:p>Otub45e60013f7fde21065ee3138962c40bf65c2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sidiomycota;Cystobasidiomycetes;Cystobasidialesg;Cystobasidiaceae;Cystobasidium;Cystobasidium</text:p>
          </table:table-cell>
          <table:table-cell office:value-type="float" office:value="1457044" calcext:value-type="float">
            <text:p>1457044</text:p>
          </table:table-cell>
        </table:table-row>
        <table:table-row table:style-name="ro1">
          <table:table-cell office:value-type="string" calcext:value-type="string">
            <text:p>Otub45e60013f7fde21065ee3138962c40bf65c2388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sidiomycota;Cystobasidiomycetes;Cystobasidialesg;Cystobasidiaceae;Cystobasidium;Cystobasidium</text:p>
          </table:table-cell>
          <table:table-cell office:value-type="float" office:value="1457044" calcext:value-type="float">
            <text:p>1457044</text:p>
          </table:table-cell>
        </table:table-row>
        <table:table-row table:style-name="ro1">
          <table:table-cell office:value-type="string" calcext:value-type="string">
            <text:p>Otub45e60013f7fde21065ee3138962c40bf65c2388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sidiomycota;Cystobasidiomycetes;Cystobasidialesg;Cystobasidiaceae;Cystobasidium;Cystobasidium</text:p>
          </table:table-cell>
          <table:table-cell office:value-type="float" office:value="1457044" calcext:value-type="float">
            <text:p>1457044</text:p>
          </table:table-cell>
        </table:table-row>
        <table:table-row table:style-name="ro1">
          <table:table-cell office:value-type="string" calcext:value-type="string">
            <text:p>Otub45e60013f7fde21065ee3138962c40bf65c2388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sidiomycota;Cystobasidiomycetes;Cystobasidialesg;Cystobasidiaceae;Cystobasidium;Cystobasidium</text:p>
          </table:table-cell>
          <table:table-cell office:value-type="float" office:value="1457044" calcext:value-type="float">
            <text:p>1457044</text:p>
          </table:table-cell>
        </table:table-row>
        <table:table-row table:style-name="ro1">
          <table:table-cell office:value-type="string" calcext:value-type="string">
            <text:p>Otub80f3dbcafc57e99e03cacf4c8b0c0d5d17b771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Debaryomycetaceae;Candida</text:p>
          </table:table-cell>
          <table:table-cell office:value-type="float" office:value="437947" calcext:value-type="float">
            <text:p>437947</text:p>
          </table:table-cell>
        </table:table-row>
        <table:table-row table:style-name="ro1">
          <table:table-cell office:value-type="string" calcext:value-type="string">
            <text:p>Otub80f3dbcafc57e99e03cacf4c8b0c0d5d17b771b_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Debaryomycetaceae;Candida</text:p>
          </table:table-cell>
          <table:table-cell office:value-type="float" office:value="437947" calcext:value-type="float">
            <text:p>437947</text:p>
          </table:table-cell>
        </table:table-row>
        <table:table-row table:style-name="ro1">
          <table:table-cell office:value-type="string" calcext:value-type="string">
            <text:p>Otub80f3dbcafc57e99e03cacf4c8b0c0d5d17b771b_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Debaryomycetaceae;Candida</text:p>
          </table:table-cell>
          <table:table-cell office:value-type="float" office:value="437947" calcext:value-type="float">
            <text:p>437947</text:p>
          </table:table-cell>
        </table:table-row>
        <table:table-row table:style-name="ro1">
          <table:table-cell office:value-type="string" calcext:value-type="string">
            <text:p>Otub80f3dbcafc57e99e03cacf4c8b0c0d5d17b771b_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Debaryomycetaceae;Candida</text:p>
          </table:table-cell>
          <table:table-cell office:value-type="float" office:value="437947" calcext:value-type="float">
            <text:p>437947</text:p>
          </table:table-cell>
        </table:table-row>
        <table:table-row table:style-name="ro1">
          <table:table-cell office:value-type="string" calcext:value-type="string">
            <text:p>Otub84384930ce170030f9d2768d279c0d246f259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rthropoda;Insecta;Lepidopterag;Pieridae;Leodonta;Leodonta</text:p>
          </table:table-cell>
          <table:table-cell office:value-type="float" office:value="205794" calcext:value-type="float">
            <text:p>205794</text:p>
          </table:table-cell>
        </table:table-row>
        <table:table-row table:style-name="ro1">
          <table:table-cell office:value-type="string" calcext:value-type="string">
            <text:p>Otub84384930ce170030f9d2768d279c0d246f25938_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rthropoda;Insecta;Lepidopterag;Pieridae;Leodonta;Leodonta</text:p>
          </table:table-cell>
          <table:table-cell office:value-type="float" office:value="205794" calcext:value-type="float">
            <text:p>205794</text:p>
          </table:table-cell>
        </table:table-row>
        <table:table-row table:style-name="ro1">
          <table:table-cell office:value-type="string" calcext:value-type="string">
            <text:p>Otub84384930ce170030f9d2768d279c0d246f25938_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rthropoda;Insecta;Lepidopterag;Pieridae;Leodonta;Leodonta</text:p>
          </table:table-cell>
          <table:table-cell office:value-type="float" office:value="205794" calcext:value-type="float">
            <text:p>205794</text:p>
          </table:table-cell>
        </table:table-row>
        <table:table-row table:style-name="ro1">
          <table:table-cell office:value-type="string" calcext:value-type="string">
            <text:p>Otub84384930ce170030f9d2768d279c0d246f25938_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rthropoda;Insecta;Lepidopterag;Pieridae;Leodonta;Leodonta</text:p>
          </table:table-cell>
          <table:table-cell office:value-type="float" office:value="205794" calcext:value-type="float">
            <text:p>205794</text:p>
          </table:table-cell>
        </table:table-row>
        <table:table-row table:style-name="ro1">
          <table:table-cell office:value-type="string" calcext:value-type="string">
            <text:p>Otub8a134f61efd5404a449866f30b0d3d79ee461d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Ascomycota;Saccharomycetes;Saccharomycetalesg;Saccharomycetaceae;Lachancea;Lachancea</text:p>
          </table:table-cell>
          <table:table-cell/>
        </table:table-row>
        <table:table-row table:style-name="ro1">
          <table:table-cell office:value-type="string" calcext:value-type="string">
            <text:p>Otub8a134f61efd5404a449866f30b0d3d79ee461db_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Ascomycota;Saccharomycetes;Saccharomycetalesg;Saccharomycetaceae;Lachancea;Lachancea</text:p>
          </table:table-cell>
          <table:table-cell office:value-type="float" office:value="1457086" calcext:value-type="float">
            <text:p>1457086</text:p>
          </table:table-cell>
        </table:table-row>
        <table:table-row table:style-name="ro1">
          <table:table-cell office:value-type="string" calcext:value-type="string">
            <text:p>Otub8a134f61efd5404a449866f30b0d3d79ee461db_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Ascomycota;Saccharomycetes;Saccharomycetalesg;Saccharomycetaceae;Lachancea;Lachancea</text:p>
          </table:table-cell>
          <table:table-cell office:value-type="float" office:value="1457086" calcext:value-type="float">
            <text:p>1457086</text:p>
          </table:table-cell>
        </table:table-row>
        <table:table-row table:style-name="ro1">
          <table:table-cell office:value-type="string" calcext:value-type="string">
            <text:p>Otub8a134f61efd5404a449866f30b0d3d79ee461db_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Ascomycota;Saccharomycetes;Saccharomycetalesg;Saccharomycetaceae;Lachancea;Lachancea</text:p>
          </table:table-cell>
          <table:table-cell office:value-type="float" office:value="1457086" calcext:value-type="float">
            <text:p>1457086</text:p>
          </table:table-cell>
        </table:table-row>
        <table:table-row table:style-name="ro1">
          <table:table-cell office:value-type="string" calcext:value-type="string">
            <text:p>Otub8a134f61efd5404a449866f30b0d3d79ee461db_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Ascomycota;Saccharomycetes;Saccharomycetalesg;Saccharomycetaceae;Lachancea;Lachancea</text:p>
          </table:table-cell>
          <table:table-cell office:value-type="float" office:value="1457086" calcext:value-type="float">
            <text:p>1457086</text:p>
          </table:table-cell>
        </table:table-row>
        <table:table-row table:style-name="ro1">
          <table:table-cell office:value-type="string" calcext:value-type="string">
            <text:p>Otub8a134f61efd5404a449866f30b0d3d79ee461db_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Ascomycota;Saccharomycetes;Saccharomycetalesg;Saccharomycetaceae;Lachancea;Lachancea</text:p>
          </table:table-cell>
          <table:table-cell office:value-type="float" office:value="1457086" calcext:value-type="float">
            <text:p>1457086</text:p>
          </table:table-cell>
        </table:table-row>
        <table:table-row table:style-name="ro1">
          <table:table-cell office:value-type="string" calcext:value-type="string">
            <text:p>Otub8a134f61efd5404a449866f30b0d3d79ee461db_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Ascomycota;Saccharomycetes;Saccharomycetalesg;Saccharomycetaceae;Lachancea;Lachancea</text:p>
          </table:table-cell>
          <table:table-cell office:value-type="float" office:value="1457086" calcext:value-type="float">
            <text:p>1457086</text:p>
          </table:table-cell>
        </table:table-row>
        <table:table-row table:style-name="ro1">
          <table:table-cell office:value-type="string" calcext:value-type="string">
            <text:p>Otub8a134f61efd5404a449866f30b0d3d79ee461db_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Ascomycota;Saccharomycetes;Saccharomycetalesg;Saccharomycetaceae;Lachancea;Lachancea</text:p>
          </table:table-cell>
          <table:table-cell office:value-type="float" office:value="1457086" calcext:value-type="float">
            <text:p>1457086</text:p>
          </table:table-cell>
        </table:table-row>
        <table:table-row table:style-name="ro1">
          <table:table-cell office:value-type="string" calcext:value-type="string">
            <text:p>Otub8a134f61efd5404a449866f30b0d3d79ee461db_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Ascomycota;Saccharomycetes;Saccharomycetalesg;Saccharomycetaceae;Lachancea;Lachancea</text:p>
          </table:table-cell>
          <table:table-cell office:value-type="float" office:value="1457086" calcext:value-type="float">
            <text:p>1457086</text:p>
          </table:table-cell>
        </table:table-row>
        <table:table-row table:style-name="ro1">
          <table:table-cell office:value-type="string" calcext:value-type="string">
            <text:p>Otub8a134f61efd5404a449866f30b0d3d79ee461db_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Ascomycota;Saccharomycetes;Saccharomycetalesg;Saccharomycetaceae;Lachancea;Lachancea</text:p>
          </table:table-cell>
          <table:table-cell office:value-type="float" office:value="1457086" calcext:value-type="float">
            <text:p>1457086</text:p>
          </table:table-cell>
        </table:table-row>
        <table:table-row table:style-name="ro1">
          <table:table-cell office:value-type="string" calcext:value-type="string">
            <text:p>Otub8a134f61efd5404a449866f30b0d3d79ee461db_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Ascomycota;Saccharomycetes;Saccharomycetalesg;Saccharomycetaceae;Lachancea;Lachancea</text:p>
          </table:table-cell>
          <table:table-cell office:value-type="float" office:value="1457086" calcext:value-type="float">
            <text:p>1457086</text:p>
          </table:table-cell>
        </table:table-row>
        <table:table-row table:style-name="ro1">
          <table:table-cell office:value-type="string" calcext:value-type="string">
            <text:p>Otub8a134f61efd5404a449866f30b0d3d79ee461db_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Ascomycota;Saccharomycetes;Saccharomycetalesg;Saccharomycetaceae;Lachancea;Lachancea</text:p>
          </table:table-cell>
          <table:table-cell office:value-type="float" office:value="1457086" calcext:value-type="float">
            <text:p>1457086</text:p>
          </table:table-cell>
        </table:table-row>
        <table:table-row table:style-name="ro1">
          <table:table-cell office:value-type="string" calcext:value-type="string">
            <text:p>Otubaee077f44ccb757059f10edd502ccacdaf3955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nidaria;Anthozoa;Actiniariag;Gonactiniidae;Protanthea;Protanthea</text:p>
          </table:table-cell>
          <table:table-cell office:value-type="float" office:value="100738" calcext:value-type="float">
            <text:p>100738</text:p>
          </table:table-cell>
        </table:table-row>
        <table:table-row table:style-name="ro1">
          <table:table-cell office:value-type="string" calcext:value-type="string">
            <text:p>Otubaee077f44ccb757059f10edd502ccacdaf3955d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nidaria;Anthozoa;Actiniariag;Gonactiniidae;Protanthea;Protanthea</text:p>
          </table:table-cell>
          <table:table-cell office:value-type="float" office:value="100738" calcext:value-type="float">
            <text:p>100738</text:p>
          </table:table-cell>
        </table:table-row>
        <table:table-row table:style-name="ro1">
          <table:table-cell office:value-type="string" calcext:value-type="string">
            <text:p>Otubaee077f44ccb757059f10edd502ccacdaf3955d_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nidaria;Anthozoa;Actiniariag;Gonactiniidae;Protanthea;Protanthea</text:p>
          </table:table-cell>
          <table:table-cell office:value-type="float" office:value="100738" calcext:value-type="float">
            <text:p>100738</text:p>
          </table:table-cell>
        </table:table-row>
        <table:table-row table:style-name="ro1">
          <table:table-cell office:value-type="string" calcext:value-type="string">
            <text:p>Otubaee077f44ccb757059f10edd502ccacdaf3955d_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nidaria;Anthozoa;Actiniariag;Gonactiniidae;Protanthea;Protanthea</text:p>
          </table:table-cell>
          <table:table-cell office:value-type="float" office:value="100738" calcext:value-type="float">
            <text:p>100738</text:p>
          </table:table-cell>
        </table:table-row>
        <table:table-row table:style-name="ro1">
          <table:table-cell office:value-type="string" calcext:value-type="string">
            <text:p>Otube3df47a4ddebe997d0fee62d50b97528fd56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apsaspora;Filasterea</text:p>
          </table:table-cell>
          <table:table-cell/>
        </table:table-row>
        <table:table-row table:style-name="ro1">
          <table:table-cell office:value-type="string" calcext:value-type="string">
            <text:p>Otube3df47a4ddebe997d0fee62d50b97528fd56531_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apsaspora;Filasterea</text:p>
          </table:table-cell>
          <table:table-cell office:value-type="float" office:value="582197" calcext:value-type="float">
            <text:p>582197</text:p>
          </table:table-cell>
        </table:table-row>
        <table:table-row table:style-name="ro1">
          <table:table-cell office:value-type="string" calcext:value-type="string">
            <text:p>Otube3df47a4ddebe997d0fee62d50b97528fd56531_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apsaspora;Filasterea</text:p>
          </table:table-cell>
          <table:table-cell office:value-type="float" office:value="582197" calcext:value-type="float">
            <text:p>582197</text:p>
          </table:table-cell>
        </table:table-row>
        <table:table-row table:style-name="ro1">
          <table:table-cell office:value-type="string" calcext:value-type="string">
            <text:p>Otube3df47a4ddebe997d0fee62d50b97528fd56531_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apsaspora;Filasterea</text:p>
          </table:table-cell>
          <table:table-cell office:value-type="float" office:value="582197" calcext:value-type="float">
            <text:p>582197</text:p>
          </table:table-cell>
        </table:table-row>
        <table:table-row table:style-name="ro1">
          <table:table-cell office:value-type="string" calcext:value-type="string">
            <text:p>Otube3df47a4ddebe997d0fee62d50b97528fd56531_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apsaspora;Filasterea</text:p>
          </table:table-cell>
          <table:table-cell office:value-type="float" office:value="582197" calcext:value-type="float">
            <text:p>582197</text:p>
          </table:table-cell>
        </table:table-row>
        <table:table-row table:style-name="ro1">
          <table:table-cell office:value-type="string" calcext:value-type="string">
            <text:p>Otube3df47a4ddebe997d0fee62d50b97528fd56531_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apsaspora;Filasterea</text:p>
          </table:table-cell>
          <table:table-cell office:value-type="float" office:value="582197" calcext:value-type="float">
            <text:p>582197</text:p>
          </table:table-cell>
        </table:table-row>
        <table:table-row table:style-name="ro1">
          <table:table-cell office:value-type="string" calcext:value-type="string">
            <text:p>Otube3df47a4ddebe997d0fee62d50b97528fd56531_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apsaspora;Filasterea</text:p>
          </table:table-cell>
          <table:table-cell office:value-type="float" office:value="582197" calcext:value-type="float">
            <text:p>582197</text:p>
          </table:table-cell>
        </table:table-row>
        <table:table-row table:style-name="ro1">
          <table:table-cell office:value-type="string" calcext:value-type="string">
            <text:p>Otube3df47a4ddebe997d0fee62d50b97528fd56531_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apsaspora;Filasterea</text:p>
          </table:table-cell>
          <table:table-cell office:value-type="float" office:value="582197" calcext:value-type="float">
            <text:p>582197</text:p>
          </table:table-cell>
        </table:table-row>
        <table:table-row table:style-name="ro1">
          <table:table-cell office:value-type="string" calcext:value-type="string">
            <text:p>Otubfce7babbe526c74cb79381defd2a7085e80077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Ectocarpales;Phaeophyceae</text:p>
          </table:table-cell>
          <table:table-cell/>
        </table:table-row>
        <table:table-row table:style-name="ro1">
          <table:table-cell office:value-type="string" calcext:value-type="string">
            <text:p>Otubfce7babbe526c74cb79381defd2a7085e80077f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Ectocarpales;Phaeophyceae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Otubfce7babbe526c74cb79381defd2a7085e80077f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Ectocarpales;Phaeophyceae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Otubfce7babbe526c74cb79381defd2a7085e80077f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Ectocarpales;Phaeophyceae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Otubfce7babbe526c74cb79381defd2a7085e80077f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Ectocarpales;Phaeophyceae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Otubfce7babbe526c74cb79381defd2a7085e80077f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Ectocarpales;Phaeophyceae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Otubfce7babbe526c74cb79381defd2a7085e80077f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Ectocarpales;Phaeophyceae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Otubfce7babbe526c74cb79381defd2a7085e80077f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Ectocarpales;Phaeophyceae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Otubfce7babbe526c74cb79381defd2a7085e80077f_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Ectocarpales;Phaeophyceae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Otubfce7babbe526c74cb79381defd2a7085e80077f_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Ectocarpales;Phaeophyceae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Otubfce7babbe526c74cb79381defd2a7085e80077f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Ectocarpales;Phaeophyceae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Otubfce7babbe526c74cb79381defd2a7085e80077f_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Ectocarpales;Phaeophyceae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Otuc081f080144ebf67abe091575df30e785cc036d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Bacillariophyta;Coscinodiscophyceae;Thalassiosiralesg;Skeletonemataceae;Skeletonema;Skeletonema</text:p>
          </table:table-cell>
          <table:table-cell/>
        </table:table-row>
        <table:table-row table:style-name="ro1">
          <table:table-cell office:value-type="string" calcext:value-type="string">
            <text:p>Otuc081f080144ebf67abe091575df30e785cc036d6_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Bacillariophyta;Coscinodiscophyceae;Thalassiosiralesg;Skeletonemataceae;Skeletonema;Skeletonema</text:p>
          </table:table-cell>
          <table:table-cell office:value-type="float" office:value="149073" calcext:value-type="float">
            <text:p>149073</text:p>
          </table:table-cell>
        </table:table-row>
        <table:table-row table:style-name="ro1">
          <table:table-cell office:value-type="string" calcext:value-type="string">
            <text:p>Otuc081f080144ebf67abe091575df30e785cc036d6_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Bacillariophyta;Coscinodiscophyceae;Thalassiosiralesg;Skeletonemataceae;Skeletonema;Skeletonema</text:p>
          </table:table-cell>
          <table:table-cell office:value-type="float" office:value="149073" calcext:value-type="float">
            <text:p>149073</text:p>
          </table:table-cell>
        </table:table-row>
        <table:table-row table:style-name="ro1">
          <table:table-cell office:value-type="string" calcext:value-type="string">
            <text:p>Otuc081f080144ebf67abe091575df30e785cc036d6_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Bacillariophyta;Coscinodiscophyceae;Thalassiosiralesg;Skeletonemataceae;Skeletonema;Skeletonema</text:p>
          </table:table-cell>
          <table:table-cell office:value-type="float" office:value="149073" calcext:value-type="float">
            <text:p>149073</text:p>
          </table:table-cell>
        </table:table-row>
        <table:table-row table:style-name="ro1">
          <table:table-cell office:value-type="string" calcext:value-type="string">
            <text:p>Otuc081f080144ebf67abe091575df30e785cc036d6_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Bacillariophyta;Coscinodiscophyceae;Thalassiosiralesg;Skeletonemataceae;Skeletonema;Skeletonema</text:p>
          </table:table-cell>
          <table:table-cell office:value-type="float" office:value="149073" calcext:value-type="float">
            <text:p>149073</text:p>
          </table:table-cell>
        </table:table-row>
        <table:table-row table:style-name="ro1">
          <table:table-cell office:value-type="string" calcext:value-type="string">
            <text:p>Otuc081f080144ebf67abe091575df30e785cc036d6_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Bacillariophyta;Coscinodiscophyceae;Thalassiosiralesg;Skeletonemataceae;Skeletonema;Skeletonema</text:p>
          </table:table-cell>
          <table:table-cell office:value-type="float" office:value="149073" calcext:value-type="float">
            <text:p>149073</text:p>
          </table:table-cell>
        </table:table-row>
        <table:table-row table:style-name="ro1">
          <table:table-cell office:value-type="string" calcext:value-type="string">
            <text:p>Otuc081f080144ebf67abe091575df30e785cc036d6_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Bacillariophyta;Coscinodiscophyceae;Thalassiosiralesg;Skeletonemataceae;Skeletonema;Skeletonema</text:p>
          </table:table-cell>
          <table:table-cell office:value-type="float" office:value="149073" calcext:value-type="float">
            <text:p>149073</text:p>
          </table:table-cell>
        </table:table-row>
        <table:table-row table:style-name="ro1">
          <table:table-cell office:value-type="string" calcext:value-type="string">
            <text:p>Otuc081f080144ebf67abe091575df30e785cc036d6_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Bacillariophyta;Coscinodiscophyceae;Thalassiosiralesg;Skeletonemataceae;Skeletonema;Skeletonema</text:p>
          </table:table-cell>
          <table:table-cell office:value-type="float" office:value="149073" calcext:value-type="float">
            <text:p>149073</text:p>
          </table:table-cell>
        </table:table-row>
        <table:table-row table:style-name="ro1">
          <table:table-cell office:value-type="string" calcext:value-type="string">
            <text:p>Otuc081f080144ebf67abe091575df30e785cc036d6_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Bacillariophyta;Coscinodiscophyceae;Thalassiosiralesg;Skeletonemataceae;Skeletonema;Skeletonema</text:p>
          </table:table-cell>
          <table:table-cell office:value-type="float" office:value="149073" calcext:value-type="float">
            <text:p>149073</text:p>
          </table:table-cell>
        </table:table-row>
        <table:table-row table:style-name="ro1">
          <table:table-cell office:value-type="string" calcext:value-type="string">
            <text:p>Otuc081f080144ebf67abe091575df30e785cc036d6_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Bacillariophyta;Coscinodiscophyceae;Thalassiosiralesg;Skeletonemataceae;Skeletonema;Skeletonema</text:p>
          </table:table-cell>
          <table:table-cell office:value-type="float" office:value="149073" calcext:value-type="float">
            <text:p>149073</text:p>
          </table:table-cell>
        </table:table-row>
        <table:table-row table:style-name="ro1">
          <table:table-cell office:value-type="string" calcext:value-type="string">
            <text:p>Otuc081f080144ebf67abe091575df30e785cc036d6_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Bacillariophyta;Coscinodiscophyceae;Thalassiosiralesg;Skeletonemataceae;Skeletonema;Skeletonema</text:p>
          </table:table-cell>
          <table:table-cell office:value-type="float" office:value="149073" calcext:value-type="float">
            <text:p>149073</text:p>
          </table:table-cell>
        </table:table-row>
        <table:table-row table:style-name="ro1">
          <table:table-cell office:value-type="string" calcext:value-type="string">
            <text:p>Otuc081f080144ebf67abe091575df30e785cc036d6_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Bacillariophyta;Coscinodiscophyceae;Thalassiosiralesg;Skeletonemataceae;Skeletonema;Skeletonema</text:p>
          </table:table-cell>
          <table:table-cell office:value-type="float" office:value="149073" calcext:value-type="float">
            <text:p>149073</text:p>
          </table:table-cell>
        </table:table-row>
        <table:table-row table:style-name="ro1">
          <table:table-cell office:value-type="string" calcext:value-type="string">
            <text:p>Otuc4e20ebdc096d7acca711d58083747506b7b9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Mollusca;Gastropoda;Littorinimorphag;Cochliopidae;Pyrgophorus;Pyrgophorus</text:p>
          </table:table-cell>
          <table:table-cell office:value-type="float" office:value="397178" calcext:value-type="float">
            <text:p>397178</text:p>
          </table:table-cell>
        </table:table-row>
        <table:table-row table:style-name="ro1">
          <table:table-cell office:value-type="string" calcext:value-type="string">
            <text:p>Otuc4e20ebdc096d7acca711d58083747506b7b9973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Mollusca;Gastropoda;Littorinimorphag;Cochliopidae;Pyrgophorus;Pyrgophorus</text:p>
          </table:table-cell>
          <table:table-cell office:value-type="float" office:value="397178" calcext:value-type="float">
            <text:p>397178</text:p>
          </table:table-cell>
        </table:table-row>
        <table:table-row table:style-name="ro1">
          <table:table-cell office:value-type="string" calcext:value-type="string">
            <text:p>Otuc4e20ebdc096d7acca711d58083747506b7b9973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Mollusca;Gastropoda;Littorinimorphag;Cochliopidae;Pyrgophorus;Pyrgophorus</text:p>
          </table:table-cell>
          <table:table-cell office:value-type="float" office:value="397178" calcext:value-type="float">
            <text:p>397178</text:p>
          </table:table-cell>
        </table:table-row>
        <table:table-row table:style-name="ro1">
          <table:table-cell office:value-type="string" calcext:value-type="string">
            <text:p>Otuc4e20ebdc096d7acca711d58083747506b7b9973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Mollusca;Gastropoda;Littorinimorphag;Cochliopidae;Pyrgophorus;Pyrgophorus</text:p>
          </table:table-cell>
          <table:table-cell office:value-type="float" office:value="397178" calcext:value-type="float">
            <text:p>397178</text:p>
          </table:table-cell>
        </table:table-row>
        <table:table-row table:style-name="ro1">
          <table:table-cell office:value-type="string" calcext:value-type="string">
            <text:p>Otuc6472ac3786b8d02e4503153682efab29b83ce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Arthropoda;Insecta;Coleopterag;Chrysomelidae;Cephaloleia;Cephaloleia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string" calcext:value-type="string">
            <text:p>Otuc6472ac3786b8d02e4503153682efab29b83ce55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Arthropoda;Insecta;Coleopterag;Chrysomelidae;Cephaloleia;Cephaloleia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string" calcext:value-type="string">
            <text:p>Otuc6472ac3786b8d02e4503153682efab29b83ce55_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Arthropoda;Insecta;Coleopterag;Chrysomelidae;Cephaloleia;Cephaloleia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string" calcext:value-type="string">
            <text:p>Otuc6472ac3786b8d02e4503153682efab29b83ce55_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Arthropoda;Insecta;Coleopterag;Chrysomelidae;Cephaloleia;Cephaloleia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string" calcext:value-type="string">
            <text:p>Otuc8fc6d30c7e8353d20c709e828514ab1e6339ad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Bacillarialesg;Bacillariaceae;Pseudonitzschia;Pseudonitzschia</text:p>
          </table:table-cell>
          <table:table-cell office:value-type="float" office:value="717410" calcext:value-type="float">
            <text:p>717410</text:p>
          </table:table-cell>
        </table:table-row>
        <table:table-row table:style-name="ro1">
          <table:table-cell office:value-type="string" calcext:value-type="string">
            <text:p>Otuc8fc6d30c7e8353d20c709e828514ab1e6339ad4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Bacillarialesg;Bacillariaceae;Pseudonitzschia;Pseudonitzschia</text:p>
          </table:table-cell>
          <table:table-cell office:value-type="float" office:value="717410" calcext:value-type="float">
            <text:p>717410</text:p>
          </table:table-cell>
        </table:table-row>
        <table:table-row table:style-name="ro1">
          <table:table-cell office:value-type="string" calcext:value-type="string">
            <text:p>Otuc8fc6d30c7e8353d20c709e828514ab1e6339ad4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Bacillarialesg;Bacillariaceae;Pseudonitzschia;Pseudonitzschia</text:p>
          </table:table-cell>
          <table:table-cell office:value-type="float" office:value="717410" calcext:value-type="float">
            <text:p>717410</text:p>
          </table:table-cell>
        </table:table-row>
        <table:table-row table:style-name="ro1">
          <table:table-cell office:value-type="string" calcext:value-type="string">
            <text:p>Otuc8fc6d30c7e8353d20c709e828514ab1e6339ad4_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Bacillarialesg;Bacillariaceae;Pseudonitzschia;Pseudonitzschia</text:p>
          </table:table-cell>
          <table:table-cell office:value-type="float" office:value="717410" calcext:value-type="float">
            <text:p>717410</text:p>
          </table:table-cell>
        </table:table-row>
        <table:table-row table:style-name="ro1">
          <table:table-cell office:value-type="string" calcext:value-type="string">
            <text:p>Otuc8fc6d30c7e8353d20c709e828514ab1e6339ad4_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Bacillarialesg;Bacillariaceae;Pseudonitzschia;Pseudonitzschia</text:p>
          </table:table-cell>
          <table:table-cell office:value-type="float" office:value="717410" calcext:value-type="float">
            <text:p>717410</text:p>
          </table:table-cell>
        </table:table-row>
        <table:table-row table:style-name="ro1">
          <table:table-cell office:value-type="string" calcext:value-type="string">
            <text:p>Otuc8fc6d30c7e8353d20c709e828514ab1e6339ad4_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Bacillarialesg;Bacillariaceae;Pseudonitzschia;Pseudonitzschia</text:p>
          </table:table-cell>
          <table:table-cell office:value-type="float" office:value="717410" calcext:value-type="float">
            <text:p>717410</text:p>
          </table:table-cell>
        </table:table-row>
        <table:table-row table:style-name="ro1">
          <table:table-cell office:value-type="string" calcext:value-type="string">
            <text:p>Otuc8fc6d30c7e8353d20c709e828514ab1e6339ad4_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Bacillarialesg;Bacillariaceae;Pseudonitzschia;Pseudonitzschia</text:p>
          </table:table-cell>
          <table:table-cell office:value-type="float" office:value="717410" calcext:value-type="float">
            <text:p>717410</text:p>
          </table:table-cell>
        </table:table-row>
        <table:table-row table:style-name="ro1">
          <table:table-cell office:value-type="string" calcext:value-type="string">
            <text:p>Otuc8fc6d30c7e8353d20c709e828514ab1e6339ad4_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Bacillarialesg;Bacillariaceae;Pseudonitzschia;Pseudonitzschia</text:p>
          </table:table-cell>
          <table:table-cell office:value-type="float" office:value="717410" calcext:value-type="float">
            <text:p>717410</text:p>
          </table:table-cell>
        </table:table-row>
        <table:table-row table:style-name="ro1">
          <table:table-cell office:value-type="string" calcext:value-type="string">
            <text:p>Otuc901e2098f054dac51fcfd3ae2d593be7f0dd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/>
        </table:table-row>
        <table:table-row table:style-name="ro1">
          <table:table-cell office:value-type="string" calcext:value-type="string">
            <text:p>Otuc901e2098f054dac51fcfd3ae2d593be7f0dd546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c901e2098f054dac51fcfd3ae2d593be7f0dd546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c901e2098f054dac51fcfd3ae2d593be7f0dd546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c901e2098f054dac51fcfd3ae2d593be7f0dd546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c901e2098f054dac51fcfd3ae2d593be7f0dd546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c901e2098f054dac51fcfd3ae2d593be7f0dd546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c901e2098f054dac51fcfd3ae2d593be7f0dd546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c901e2098f054dac51fcfd3ae2d593be7f0dd546_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c901e2098f054dac51fcfd3ae2d593be7f0dd546_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c901e2098f054dac51fcfd3ae2d593be7f0dd546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c901e2098f054dac51fcfd3ae2d593be7f0dd546_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c901e2098f054dac51fcfd3ae2d593be7f0dd546_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c901e2098f054dac51fcfd3ae2d593be7f0dd546_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c901e2098f054dac51fcfd3ae2d593be7f0dd546_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c901e2098f054dac51fcfd3ae2d593be7f0dd546_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Caloglossa;Caloglossa</text:p>
          </table:table-cell>
          <table:table-cell office:value-type="float" office:value="205694" calcext:value-type="float">
            <text:p>205694</text:p>
          </table:table-cell>
        </table:table-row>
        <table:table-row table:style-name="ro1">
          <table:table-cell office:value-type="string" calcext:value-type="string">
            <text:p>Otucb0ac16ee808a0328286463725d534ed8133d1b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rthropoda;Insecta;Hemipterag;Cercopidae;Mahanarva;Mahanarva</text:p>
          </table:table-cell>
          <table:table-cell office:value-type="float" office:value="108726" calcext:value-type="float">
            <text:p>108726</text:p>
          </table:table-cell>
        </table:table-row>
        <table:table-row table:style-name="ro1">
          <table:table-cell office:value-type="string" calcext:value-type="string">
            <text:p>Otucb0ac16ee808a0328286463725d534ed8133d1bc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rthropoda;Insecta;Hemipterag;Cercopidae;Mahanarva;Mahanarva</text:p>
          </table:table-cell>
          <table:table-cell office:value-type="float" office:value="108726" calcext:value-type="float">
            <text:p>108726</text:p>
          </table:table-cell>
        </table:table-row>
        <table:table-row table:style-name="ro1">
          <table:table-cell office:value-type="string" calcext:value-type="string">
            <text:p>Otucb0ac16ee808a0328286463725d534ed8133d1bc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rthropoda;Insecta;Hemipterag;Cercopidae;Mahanarva;Mahanarva</text:p>
          </table:table-cell>
          <table:table-cell office:value-type="float" office:value="108726" calcext:value-type="float">
            <text:p>108726</text:p>
          </table:table-cell>
        </table:table-row>
        <table:table-row table:style-name="ro1">
          <table:table-cell office:value-type="string" calcext:value-type="string">
            <text:p>Otucb0ac16ee808a0328286463725d534ed8133d1bc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rthropoda;Insecta;Hemipterag;Cercopidae;Mahanarva;Mahanarva</text:p>
          </table:table-cell>
          <table:table-cell office:value-type="float" office:value="108726" calcext:value-type="float">
            <text:p>108726</text:p>
          </table:table-cell>
        </table:table-row>
        <table:table-row table:style-name="ro1">
          <table:table-cell office:value-type="string" calcext:value-type="string">
            <text:p>Otucb2175437a7ac2c8d562e1267f7a8b6ffebdad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cb2175437a7ac2c8d562e1267f7a8b6ffebdad45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cb2175437a7ac2c8d562e1267f7a8b6ffebdad45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cb2175437a7ac2c8d562e1267f7a8b6ffebdad45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cb2175437a7ac2c8d562e1267f7a8b6ffebdad45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cb2175437a7ac2c8d562e1267f7a8b6ffebdad45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cb2175437a7ac2c8d562e1267f7a8b6ffebdad45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cb2175437a7ac2c8d562e1267f7a8b6ffebdad45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cb2175437a7ac2c8d562e1267f7a8b6ffebdad45_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cb2175437a7ac2c8d562e1267f7a8b6ffebdad45_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cb2175437a7ac2c8d562e1267f7a8b6ffebdad45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cb2175437a7ac2c8d562e1267f7a8b6ffebdad45_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cb2175437a7ac2c8d562e1267f7a8b6ffebdad45_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cb2175437a7ac2c8d562e1267f7a8b6ffebdad45_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cb2175437a7ac2c8d562e1267f7a8b6ffebdad45_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cb2175437a7ac2c8d562e1267f7a8b6ffebdad45_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cb2175437a7ac2c8d562e1267f7a8b6ffebdad45_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cb2175437a7ac2c8d562e1267f7a8b6ffebdad45_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cb2175437a7ac2c8d562e1267f7a8b6ffebdad45_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cb2175437a7ac2c8d562e1267f7a8b6ffebdad45_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cb2175437a7ac2c8d562e1267f7a8b6ffebdad45_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cb2175437a7ac2c8d562e1267f7a8b6ffebdad45_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cb2175437a7ac2c8d562e1267f7a8b6ffebdad45_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cb2175437a7ac2c8d562e1267f7a8b6ffebdad45_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cb2175437a7ac2c8d562e1267f7a8b6ffebdad45_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cb2175437a7ac2c8d562e1267f7a8b6ffebdad45_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cb2175437a7ac2c8d562e1267f7a8b6ffebdad45_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cb2175437a7ac2c8d562e1267f7a8b6ffebdad45_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cb2175437a7ac2c8d562e1267f7a8b6ffebdad45_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cb2175437a7ac2c8d562e1267f7a8b6ffebdad45_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cb2175437a7ac2c8d562e1267f7a8b6ffebdad45_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cb2175437a7ac2c8d562e1267f7a8b6ffebdad45_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cb2175437a7ac2c8d562e1267f7a8b6ffebdad45_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cb2175437a7ac2c8d562e1267f7a8b6ffebdad45_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cb2175437a7ac2c8d562e1267f7a8b6ffebdad45_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cb2175437a7ac2c8d562e1267f7a8b6ffebdad45_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Paramoeba;Paramoeba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Otucd34d9ad9d15f1636ed9ad262e14ec8480019df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Porifera;Demospongiae;Axinellidag;Axinellidae;Axinella;Axinella</text:p>
          </table:table-cell>
          <table:table-cell office:value-type="float" office:value="131774" calcext:value-type="float">
            <text:p>131774</text:p>
          </table:table-cell>
        </table:table-row>
        <table:table-row table:style-name="ro1">
          <table:table-cell office:value-type="string" calcext:value-type="string">
            <text:p>Otucd34d9ad9d15f1636ed9ad262e14ec8480019df9_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Porifera;Demospongiae;Axinellidag;Axinellidae;Axinella;Axinella</text:p>
          </table:table-cell>
          <table:table-cell office:value-type="float" office:value="131774" calcext:value-type="float">
            <text:p>131774</text:p>
          </table:table-cell>
        </table:table-row>
        <table:table-row table:style-name="ro1">
          <table:table-cell office:value-type="string" calcext:value-type="string">
            <text:p>Otucd34d9ad9d15f1636ed9ad262e14ec8480019df9_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Porifera;Demospongiae;Axinellidag;Axinellidae;Axinella;Axinella</text:p>
          </table:table-cell>
          <table:table-cell office:value-type="float" office:value="131774" calcext:value-type="float">
            <text:p>131774</text:p>
          </table:table-cell>
        </table:table-row>
        <table:table-row table:style-name="ro1">
          <table:table-cell office:value-type="string" calcext:value-type="string">
            <text:p>Otucd34d9ad9d15f1636ed9ad262e14ec8480019df9_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Porifera;Demospongiae;Axinellidag;Axinellidae;Axinella;Axinella</text:p>
          </table:table-cell>
          <table:table-cell office:value-type="float" office:value="131774" calcext:value-type="float">
            <text:p>131774</text:p>
          </table:table-cell>
        </table:table-row>
        <table:table-row table:style-name="ro1">
          <table:table-cell office:value-type="string" calcext:value-type="string">
            <text:p>Otucdb78e2bc0b6c19635c923297595ebfafd3975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Nematoda;Chromadorea;Rhabditidag;Rhabditidae;Caenorhabditis;Caenorhabditis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string" calcext:value-type="string">
            <text:p>Otucdb78e2bc0b6c19635c923297595ebfafd397525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Nematoda;Chromadorea;Rhabditidag;Rhabditidae;Caenorhabditis;Caenorhabditis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string" calcext:value-type="string">
            <text:p>Otucdb78e2bc0b6c19635c923297595ebfafd397525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Nematoda;Chromadorea;Rhabditidag;Rhabditidae;Caenorhabditis;Caenorhabditis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string" calcext:value-type="string">
            <text:p>Otucdb78e2bc0b6c19635c923297595ebfafd397525_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Nematoda;Chromadorea;Rhabditidag;Rhabditidae;Caenorhabditis;Caenorhabditis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string" calcext:value-type="string">
            <text:p>Otucdb78e2bc0b6c19635c923297595ebfafd397525_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Nematoda;Chromadorea;Rhabditidag;Rhabditidae;Caenorhabditis;Caenorhabditis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string" calcext:value-type="string">
            <text:p>Otucdb78e2bc0b6c19635c923297595ebfafd397525_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Nematoda;Chromadorea;Rhabditidag;Rhabditidae;Caenorhabditis;Caenorhabditis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string" calcext:value-type="string">
            <text:p>Otucdb78e2bc0b6c19635c923297595ebfafd397525_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Nematoda;Chromadorea;Rhabditidag;Rhabditidae;Caenorhabditis;Caenorhabditis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string" calcext:value-type="string">
            <text:p>Otucdb78e2bc0b6c19635c923297595ebfafd397525_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Nematoda;Chromadorea;Rhabditidag;Rhabditidae;Caenorhabditis;Caenorhabditis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string" calcext:value-type="string">
            <text:p>Otud00ced17c1912dcd5b5cb4fbad179f8e584f30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rthropoda;Insecta;Neuropterag;Mantispidae;Anchieta;Anchieta</text:p>
          </table:table-cell>
          <table:table-cell office:value-type="float" office:value="137345" calcext:value-type="float">
            <text:p>137345</text:p>
          </table:table-cell>
        </table:table-row>
        <table:table-row table:style-name="ro1">
          <table:table-cell office:value-type="string" calcext:value-type="string">
            <text:p>Otud00ced17c1912dcd5b5cb4fbad179f8e584f3091_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rthropoda;Insecta;Neuropterag;Mantispidae;Anchieta;Anchieta</text:p>
          </table:table-cell>
          <table:table-cell office:value-type="float" office:value="137345" calcext:value-type="float">
            <text:p>137345</text:p>
          </table:table-cell>
        </table:table-row>
        <table:table-row table:style-name="ro1">
          <table:table-cell office:value-type="string" calcext:value-type="string">
            <text:p>Otud00ced17c1912dcd5b5cb4fbad179f8e584f3091_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rthropoda;Insecta;Neuropterag;Mantispidae;Anchieta;Anchieta</text:p>
          </table:table-cell>
          <table:table-cell office:value-type="float" office:value="137345" calcext:value-type="float">
            <text:p>137345</text:p>
          </table:table-cell>
        </table:table-row>
        <table:table-row table:style-name="ro1">
          <table:table-cell office:value-type="string" calcext:value-type="string">
            <text:p>Otud00ced17c1912dcd5b5cb4fbad179f8e584f3091_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rthropoda;Insecta;Neuropterag;Mantispidae;Anchieta;Anchieta</text:p>
          </table:table-cell>
          <table:table-cell office:value-type="float" office:value="137345" calcext:value-type="float">
            <text:p>137345</text:p>
          </table:table-cell>
        </table:table-row>
        <table:table-row table:style-name="ro1">
          <table:table-cell office:value-type="string" calcext:value-type="string">
            <text:p>Otud15b81095d86c677c690545a7bd01f2c9e670cb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Vexilliferidae;Vexillifera;Vexillifera</text:p>
          </table:table-cell>
          <table:table-cell office:value-type="float" office:value="120570" calcext:value-type="float">
            <text:p>120570</text:p>
          </table:table-cell>
        </table:table-row>
        <table:table-row table:style-name="ro1">
          <table:table-cell office:value-type="string" calcext:value-type="string">
            <text:p>Otud15b81095d86c677c690545a7bd01f2c9e670cb6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Vexilliferidae;Vexillifera;Vexillifera</text:p>
          </table:table-cell>
          <table:table-cell office:value-type="float" office:value="120570" calcext:value-type="float">
            <text:p>120570</text:p>
          </table:table-cell>
        </table:table-row>
        <table:table-row table:style-name="ro1">
          <table:table-cell office:value-type="string" calcext:value-type="string">
            <text:p>Otud15b81095d86c677c690545a7bd01f2c9e670cb6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Vexilliferidae;Vexillifera;Vexillifera</text:p>
          </table:table-cell>
          <table:table-cell office:value-type="float" office:value="120570" calcext:value-type="float">
            <text:p>120570</text:p>
          </table:table-cell>
        </table:table-row>
        <table:table-row table:style-name="ro1">
          <table:table-cell office:value-type="string" calcext:value-type="string">
            <text:p>Otud15b81095d86c677c690545a7bd01f2c9e670cb6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Vexilliferidae;Vexillifera;Vexillifera</text:p>
          </table:table-cell>
          <table:table-cell office:value-type="float" office:value="120570" calcext:value-type="float">
            <text:p>120570</text:p>
          </table:table-cell>
        </table:table-row>
        <table:table-row table:style-name="ro1">
          <table:table-cell office:value-type="string" calcext:value-type="string">
            <text:p>Otud15b81095d86c677c690545a7bd01f2c9e670cb6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Vexilliferidae;Vexillifera;Vexillifera</text:p>
          </table:table-cell>
          <table:table-cell office:value-type="float" office:value="120570" calcext:value-type="float">
            <text:p>120570</text:p>
          </table:table-cell>
        </table:table-row>
        <table:table-row table:style-name="ro1">
          <table:table-cell office:value-type="string" calcext:value-type="string">
            <text:p>Otud15b81095d86c677c690545a7bd01f2c9e670cb6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Vexilliferidae;Vexillifera;Vexillifera</text:p>
          </table:table-cell>
          <table:table-cell office:value-type="float" office:value="120570" calcext:value-type="float">
            <text:p>120570</text:p>
          </table:table-cell>
        </table:table-row>
        <table:table-row table:style-name="ro1">
          <table:table-cell office:value-type="string" calcext:value-type="string">
            <text:p>Otud15b81095d86c677c690545a7bd01f2c9e670cb6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Vexilliferidae;Vexillifera;Vexillifera</text:p>
          </table:table-cell>
          <table:table-cell office:value-type="float" office:value="120570" calcext:value-type="float">
            <text:p>120570</text:p>
          </table:table-cell>
        </table:table-row>
        <table:table-row table:style-name="ro1">
          <table:table-cell office:value-type="string" calcext:value-type="string">
            <text:p>Otud15b81095d86c677c690545a7bd01f2c9e670cb6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Vexilliferidae;Vexillifera;Vexillifera</text:p>
          </table:table-cell>
          <table:table-cell office:value-type="float" office:value="120570" calcext:value-type="float">
            <text:p>120570</text:p>
          </table:table-cell>
        </table:table-row>
        <table:table-row table:style-name="ro1">
          <table:table-cell office:value-type="string" calcext:value-type="string">
            <text:p>Otud22240b7a6cb10d58576fcf0237927db23ef791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latyhelminthes;Rhabditophora;Polycladidag;Cestoplanidae;Cestoplana;Cestoplana</text:p>
          </table:table-cell>
          <table:table-cell office:value-type="float" office:value="142217" calcext:value-type="float">
            <text:p>142217</text:p>
          </table:table-cell>
        </table:table-row>
        <table:table-row table:style-name="ro1">
          <table:table-cell office:value-type="string" calcext:value-type="string">
            <text:p>Otud22240b7a6cb10d58576fcf0237927db23ef791a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latyhelminthes;Rhabditophora;Polycladidag;Cestoplanidae;Cestoplana;Cestoplana</text:p>
          </table:table-cell>
          <table:table-cell office:value-type="float" office:value="142217" calcext:value-type="float">
            <text:p>142217</text:p>
          </table:table-cell>
        </table:table-row>
        <table:table-row table:style-name="ro1">
          <table:table-cell office:value-type="string" calcext:value-type="string">
            <text:p>Otud22240b7a6cb10d58576fcf0237927db23ef791a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latyhelminthes;Rhabditophora;Polycladidag;Cestoplanidae;Cestoplana;Cestoplana</text:p>
          </table:table-cell>
          <table:table-cell office:value-type="float" office:value="142217" calcext:value-type="float">
            <text:p>142217</text:p>
          </table:table-cell>
        </table:table-row>
        <table:table-row table:style-name="ro1">
          <table:table-cell office:value-type="string" calcext:value-type="string">
            <text:p>Otud22240b7a6cb10d58576fcf0237927db23ef791a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Platyhelminthes;Rhabditophora;Polycladidag;Cestoplanidae;Cestoplana;Cestoplana</text:p>
          </table:table-cell>
          <table:table-cell office:value-type="float" office:value="142217" calcext:value-type="float">
            <text:p>142217</text:p>
          </table:table-cell>
        </table:table-row>
        <table:table-row table:style-name="ro1">
          <table:table-cell office:value-type="string" calcext:value-type="string">
            <text:p>Otud3e25e9af9d5244b582d5777db3a0888aff1cfb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Desmarestiales;Phaeophyceae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Otud3e25e9af9d5244b582d5777db3a0888aff1cfb9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Desmarestiales;Phaeophyceae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Otud3e25e9af9d5244b582d5777db3a0888aff1cfb9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Desmarestiales;Phaeophyceae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Otud3e25e9af9d5244b582d5777db3a0888aff1cfb9_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Desmarestiales;Phaeophyceae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Otud480f6de0f7502eca94641bf5074e87a3f02a4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Rhodophyta;Florideophyceae;Corallinalesg;Corallinaceae;Corallina;Corallina</text:p>
          </table:table-cell>
          <table:table-cell office:value-type="float" office:value="144007" calcext:value-type="float">
            <text:p>144007</text:p>
          </table:table-cell>
        </table:table-row>
        <table:table-row table:style-name="ro1">
          <table:table-cell office:value-type="string" calcext:value-type="string">
            <text:p>Otud480f6de0f7502eca94641bf5074e87a3f02a499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Rhodophyta;Florideophyceae;Corallinalesg;Corallinaceae;Corallina;Corallina</text:p>
          </table:table-cell>
          <table:table-cell office:value-type="float" office:value="144007" calcext:value-type="float">
            <text:p>144007</text:p>
          </table:table-cell>
        </table:table-row>
        <table:table-row table:style-name="ro1">
          <table:table-cell office:value-type="string" calcext:value-type="string">
            <text:p>Otud480f6de0f7502eca94641bf5074e87a3f02a499_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Rhodophyta;Florideophyceae;Corallinalesg;Corallinaceae;Corallina;Corallina</text:p>
          </table:table-cell>
          <table:table-cell office:value-type="float" office:value="144007" calcext:value-type="float">
            <text:p>144007</text:p>
          </table:table-cell>
        </table:table-row>
        <table:table-row table:style-name="ro1">
          <table:table-cell office:value-type="string" calcext:value-type="string">
            <text:p>Otud480f6de0f7502eca94641bf5074e87a3f02a499_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Rhodophyta;Florideophyceae;Corallinalesg;Corallinaceae;Corallina;Corallina</text:p>
          </table:table-cell>
          <table:table-cell office:value-type="float" office:value="144007" calcext:value-type="float">
            <text:p>144007</text:p>
          </table:table-cell>
        </table:table-row>
        <table:table-row table:style-name="ro1">
          <table:table-cell office:value-type="string" calcext:value-type="string">
            <text:p>Otud5609f7559a0a6e6c24403b68a7df038c770a5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Heterolobosea;Acrasidae;Acrasidaeg;Acrasidae;Acrasis;Acrasis</text:p>
          </table:table-cell>
          <table:table-cell/>
        </table:table-row>
        <table:table-row table:style-name="ro1">
          <table:table-cell office:value-type="string" calcext:value-type="string">
            <text:p>Otud5609f7559a0a6e6c24403b68a7df038c770a534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Heterolobosea;Acrasidae;Acrasidaeg;Acrasidae;Acrasis;Acrasis</text:p>
          </table:table-cell>
          <table:table-cell/>
        </table:table-row>
        <table:table-row table:style-name="ro1">
          <table:table-cell office:value-type="string" calcext:value-type="string">
            <text:p>Otud5609f7559a0a6e6c24403b68a7df038c770a534_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Heterolobosea;Acrasidae;Acrasidaeg;Acrasidae;Acrasis;Acrasis</text:p>
          </table:table-cell>
          <table:table-cell office:value-type="float" office:value="771021" calcext:value-type="float">
            <text:p>771021</text:p>
          </table:table-cell>
        </table:table-row>
        <table:table-row table:style-name="ro1">
          <table:table-cell office:value-type="string" calcext:value-type="string">
            <text:p>Otud5609f7559a0a6e6c24403b68a7df038c770a534_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Heterolobosea;Acrasidae;Acrasidaeg;Acrasidae;Acrasis;Acrasis</text:p>
          </table:table-cell>
          <table:table-cell office:value-type="float" office:value="771021" calcext:value-type="float">
            <text:p>771021</text:p>
          </table:table-cell>
        </table:table-row>
        <table:table-row table:style-name="ro1">
          <table:table-cell office:value-type="string" calcext:value-type="string">
            <text:p>Otud5609f7559a0a6e6c24403b68a7df038c770a534_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Heterolobosea;Acrasidae;Acrasidaeg;Acrasidae;Acrasis;Acrasis</text:p>
          </table:table-cell>
          <table:table-cell office:value-type="float" office:value="771021" calcext:value-type="float">
            <text:p>771021</text:p>
          </table:table-cell>
        </table:table-row>
        <table:table-row table:style-name="ro1">
          <table:table-cell office:value-type="string" calcext:value-type="string">
            <text:p>Otud5609f7559a0a6e6c24403b68a7df038c770a534_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Heterolobosea;Acrasidae;Acrasidaeg;Acrasidae;Acrasis;Acrasis</text:p>
          </table:table-cell>
          <table:table-cell office:value-type="float" office:value="771021" calcext:value-type="float">
            <text:p>771021</text:p>
          </table:table-cell>
        </table:table-row>
        <table:table-row table:style-name="ro1">
          <table:table-cell office:value-type="string" calcext:value-type="string">
            <text:p>Otud5609f7559a0a6e6c24403b68a7df038c770a534_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Heterolobosea;Acrasidae;Acrasidaeg;Acrasidae;Acrasis;Acrasis</text:p>
          </table:table-cell>
          <table:table-cell office:value-type="float" office:value="771021" calcext:value-type="float">
            <text:p>771021</text:p>
          </table:table-cell>
        </table:table-row>
        <table:table-row table:style-name="ro1">
          <table:table-cell office:value-type="string" calcext:value-type="string">
            <text:p>Otud5609f7559a0a6e6c24403b68a7df038c770a534_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Heterolobosea;Acrasidae;Acrasidaeg;Acrasidae;Acrasis;Acrasis</text:p>
          </table:table-cell>
          <table:table-cell office:value-type="float" office:value="771021" calcext:value-type="float">
            <text:p>771021</text:p>
          </table:table-cell>
        </table:table-row>
        <table:table-row table:style-name="ro1">
          <table:table-cell office:value-type="string" calcext:value-type="string">
            <text:p>Otud5609f7559a0a6e6c24403b68a7df038c770a534_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Heterolobosea;Acrasidae;Acrasidaeg;Acrasidae;Acrasis;Acrasis</text:p>
          </table:table-cell>
          <table:table-cell office:value-type="float" office:value="771021" calcext:value-type="float">
            <text:p>771021</text:p>
          </table:table-cell>
        </table:table-row>
        <table:table-row table:style-name="ro1">
          <table:table-cell office:value-type="string" calcext:value-type="string">
            <text:p>Otud5609f7559a0a6e6c24403b68a7df038c770a534_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Heterolobosea;Acrasidae;Acrasidaeg;Acrasidae;Acrasis;Acrasis</text:p>
          </table:table-cell>
          <table:table-cell office:value-type="float" office:value="771021" calcext:value-type="float">
            <text:p>771021</text:p>
          </table:table-cell>
        </table:table-row>
        <table:table-row table:style-name="ro1">
          <table:table-cell office:value-type="string" calcext:value-type="string">
            <text:p>Otud5609f7559a0a6e6c24403b68a7df038c770a534_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Heterolobosea;Acrasidae;Acrasidaeg;Acrasidae;Acrasis;Acrasis</text:p>
          </table:table-cell>
          <table:table-cell office:value-type="float" office:value="771021" calcext:value-type="float">
            <text:p>771021</text:p>
          </table:table-cell>
        </table:table-row>
        <table:table-row table:style-name="ro1">
          <table:table-cell office:value-type="string" calcext:value-type="string">
            <text:p>Otud5609f7559a0a6e6c24403b68a7df038c770a534_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Heterolobosea;Acrasidae;Acrasidaeg;Acrasidae;Acrasis;Acrasis</text:p>
          </table:table-cell>
          <table:table-cell office:value-type="float" office:value="771021" calcext:value-type="float">
            <text:p>771021</text:p>
          </table:table-cell>
        </table:table-row>
        <table:table-row table:style-name="ro1">
          <table:table-cell office:value-type="string" calcext:value-type="string">
            <text:p>Otud65ca0b19edfd15c4e2e13f1bcea04a99bb16f5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Coscinodiscophyceae;Melosiralesg;Melosiraceae;Melosira;Melosira</text:p>
          </table:table-cell>
          <table:table-cell office:value-type="float" office:value="149042" calcext:value-type="float">
            <text:p>149042</text:p>
          </table:table-cell>
        </table:table-row>
        <table:table-row table:style-name="ro1">
          <table:table-cell office:value-type="string" calcext:value-type="string">
            <text:p>Otud65ca0b19edfd15c4e2e13f1bcea04a99bb16f5a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Coscinodiscophyceae;Melosiralesg;Melosiraceae;Melosira;Melosira</text:p>
          </table:table-cell>
          <table:table-cell office:value-type="float" office:value="149042" calcext:value-type="float">
            <text:p>149042</text:p>
          </table:table-cell>
        </table:table-row>
        <table:table-row table:style-name="ro1">
          <table:table-cell office:value-type="string" calcext:value-type="string">
            <text:p>Otud65ca0b19edfd15c4e2e13f1bcea04a99bb16f5a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Coscinodiscophyceae;Melosiralesg;Melosiraceae;Melosira;Melosira</text:p>
          </table:table-cell>
          <table:table-cell office:value-type="float" office:value="149042" calcext:value-type="float">
            <text:p>149042</text:p>
          </table:table-cell>
        </table:table-row>
        <table:table-row table:style-name="ro1">
          <table:table-cell office:value-type="string" calcext:value-type="string">
            <text:p>Otud65ca0b19edfd15c4e2e13f1bcea04a99bb16f5a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Coscinodiscophyceae;Melosiralesg;Melosiraceae;Melosira;Melosira</text:p>
          </table:table-cell>
          <table:table-cell office:value-type="float" office:value="149042" calcext:value-type="float">
            <text:p>149042</text:p>
          </table:table-cell>
        </table:table-row>
        <table:table-row table:style-name="ro1">
          <table:table-cell office:value-type="string" calcext:value-type="string">
            <text:p>Otud70474db1a65706ee6ced9f7e22f3c27bae50f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d70474db1a65706ee6ced9f7e22f3c27bae50f73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d70474db1a65706ee6ced9f7e22f3c27bae50f73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d70474db1a65706ee6ced9f7e22f3c27bae50f73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d70474db1a65706ee6ced9f7e22f3c27bae50f73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d70474db1a65706ee6ced9f7e22f3c27bae50f73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d70474db1a65706ee6ced9f7e22f3c27bae50f73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d70474db1a65706ee6ced9f7e22f3c27bae50f73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d70474db1a65706ee6ced9f7e22f3c27bae50f73_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d70474db1a65706ee6ced9f7e22f3c27bae50f73_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d70474db1a65706ee6ced9f7e22f3c27bae50f73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d70474db1a65706ee6ced9f7e22f3c27bae50f73_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d70474db1a65706ee6ced9f7e22f3c27bae50f73_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d70474db1a65706ee6ced9f7e22f3c27bae50f73_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d70474db1a65706ee6ced9f7e22f3c27bae50f73_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d70474db1a65706ee6ced9f7e22f3c27bae50f73_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d70474db1a65706ee6ced9f7e22f3c27bae50f73_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d70474db1a65706ee6ced9f7e22f3c27bae50f73_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d70474db1a65706ee6ced9f7e22f3c27bae50f73_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d70474db1a65706ee6ced9f7e22f3c27bae50f73_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d70474db1a65706ee6ced9f7e22f3c27bae50f73_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d70474db1a65706ee6ced9f7e22f3c27bae50f73_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d70474db1a65706ee6ced9f7e22f3c27bae50f73_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d70474db1a65706ee6ced9f7e22f3c27bae50f73_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d70474db1a65706ee6ced9f7e22f3c27bae50f73_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d70474db1a65706ee6ced9f7e22f3c27bae50f73_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d70474db1a65706ee6ced9f7e22f3c27bae50f73_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d70474db1a65706ee6ced9f7e22f3c27bae50f73_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d70474db1a65706ee6ced9f7e22f3c27bae50f73_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d70474db1a65706ee6ced9f7e22f3c27bae50f73_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d70474db1a65706ee6ced9f7e22f3c27bae50f73_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d70474db1a65706ee6ced9f7e22f3c27bae50f73_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d70474db1a65706ee6ced9f7e22f3c27bae50f73_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d70474db1a65706ee6ced9f7e22f3c27bae50f73_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d70474db1a65706ee6ced9f7e22f3c27bae50f73_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d70474db1a65706ee6ced9f7e22f3c27bae50f73_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d70474db1a65706ee6ced9f7e22f3c27bae50f73_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d70474db1a65706ee6ced9f7e22f3c27bae50f73_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d70474db1a65706ee6ced9f7e22f3c27bae50f73_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d70474db1a65706ee6ced9f7e22f3c27bae50f73_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d70474db1a65706ee6ced9f7e22f3c27bae50f73_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d70474db1a65706ee6ced9f7e22f3c27bae50f73_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d70474db1a65706ee6ced9f7e22f3c27bae50f73_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d70474db1a65706ee6ced9f7e22f3c27bae50f73_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d9a20736eabba8e6b8f802ef5c32103813844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Platysiphonia;Platysiphonia</text:p>
          </table:table-cell>
          <table:table-cell/>
        </table:table-row>
        <table:table-row table:style-name="ro1">
          <table:table-cell office:value-type="string" calcext:value-type="string">
            <text:p>Otud9a20736eabba8e6b8f802ef5c32103813844207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Platysiphonia;Platysiphonia</text:p>
          </table:table-cell>
          <table:table-cell office:value-type="float" office:value="143896" calcext:value-type="float">
            <text:p>143896</text:p>
          </table:table-cell>
        </table:table-row>
        <table:table-row table:style-name="ro1">
          <table:table-cell office:value-type="string" calcext:value-type="string">
            <text:p>Otud9a20736eabba8e6b8f802ef5c32103813844207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Platysiphonia;Platysiphonia</text:p>
          </table:table-cell>
          <table:table-cell office:value-type="float" office:value="143896" calcext:value-type="float">
            <text:p>143896</text:p>
          </table:table-cell>
        </table:table-row>
        <table:table-row table:style-name="ro1">
          <table:table-cell office:value-type="string" calcext:value-type="string">
            <text:p>Otud9a20736eabba8e6b8f802ef5c32103813844207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Platysiphonia;Platysiphonia</text:p>
          </table:table-cell>
          <table:table-cell office:value-type="float" office:value="143896" calcext:value-type="float">
            <text:p>143896</text:p>
          </table:table-cell>
        </table:table-row>
        <table:table-row table:style-name="ro1">
          <table:table-cell office:value-type="string" calcext:value-type="string">
            <text:p>Otud9a20736eabba8e6b8f802ef5c32103813844207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Platysiphonia;Platysiphonia</text:p>
          </table:table-cell>
          <table:table-cell office:value-type="float" office:value="143896" calcext:value-type="float">
            <text:p>143896</text:p>
          </table:table-cell>
        </table:table-row>
        <table:table-row table:style-name="ro1">
          <table:table-cell office:value-type="string" calcext:value-type="string">
            <text:p>Otud9a20736eabba8e6b8f802ef5c32103813844207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Platysiphonia;Platysiphonia</text:p>
          </table:table-cell>
          <table:table-cell office:value-type="float" office:value="143896" calcext:value-type="float">
            <text:p>143896</text:p>
          </table:table-cell>
        </table:table-row>
        <table:table-row table:style-name="ro1">
          <table:table-cell office:value-type="string" calcext:value-type="string">
            <text:p>Otud9a20736eabba8e6b8f802ef5c32103813844207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Platysiphonia;Platysiphonia</text:p>
          </table:table-cell>
          <table:table-cell office:value-type="float" office:value="143896" calcext:value-type="float">
            <text:p>143896</text:p>
          </table:table-cell>
        </table:table-row>
        <table:table-row table:style-name="ro1">
          <table:table-cell office:value-type="string" calcext:value-type="string">
            <text:p>Otud9a20736eabba8e6b8f802ef5c32103813844207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Delesseriaceae;Platysiphonia;Platysiphonia</text:p>
          </table:table-cell>
          <table:table-cell office:value-type="float" office:value="143896" calcext:value-type="float">
            <text:p>143896</text:p>
          </table:table-cell>
        </table:table-row>
        <table:table-row table:style-name="ro1">
          <table:table-cell office:value-type="string" calcext:value-type="string">
            <text:p>Otudc7542602615808496a4fa1224761739190b4b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Saccharomycetes;Saccharomycetalesg;Saccharomycetaceae;Lachancea;Lachancea</text:p>
          </table:table-cell>
          <table:table-cell/>
        </table:table-row>
        <table:table-row table:style-name="ro1">
          <table:table-cell office:value-type="string" calcext:value-type="string">
            <text:p>Otudc7542602615808496a4fa1224761739190b4b98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Saccharomycetes;Saccharomycetalesg;Saccharomycetaceae;Lachancea;Lachancea</text:p>
          </table:table-cell>
          <table:table-cell office:value-type="float" office:value="1457086" calcext:value-type="float">
            <text:p>1457086</text:p>
          </table:table-cell>
        </table:table-row>
        <table:table-row table:style-name="ro1">
          <table:table-cell office:value-type="string" calcext:value-type="string">
            <text:p>Otudc7542602615808496a4fa1224761739190b4b98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Saccharomycetes;Saccharomycetalesg;Saccharomycetaceae;Lachancea;Lachancea</text:p>
          </table:table-cell>
          <table:table-cell office:value-type="float" office:value="1457086" calcext:value-type="float">
            <text:p>1457086</text:p>
          </table:table-cell>
        </table:table-row>
        <table:table-row table:style-name="ro1">
          <table:table-cell office:value-type="string" calcext:value-type="string">
            <text:p>Otudc7542602615808496a4fa1224761739190b4b98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Saccharomycetes;Saccharomycetalesg;Saccharomycetaceae;Lachancea;Lachancea</text:p>
          </table:table-cell>
          <table:table-cell office:value-type="float" office:value="1457086" calcext:value-type="float">
            <text:p>1457086</text:p>
          </table:table-cell>
        </table:table-row>
        <table:table-row table:style-name="ro1">
          <table:table-cell office:value-type="string" calcext:value-type="string">
            <text:p>Otudc7542602615808496a4fa1224761739190b4b98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Saccharomycetes;Saccharomycetalesg;Saccharomycetaceae;Lachancea;Lachancea</text:p>
          </table:table-cell>
          <table:table-cell office:value-type="float" office:value="1457086" calcext:value-type="float">
            <text:p>1457086</text:p>
          </table:table-cell>
        </table:table-row>
        <table:table-row table:style-name="ro1">
          <table:table-cell office:value-type="string" calcext:value-type="string">
            <text:p>Otudc7542602615808496a4fa1224761739190b4b98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Saccharomycetes;Saccharomycetalesg;Saccharomycetaceae;Lachancea;Lachancea</text:p>
          </table:table-cell>
          <table:table-cell office:value-type="float" office:value="1457086" calcext:value-type="float">
            <text:p>1457086</text:p>
          </table:table-cell>
        </table:table-row>
        <table:table-row table:style-name="ro1">
          <table:table-cell office:value-type="string" calcext:value-type="string">
            <text:p>Otudc7542602615808496a4fa1224761739190b4b98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Saccharomycetes;Saccharomycetalesg;Saccharomycetaceae;Lachancea;Lachancea</text:p>
          </table:table-cell>
          <table:table-cell office:value-type="float" office:value="1457086" calcext:value-type="float">
            <text:p>1457086</text:p>
          </table:table-cell>
        </table:table-row>
        <table:table-row table:style-name="ro1">
          <table:table-cell office:value-type="string" calcext:value-type="string">
            <text:p>Otudc7542602615808496a4fa1224761739190b4b98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Saccharomycetes;Saccharomycetalesg;Saccharomycetaceae;Lachancea;Lachancea</text:p>
          </table:table-cell>
          <table:table-cell office:value-type="float" office:value="1457086" calcext:value-type="float">
            <text:p>1457086</text:p>
          </table:table-cell>
        </table:table-row>
        <table:table-row table:style-name="ro1">
          <table:table-cell office:value-type="string" calcext:value-type="string">
            <text:p>Otudc7542602615808496a4fa1224761739190b4b98_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Saccharomycetes;Saccharomycetalesg;Saccharomycetaceae;Lachancea;Lachancea</text:p>
          </table:table-cell>
          <table:table-cell office:value-type="float" office:value="1457086" calcext:value-type="float">
            <text:p>1457086</text:p>
          </table:table-cell>
        </table:table-row>
        <table:table-row table:style-name="ro1">
          <table:table-cell office:value-type="string" calcext:value-type="string">
            <text:p>Otudc7542602615808496a4fa1224761739190b4b98_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Saccharomycetes;Saccharomycetalesg;Saccharomycetaceae;Lachancea;Lachancea</text:p>
          </table:table-cell>
          <table:table-cell office:value-type="float" office:value="1457086" calcext:value-type="float">
            <text:p>1457086</text:p>
          </table:table-cell>
        </table:table-row>
        <table:table-row table:style-name="ro1">
          <table:table-cell office:value-type="string" calcext:value-type="string">
            <text:p>Otudc7542602615808496a4fa1224761739190b4b98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Saccharomycetes;Saccharomycetalesg;Saccharomycetaceae;Lachancea;Lachancea</text:p>
          </table:table-cell>
          <table:table-cell office:value-type="float" office:value="1457086" calcext:value-type="float">
            <text:p>1457086</text:p>
          </table:table-cell>
        </table:table-row>
        <table:table-row table:style-name="ro1">
          <table:table-cell office:value-type="string" calcext:value-type="string">
            <text:p>Otudc7542602615808496a4fa1224761739190b4b98_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Saccharomycetes;Saccharomycetalesg;Saccharomycetaceae;Lachancea;Lachancea</text:p>
          </table:table-cell>
          <table:table-cell office:value-type="float" office:value="1457086" calcext:value-type="float">
            <text:p>1457086</text:p>
          </table:table-cell>
        </table:table-row>
        <table:table-row table:style-name="ro1">
          <table:table-cell office:value-type="string" calcext:value-type="string">
            <text:p>Otudd03617f89ba93ea8bfbcbdf05033c18324fd9d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Bacillarialesg;Bacillariaceae;Pseudonitzschia;Pseudonitzschia</text:p>
          </table:table-cell>
          <table:table-cell office:value-type="float" office:value="717410" calcext:value-type="float">
            <text:p>717410</text:p>
          </table:table-cell>
        </table:table-row>
        <table:table-row table:style-name="ro1">
          <table:table-cell office:value-type="string" calcext:value-type="string">
            <text:p>Otudd03617f89ba93ea8bfbcbdf05033c18324fd9d2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Bacillarialesg;Bacillariaceae;Pseudonitzschia;Pseudonitzschia</text:p>
          </table:table-cell>
          <table:table-cell office:value-type="float" office:value="717410" calcext:value-type="float">
            <text:p>717410</text:p>
          </table:table-cell>
        </table:table-row>
        <table:table-row table:style-name="ro1">
          <table:table-cell office:value-type="string" calcext:value-type="string">
            <text:p>Otudd03617f89ba93ea8bfbcbdf05033c18324fd9d2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Bacillarialesg;Bacillariaceae;Pseudonitzschia;Pseudonitzschia</text:p>
          </table:table-cell>
          <table:table-cell office:value-type="float" office:value="717410" calcext:value-type="float">
            <text:p>717410</text:p>
          </table:table-cell>
        </table:table-row>
        <table:table-row table:style-name="ro1">
          <table:table-cell office:value-type="string" calcext:value-type="string">
            <text:p>Otudd03617f89ba93ea8bfbcbdf05033c18324fd9d2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Bacillarialesg;Bacillariaceae;Pseudonitzschia;Pseudonitzschia</text:p>
          </table:table-cell>
          <table:table-cell office:value-type="float" office:value="717410" calcext:value-type="float">
            <text:p>717410</text:p>
          </table:table-cell>
        </table:table-row>
        <table:table-row table:style-name="ro1">
          <table:table-cell office:value-type="string" calcext:value-type="string">
            <text:p>Otudd03617f89ba93ea8bfbcbdf05033c18324fd9d2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Bacillarialesg;Bacillariaceae;Pseudonitzschia;Pseudonitzschia</text:p>
          </table:table-cell>
          <table:table-cell office:value-type="float" office:value="717410" calcext:value-type="float">
            <text:p>717410</text:p>
          </table:table-cell>
        </table:table-row>
        <table:table-row table:style-name="ro1">
          <table:table-cell office:value-type="string" calcext:value-type="string">
            <text:p>Otudd03617f89ba93ea8bfbcbdf05033c18324fd9d2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Bacillarialesg;Bacillariaceae;Pseudonitzschia;Pseudonitzschia</text:p>
          </table:table-cell>
          <table:table-cell office:value-type="float" office:value="717410" calcext:value-type="float">
            <text:p>717410</text:p>
          </table:table-cell>
        </table:table-row>
        <table:table-row table:style-name="ro1">
          <table:table-cell office:value-type="string" calcext:value-type="string">
            <text:p>Otudd03617f89ba93ea8bfbcbdf05033c18324fd9d2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Bacillarialesg;Bacillariaceae;Pseudonitzschia;Pseudonitzschia</text:p>
          </table:table-cell>
          <table:table-cell office:value-type="float" office:value="717410" calcext:value-type="float">
            <text:p>717410</text:p>
          </table:table-cell>
        </table:table-row>
        <table:table-row table:style-name="ro1">
          <table:table-cell office:value-type="string" calcext:value-type="string">
            <text:p>Otudd03617f89ba93ea8bfbcbdf05033c18324fd9d2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Bacillarialesg;Bacillariaceae;Pseudonitzschia;Pseudonitzschia</text:p>
          </table:table-cell>
          <table:table-cell office:value-type="float" office:value="717410" calcext:value-type="float">
            <text:p>717410</text:p>
          </table:table-cell>
        </table:table-row>
        <table:table-row table:style-name="ro1">
          <table:table-cell office:value-type="string" calcext:value-type="string">
            <text:p>Otudfcb6b62c2b640926b428ecf04c34b94bfdd51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dfcb6b62c2b640926b428ecf04c34b94bfdd5110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dfcb6b62c2b640926b428ecf04c34b94bfdd5110_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dfcb6b62c2b640926b428ecf04c34b94bfdd5110_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dfcb6b62c2b640926b428ecf04c34b94bfdd5110_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dfcb6b62c2b640926b428ecf04c34b94bfdd5110_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dfcb6b62c2b640926b428ecf04c34b94bfdd5110_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dfcb6b62c2b640926b428ecf04c34b94bfdd5110_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dfcb6b62c2b640926b428ecf04c34b94bfdd5110_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dfcb6b62c2b640926b428ecf04c34b94bfdd5110_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dfcb6b62c2b640926b428ecf04c34b94bfdd5110_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dfcb6b62c2b640926b428ecf04c34b94bfdd5110_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dfcb6b62c2b640926b428ecf04c34b94bfdd5110_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dfcb6b62c2b640926b428ecf04c34b94bfdd5110_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dfcb6b62c2b640926b428ecf04c34b94bfdd5110_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dfcb6b62c2b640926b428ecf04c34b94bfdd5110_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dfcb6b62c2b640926b428ecf04c34b94bfdd5110_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dfcb6b62c2b640926b428ecf04c34b94bfdd5110_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dfcb6b62c2b640926b428ecf04c34b94bfdd5110_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dfcb6b62c2b640926b428ecf04c34b94bfdd5110_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dfcb6b62c2b640926b428ecf04c34b94bfdd5110_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dfcb6b62c2b640926b428ecf04c34b94bfdd5110_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dfcb6b62c2b640926b428ecf04c34b94bfdd5110_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dfcb6b62c2b640926b428ecf04c34b94bfdd5110_2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dfcb6b62c2b640926b428ecf04c34b94bfdd5110_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dfcb6b62c2b640926b428ecf04c34b94bfdd5110_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dfcb6b62c2b640926b428ecf04c34b94bfdd5110_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dfcb6b62c2b640926b428ecf04c34b94bfdd5110_2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dfcb6b62c2b640926b428ecf04c34b94bfdd5110_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dfcb6b62c2b640926b428ecf04c34b94bfdd5110_2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dfcb6b62c2b640926b428ecf04c34b94bfdd5110_3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dfcb6b62c2b640926b428ecf04c34b94bfdd5110_3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e04e7465ce1c49b1940c6e96b8b8450522e7095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Callithamniaceae;Aglaothamnion;Aglaothamnion</text:p>
          </table:table-cell>
          <table:table-cell/>
        </table:table-row>
        <table:table-row table:style-name="ro1">
          <table:table-cell office:value-type="string" calcext:value-type="string">
            <text:p>Otue04e7465ce1c49b1940c6e96b8b8450522e7095b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Callithamniaceae;Aglaothamnion;Aglaothamnion</text:p>
          </table:table-cell>
          <table:table-cell office:value-type="float" office:value="143825" calcext:value-type="float">
            <text:p>143825</text:p>
          </table:table-cell>
        </table:table-row>
        <table:table-row table:style-name="ro1">
          <table:table-cell office:value-type="string" calcext:value-type="string">
            <text:p>Otue04e7465ce1c49b1940c6e96b8b8450522e7095b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Callithamniaceae;Aglaothamnion;Aglaothamnion</text:p>
          </table:table-cell>
          <table:table-cell office:value-type="float" office:value="143825" calcext:value-type="float">
            <text:p>143825</text:p>
          </table:table-cell>
        </table:table-row>
        <table:table-row table:style-name="ro1">
          <table:table-cell office:value-type="string" calcext:value-type="string">
            <text:p>Otue04e7465ce1c49b1940c6e96b8b8450522e7095b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Callithamniaceae;Aglaothamnion;Aglaothamnion</text:p>
          </table:table-cell>
          <table:table-cell office:value-type="float" office:value="143825" calcext:value-type="float">
            <text:p>143825</text:p>
          </table:table-cell>
        </table:table-row>
        <table:table-row table:style-name="ro1">
          <table:table-cell office:value-type="string" calcext:value-type="string">
            <text:p>Otue04e7465ce1c49b1940c6e96b8b8450522e7095b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Callithamniaceae;Aglaothamnion;Aglaothamnion</text:p>
          </table:table-cell>
          <table:table-cell office:value-type="float" office:value="143825" calcext:value-type="float">
            <text:p>143825</text:p>
          </table:table-cell>
        </table:table-row>
        <table:table-row table:style-name="ro1">
          <table:table-cell office:value-type="string" calcext:value-type="string">
            <text:p>Otue04e7465ce1c49b1940c6e96b8b8450522e7095b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Callithamniaceae;Aglaothamnion;Aglaothamnion</text:p>
          </table:table-cell>
          <table:table-cell office:value-type="float" office:value="143825" calcext:value-type="float">
            <text:p>143825</text:p>
          </table:table-cell>
        </table:table-row>
        <table:table-row table:style-name="ro1">
          <table:table-cell office:value-type="string" calcext:value-type="string">
            <text:p>Otue04e7465ce1c49b1940c6e96b8b8450522e7095b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Callithamniaceae;Aglaothamnion;Aglaothamnion</text:p>
          </table:table-cell>
          <table:table-cell office:value-type="float" office:value="143825" calcext:value-type="float">
            <text:p>143825</text:p>
          </table:table-cell>
        </table:table-row>
        <table:table-row table:style-name="ro1">
          <table:table-cell office:value-type="string" calcext:value-type="string">
            <text:p>Otue04e7465ce1c49b1940c6e96b8b8450522e7095b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Ceramialesg;Callithamniaceae;Aglaothamnion;Aglaothamnion</text:p>
          </table:table-cell>
          <table:table-cell office:value-type="float" office:value="143825" calcext:value-type="float">
            <text:p>143825</text:p>
          </table:table-cell>
        </table:table-row>
        <table:table-row table:style-name="ro1">
          <table:table-cell office:value-type="string" calcext:value-type="string">
            <text:p>Otue0cb77e225ef25cee96af23ff9a27f1ab1a4e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0cb77e225ef25cee96af23ff9a27f1ab1a4e396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0cb77e225ef25cee96af23ff9a27f1ab1a4e396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0cb77e225ef25cee96af23ff9a27f1ab1a4e396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0cb77e225ef25cee96af23ff9a27f1ab1a4e396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0cb77e225ef25cee96af23ff9a27f1ab1a4e396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0cb77e225ef25cee96af23ff9a27f1ab1a4e396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0cb77e225ef25cee96af23ff9a27f1ab1a4e396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0cb77e225ef25cee96af23ff9a27f1ab1a4e396_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0cb77e225ef25cee96af23ff9a27f1ab1a4e396_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0cb77e225ef25cee96af23ff9a27f1ab1a4e396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0cb77e225ef25cee96af23ff9a27f1ab1a4e396_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0cb77e225ef25cee96af23ff9a27f1ab1a4e396_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0cb77e225ef25cee96af23ff9a27f1ab1a4e396_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0cb77e225ef25cee96af23ff9a27f1ab1a4e396_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0cb77e225ef25cee96af23ff9a27f1ab1a4e396_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0cb77e225ef25cee96af23ff9a27f1ab1a4e396_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0cb77e225ef25cee96af23ff9a27f1ab1a4e396_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0cb77e225ef25cee96af23ff9a27f1ab1a4e396_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0cb77e225ef25cee96af23ff9a27f1ab1a4e396_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0cb77e225ef25cee96af23ff9a27f1ab1a4e396_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0cb77e225ef25cee96af23ff9a27f1ab1a4e396_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0cb77e225ef25cee96af23ff9a27f1ab1a4e396_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0cb77e225ef25cee96af23ff9a27f1ab1a4e396_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0cb77e225ef25cee96af23ff9a27f1ab1a4e396_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0cb77e225ef25cee96af23ff9a27f1ab1a4e396_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0cb77e225ef25cee96af23ff9a27f1ab1a4e396_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0cb77e225ef25cee96af23ff9a27f1ab1a4e396_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0cb77e225ef25cee96af23ff9a27f1ab1a4e396_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0cb77e225ef25cee96af23ff9a27f1ab1a4e396_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0cb77e225ef25cee96af23ff9a27f1ab1a4e396_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0cb77e225ef25cee96af23ff9a27f1ab1a4e396_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0cb77e225ef25cee96af23ff9a27f1ab1a4e396_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0cb77e225ef25cee96af23ff9a27f1ab1a4e396_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0cb77e225ef25cee96af23ff9a27f1ab1a4e396_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0cb77e225ef25cee96af23ff9a27f1ab1a4e396_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0cb77e225ef25cee96af23ff9a27f1ab1a4e396_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0cb77e225ef25cee96af23ff9a27f1ab1a4e396_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0cb77e225ef25cee96af23ff9a27f1ab1a4e396_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0cb77e225ef25cee96af23ff9a27f1ab1a4e396_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0cb77e225ef25cee96af23ff9a27f1ab1a4e396_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0cb77e225ef25cee96af23ff9a27f1ab1a4e396_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0cb77e225ef25cee96af23ff9a27f1ab1a4e396_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0cb77e225ef25cee96af23ff9a27f1ab1a4e396_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2348cefdd5c1dd1103294fab5daa6a51bb5c1b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Amphipleuraceae;Frustulia;Frustulia</text:p>
          </table:table-cell>
          <table:table-cell office:value-type="float" office:value="156946" calcext:value-type="float">
            <text:p>156946</text:p>
          </table:table-cell>
        </table:table-row>
        <table:table-row table:style-name="ro1">
          <table:table-cell office:value-type="string" calcext:value-type="string">
            <text:p>Otue2348cefdd5c1dd1103294fab5daa6a51bb5c1b6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Amphipleuraceae;Frustulia;Frustulia</text:p>
          </table:table-cell>
          <table:table-cell office:value-type="float" office:value="156946" calcext:value-type="float">
            <text:p>156946</text:p>
          </table:table-cell>
        </table:table-row>
        <table:table-row table:style-name="ro1">
          <table:table-cell office:value-type="string" calcext:value-type="string">
            <text:p>Otue2348cefdd5c1dd1103294fab5daa6a51bb5c1b6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Amphipleuraceae;Frustulia;Frustulia</text:p>
          </table:table-cell>
          <table:table-cell office:value-type="float" office:value="156946" calcext:value-type="float">
            <text:p>156946</text:p>
          </table:table-cell>
        </table:table-row>
        <table:table-row table:style-name="ro1">
          <table:table-cell office:value-type="string" calcext:value-type="string">
            <text:p>Otue2348cefdd5c1dd1103294fab5daa6a51bb5c1b6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Amphipleuraceae;Frustulia;Frustulia</text:p>
          </table:table-cell>
          <table:table-cell office:value-type="float" office:value="156946" calcext:value-type="float">
            <text:p>156946</text:p>
          </table:table-cell>
        </table:table-row>
        <table:table-row table:style-name="ro1">
          <table:table-cell office:value-type="string" calcext:value-type="string">
            <text:p>Otue2348cefdd5c1dd1103294fab5daa6a51bb5c1b6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Amphipleuraceae;Frustulia;Frustulia</text:p>
          </table:table-cell>
          <table:table-cell office:value-type="float" office:value="156946" calcext:value-type="float">
            <text:p>156946</text:p>
          </table:table-cell>
        </table:table-row>
        <table:table-row table:style-name="ro1">
          <table:table-cell office:value-type="string" calcext:value-type="string">
            <text:p>Otue2348cefdd5c1dd1103294fab5daa6a51bb5c1b6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Amphipleuraceae;Frustulia;Frustulia</text:p>
          </table:table-cell>
          <table:table-cell office:value-type="float" office:value="156946" calcext:value-type="float">
            <text:p>156946</text:p>
          </table:table-cell>
        </table:table-row>
        <table:table-row table:style-name="ro1">
          <table:table-cell office:value-type="string" calcext:value-type="string">
            <text:p>Otue2348cefdd5c1dd1103294fab5daa6a51bb5c1b6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Amphipleuraceae;Frustulia;Frustulia</text:p>
          </table:table-cell>
          <table:table-cell office:value-type="float" office:value="156946" calcext:value-type="float">
            <text:p>156946</text:p>
          </table:table-cell>
        </table:table-row>
        <table:table-row table:style-name="ro1">
          <table:table-cell office:value-type="string" calcext:value-type="string">
            <text:p>Otue2348cefdd5c1dd1103294fab5daa6a51bb5c1b6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Bacillariophyceae;Naviculalesg;Amphipleuraceae;Frustulia;Frustulia</text:p>
          </table:table-cell>
          <table:table-cell office:value-type="float" office:value="156946" calcext:value-type="float">
            <text:p>156946</text:p>
          </table:table-cell>
        </table:table-row>
        <table:table-row table:style-name="ro1">
          <table:table-cell office:value-type="string" calcext:value-type="string">
            <text:p>Otue2fd29032895120d12ce57dc088ba32c69842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Mediophyceae;Triceratialesg;Plagiogrammaceae;Psammoneis;Psammoneis</text:p>
          </table:table-cell>
          <table:table-cell office:value-type="float" office:value="603173" calcext:value-type="float">
            <text:p>603173</text:p>
          </table:table-cell>
        </table:table-row>
        <table:table-row table:style-name="ro1">
          <table:table-cell office:value-type="string" calcext:value-type="string">
            <text:p>Otue2fd29032895120d12ce57dc088ba32c69842631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Mediophyceae;Triceratialesg;Plagiogrammaceae;Psammoneis;Psammoneis</text:p>
          </table:table-cell>
          <table:table-cell office:value-type="float" office:value="603173" calcext:value-type="float">
            <text:p>603173</text:p>
          </table:table-cell>
        </table:table-row>
        <table:table-row table:style-name="ro1">
          <table:table-cell office:value-type="string" calcext:value-type="string">
            <text:p>Otue2fd29032895120d12ce57dc088ba32c69842631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Mediophyceae;Triceratialesg;Plagiogrammaceae;Psammoneis;Psammoneis</text:p>
          </table:table-cell>
          <table:table-cell office:value-type="float" office:value="603173" calcext:value-type="float">
            <text:p>603173</text:p>
          </table:table-cell>
        </table:table-row>
        <table:table-row table:style-name="ro1">
          <table:table-cell office:value-type="string" calcext:value-type="string">
            <text:p>Otue2fd29032895120d12ce57dc088ba32c69842631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Mediophyceae;Triceratialesg;Plagiogrammaceae;Psammoneis;Psammoneis</text:p>
          </table:table-cell>
          <table:table-cell office:value-type="float" office:value="603173" calcext:value-type="float">
            <text:p>603173</text:p>
          </table:table-cell>
        </table:table-row>
        <table:table-row table:style-name="ro1">
          <table:table-cell office:value-type="string" calcext:value-type="string">
            <text:p>Otue2fd29032895120d12ce57dc088ba32c69842631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Mediophyceae;Triceratialesg;Plagiogrammaceae;Psammoneis;Psammoneis</text:p>
          </table:table-cell>
          <table:table-cell office:value-type="float" office:value="603173" calcext:value-type="float">
            <text:p>603173</text:p>
          </table:table-cell>
        </table:table-row>
        <table:table-row table:style-name="ro1">
          <table:table-cell office:value-type="string" calcext:value-type="string">
            <text:p>Otue2fd29032895120d12ce57dc088ba32c69842631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Mediophyceae;Triceratialesg;Plagiogrammaceae;Psammoneis;Psammoneis</text:p>
          </table:table-cell>
          <table:table-cell office:value-type="float" office:value="603173" calcext:value-type="float">
            <text:p>603173</text:p>
          </table:table-cell>
        </table:table-row>
        <table:table-row table:style-name="ro1">
          <table:table-cell office:value-type="string" calcext:value-type="string">
            <text:p>Otue2fd29032895120d12ce57dc088ba32c69842631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Mediophyceae;Triceratialesg;Plagiogrammaceae;Psammoneis;Psammoneis</text:p>
          </table:table-cell>
          <table:table-cell office:value-type="float" office:value="603173" calcext:value-type="float">
            <text:p>603173</text:p>
          </table:table-cell>
        </table:table-row>
        <table:table-row table:style-name="ro1">
          <table:table-cell office:value-type="string" calcext:value-type="string">
            <text:p>Otue2fd29032895120d12ce57dc088ba32c69842631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Mediophyceae;Triceratialesg;Plagiogrammaceae;Psammoneis;Psammoneis</text:p>
          </table:table-cell>
          <table:table-cell office:value-type="float" office:value="603173" calcext:value-type="float">
            <text:p>603173</text:p>
          </table:table-cell>
        </table:table-row>
        <table:table-row table:style-name="ro1">
          <table:table-cell office:value-type="string" calcext:value-type="string">
            <text:p>Otue4b6fc0a64323a490266461e697aa501bba8fd8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e4b6fc0a64323a490266461e697aa501bba8fd8a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e4b6fc0a64323a490266461e697aa501bba8fd8a_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e4b6fc0a64323a490266461e697aa501bba8fd8a_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e4b6fc0a64323a490266461e697aa501bba8fd8a_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e4b6fc0a64323a490266461e697aa501bba8fd8a_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e4b6fc0a64323a490266461e697aa501bba8fd8a_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e4b6fc0a64323a490266461e697aa501bba8fd8a_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e4b6fc0a64323a490266461e697aa501bba8fd8a_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e4b6fc0a64323a490266461e697aa501bba8fd8a_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e4b6fc0a64323a490266461e697aa501bba8fd8a_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e4b6fc0a64323a490266461e697aa501bba8fd8a_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e4b6fc0a64323a490266461e697aa501bba8fd8a_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e4b6fc0a64323a490266461e697aa501bba8fd8a_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e4b6fc0a64323a490266461e697aa501bba8fd8a_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e4b6fc0a64323a490266461e697aa501bba8fd8a_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e4b6fc0a64323a490266461e697aa501bba8fd8a_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e4b6fc0a64323a490266461e697aa501bba8fd8a_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e4b6fc0a64323a490266461e697aa501bba8fd8a_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e4b6fc0a64323a490266461e697aa501bba8fd8a_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e4b6fc0a64323a490266461e697aa501bba8fd8a_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e4b6fc0a64323a490266461e697aa501bba8fd8a_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e4b6fc0a64323a490266461e697aa501bba8fd8a_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e4b6fc0a64323a490266461e697aa501bba8fd8a_2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e4b6fc0a64323a490266461e697aa501bba8fd8a_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e4b6fc0a64323a490266461e697aa501bba8fd8a_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e4b6fc0a64323a490266461e697aa501bba8fd8a_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e4b6fc0a64323a490266461e697aa501bba8fd8a_2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e4b6fc0a64323a490266461e697aa501bba8fd8a_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e4b6fc0a64323a490266461e697aa501bba8fd8a_2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e4b6fc0a64323a490266461e697aa501bba8fd8a_3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e4b6fc0a64323a490266461e697aa501bba8fd8a_3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e56a88db1deab8f629efbf699e1a1538b4d1e51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Cunea;Cunea</text:p>
          </table:table-cell>
          <table:table-cell/>
        </table:table-row>
        <table:table-row table:style-name="ro1">
          <table:table-cell office:value-type="string" calcext:value-type="string">
            <text:p>Otue56a88db1deab8f629efbf699e1a1538b4d1e51a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Cunea;Cunea</text:p>
          </table:table-cell>
          <table:table-cell office:value-type="float" office:value="224605" calcext:value-type="float">
            <text:p>224605</text:p>
          </table:table-cell>
        </table:table-row>
        <table:table-row table:style-name="ro1">
          <table:table-cell office:value-type="string" calcext:value-type="string">
            <text:p>Otue56a88db1deab8f629efbf699e1a1538b4d1e51a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Cunea;Cunea</text:p>
          </table:table-cell>
          <table:table-cell office:value-type="float" office:value="224605" calcext:value-type="float">
            <text:p>224605</text:p>
          </table:table-cell>
        </table:table-row>
        <table:table-row table:style-name="ro1">
          <table:table-cell office:value-type="string" calcext:value-type="string">
            <text:p>Otue56a88db1deab8f629efbf699e1a1538b4d1e51a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Cunea;Cunea</text:p>
          </table:table-cell>
          <table:table-cell office:value-type="float" office:value="224605" calcext:value-type="float">
            <text:p>224605</text:p>
          </table:table-cell>
        </table:table-row>
        <table:table-row table:style-name="ro1">
          <table:table-cell office:value-type="string" calcext:value-type="string">
            <text:p>Otue56a88db1deab8f629efbf699e1a1538b4d1e51a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Cunea;Cunea</text:p>
          </table:table-cell>
          <table:table-cell office:value-type="float" office:value="224605" calcext:value-type="float">
            <text:p>224605</text:p>
          </table:table-cell>
        </table:table-row>
        <table:table-row table:style-name="ro1">
          <table:table-cell office:value-type="string" calcext:value-type="string">
            <text:p>Otue56a88db1deab8f629efbf699e1a1538b4d1e51a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Cunea;Cunea</text:p>
          </table:table-cell>
          <table:table-cell office:value-type="float" office:value="224605" calcext:value-type="float">
            <text:p>224605</text:p>
          </table:table-cell>
        </table:table-row>
        <table:table-row table:style-name="ro1">
          <table:table-cell office:value-type="string" calcext:value-type="string">
            <text:p>Otue56a88db1deab8f629efbf699e1a1538b4d1e51a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Cunea;Cunea</text:p>
          </table:table-cell>
          <table:table-cell office:value-type="float" office:value="224605" calcext:value-type="float">
            <text:p>224605</text:p>
          </table:table-cell>
        </table:table-row>
        <table:table-row table:style-name="ro1">
          <table:table-cell office:value-type="string" calcext:value-type="string">
            <text:p>Otue56a88db1deab8f629efbf699e1a1538b4d1e51a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Cunea;Cunea</text:p>
          </table:table-cell>
          <table:table-cell office:value-type="float" office:value="224605" calcext:value-type="float">
            <text:p>224605</text:p>
          </table:table-cell>
        </table:table-row>
        <table:table-row table:style-name="ro1">
          <table:table-cell office:value-type="string" calcext:value-type="string">
            <text:p>Otue56a88db1deab8f629efbf699e1a1538b4d1e51a_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Cunea;Cunea</text:p>
          </table:table-cell>
          <table:table-cell office:value-type="float" office:value="224605" calcext:value-type="float">
            <text:p>224605</text:p>
          </table:table-cell>
        </table:table-row>
        <table:table-row table:style-name="ro1">
          <table:table-cell office:value-type="string" calcext:value-type="string">
            <text:p>Otue56a88db1deab8f629efbf699e1a1538b4d1e51a_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Cunea;Cunea</text:p>
          </table:table-cell>
          <table:table-cell office:value-type="float" office:value="224605" calcext:value-type="float">
            <text:p>224605</text:p>
          </table:table-cell>
        </table:table-row>
        <table:table-row table:style-name="ro1">
          <table:table-cell office:value-type="string" calcext:value-type="string">
            <text:p>Otue56a88db1deab8f629efbf699e1a1538b4d1e51a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Cunea;Cunea</text:p>
          </table:table-cell>
          <table:table-cell office:value-type="float" office:value="224605" calcext:value-type="float">
            <text:p>224605</text:p>
          </table:table-cell>
        </table:table-row>
        <table:table-row table:style-name="ro1">
          <table:table-cell office:value-type="string" calcext:value-type="string">
            <text:p>Otue56a88db1deab8f629efbf699e1a1538b4d1e51a_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Discosea;Flabellinia;Dactylopodidag;Paramoebidae;Cunea;Cunea</text:p>
          </table:table-cell>
          <table:table-cell office:value-type="float" office:value="224605" calcext:value-type="float">
            <text:p>224605</text:p>
          </table:table-cell>
        </table:table-row>
        <table:table-row table:style-name="ro1">
          <table:table-cell office:value-type="string" calcext:value-type="string">
            <text:p>Otuea8f7786f98cf97c6ea9fceee386a954981c91b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Gelidialesg;Pterocladiaceae;Pterocladia;Pterocladia</text:p>
          </table:table-cell>
          <table:table-cell/>
        </table:table-row>
        <table:table-row table:style-name="ro1">
          <table:table-cell office:value-type="string" calcext:value-type="string">
            <text:p>Otuea8f7786f98cf97c6ea9fceee386a954981c91b6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Gelidialesg;Pterocladiaceae;Pterocladia;Pterocladia</text:p>
          </table:table-cell>
          <table:table-cell office:value-type="float" office:value="144136" calcext:value-type="float">
            <text:p>144136</text:p>
          </table:table-cell>
        </table:table-row>
        <table:table-row table:style-name="ro1">
          <table:table-cell office:value-type="string" calcext:value-type="string">
            <text:p>Otuea8f7786f98cf97c6ea9fceee386a954981c91b6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Gelidialesg;Pterocladiaceae;Pterocladia;Pterocladia</text:p>
          </table:table-cell>
          <table:table-cell office:value-type="float" office:value="144136" calcext:value-type="float">
            <text:p>144136</text:p>
          </table:table-cell>
        </table:table-row>
        <table:table-row table:style-name="ro1">
          <table:table-cell office:value-type="string" calcext:value-type="string">
            <text:p>Otuea8f7786f98cf97c6ea9fceee386a954981c91b6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Gelidialesg;Pterocladiaceae;Pterocladia;Pterocladia</text:p>
          </table:table-cell>
          <table:table-cell office:value-type="float" office:value="144136" calcext:value-type="float">
            <text:p>144136</text:p>
          </table:table-cell>
        </table:table-row>
        <table:table-row table:style-name="ro1">
          <table:table-cell office:value-type="string" calcext:value-type="string">
            <text:p>Otuea8f7786f98cf97c6ea9fceee386a954981c91b6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Gelidialesg;Pterocladiaceae;Pterocladia;Pterocladia</text:p>
          </table:table-cell>
          <table:table-cell office:value-type="float" office:value="144136" calcext:value-type="float">
            <text:p>144136</text:p>
          </table:table-cell>
        </table:table-row>
        <table:table-row table:style-name="ro1">
          <table:table-cell office:value-type="string" calcext:value-type="string">
            <text:p>Otuea8f7786f98cf97c6ea9fceee386a954981c91b6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Gelidialesg;Pterocladiaceae;Pterocladia;Pterocladia</text:p>
          </table:table-cell>
          <table:table-cell office:value-type="float" office:value="144136" calcext:value-type="float">
            <text:p>144136</text:p>
          </table:table-cell>
        </table:table-row>
        <table:table-row table:style-name="ro1">
          <table:table-cell office:value-type="string" calcext:value-type="string">
            <text:p>Otuea8f7786f98cf97c6ea9fceee386a954981c91b6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Gelidialesg;Pterocladiaceae;Pterocladia;Pterocladia</text:p>
          </table:table-cell>
          <table:table-cell office:value-type="float" office:value="144136" calcext:value-type="float">
            <text:p>144136</text:p>
          </table:table-cell>
        </table:table-row>
        <table:table-row table:style-name="ro1">
          <table:table-cell office:value-type="string" calcext:value-type="string">
            <text:p>Otuea8f7786f98cf97c6ea9fceee386a954981c91b6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Gelidialesg;Pterocladiaceae;Pterocladia;Pterocladia</text:p>
          </table:table-cell>
          <table:table-cell office:value-type="float" office:value="144136" calcext:value-type="float">
            <text:p>144136</text:p>
          </table:table-cell>
        </table:table-row>
        <table:table-row table:style-name="ro1">
          <table:table-cell office:value-type="string" calcext:value-type="string">
            <text:p>Otuea8f7786f98cf97c6ea9fceee386a954981c91b6_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Gelidialesg;Pterocladiaceae;Pterocladia;Pterocladia</text:p>
          </table:table-cell>
          <table:table-cell office:value-type="float" office:value="144136" calcext:value-type="float">
            <text:p>144136</text:p>
          </table:table-cell>
        </table:table-row>
        <table:table-row table:style-name="ro1">
          <table:table-cell office:value-type="string" calcext:value-type="string">
            <text:p>Otuea8f7786f98cf97c6ea9fceee386a954981c91b6_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Gelidialesg;Pterocladiaceae;Pterocladia;Pterocladia</text:p>
          </table:table-cell>
          <table:table-cell office:value-type="float" office:value="144136" calcext:value-type="float">
            <text:p>144136</text:p>
          </table:table-cell>
        </table:table-row>
        <table:table-row table:style-name="ro1">
          <table:table-cell office:value-type="string" calcext:value-type="string">
            <text:p>Otuea8f7786f98cf97c6ea9fceee386a954981c91b6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Gelidialesg;Pterocladiaceae;Pterocladia;Pterocladia</text:p>
          </table:table-cell>
          <table:table-cell office:value-type="float" office:value="144136" calcext:value-type="float">
            <text:p>144136</text:p>
          </table:table-cell>
        </table:table-row>
        <table:table-row table:style-name="ro1">
          <table:table-cell office:value-type="string" calcext:value-type="string">
            <text:p>Otuea8f7786f98cf97c6ea9fceee386a954981c91b6_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Rhodophyta;Florideophyceae;Gelidialesg;Pterocladiaceae;Pterocladia;Pterocladia</text:p>
          </table:table-cell>
          <table:table-cell office:value-type="float" office:value="144136" calcext:value-type="float">
            <text:p>144136</text:p>
          </table:table-cell>
        </table:table-row>
        <table:table-row table:style-name="ro1">
          <table:table-cell office:value-type="string" calcext:value-type="string">
            <text:p>Otueb636f65d078544bb683f8fb90e24f4353aef66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Arthropoda;Arachnida;Scorpionesg;Buthidae;Centruroides;Centruroides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Otueb636f65d078544bb683f8fb90e24f4353aef66e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Arthropoda;Arachnida;Scorpionesg;Buthidae;Centruroides;Centruroides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Otueb636f65d078544bb683f8fb90e24f4353aef66e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Arthropoda;Arachnida;Scorpionesg;Buthidae;Centruroides;Centruroides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Otueb636f65d078544bb683f8fb90e24f4353aef66e_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Arthropoda;Arachnida;Scorpionesg;Buthidae;Centruroides;Centruroides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Otuebb4e75c878ddd89fa8deb382ade690f87587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Thraustochytrida;Bigyra</text:p>
          </table:table-cell>
          <table:table-cell office:value-type="float" office:value="449151" calcext:value-type="float">
            <text:p>449151</text:p>
          </table:table-cell>
        </table:table-row>
        <table:table-row table:style-name="ro1">
          <table:table-cell office:value-type="string" calcext:value-type="string">
            <text:p>Otuebb4e75c878ddd89fa8deb382ade690f87587039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Thraustochytrida;Bigyra</text:p>
          </table:table-cell>
          <table:table-cell office:value-type="float" office:value="449151" calcext:value-type="float">
            <text:p>449151</text:p>
          </table:table-cell>
        </table:table-row>
        <table:table-row table:style-name="ro1">
          <table:table-cell office:value-type="string" calcext:value-type="string">
            <text:p>Otuebb4e75c878ddd89fa8deb382ade690f87587039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Thraustochytrida;Bigyra</text:p>
          </table:table-cell>
          <table:table-cell office:value-type="float" office:value="449151" calcext:value-type="float">
            <text:p>449151</text:p>
          </table:table-cell>
        </table:table-row>
        <table:table-row table:style-name="ro1">
          <table:table-cell office:value-type="string" calcext:value-type="string">
            <text:p>Otuebb4e75c878ddd89fa8deb382ade690f87587039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Thraustochytrida;Bigyra</text:p>
          </table:table-cell>
          <table:table-cell office:value-type="float" office:value="449151" calcext:value-type="float">
            <text:p>449151</text:p>
          </table:table-cell>
        </table:table-row>
        <table:table-row table:style-name="ro1">
          <table:table-cell office:value-type="string" calcext:value-type="string">
            <text:p>Otuebfce3e5f72a76f13f542621395cbdc32e22a3d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Coscinodiscophyceae;Thalassiosiralesg;Skeletonemataceae;Skeletonema;Skeletonema</text:p>
          </table:table-cell>
          <table:table-cell/>
        </table:table-row>
        <table:table-row table:style-name="ro1">
          <table:table-cell office:value-type="string" calcext:value-type="string">
            <text:p>Otuebfce3e5f72a76f13f542621395cbdc32e22a3d7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Coscinodiscophyceae;Thalassiosiralesg;Skeletonemataceae;Skeletonema;Skeletonema</text:p>
          </table:table-cell>
          <table:table-cell office:value-type="float" office:value="149073" calcext:value-type="float">
            <text:p>149073</text:p>
          </table:table-cell>
        </table:table-row>
        <table:table-row table:style-name="ro1">
          <table:table-cell office:value-type="string" calcext:value-type="string">
            <text:p>Otuebfce3e5f72a76f13f542621395cbdc32e22a3d7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Coscinodiscophyceae;Thalassiosiralesg;Skeletonemataceae;Skeletonema;Skeletonema</text:p>
          </table:table-cell>
          <table:table-cell office:value-type="float" office:value="149073" calcext:value-type="float">
            <text:p>149073</text:p>
          </table:table-cell>
        </table:table-row>
        <table:table-row table:style-name="ro1">
          <table:table-cell office:value-type="string" calcext:value-type="string">
            <text:p>Otuebfce3e5f72a76f13f542621395cbdc32e22a3d7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Coscinodiscophyceae;Thalassiosiralesg;Skeletonemataceae;Skeletonema;Skeletonema</text:p>
          </table:table-cell>
          <table:table-cell office:value-type="float" office:value="149073" calcext:value-type="float">
            <text:p>149073</text:p>
          </table:table-cell>
        </table:table-row>
        <table:table-row table:style-name="ro1">
          <table:table-cell office:value-type="string" calcext:value-type="string">
            <text:p>Otuebfce3e5f72a76f13f542621395cbdc32e22a3d7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Coscinodiscophyceae;Thalassiosiralesg;Skeletonemataceae;Skeletonema;Skeletonema</text:p>
          </table:table-cell>
          <table:table-cell office:value-type="float" office:value="149073" calcext:value-type="float">
            <text:p>149073</text:p>
          </table:table-cell>
        </table:table-row>
        <table:table-row table:style-name="ro1">
          <table:table-cell office:value-type="string" calcext:value-type="string">
            <text:p>Otuebfce3e5f72a76f13f542621395cbdc32e22a3d7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Coscinodiscophyceae;Thalassiosiralesg;Skeletonemataceae;Skeletonema;Skeletonema</text:p>
          </table:table-cell>
          <table:table-cell office:value-type="float" office:value="149073" calcext:value-type="float">
            <text:p>149073</text:p>
          </table:table-cell>
        </table:table-row>
        <table:table-row table:style-name="ro1">
          <table:table-cell office:value-type="string" calcext:value-type="string">
            <text:p>Otuebfce3e5f72a76f13f542621395cbdc32e22a3d7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Coscinodiscophyceae;Thalassiosiralesg;Skeletonemataceae;Skeletonema;Skeletonema</text:p>
          </table:table-cell>
          <table:table-cell office:value-type="float" office:value="149073" calcext:value-type="float">
            <text:p>149073</text:p>
          </table:table-cell>
        </table:table-row>
        <table:table-row table:style-name="ro1">
          <table:table-cell office:value-type="string" calcext:value-type="string">
            <text:p>Otuebfce3e5f72a76f13f542621395cbdc32e22a3d7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Coscinodiscophyceae;Thalassiosiralesg;Skeletonemataceae;Skeletonema;Skeletonema</text:p>
          </table:table-cell>
          <table:table-cell office:value-type="float" office:value="149073" calcext:value-type="float">
            <text:p>149073</text:p>
          </table:table-cell>
        </table:table-row>
        <table:table-row table:style-name="ro1">
          <table:table-cell office:value-type="string" calcext:value-type="string">
            <text:p>Otuebfce3e5f72a76f13f542621395cbdc32e22a3d7_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Coscinodiscophyceae;Thalassiosiralesg;Skeletonemataceae;Skeletonema;Skeletonema</text:p>
          </table:table-cell>
          <table:table-cell office:value-type="float" office:value="149073" calcext:value-type="float">
            <text:p>149073</text:p>
          </table:table-cell>
        </table:table-row>
        <table:table-row table:style-name="ro1">
          <table:table-cell office:value-type="string" calcext:value-type="string">
            <text:p>Otuebfce3e5f72a76f13f542621395cbdc32e22a3d7_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Coscinodiscophyceae;Thalassiosiralesg;Skeletonemataceae;Skeletonema;Skeletonema</text:p>
          </table:table-cell>
          <table:table-cell office:value-type="float" office:value="149073" calcext:value-type="float">
            <text:p>149073</text:p>
          </table:table-cell>
        </table:table-row>
        <table:table-row table:style-name="ro1">
          <table:table-cell office:value-type="string" calcext:value-type="string">
            <text:p>Otuebfce3e5f72a76f13f542621395cbdc32e22a3d7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Coscinodiscophyceae;Thalassiosiralesg;Skeletonemataceae;Skeletonema;Skeletonema</text:p>
          </table:table-cell>
          <table:table-cell office:value-type="float" office:value="149073" calcext:value-type="float">
            <text:p>149073</text:p>
          </table:table-cell>
        </table:table-row>
        <table:table-row table:style-name="ro1">
          <table:table-cell office:value-type="string" calcext:value-type="string">
            <text:p>Otuebfce3e5f72a76f13f542621395cbdc32e22a3d7_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cillariophyta;Coscinodiscophyceae;Thalassiosiralesg;Skeletonemataceae;Skeletonema;Skeletonema</text:p>
          </table:table-cell>
          <table:table-cell office:value-type="float" office:value="149073" calcext:value-type="float">
            <text:p>149073</text:p>
          </table:table-cell>
        </table:table-row>
        <table:table-row table:style-name="ro1">
          <table:table-cell office:value-type="string" calcext:value-type="string">
            <text:p>Otued91c6ef171c65497cabf37eaa20f399b15fdc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d91c6ef171c65497cabf37eaa20f399b15fdc94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d91c6ef171c65497cabf37eaa20f399b15fdc94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d91c6ef171c65497cabf37eaa20f399b15fdc94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d91c6ef171c65497cabf37eaa20f399b15fdc94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d91c6ef171c65497cabf37eaa20f399b15fdc94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d91c6ef171c65497cabf37eaa20f399b15fdc94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d91c6ef171c65497cabf37eaa20f399b15fdc94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d91c6ef171c65497cabf37eaa20f399b15fdc94_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d91c6ef171c65497cabf37eaa20f399b15fdc94_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d91c6ef171c65497cabf37eaa20f399b15fdc94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d91c6ef171c65497cabf37eaa20f399b15fdc94_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d91c6ef171c65497cabf37eaa20f399b15fdc94_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d91c6ef171c65497cabf37eaa20f399b15fdc94_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d91c6ef171c65497cabf37eaa20f399b15fdc94_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d91c6ef171c65497cabf37eaa20f399b15fdc94_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d91c6ef171c65497cabf37eaa20f399b15fdc94_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d91c6ef171c65497cabf37eaa20f399b15fdc94_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d91c6ef171c65497cabf37eaa20f399b15fdc94_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d91c6ef171c65497cabf37eaa20f399b15fdc94_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d91c6ef171c65497cabf37eaa20f399b15fdc94_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d91c6ef171c65497cabf37eaa20f399b15fdc94_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d91c6ef171c65497cabf37eaa20f399b15fdc94_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d91c6ef171c65497cabf37eaa20f399b15fdc94_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d91c6ef171c65497cabf37eaa20f399b15fdc94_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d91c6ef171c65497cabf37eaa20f399b15fdc94_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d91c6ef171c65497cabf37eaa20f399b15fdc94_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d91c6ef171c65497cabf37eaa20f399b15fdc94_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d91c6ef171c65497cabf37eaa20f399b15fdc94_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d91c6ef171c65497cabf37eaa20f399b15fdc94_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d91c6ef171c65497cabf37eaa20f399b15fdc94_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d91c6ef171c65497cabf37eaa20f399b15fdc94_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d91c6ef171c65497cabf37eaa20f399b15fdc94_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d91c6ef171c65497cabf37eaa20f399b15fdc94_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d91c6ef171c65497cabf37eaa20f399b15fdc94_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d91c6ef171c65497cabf37eaa20f399b15fdc94_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d91c6ef171c65497cabf37eaa20f399b15fdc94_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d91c6ef171c65497cabf37eaa20f399b15fdc94_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d91c6ef171c65497cabf37eaa20f399b15fdc94_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d91c6ef171c65497cabf37eaa20f399b15fdc94_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d91c6ef171c65497cabf37eaa20f399b15fdc94_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d91c6ef171c65497cabf37eaa20f399b15fdc94_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d91c6ef171c65497cabf37eaa20f399b15fdc94_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d91c6ef171c65497cabf37eaa20f399b15fdc94_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ef705ac931322279f4f2be695c64ce015744130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Rhodophyta;Florideophyceae;Nemalialesg;Galaxauraceae;Galaxaura;Galaxaura</text:p>
          </table:table-cell>
          <table:table-cell office:value-type="float" office:value="144203" calcext:value-type="float">
            <text:p>144203</text:p>
          </table:table-cell>
        </table:table-row>
        <table:table-row table:style-name="ro1">
          <table:table-cell office:value-type="string" calcext:value-type="string">
            <text:p>Otuef705ac931322279f4f2be695c64ce015744130e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Rhodophyta;Florideophyceae;Nemalialesg;Galaxauraceae;Galaxaura;Galaxaura</text:p>
          </table:table-cell>
          <table:table-cell office:value-type="float" office:value="144203" calcext:value-type="float">
            <text:p>144203</text:p>
          </table:table-cell>
        </table:table-row>
        <table:table-row table:style-name="ro1">
          <table:table-cell office:value-type="string" calcext:value-type="string">
            <text:p>Otuef705ac931322279f4f2be695c64ce015744130e_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Rhodophyta;Florideophyceae;Nemalialesg;Galaxauraceae;Galaxaura;Galaxaura</text:p>
          </table:table-cell>
          <table:table-cell office:value-type="float" office:value="144203" calcext:value-type="float">
            <text:p>144203</text:p>
          </table:table-cell>
        </table:table-row>
        <table:table-row table:style-name="ro1">
          <table:table-cell office:value-type="string" calcext:value-type="string">
            <text:p>Otuef705ac931322279f4f2be695c64ce015744130e_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Rhodophyta;Florideophyceae;Nemalialesg;Galaxauraceae;Galaxaura;Galaxaura</text:p>
          </table:table-cell>
          <table:table-cell office:value-type="float" office:value="144203" calcext:value-type="float">
            <text:p>144203</text:p>
          </table:table-cell>
        </table:table-row>
        <table:table-row table:style-name="ro1">
          <table:table-cell office:value-type="string" calcext:value-type="string">
            <text:p>Otuf02c33bb0a4aca982ac4333fe2413c13ea0de0a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Saccharomycetaceae;Torulaspora;Torulaspora</text:p>
          </table:table-cell>
          <table:table-cell/>
        </table:table-row>
        <table:table-row table:style-name="ro1">
          <table:table-cell office:value-type="string" calcext:value-type="string">
            <text:p>Otuf02c33bb0a4aca982ac4333fe2413c13ea0de0a2_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Saccharomycetaceae;Torulaspora;Torulaspora</text:p>
          </table:table-cell>
          <table:table-cell office:value-type="float" office:value="1374804" calcext:value-type="float">
            <text:p>1374804</text:p>
          </table:table-cell>
        </table:table-row>
        <table:table-row table:style-name="ro1">
          <table:table-cell office:value-type="string" calcext:value-type="string">
            <text:p>Otuf02c33bb0a4aca982ac4333fe2413c13ea0de0a2_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Saccharomycetaceae;Torulaspora;Torulaspora</text:p>
          </table:table-cell>
          <table:table-cell office:value-type="float" office:value="1374804" calcext:value-type="float">
            <text:p>1374804</text:p>
          </table:table-cell>
        </table:table-row>
        <table:table-row table:style-name="ro1">
          <table:table-cell office:value-type="string" calcext:value-type="string">
            <text:p>Otuf02c33bb0a4aca982ac4333fe2413c13ea0de0a2_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Saccharomycetaceae;Torulaspora;Torulaspora</text:p>
          </table:table-cell>
          <table:table-cell office:value-type="float" office:value="1374804" calcext:value-type="float">
            <text:p>1374804</text:p>
          </table:table-cell>
        </table:table-row>
        <table:table-row table:style-name="ro1">
          <table:table-cell office:value-type="string" calcext:value-type="string">
            <text:p>Otuf02c33bb0a4aca982ac4333fe2413c13ea0de0a2_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Saccharomycetaceae;Torulaspora;Torulaspora</text:p>
          </table:table-cell>
          <table:table-cell office:value-type="float" office:value="1374804" calcext:value-type="float">
            <text:p>1374804</text:p>
          </table:table-cell>
        </table:table-row>
        <table:table-row table:style-name="ro1">
          <table:table-cell office:value-type="string" calcext:value-type="string">
            <text:p>Otuf02c33bb0a4aca982ac4333fe2413c13ea0de0a2_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Saccharomycetaceae;Torulaspora;Torulaspora</text:p>
          </table:table-cell>
          <table:table-cell office:value-type="float" office:value="1374804" calcext:value-type="float">
            <text:p>1374804</text:p>
          </table:table-cell>
        </table:table-row>
        <table:table-row table:style-name="ro1">
          <table:table-cell office:value-type="string" calcext:value-type="string">
            <text:p>Otuf02c33bb0a4aca982ac4333fe2413c13ea0de0a2_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Saccharomycetaceae;Torulaspora;Torulaspora</text:p>
          </table:table-cell>
          <table:table-cell office:value-type="float" office:value="1374804" calcext:value-type="float">
            <text:p>1374804</text:p>
          </table:table-cell>
        </table:table-row>
        <table:table-row table:style-name="ro1">
          <table:table-cell office:value-type="string" calcext:value-type="string">
            <text:p>Otuf02c33bb0a4aca982ac4333fe2413c13ea0de0a2_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Saccharomycetaceae;Torulaspora;Torulaspora</text:p>
          </table:table-cell>
          <table:table-cell office:value-type="float" office:value="1374804" calcext:value-type="float">
            <text:p>1374804</text:p>
          </table:table-cell>
        </table:table-row>
        <table:table-row table:style-name="ro1">
          <table:table-cell office:value-type="string" calcext:value-type="string">
            <text:p>Otuf158001282ff84f97527ae342d5988f21d87f9f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Ascomycota;Saccharomycetes;Saccharomycetalesg;Saccharomycetaceae;Saccharomyces;Saccharomyces</text:p>
          </table:table-cell>
          <table:table-cell office:value-type="float" office:value="147592" calcext:value-type="float">
            <text:p>147592</text:p>
          </table:table-cell>
        </table:table-row>
        <table:table-row table:style-name="ro1">
          <table:table-cell office:value-type="string" calcext:value-type="string">
            <text:p>Otuf158001282ff84f97527ae342d5988f21d87f9ff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Ascomycota;Saccharomycetes;Saccharomycetalesg;Saccharomycetaceae;Saccharomyces;Saccharomyces</text:p>
          </table:table-cell>
          <table:table-cell office:value-type="float" office:value="147592" calcext:value-type="float">
            <text:p>147592</text:p>
          </table:table-cell>
        </table:table-row>
        <table:table-row table:style-name="ro1">
          <table:table-cell office:value-type="string" calcext:value-type="string">
            <text:p>Otuf158001282ff84f97527ae342d5988f21d87f9ff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Ascomycota;Saccharomycetes;Saccharomycetalesg;Saccharomycetaceae;Saccharomyces;Saccharomyces</text:p>
          </table:table-cell>
          <table:table-cell office:value-type="float" office:value="147592" calcext:value-type="float">
            <text:p>147592</text:p>
          </table:table-cell>
        </table:table-row>
        <table:table-row table:style-name="ro1">
          <table:table-cell office:value-type="string" calcext:value-type="string">
            <text:p>Otuf158001282ff84f97527ae342d5988f21d87f9ff_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Ascomycota;Saccharomycetes;Saccharomycetalesg;Saccharomycetaceae;Saccharomyces;Saccharomyces</text:p>
          </table:table-cell>
          <table:table-cell office:value-type="float" office:value="147592" calcext:value-type="float">
            <text:p>147592</text:p>
          </table:table-cell>
        </table:table-row>
        <table:table-row table:style-name="ro1">
          <table:table-cell office:value-type="string" calcext:value-type="string">
            <text:p>Otuf1a93e8d66dd070c1dc98db5ba68b1a0bf551fc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Saccharomycetes;Saccharomycetalesg;Saccharomycetaceae;Nakaseomyces;Nakaseomyces</text:p>
          </table:table-cell>
          <table:table-cell office:value-type="float" office:value="147581" calcext:value-type="float">
            <text:p>147581</text:p>
          </table:table-cell>
        </table:table-row>
        <table:table-row table:style-name="ro1">
          <table:table-cell office:value-type="string" calcext:value-type="string">
            <text:p>Otuf1a93e8d66dd070c1dc98db5ba68b1a0bf551fc3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Saccharomycetes;Saccharomycetalesg;Saccharomycetaceae;Nakaseomyces;Nakaseomyces</text:p>
          </table:table-cell>
          <table:table-cell office:value-type="float" office:value="147581" calcext:value-type="float">
            <text:p>147581</text:p>
          </table:table-cell>
        </table:table-row>
        <table:table-row table:style-name="ro1">
          <table:table-cell office:value-type="string" calcext:value-type="string">
            <text:p>Otuf1a93e8d66dd070c1dc98db5ba68b1a0bf551fc3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Saccharomycetes;Saccharomycetalesg;Saccharomycetaceae;Nakaseomyces;Nakaseomyces</text:p>
          </table:table-cell>
          <table:table-cell office:value-type="float" office:value="147581" calcext:value-type="float">
            <text:p>147581</text:p>
          </table:table-cell>
        </table:table-row>
        <table:table-row table:style-name="ro1">
          <table:table-cell office:value-type="string" calcext:value-type="string">
            <text:p>Otuf1a93e8d66dd070c1dc98db5ba68b1a0bf551fc3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Ascomycota;Saccharomycetes;Saccharomycetalesg;Saccharomycetaceae;Nakaseomyces;Nakaseomyces</text:p>
          </table:table-cell>
          <table:table-cell office:value-type="float" office:value="147581" calcext:value-type="float">
            <text:p>147581</text:p>
          </table:table-cell>
        </table:table-row>
        <table:table-row table:style-name="ro1">
          <table:table-cell office:value-type="string" calcext:value-type="string">
            <text:p>Otuf4bc5418d0039dba8e0ac2b0d7b44b332619d4f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Bryozoa;Gymnolaemata;Cheilostomatidag;Cribrilinidae;Cribrilina;Cribrilina</text:p>
          </table:table-cell>
          <table:table-cell office:value-type="float" office:value="110892" calcext:value-type="float">
            <text:p>110892</text:p>
          </table:table-cell>
        </table:table-row>
        <table:table-row table:style-name="ro1">
          <table:table-cell office:value-type="string" calcext:value-type="string">
            <text:p>Otuf4bc5418d0039dba8e0ac2b0d7b44b332619d4ff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Bryozoa;Gymnolaemata;Cheilostomatidag;Cribrilinidae;Cribrilina;Cribrilina</text:p>
          </table:table-cell>
          <table:table-cell office:value-type="float" office:value="110892" calcext:value-type="float">
            <text:p>110892</text:p>
          </table:table-cell>
        </table:table-row>
        <table:table-row table:style-name="ro1">
          <table:table-cell office:value-type="string" calcext:value-type="string">
            <text:p>Otuf4bc5418d0039dba8e0ac2b0d7b44b332619d4ff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Bryozoa;Gymnolaemata;Cheilostomatidag;Cribrilinidae;Cribrilina;Cribrilina</text:p>
          </table:table-cell>
          <table:table-cell office:value-type="float" office:value="110892" calcext:value-type="float">
            <text:p>110892</text:p>
          </table:table-cell>
        </table:table-row>
        <table:table-row table:style-name="ro1">
          <table:table-cell office:value-type="string" calcext:value-type="string">
            <text:p>Otuf4bc5418d0039dba8e0ac2b0d7b44b332619d4ff_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Bryozoa;Gymnolaemata;Cheilostomatidag;Cribrilinidae;Cribrilina;Cribrilina</text:p>
          </table:table-cell>
          <table:table-cell office:value-type="float" office:value="110892" calcext:value-type="float">
            <text:p>110892</text:p>
          </table:table-cell>
        </table:table-row>
        <table:table-row table:style-name="ro1">
          <table:table-cell office:value-type="string" calcext:value-type="string">
            <text:p>Otuf4bc5418d0039dba8e0ac2b0d7b44b332619d4ff_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Bryozoa;Gymnolaemata;Cheilostomatidag;Cribrilinidae;Cribrilina;Cribrilina</text:p>
          </table:table-cell>
          <table:table-cell office:value-type="float" office:value="110892" calcext:value-type="float">
            <text:p>110892</text:p>
          </table:table-cell>
        </table:table-row>
        <table:table-row table:style-name="ro1">
          <table:table-cell office:value-type="string" calcext:value-type="string">
            <text:p>Otuf4bc5418d0039dba8e0ac2b0d7b44b332619d4ff_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Bryozoa;Gymnolaemata;Cheilostomatidag;Cribrilinidae;Cribrilina;Cribrilina</text:p>
          </table:table-cell>
          <table:table-cell office:value-type="float" office:value="110892" calcext:value-type="float">
            <text:p>110892</text:p>
          </table:table-cell>
        </table:table-row>
        <table:table-row table:style-name="ro1">
          <table:table-cell office:value-type="string" calcext:value-type="string">
            <text:p>Otuf4bc5418d0039dba8e0ac2b0d7b44b332619d4ff_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Bryozoa;Gymnolaemata;Cheilostomatidag;Cribrilinidae;Cribrilina;Cribrilina</text:p>
          </table:table-cell>
          <table:table-cell office:value-type="float" office:value="110892" calcext:value-type="float">
            <text:p>110892</text:p>
          </table:table-cell>
        </table:table-row>
        <table:table-row table:style-name="ro1">
          <table:table-cell office:value-type="string" calcext:value-type="string">
            <text:p>Otuf4bc5418d0039dba8e0ac2b0d7b44b332619d4ff_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aryota;Bryozoa;Gymnolaemata;Cheilostomatidag;Cribrilinidae;Cribrilina;Cribrilina</text:p>
          </table:table-cell>
          <table:table-cell office:value-type="float" office:value="110892" calcext:value-type="float">
            <text:p>110892</text:p>
          </table:table-cell>
        </table:table-row>
        <table:table-row table:style-name="ro1">
          <table:table-cell office:value-type="string" calcext:value-type="string">
            <text:p>Otuf6afceb89e4dd1bed333a8e972377e96b328e03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Phaffomycetaceae;Cyberlindnera;[Candida]</text:p>
          </table:table-cell>
          <table:table-cell office:value-type="float" office:value="437947" calcext:value-type="float">
            <text:p>437947</text:p>
          </table:table-cell>
        </table:table-row>
        <table:table-row table:style-name="ro1">
          <table:table-cell office:value-type="string" calcext:value-type="string">
            <text:p>Otuf6afceb89e4dd1bed333a8e972377e96b328e03b_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Phaffomycetaceae;Cyberlindnera;[Candida]</text:p>
          </table:table-cell>
          <table:table-cell office:value-type="float" office:value="437947" calcext:value-type="float">
            <text:p>437947</text:p>
          </table:table-cell>
        </table:table-row>
        <table:table-row table:style-name="ro1">
          <table:table-cell office:value-type="string" calcext:value-type="string">
            <text:p>Otuf6afceb89e4dd1bed333a8e972377e96b328e03b_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Phaffomycetaceae;Cyberlindnera;[Candida]</text:p>
          </table:table-cell>
          <table:table-cell office:value-type="float" office:value="437947" calcext:value-type="float">
            <text:p>437947</text:p>
          </table:table-cell>
        </table:table-row>
        <table:table-row table:style-name="ro1">
          <table:table-cell office:value-type="string" calcext:value-type="string">
            <text:p>Otuf6afceb89e4dd1bed333a8e972377e96b328e03b_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Phaffomycetaceae;Cyberlindnera;[Candida]</text:p>
          </table:table-cell>
          <table:table-cell office:value-type="float" office:value="437947" calcext:value-type="float">
            <text:p>437947</text:p>
          </table:table-cell>
        </table:table-row>
        <table:table-row table:style-name="ro1">
          <table:table-cell office:value-type="string" calcext:value-type="string">
            <text:p>Otuf92be82382c7ebc788c92d96235be0e31da06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sidiomycota;Agaricomycetes;Agaricalesg;Lyophyllaceae;Tricholomella;Tricholomella</text:p>
          </table:table-cell>
          <table:table-cell office:value-type="float" office:value="426217" calcext:value-type="float">
            <text:p>426217</text:p>
          </table:table-cell>
        </table:table-row>
        <table:table-row table:style-name="ro1">
          <table:table-cell office:value-type="string" calcext:value-type="string">
            <text:p>Otuf92be82382c7ebc788c92d96235be0e31da06757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sidiomycota;Agaricomycetes;Agaricalesg;Lyophyllaceae;Tricholomella;Tricholomella</text:p>
          </table:table-cell>
          <table:table-cell office:value-type="float" office:value="426217" calcext:value-type="float">
            <text:p>426217</text:p>
          </table:table-cell>
        </table:table-row>
        <table:table-row table:style-name="ro1">
          <table:table-cell office:value-type="string" calcext:value-type="string">
            <text:p>Otuf92be82382c7ebc788c92d96235be0e31da06757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sidiomycota;Agaricomycetes;Agaricalesg;Lyophyllaceae;Tricholomella;Tricholomella</text:p>
          </table:table-cell>
          <table:table-cell office:value-type="float" office:value="426217" calcext:value-type="float">
            <text:p>426217</text:p>
          </table:table-cell>
        </table:table-row>
        <table:table-row table:style-name="ro1">
          <table:table-cell office:value-type="string" calcext:value-type="string">
            <text:p>Otuf92be82382c7ebc788c92d96235be0e31da06757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Basidiomycota;Agaricomycetes;Agaricalesg;Lyophyllaceae;Tricholomella;Tricholomella</text:p>
          </table:table-cell>
          <table:table-cell office:value-type="float" office:value="426217" calcext:value-type="float">
            <text:p>426217</text:p>
          </table:table-cell>
        </table:table-row>
        <table:table-row table:style-name="ro1">
          <table:table-cell office:value-type="string" calcext:value-type="string">
            <text:p>Otuf9ab3ca9577f62f9c81c206549eec293b15d8cb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Ectocarpales;Phaeophyceae</text:p>
          </table:table-cell>
          <table:table-cell/>
        </table:table-row>
        <table:table-row table:style-name="ro1">
          <table:table-cell office:value-type="string" calcext:value-type="string">
            <text:p>Otuf9ab3ca9577f62f9c81c206549eec293b15d8cb7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Ectocarpales;Phaeophyceae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Otuf9ab3ca9577f62f9c81c206549eec293b15d8cb7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Ectocarpales;Phaeophyceae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Otuf9ab3ca9577f62f9c81c206549eec293b15d8cb7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Ectocarpales;Phaeophyceae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Otuf9ab3ca9577f62f9c81c206549eec293b15d8cb7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Ectocarpales;Phaeophyceae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Otuf9ab3ca9577f62f9c81c206549eec293b15d8cb7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Ectocarpales;Phaeophyceae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Otuf9ab3ca9577f62f9c81c206549eec293b15d8cb7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Ectocarpales;Phaeophyceae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Otuf9ab3ca9577f62f9c81c206549eec293b15d8cb7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Ectocarpales;Phaeophyceae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Otuf9ab3ca9577f62f9c81c206549eec293b15d8cb7_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Ectocarpales;Phaeophyceae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Otuf9ab3ca9577f62f9c81c206549eec293b15d8cb7_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Ectocarpales;Phaeophyceae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Otuf9ab3ca9577f62f9c81c206549eec293b15d8cb7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Ectocarpales;Phaeophyceae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Otuf9ab3ca9577f62f9c81c206549eec293b15d8cb7_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Ectocarpales;Phaeophyceae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Otuf9ef04b6fd9c28fef5e27078432b71f6b1d82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f9ef04b6fd9c28fef5e27078432b71f6b1d82436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f9ef04b6fd9c28fef5e27078432b71f6b1d82436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f9ef04b6fd9c28fef5e27078432b71f6b1d82436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f9ef04b6fd9c28fef5e27078432b71f6b1d82436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f9ef04b6fd9c28fef5e27078432b71f6b1d82436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f9ef04b6fd9c28fef5e27078432b71f6b1d82436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f9ef04b6fd9c28fef5e27078432b71f6b1d82436_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f9ef04b6fd9c28fef5e27078432b71f6b1d82436_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f9ef04b6fd9c28fef5e27078432b71f6b1d82436_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f9ef04b6fd9c28fef5e27078432b71f6b1d82436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f9ef04b6fd9c28fef5e27078432b71f6b1d82436_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f9ef04b6fd9c28fef5e27078432b71f6b1d82436_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f9ef04b6fd9c28fef5e27078432b71f6b1d82436_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f9ef04b6fd9c28fef5e27078432b71f6b1d82436_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f9ef04b6fd9c28fef5e27078432b71f6b1d82436_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f9ef04b6fd9c28fef5e27078432b71f6b1d82436_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f9ef04b6fd9c28fef5e27078432b71f6b1d82436_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f9ef04b6fd9c28fef5e27078432b71f6b1d82436_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f9ef04b6fd9c28fef5e27078432b71f6b1d82436_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f9ef04b6fd9c28fef5e27078432b71f6b1d82436_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f9ef04b6fd9c28fef5e27078432b71f6b1d82436_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f9ef04b6fd9c28fef5e27078432b71f6b1d82436_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f9ef04b6fd9c28fef5e27078432b71f6b1d82436_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f9ef04b6fd9c28fef5e27078432b71f6b1d82436_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f9ef04b6fd9c28fef5e27078432b71f6b1d82436_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f9ef04b6fd9c28fef5e27078432b71f6b1d82436_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f9ef04b6fd9c28fef5e27078432b71f6b1d82436_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f9ef04b6fd9c28fef5e27078432b71f6b1d82436_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f9ef04b6fd9c28fef5e27078432b71f6b1d82436_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f9ef04b6fd9c28fef5e27078432b71f6b1d82436_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f9ef04b6fd9c28fef5e27078432b71f6b1d82436_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f9ef04b6fd9c28fef5e27078432b71f6b1d82436_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f9ef04b6fd9c28fef5e27078432b71f6b1d82436_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f9ef04b6fd9c28fef5e27078432b71f6b1d82436_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f9ef04b6fd9c28fef5e27078432b71f6b1d82436_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f9ef04b6fd9c28fef5e27078432b71f6b1d82436_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f9ef04b6fd9c28fef5e27078432b71f6b1d82436_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f9ef04b6fd9c28fef5e27078432b71f6b1d82436_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f9ef04b6fd9c28fef5e27078432b71f6b1d82436_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f9ef04b6fd9c28fef5e27078432b71f6b1d82436_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f9ef04b6fd9c28fef5e27078432b71f6b1d82436_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f9ef04b6fd9c28fef5e27078432b71f6b1d82436_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f9ef04b6fd9c28fef5e27078432b71f6b1d82436_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Saprolegniales;Oomycota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string" calcext:value-type="string">
            <text:p>Otufa06f6e852bc0fb6e0463b0ab3c0f9db5f49ac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yanophoraceae;Glaucocystophyceae</text:p>
          </table:table-cell>
          <table:table-cell/>
        </table:table-row>
        <table:table-row table:style-name="ro1">
          <table:table-cell office:value-type="string" calcext:value-type="string">
            <text:p>Otufa06f6e852bc0fb6e0463b0ab3c0f9db5f49ac59_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yanophoraceae;Glaucocystophyceae</text:p>
          </table:table-cell>
          <table:table-cell/>
        </table:table-row>
        <table:table-row table:style-name="ro1">
          <table:table-cell office:value-type="string" calcext:value-type="string">
            <text:p>Otufa06f6e852bc0fb6e0463b0ab3c0f9db5f49ac59_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yanophoraceae;Glaucocystophyceae</text:p>
          </table:table-cell>
          <table:table-cell/>
        </table:table-row>
        <table:table-row table:style-name="ro1">
          <table:table-cell office:value-type="string" calcext:value-type="string">
            <text:p>Otufa06f6e852bc0fb6e0463b0ab3c0f9db5f49ac59_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Cyanophoraceae;Glaucocystophyceae</text:p>
          </table:table-cell>
          <table:table-cell/>
        </table:table-row>
        <table:table-row table:style-name="ro1">
          <table:table-cell office:value-type="string" calcext:value-type="string">
            <text:p>Otufb091625cb01f218a9bd102d57d0de968ded9a8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fb091625cb01f218a9bd102d57d0de968ded9a87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fb091625cb01f218a9bd102d57d0de968ded9a87_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fb091625cb01f218a9bd102d57d0de968ded9a87_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fb091625cb01f218a9bd102d57d0de968ded9a87_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fb091625cb01f218a9bd102d57d0de968ded9a87_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fb091625cb01f218a9bd102d57d0de968ded9a87_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fb091625cb01f218a9bd102d57d0de968ded9a87_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fb091625cb01f218a9bd102d57d0de968ded9a87_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fb091625cb01f218a9bd102d57d0de968ded9a87_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fb091625cb01f218a9bd102d57d0de968ded9a87_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fb091625cb01f218a9bd102d57d0de968ded9a87_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fb091625cb01f218a9bd102d57d0de968ded9a87_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fb091625cb01f218a9bd102d57d0de968ded9a87_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fb091625cb01f218a9bd102d57d0de968ded9a87_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fb091625cb01f218a9bd102d57d0de968ded9a87_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fb091625cb01f218a9bd102d57d0de968ded9a87_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fb091625cb01f218a9bd102d57d0de968ded9a87_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fb091625cb01f218a9bd102d57d0de968ded9a87_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fb091625cb01f218a9bd102d57d0de968ded9a87_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fb091625cb01f218a9bd102d57d0de968ded9a87_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fb091625cb01f218a9bd102d57d0de968ded9a87_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fb091625cb01f218a9bd102d57d0de968ded9a87_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fb091625cb01f218a9bd102d57d0de968ded9a87_2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fb091625cb01f218a9bd102d57d0de968ded9a87_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fb091625cb01f218a9bd102d57d0de968ded9a87_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fb091625cb01f218a9bd102d57d0de968ded9a87_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fb091625cb01f218a9bd102d57d0de968ded9a87_2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fb091625cb01f218a9bd102d57d0de968ded9a87_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fb091625cb01f218a9bd102d57d0de968ded9a87_2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fb091625cb01f218a9bd102d57d0de968ded9a87_3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fb091625cb01f218a9bd102d57d0de968ded9a87_3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karyota;Ciliophora;Oligohymenophorea;Hymenostomatidag;Tetrahymenidae;Tetrahymena;Tetrahymena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Otufe7dcf189e0513db35bfd63e61041d1b93d8767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Saccharomycetaceae;Vanderwaltozyma;Vanderwaltozyma</text:p>
          </table:table-cell>
          <table:table-cell/>
        </table:table-row>
        <table:table-row table:style-name="ro1">
          <table:table-cell office:value-type="string" calcext:value-type="string">
            <text:p>Otufe7dcf189e0513db35bfd63e61041d1b93d8767a_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Saccharomycetaceae;Vanderwaltozyma;Vanderwaltozyma</text:p>
          </table:table-cell>
          <table:table-cell/>
        </table:table-row>
        <table:table-row table:style-name="ro1">
          <table:table-cell office:value-type="string" calcext:value-type="string">
            <text:p>Otufe7dcf189e0513db35bfd63e61041d1b93d8767a_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Saccharomycetaceae;Vanderwaltozyma;Vanderwaltozyma</text:p>
          </table:table-cell>
          <table:table-cell office:value-type="float" office:value="147581" calcext:value-type="float">
            <text:p>147581</text:p>
          </table:table-cell>
        </table:table-row>
        <table:table-row table:style-name="ro1">
          <table:table-cell office:value-type="string" calcext:value-type="string">
            <text:p>Otufe7dcf189e0513db35bfd63e61041d1b93d8767a_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Saccharomycetaceae;Vanderwaltozyma;Vanderwaltozyma</text:p>
          </table:table-cell>
          <table:table-cell office:value-type="float" office:value="147581" calcext:value-type="float">
            <text:p>147581</text:p>
          </table:table-cell>
        </table:table-row>
        <table:table-row table:style-name="ro1">
          <table:table-cell office:value-type="string" calcext:value-type="string">
            <text:p>Otufe7dcf189e0513db35bfd63e61041d1b93d8767a_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Saccharomycetaceae;Vanderwaltozyma;Vanderwaltozyma</text:p>
          </table:table-cell>
          <table:table-cell office:value-type="float" office:value="147581" calcext:value-type="float">
            <text:p>147581</text:p>
          </table:table-cell>
        </table:table-row>
        <table:table-row table:style-name="ro1">
          <table:table-cell office:value-type="string" calcext:value-type="string">
            <text:p>Otufe7dcf189e0513db35bfd63e61041d1b93d8767a_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Saccharomycetaceae;Vanderwaltozyma;Vanderwaltozyma</text:p>
          </table:table-cell>
          <table:table-cell office:value-type="float" office:value="147581" calcext:value-type="float">
            <text:p>147581</text:p>
          </table:table-cell>
        </table:table-row>
        <table:table-row table:style-name="ro1">
          <table:table-cell office:value-type="string" calcext:value-type="string">
            <text:p>Otufe7dcf189e0513db35bfd63e61041d1b93d8767a_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Saccharomycetaceae;Vanderwaltozyma;Vanderwaltozyma</text:p>
          </table:table-cell>
          <table:table-cell office:value-type="float" office:value="147581" calcext:value-type="float">
            <text:p>147581</text:p>
          </table:table-cell>
        </table:table-row>
        <table:table-row table:style-name="ro1">
          <table:table-cell office:value-type="string" calcext:value-type="string">
            <text:p>Otufe7dcf189e0513db35bfd63e61041d1b93d8767a_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Saccharomycetaceae;Vanderwaltozyma;Vanderwaltozyma</text:p>
          </table:table-cell>
          <table:table-cell office:value-type="float" office:value="147581" calcext:value-type="float">
            <text:p>147581</text:p>
          </table:table-cell>
        </table:table-row>
        <table:table-row table:style-name="ro1">
          <table:table-cell office:value-type="string" calcext:value-type="string">
            <text:p>Otufe7dcf189e0513db35bfd63e61041d1b93d8767a_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Saccharomycetaceae;Vanderwaltozyma;Vanderwaltozyma</text:p>
          </table:table-cell>
          <table:table-cell office:value-type="float" office:value="147581" calcext:value-type="float">
            <text:p>147581</text:p>
          </table:table-cell>
        </table:table-row>
        <table:table-row table:style-name="ro1">
          <table:table-cell office:value-type="string" calcext:value-type="string">
            <text:p>Otufe7dcf189e0513db35bfd63e61041d1b93d8767a_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Saccharomycetaceae;Vanderwaltozyma;Vanderwaltozyma</text:p>
          </table:table-cell>
          <table:table-cell office:value-type="float" office:value="147581" calcext:value-type="float">
            <text:p>147581</text:p>
          </table:table-cell>
        </table:table-row>
        <table:table-row table:style-name="ro1">
          <table:table-cell office:value-type="string" calcext:value-type="string">
            <text:p>Otufe7dcf189e0513db35bfd63e61041d1b93d8767a_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Saccharomycetaceae;Vanderwaltozyma;Vanderwaltozyma</text:p>
          </table:table-cell>
          <table:table-cell office:value-type="float" office:value="147581" calcext:value-type="float">
            <text:p>147581</text:p>
          </table:table-cell>
        </table:table-row>
        <table:table-row table:style-name="ro1">
          <table:table-cell office:value-type="string" calcext:value-type="string">
            <text:p>Otufe7dcf189e0513db35bfd63e61041d1b93d8767a_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scomycota;Saccharomycetes;Saccharomycetalesg;Saccharomycetaceae;Vanderwaltozyma;Vanderwaltozyma</text:p>
          </table:table-cell>
          <table:table-cell office:value-type="float" office:value="147581" calcext:value-type="float">
            <text:p>147581</text:p>
          </table:table-cell>
        </table:table-row>
        <table:table-row table:style-name="ro1">
          <table:table-cell office:value-type="string" calcext:value-type="string">
            <text:p>Otuff179a1876246f6224295fa2875c264b1c3112c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rthropoda;Insecta;Dipterag;Mycetophilidae;Paramanota;Paramanota</text:p>
          </table:table-cell>
          <table:table-cell office:value-type="float" office:value="741037" calcext:value-type="float">
            <text:p>741037</text:p>
          </table:table-cell>
        </table:table-row>
        <table:table-row table:style-name="ro1">
          <table:table-cell office:value-type="string" calcext:value-type="string">
            <text:p>Otuff179a1876246f6224295fa2875c264b1c3112c3_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rthropoda;Insecta;Dipterag;Mycetophilidae;Paramanota;Paramanota</text:p>
          </table:table-cell>
          <table:table-cell office:value-type="float" office:value="741037" calcext:value-type="float">
            <text:p>741037</text:p>
          </table:table-cell>
        </table:table-row>
        <table:table-row table:style-name="ro1">
          <table:table-cell office:value-type="string" calcext:value-type="string">
            <text:p>Otuff179a1876246f6224295fa2875c264b1c3112c3_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rthropoda;Insecta;Dipterag;Mycetophilidae;Paramanota;Paramanota</text:p>
          </table:table-cell>
          <table:table-cell office:value-type="float" office:value="741037" calcext:value-type="float">
            <text:p>741037</text:p>
          </table:table-cell>
        </table:table-row>
        <table:table-row table:style-name="ro1">
          <table:table-cell office:value-type="string" calcext:value-type="string">
            <text:p>Otuff179a1876246f6224295fa2875c264b1c3112c3_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karyota;Arthropoda;Insecta;Dipterag;Mycetophilidae;Paramanota;Paramanota</text:p>
          </table:table-cell>
          <table:table-cell office:value-type="float" office:value="741037" calcext:value-type="float">
            <text:p>7410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8891" meta:object-count="0"/>
    <meta:generator>LibreOffice/7.2.7.2$Linux_X86_64 LibreOffice_project/20$Build-2</meta:generator>
  </office:meta>
</office:document-meta>
</file>